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-11-22_readings" table:style-name="ta1">
        <table:shapes>
          <draw:frame draw:z-index="0" draw:style-name="gr1" draw:text-style-name="P1" svg:width="27.695cm" svg:height="32.636cm" svg:x="10.231cm" svg:y="0.743cm">
            <draw:object draw:notify-on-update-of-ranges="'2019-11-22_readings'.B2:'2019-11-22_readings'.B412 '2019-11-22_readings'.C2:'2019-11-22_readings'.C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696cm" svg:height="19.045cm" svg:x="10.863cm" svg:y="40.693cm">
            <draw:object draw:notify-on-update-of-ranges="'2019-11-22_readings'.B2:'2019-11-22_readings'.B412 '2019-11-22_readings'.C2:'2019-11-22_readings'.C4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696cm" svg:height="19.045cm" svg:x="10.863cm" svg:y="60.51cm">
            <draw:object draw:notify-on-update-of-ranges="'2019-11-22_readings'.B2:'2019-11-22_readings'.B412 '2019-11-22_readings'.C2:'2019-11-22_readings'.C4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float" office:value="1574411531.11355" calcext:value-type="float">
            <text:p>1574411531.11355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-0.768949771689631" calcext:value-type="float">
            <text:p>-0.8</text:p>
          </table:table-cell>
        </table:table-row>
        <table:table-row table:style-name="ro1">
          <table:table-cell office:value-type="float" office:value="1574411531.21515" calcext:value-type="float">
            <text:p>1574411531.21515</text:p>
          </table:table-cell>
          <table:table-cell table:style-name="ce1" table:formula="of:=[.A3]-[.A$2]" office:value-type="float" office:value="0.101600170135498" calcext:value-type="float">
            <text:p>0.102</text:p>
          </table:table-cell>
          <table:table-cell office:value-type="float" office:value="0.0639269406391365" calcext:value-type="float">
            <text:p>0.1</text:p>
          </table:table-cell>
        </table:table-row>
        <table:table-row table:style-name="ro1">
          <table:table-cell office:value-type="float" office:value="1574411531.3166" calcext:value-type="float">
            <text:p>1574411531.3166</text:p>
          </table:table-cell>
          <table:table-cell table:style-name="ce1" table:formula="of:=[.A4]-[.A$2]" office:value-type="float" office:value="0.203050136566162" calcext:value-type="float">
            <text:p>0.203</text:p>
          </table:table-cell>
          <table:table-cell office:value-type="float" office:value="-0.916894977169082" calcext:value-type="float">
            <text:p>-0.9</text:p>
          </table:table-cell>
        </table:table-row>
        <table:table-row table:style-name="ro1">
          <table:table-cell office:value-type="float" office:value="1574411531.41801" calcext:value-type="float">
            <text:p>1574411531.41801</text:p>
          </table:table-cell>
          <table:table-cell table:style-name="ce1" table:formula="of:=[.A5]-[.A$2]" office:value-type="float" office:value="0.304460048675537" calcext:value-type="float">
            <text:p>0.304</text:p>
          </table:table-cell>
          <table:table-cell office:value-type="float" office:value="-2.09223744292251" calcext:value-type="float">
            <text:p>-2.1</text:p>
          </table:table-cell>
        </table:table-row>
        <table:table-row table:style-name="ro1">
          <table:table-cell office:value-type="float" office:value="1574411531.51947" calcext:value-type="float">
            <text:p>1574411531.51947</text:p>
          </table:table-cell>
          <table:table-cell table:style-name="ce1" table:formula="of:=[.A6]-[.A$2]" office:value-type="float" office:value="0.405920028686523" calcext:value-type="float">
            <text:p>0.406</text:p>
          </table:table-cell>
          <table:table-cell office:value-type="float" office:value="-0.999086757991" calcext:value-type="float">
            <text:p>-1.0</text:p>
          </table:table-cell>
        </table:table-row>
        <table:table-row table:style-name="ro1">
          <table:table-cell office:value-type="float" office:value="1574411531.62094" calcext:value-type="float">
            <text:p>1574411531.62094</text:p>
          </table:table-cell>
          <table:table-cell table:style-name="ce1" table:formula="of:=[.A7]-[.A$2]" office:value-type="float" office:value="0.507390022277832" calcext:value-type="float">
            <text:p>0.507</text:p>
          </table:table-cell>
          <table:table-cell office:value-type="float" office:value="0.31050228310489" calcext:value-type="float">
            <text:p>0.3</text:p>
          </table:table-cell>
        </table:table-row>
        <table:table-row table:style-name="ro1">
          <table:table-cell office:value-type="float" office:value="1574411531.72233" calcext:value-type="float">
            <text:p>1574411531.72233</text:p>
          </table:table-cell>
          <table:table-cell table:style-name="ce1" table:formula="of:=[.A8]-[.A$2]" office:value-type="float" office:value="0.608780145645142" calcext:value-type="float">
            <text:p>0.609</text:p>
          </table:table-cell>
          <table:table-cell office:value-type="float" office:value="-0.955251141552644" calcext:value-type="float">
            <text:p>-1.0</text:p>
          </table:table-cell>
        </table:table-row>
        <table:table-row table:style-name="ro1">
          <table:table-cell office:value-type="float" office:value="1574411531.82374" calcext:value-type="float">
            <text:p>1574411531.82374</text:p>
          </table:table-cell>
          <table:table-cell table:style-name="ce1" table:formula="of:=[.A9]-[.A$2]" office:value-type="float" office:value="0.710190057754517" calcext:value-type="float">
            <text:p>0.710</text:p>
          </table:table-cell>
          <table:table-cell office:value-type="float" office:value="-1.75799086758004" calcext:value-type="float">
            <text:p>-1.8</text:p>
          </table:table-cell>
        </table:table-row>
        <table:table-row table:style-name="ro1">
          <table:table-cell office:value-type="float" office:value="1574411531.92513" calcext:value-type="float">
            <text:p>1574411531.92513</text:p>
          </table:table-cell>
          <table:table-cell table:style-name="ce1" table:formula="of:=[.A10]-[.A$2]" office:value-type="float" office:value="0.811579942703247" calcext:value-type="float">
            <text:p>0.812</text:p>
          </table:table-cell>
          <table:table-cell office:value-type="float" office:value="-1.2018264840184" calcext:value-type="float">
            <text:p>-1.2</text:p>
          </table:table-cell>
        </table:table-row>
        <table:table-row table:style-name="ro1">
          <table:table-cell office:value-type="float" office:value="1574411532.02813" calcext:value-type="float">
            <text:p>1574411532.02813</text:p>
          </table:table-cell>
          <table:table-cell table:style-name="ce1" table:formula="of:=[.A11]-[.A$2]" office:value-type="float" office:value="0.91458010673523" calcext:value-type="float">
            <text:p>0.915</text:p>
          </table:table-cell>
          <table:table-cell office:value-type="float" office:value="-0.686757990867713" calcext:value-type="float">
            <text:p>-0.7</text:p>
          </table:table-cell>
        </table:table-row>
        <table:table-row table:style-name="ro1">
          <table:table-cell office:value-type="float" office:value="1574411532.19983" calcext:value-type="float">
            <text:p>1574411532.19983</text:p>
          </table:table-cell>
          <table:table-cell table:style-name="ce1" table:formula="of:=[.A12]-[.A$2]" office:value-type="float" office:value="1.08628010749817" calcext:value-type="float">
            <text:p>1.086</text:p>
          </table:table-cell>
          <table:table-cell office:value-type="float" office:value="0.121461187214479" calcext:value-type="float">
            <text:p>0.1</text:p>
          </table:table-cell>
        </table:table-row>
        <table:table-row table:style-name="ro1">
          <table:table-cell office:value-type="float" office:value="1574411532.30338" calcext:value-type="float">
            <text:p>1574411532.30338</text:p>
          </table:table-cell>
          <table:table-cell table:style-name="ce1" table:formula="of:=[.A13]-[.A$2]" office:value-type="float" office:value="1.18983006477356" calcext:value-type="float">
            <text:p>1.190</text:p>
          </table:table-cell>
          <table:table-cell office:value-type="float" office:value="0.154337899543246" calcext:value-type="float">
            <text:p>0.2</text:p>
          </table:table-cell>
        </table:table-row>
        <table:table-row table:style-name="ro1">
          <table:table-cell office:value-type="float" office:value="1574411532.4068" calcext:value-type="float">
            <text:p>1574411532.4068</text:p>
          </table:table-cell>
          <table:table-cell table:style-name="ce1" table:formula="of:=[.A14]-[.A$2]" office:value-type="float" office:value="1.29325008392334" calcext:value-type="float">
            <text:p>1.293</text:p>
          </table:table-cell>
          <table:table-cell office:value-type="float" office:value="1.07488584474873" calcext:value-type="float">
            <text:p>1.1</text:p>
          </table:table-cell>
        </table:table-row>
        <table:table-row table:style-name="ro1">
          <table:table-cell office:value-type="float" office:value="1574411532.51004" calcext:value-type="float">
            <text:p>1574411532.51004</text:p>
          </table:table-cell>
          <table:table-cell table:style-name="ce1" table:formula="of:=[.A15]-[.A$2]" office:value-type="float" office:value="1.3964900970459" calcext:value-type="float">
            <text:p>1.396</text:p>
          </table:table-cell>
          <table:table-cell office:value-type="float" office:value="1.88310502283092" calcext:value-type="float">
            <text:p>1.9</text:p>
          </table:table-cell>
        </table:table-row>
        <table:table-row table:style-name="ro1">
          <table:table-cell office:value-type="float" office:value="1574411532.61324" calcext:value-type="float">
            <text:p>1574411532.61324</text:p>
          </table:table-cell>
          <table:table-cell table:style-name="ce1" table:formula="of:=[.A16]-[.A$2]" office:value-type="float" office:value="1.49969005584717" calcext:value-type="float">
            <text:p>1.500</text:p>
          </table:table-cell>
          <table:table-cell office:value-type="float" office:value="1.07214611872133" calcext:value-type="float">
            <text:p>1.1</text:p>
          </table:table-cell>
        </table:table-row>
        <table:table-row table:style-name="ro1">
          <table:table-cell office:value-type="float" office:value="1574411532.71643" calcext:value-type="float">
            <text:p>1574411532.71643</text:p>
          </table:table-cell>
          <table:table-cell table:style-name="ce1" table:formula="of:=[.A17]-[.A$2]" office:value-type="float" office:value="1.60288000106812" calcext:value-type="float">
            <text:p>1.603</text:p>
          </table:table-cell>
          <table:table-cell office:value-type="float" office:value="1.59269406392681" calcext:value-type="float">
            <text:p>1.6</text:p>
          </table:table-cell>
        </table:table-row>
        <table:table-row table:style-name="ro1">
          <table:table-cell office:value-type="float" office:value="1574411532.81961" calcext:value-type="float">
            <text:p>1574411532.81961</text:p>
          </table:table-cell>
          <table:table-cell table:style-name="ce1" table:formula="of:=[.A18]-[.A$2]" office:value-type="float" office:value="1.70606017112732" calcext:value-type="float">
            <text:p>1.706</text:p>
          </table:table-cell>
          <table:table-cell office:value-type="float" office:value="0.62009132420078" calcext:value-type="float">
            <text:p>0.6</text:p>
          </table:table-cell>
        </table:table-row>
        <table:table-row table:style-name="ro1">
          <table:table-cell office:value-type="float" office:value="1574411532.92285" calcext:value-type="float">
            <text:p>1574411532.92285</text:p>
          </table:table-cell>
          <table:table-cell table:style-name="ce1" table:formula="of:=[.A19]-[.A$2]" office:value-type="float" office:value="1.8092999458313" calcext:value-type="float">
            <text:p>1.809</text:p>
          </table:table-cell>
          <table:table-cell office:value-type="float" office:value="0.806392694063794" calcext:value-type="float">
            <text:p>0.8</text:p>
          </table:table-cell>
        </table:table-row>
        <table:table-row table:style-name="ro1">
          <table:table-cell office:value-type="float" office:value="1574411533.0261" calcext:value-type="float">
            <text:p>1574411533.0261</text:p>
          </table:table-cell>
          <table:table-cell table:style-name="ce1" table:formula="of:=[.A20]-[.A$2]" office:value-type="float" office:value="1.91254997253418" calcext:value-type="float">
            <text:p>1.913</text:p>
          </table:table-cell>
          <table:table-cell office:value-type="float" office:value="0.918721461187082" calcext:value-type="float">
            <text:p>0.9</text:p>
          </table:table-cell>
        </table:table-row>
        <table:table-row table:style-name="ro1">
          <table:table-cell office:value-type="float" office:value="1574411533.12929" calcext:value-type="float">
            <text:p>1574411533.12929</text:p>
          </table:table-cell>
          <table:table-cell table:style-name="ce1" table:formula="of:=[.A21]-[.A$2]" office:value-type="float" office:value="2.01574015617371" calcext:value-type="float">
            <text:p>2.016</text:p>
          </table:table-cell>
          <table:table-cell office:value-type="float" office:value="1.0995433789953" calcext:value-type="float">
            <text:p>1.1</text:p>
          </table:table-cell>
        </table:table-row>
        <table:table-row table:style-name="ro1">
          <table:table-cell office:value-type="float" office:value="1574411533.29427" calcext:value-type="float">
            <text:p>1574411533.29427</text:p>
          </table:table-cell>
          <table:table-cell table:style-name="ce1" table:formula="of:=[.A22]-[.A$2]" office:value-type="float" office:value="2.18072009086609" calcext:value-type="float">
            <text:p>2.181</text:p>
          </table:table-cell>
          <table:table-cell office:value-type="float" office:value="1.99269406392681" calcext:value-type="float">
            <text:p>2.0</text:p>
          </table:table-cell>
        </table:table-row>
        <table:table-row table:style-name="ro1">
          <table:table-cell office:value-type="float" office:value="1574411533.39751" calcext:value-type="float">
            <text:p>1574411533.39751</text:p>
          </table:table-cell>
          <table:table-cell table:style-name="ce1" table:formula="of:=[.A23]-[.A$2]" office:value-type="float" office:value="2.28396010398865" calcext:value-type="float">
            <text:p>2.284</text:p>
          </table:table-cell>
          <table:table-cell office:value-type="float" office:value="1.72694063926927" calcext:value-type="float">
            <text:p>1.7</text:p>
          </table:table-cell>
        </table:table-row>
        <table:table-row table:style-name="ro1">
          <table:table-cell office:value-type="float" office:value="1574411533.50074" calcext:value-type="float">
            <text:p>1574411533.50074</text:p>
          </table:table-cell>
          <table:table-cell table:style-name="ce1" table:formula="of:=[.A24]-[.A$2]" office:value-type="float" office:value="2.38719010353088" calcext:value-type="float">
            <text:p>2.387</text:p>
          </table:table-cell>
          <table:table-cell office:value-type="float" office:value="1.26666666666653" calcext:value-type="float">
            <text:p>1.3</text:p>
          </table:table-cell>
        </table:table-row>
        <table:table-row table:style-name="ro1">
          <table:table-cell office:value-type="float" office:value="1574411533.60389" calcext:value-type="float">
            <text:p>1574411533.60389</text:p>
          </table:table-cell>
          <table:table-cell table:style-name="ce1" table:formula="of:=[.A25]-[.A$2]" office:value-type="float" office:value="2.49033999443054" calcext:value-type="float">
            <text:p>2.490</text:p>
          </table:table-cell>
          <table:table-cell office:value-type="float" office:value="0.42009132420078" calcext:value-type="float">
            <text:p>0.4</text:p>
          </table:table-cell>
        </table:table-row>
        <table:table-row table:style-name="ro1">
          <table:table-cell office:value-type="float" office:value="1574411533.70771" calcext:value-type="float">
            <text:p>1574411533.70771</text:p>
          </table:table-cell>
          <table:table-cell table:style-name="ce1" table:formula="of:=[.A26]-[.A$2]" office:value-type="float" office:value="2.59416007995605" calcext:value-type="float">
            <text:p>2.594</text:p>
          </table:table-cell>
          <table:table-cell office:value-type="float" office:value="0.17077625570763" calcext:value-type="float">
            <text:p>0.2</text:p>
          </table:table-cell>
        </table:table-row>
        <table:table-row table:style-name="ro1">
          <table:table-cell office:value-type="float" office:value="1574411533.81121" calcext:value-type="float">
            <text:p>1574411533.81121</text:p>
          </table:table-cell>
          <table:table-cell table:style-name="ce1" table:formula="of:=[.A27]-[.A$2]" office:value-type="float" office:value="2.69765996932983" calcext:value-type="float">
            <text:p>2.698</text:p>
          </table:table-cell>
          <table:table-cell office:value-type="float" office:value="599.57899543379" calcext:value-type="float">
            <text:p>599.6</text:p>
          </table:table-cell>
        </table:table-row>
        <table:table-row table:style-name="ro1">
          <table:table-cell office:value-type="float" office:value="1574411534.19925" calcext:value-type="float">
            <text:p>1574411534.19925</text:p>
          </table:table-cell>
          <table:table-cell table:style-name="ce1" table:formula="of:=[.A28]-[.A$2]" office:value-type="float" office:value="3.08570003509521" calcext:value-type="float">
            <text:p>3.086</text:p>
          </table:table-cell>
          <table:table-cell office:value-type="float" office:value="-0.0538812785389457" calcext:value-type="float">
            <text:p>-0.1</text:p>
          </table:table-cell>
        </table:table-row>
        <table:table-row table:style-name="ro1">
          <table:table-cell office:value-type="float" office:value="1574411534.33522" calcext:value-type="float">
            <text:p>1574411534.33522</text:p>
          </table:table-cell>
          <table:table-cell table:style-name="ce1" table:formula="of:=[.A29]-[.A$2]" office:value-type="float" office:value="3.22167015075684" calcext:value-type="float">
            <text:p>3.222</text:p>
          </table:table-cell>
          <table:table-cell office:value-type="float" office:value="-1.98538812785401" calcext:value-type="float">
            <text:p>-2.0</text:p>
          </table:table-cell>
        </table:table-row>
        <table:table-row table:style-name="ro1">
          <table:table-cell office:value-type="float" office:value="1574411534.43666" calcext:value-type="float">
            <text:p>1574411534.43666</text:p>
          </table:table-cell>
          <table:table-cell table:style-name="ce1" table:formula="of:=[.A30]-[.A$2]" office:value-type="float" office:value="3.32311010360718" calcext:value-type="float">
            <text:p>3.323</text:p>
          </table:table-cell>
          <table:table-cell office:value-type="float" office:value="-2.23470319634716" calcext:value-type="float">
            <text:p>-2.2</text:p>
          </table:table-cell>
        </table:table-row>
        <table:table-row table:style-name="ro1">
          <table:table-cell office:value-type="float" office:value="1574411534.53811" calcext:value-type="float">
            <text:p>1574411534.53811</text:p>
          </table:table-cell>
          <table:table-cell table:style-name="ce1" table:formula="of:=[.A31]-[.A$2]" office:value-type="float" office:value="3.42456007003784" calcext:value-type="float">
            <text:p>3.425</text:p>
          </table:table-cell>
          <table:table-cell office:value-type="float" office:value="-3.71141552511429" calcext:value-type="float">
            <text:p>-3.7</text:p>
          </table:table-cell>
        </table:table-row>
        <table:table-row table:style-name="ro1">
          <table:table-cell office:value-type="float" office:value="1574411534.63953" calcext:value-type="float">
            <text:p>1574411534.63953</text:p>
          </table:table-cell>
          <table:table-cell table:style-name="ce1" table:formula="of:=[.A32]-[.A$2]" office:value-type="float" office:value="3.52597999572754" calcext:value-type="float">
            <text:p>3.526</text:p>
          </table:table-cell>
          <table:table-cell office:value-type="float" office:value="-3.73059360730607" calcext:value-type="float">
            <text:p>-3.7</text:p>
          </table:table-cell>
        </table:table-row>
        <table:table-row table:style-name="ro1">
          <table:table-cell office:value-type="float" office:value="1574411534.74175" calcext:value-type="float">
            <text:p>1574411534.74175</text:p>
          </table:table-cell>
          <table:table-cell table:style-name="ce1" table:formula="of:=[.A33]-[.A$2]" office:value-type="float" office:value="3.6282000541687" calcext:value-type="float">
            <text:p>3.628</text:p>
          </table:table-cell>
          <table:table-cell office:value-type="float" office:value="-2.11963470319648" calcext:value-type="float">
            <text:p>-2.1</text:p>
          </table:table-cell>
        </table:table-row>
        <table:table-row table:style-name="ro1">
          <table:table-cell office:value-type="float" office:value="1574411534.84498" calcext:value-type="float">
            <text:p>1574411534.84498</text:p>
          </table:table-cell>
          <table:table-cell table:style-name="ce1" table:formula="of:=[.A34]-[.A$2]" office:value-type="float" office:value="3.73143005371094" calcext:value-type="float">
            <text:p>3.731</text:p>
          </table:table-cell>
          <table:table-cell office:value-type="float" office:value="-1.27579908675812" calcext:value-type="float">
            <text:p>-1.3</text:p>
          </table:table-cell>
        </table:table-row>
        <table:table-row table:style-name="ro1">
          <table:table-cell office:value-type="float" office:value="1574411534.94813" calcext:value-type="float">
            <text:p>1574411534.94813</text:p>
          </table:table-cell>
          <table:table-cell table:style-name="ce1" table:formula="of:=[.A35]-[.A$2]" office:value-type="float" office:value="3.8345799446106" calcext:value-type="float">
            <text:p>3.835</text:p>
          </table:table-cell>
          <table:table-cell office:value-type="float" office:value="-2.01004566210059" calcext:value-type="float">
            <text:p>-2.0</text:p>
          </table:table-cell>
        </table:table-row>
        <table:table-row table:style-name="ro1">
          <table:table-cell office:value-type="float" office:value="1574411535.05133" calcext:value-type="float">
            <text:p>1574411535.05133</text:p>
          </table:table-cell>
          <table:table-cell table:style-name="ce1" table:formula="of:=[.A36]-[.A$2]" office:value-type="float" office:value="3.93778014183044" calcext:value-type="float">
            <text:p>3.938</text:p>
          </table:table-cell>
          <table:table-cell office:value-type="float" office:value="-0.747031963470453" calcext:value-type="float">
            <text:p>-0.7</text:p>
          </table:table-cell>
        </table:table-row>
        <table:table-row table:style-name="ro1">
          <table:table-cell office:value-type="float" office:value="1574411535.15455" calcext:value-type="float">
            <text:p>1574411535.15455</text:p>
          </table:table-cell>
          <table:table-cell table:style-name="ce1" table:formula="of:=[.A37]-[.A$2]" office:value-type="float" office:value="4.04100012779236" calcext:value-type="float">
            <text:p>4.041</text:p>
          </table:table-cell>
          <table:table-cell office:value-type="float" office:value="1.12694063926927" calcext:value-type="float">
            <text:p>1.1</text:p>
          </table:table-cell>
        </table:table-row>
        <table:table-row table:style-name="ro1">
          <table:table-cell office:value-type="float" office:value="1574411535.25803" calcext:value-type="float">
            <text:p>1574411535.25803</text:p>
          </table:table-cell>
          <table:table-cell table:style-name="ce1" table:formula="of:=[.A38]-[.A$2]" office:value-type="float" office:value="4.14447999000549" calcext:value-type="float">
            <text:p>4.144</text:p>
          </table:table-cell>
          <table:table-cell office:value-type="float" office:value="-0.248401826484151" calcext:value-type="float">
            <text:p>-0.2</text:p>
          </table:table-cell>
        </table:table-row>
        <table:table-row table:style-name="ro1">
          <table:table-cell office:value-type="float" office:value="1574411535.42448" calcext:value-type="float">
            <text:p>1574411535.42448</text:p>
          </table:table-cell>
          <table:table-cell table:style-name="ce1" table:formula="of:=[.A39]-[.A$2]" office:value-type="float" office:value="4.31093001365662" calcext:value-type="float">
            <text:p>4.311</text:p>
          </table:table-cell>
          <table:table-cell office:value-type="float" office:value="1.86940639269393" calcext:value-type="float">
            <text:p>1.9</text:p>
          </table:table-cell>
        </table:table-row>
        <table:table-row table:style-name="ro1">
          <table:table-cell office:value-type="float" office:value="1574411535.52766" calcext:value-type="float">
            <text:p>1574411535.52766</text:p>
          </table:table-cell>
          <table:table-cell table:style-name="ce1" table:formula="of:=[.A40]-[.A$2]" office:value-type="float" office:value="4.41410994529724" calcext:value-type="float">
            <text:p>4.414</text:p>
          </table:table-cell>
          <table:table-cell office:value-type="float" office:value="0.431050228310369" calcext:value-type="float">
            <text:p>0.4</text:p>
          </table:table-cell>
        </table:table-row>
        <table:table-row table:style-name="ro1">
          <table:table-cell office:value-type="float" office:value="1574411535.6309" calcext:value-type="float">
            <text:p>1574411535.6309</text:p>
          </table:table-cell>
          <table:table-cell table:style-name="ce1" table:formula="of:=[.A41]-[.A$2]" office:value-type="float" office:value="4.5173499584198" calcext:value-type="float">
            <text:p>4.517</text:p>
          </table:table-cell>
          <table:table-cell office:value-type="float" office:value="2.31598173515968" calcext:value-type="float">
            <text:p>2.3</text:p>
          </table:table-cell>
        </table:table-row>
        <table:table-row table:style-name="ro1">
          <table:table-cell office:value-type="float" office:value="1574411535.73409" calcext:value-type="float">
            <text:p>1574411535.73409</text:p>
          </table:table-cell>
          <table:table-cell table:style-name="ce1" table:formula="of:=[.A42]-[.A$2]" office:value-type="float" office:value="4.62054014205933" calcext:value-type="float">
            <text:p>4.621</text:p>
          </table:table-cell>
          <table:table-cell office:value-type="float" office:value="1.33515981735147" calcext:value-type="float">
            <text:p>1.3</text:p>
          </table:table-cell>
        </table:table-row>
        <table:table-row table:style-name="ro1">
          <table:table-cell office:value-type="float" office:value="1574411535.83724" calcext:value-type="float">
            <text:p>1574411535.83724</text:p>
          </table:table-cell>
          <table:table-cell table:style-name="ce1" table:formula="of:=[.A43]-[.A$2]" office:value-type="float" office:value="4.72369003295898" calcext:value-type="float">
            <text:p>4.724</text:p>
          </table:table-cell>
          <table:table-cell office:value-type="float" office:value="0.861187214611739" calcext:value-type="float">
            <text:p>0.9</text:p>
          </table:table-cell>
        </table:table-row>
        <table:table-row table:style-name="ro1">
          <table:table-cell office:value-type="float" office:value="1574411535.94035" calcext:value-type="float">
            <text:p>1574411535.94035</text:p>
          </table:table-cell>
          <table:table-cell table:style-name="ce1" table:formula="of:=[.A44]-[.A$2]" office:value-type="float" office:value="4.82680010795593" calcext:value-type="float">
            <text:p>4.827</text:p>
          </table:table-cell>
          <table:table-cell office:value-type="float" office:value="0.200913242009" calcext:value-type="float">
            <text:p>0.2</text:p>
          </table:table-cell>
        </table:table-row>
        <table:table-row table:style-name="ro1">
          <table:table-cell office:value-type="float" office:value="1574411536.0438" calcext:value-type="float">
            <text:p>1574411536.0438</text:p>
          </table:table-cell>
          <table:table-cell table:style-name="ce1" table:formula="of:=[.A45]-[.A$2]" office:value-type="float" office:value="4.93025016784668" calcext:value-type="float">
            <text:p>4.930</text:p>
          </table:table-cell>
          <table:table-cell office:value-type="float" office:value="0.718721461187082" calcext:value-type="float">
            <text:p>0.7</text:p>
          </table:table-cell>
        </table:table-row>
        <table:table-row table:style-name="ro1">
          <table:table-cell office:value-type="float" office:value="1574411536.14717" calcext:value-type="float">
            <text:p>1574411536.14717</text:p>
          </table:table-cell>
          <table:table-cell table:style-name="ce1" table:formula="of:=[.A46]-[.A$2]" office:value-type="float" office:value="5.03362011909485" calcext:value-type="float">
            <text:p>5.034</text:p>
          </table:table-cell>
          <table:table-cell office:value-type="float" office:value="0.776255707762424" calcext:value-type="float">
            <text:p>0.8</text:p>
          </table:table-cell>
        </table:table-row>
        <table:table-row table:style-name="ro1">
          <table:table-cell office:value-type="float" office:value="1574411536.25036" calcext:value-type="float">
            <text:p>1574411536.25036</text:p>
          </table:table-cell>
          <table:table-cell table:style-name="ce1" table:formula="of:=[.A47]-[.A$2]" office:value-type="float" office:value="5.1368100643158" calcext:value-type="float">
            <text:p>5.137</text:p>
          </table:table-cell>
          <table:table-cell office:value-type="float" office:value="0.789954337899411" calcext:value-type="float">
            <text:p>0.8</text:p>
          </table:table-cell>
        </table:table-row>
        <table:table-row table:style-name="ro1">
          <table:table-cell office:value-type="float" office:value="1574411536.35363" calcext:value-type="float">
            <text:p>1574411536.35363</text:p>
          </table:table-cell>
          <table:table-cell table:style-name="ce1" table:formula="of:=[.A48]-[.A$2]" office:value-type="float" office:value="5.24008011817932" calcext:value-type="float">
            <text:p>5.240</text:p>
          </table:table-cell>
          <table:table-cell office:value-type="float" office:value="0.178995433789821" calcext:value-type="float">
            <text:p>0.2</text:p>
          </table:table-cell>
        </table:table-row>
        <table:table-row table:style-name="ro1">
          <table:table-cell office:value-type="float" office:value="1574411536.52028" calcext:value-type="float">
            <text:p>1574411536.52028</text:p>
          </table:table-cell>
          <table:table-cell table:style-name="ce1" table:formula="of:=[.A49]-[.A$2]" office:value-type="float" office:value="5.40672993659973" calcext:value-type="float">
            <text:p>5.407</text:p>
          </table:table-cell>
          <table:table-cell office:value-type="float" office:value="6.07488584474873" calcext:value-type="float">
            <text:p>6.1</text:p>
          </table:table-cell>
        </table:table-row>
        <table:table-row table:style-name="ro1">
          <table:table-cell office:value-type="float" office:value="1574411536.62358" calcext:value-type="float">
            <text:p>1574411536.62358</text:p>
          </table:table-cell>
          <table:table-cell table:style-name="ce1" table:formula="of:=[.A50]-[.A$2]" office:value-type="float" office:value="5.51003003120422" calcext:value-type="float">
            <text:p>5.510</text:p>
          </table:table-cell>
          <table:table-cell office:value-type="float" office:value="190.792694063927" calcext:value-type="float">
            <text:p>190.8</text:p>
          </table:table-cell>
        </table:table-row>
        <table:table-row table:style-name="ro1">
          <table:table-cell office:value-type="float" office:value="1574411536.72697" calcext:value-type="float">
            <text:p>1574411536.72697</text:p>
          </table:table-cell>
          <table:table-cell table:style-name="ce1" table:formula="of:=[.A51]-[.A$2]" office:value-type="float" office:value="5.61342000961304" calcext:value-type="float">
            <text:p>5.613</text:p>
          </table:table-cell>
          <table:table-cell office:value-type="float" office:value="227.159817351598" calcext:value-type="float">
            <text:p>227.2</text:p>
          </table:table-cell>
        </table:table-row>
        <table:table-row table:style-name="ro1">
          <table:table-cell office:value-type="float" office:value="1574411536.83021" calcext:value-type="float">
            <text:p>1574411536.83021</text:p>
          </table:table-cell>
          <table:table-cell table:style-name="ce1" table:formula="of:=[.A52]-[.A$2]" office:value-type="float" office:value="5.7166600227356" calcext:value-type="float">
            <text:p>5.717</text:p>
          </table:table-cell>
          <table:table-cell office:value-type="float" office:value="434.403652968036" calcext:value-type="float">
            <text:p>434.4</text:p>
          </table:table-cell>
        </table:table-row>
        <table:table-row table:style-name="ro1">
          <table:table-cell office:value-type="float" office:value="1574411536.93341" calcext:value-type="float">
            <text:p>1574411536.93341</text:p>
          </table:table-cell>
          <table:table-cell table:style-name="ce1" table:formula="of:=[.A53]-[.A$2]" office:value-type="float" office:value="5.81985998153687" calcext:value-type="float">
            <text:p>5.820</text:p>
          </table:table-cell>
          <table:table-cell office:value-type="float" office:value="1399.98173515982" calcext:value-type="float">
            <text:p>1400.0</text:p>
          </table:table-cell>
        </table:table-row>
        <table:table-row table:style-name="ro1">
          <table:table-cell office:value-type="float" office:value="1574411537.03659" calcext:value-type="float">
            <text:p>1574411537.03659</text:p>
          </table:table-cell>
          <table:table-cell table:style-name="ce1" table:formula="of:=[.A54]-[.A$2]" office:value-type="float" office:value="5.92304015159607" calcext:value-type="float">
            <text:p>5.923</text:p>
          </table:table-cell>
          <table:table-cell office:value-type="float" office:value="2485.45844748858" calcext:value-type="float">
            <text:p>2485.5</text:p>
          </table:table-cell>
        </table:table-row>
        <table:table-row table:style-name="ro1">
          <table:table-cell office:value-type="float" office:value="1574411537.13969" calcext:value-type="float">
            <text:p>1574411537.13969</text:p>
          </table:table-cell>
          <table:table-cell table:style-name="ce1" table:formula="of:=[.A55]-[.A$2]" office:value-type="float" office:value="6.02613997459412" calcext:value-type="float">
            <text:p>6.026</text:p>
          </table:table-cell>
          <table:table-cell office:value-type="float" office:value="3071.20639269406" calcext:value-type="float">
            <text:p>3071.2</text:p>
          </table:table-cell>
        </table:table-row>
        <table:table-row table:style-name="ro1">
          <table:table-cell office:value-type="float" office:value="1574411537.24298" calcext:value-type="float">
            <text:p>1574411537.24298</text:p>
          </table:table-cell>
          <table:table-cell table:style-name="ce1" table:formula="of:=[.A56]-[.A$2]" office:value-type="float" office:value="6.12943005561829" calcext:value-type="float">
            <text:p>6.129</text:p>
          </table:table-cell>
          <table:table-cell office:value-type="float" office:value="3387.26940639269" calcext:value-type="float">
            <text:p>3387.3</text:p>
          </table:table-cell>
        </table:table-row>
        <table:table-row table:style-name="ro1">
          <table:table-cell office:value-type="float" office:value="1574411537.65059" calcext:value-type="float">
            <text:p>1574411537.65059</text:p>
          </table:table-cell>
          <table:table-cell table:style-name="ce1" table:formula="of:=[.A57]-[.A$2]" office:value-type="float" office:value="6.53703999519348" calcext:value-type="float">
            <text:p>6.537</text:p>
          </table:table-cell>
          <table:table-cell office:value-type="float" office:value="3437.5598173516" calcext:value-type="float">
            <text:p>3437.6</text:p>
          </table:table-cell>
        </table:table-row>
        <table:table-row table:style-name="ro1">
          <table:table-cell office:value-type="float" office:value="1574411537.78842" calcext:value-type="float">
            <text:p>1574411537.78842</text:p>
          </table:table-cell>
          <table:table-cell table:style-name="ce1" table:formula="of:=[.A58]-[.A$2]" office:value-type="float" office:value="6.67487001419067" calcext:value-type="float">
            <text:p>6.675</text:p>
          </table:table-cell>
          <table:table-cell office:value-type="float" office:value="3410.16803652968" calcext:value-type="float">
            <text:p>3410.2</text:p>
          </table:table-cell>
        </table:table-row>
        <table:table-row table:style-name="ro1">
          <table:table-cell office:value-type="float" office:value="1574411537.8899" calcext:value-type="float">
            <text:p>1574411537.8899</text:p>
          </table:table-cell>
          <table:table-cell table:style-name="ce1" table:formula="of:=[.A59]-[.A$2]" office:value-type="float" office:value="6.77635002136231" calcext:value-type="float">
            <text:p>6.776</text:p>
          </table:table-cell>
          <table:table-cell office:value-type="float" office:value="3423.41461187215" calcext:value-type="float">
            <text:p>3423.4</text:p>
          </table:table-cell>
        </table:table-row>
        <table:table-row table:style-name="ro1">
          <table:table-cell office:value-type="float" office:value="1574411537.99135" calcext:value-type="float">
            <text:p>1574411537.99135</text:p>
          </table:table-cell>
          <table:table-cell table:style-name="ce1" table:formula="of:=[.A60]-[.A$2]" office:value-type="float" office:value="6.87779998779297" calcext:value-type="float">
            <text:p>6.878</text:p>
          </table:table-cell>
          <table:table-cell office:value-type="float" office:value="3410.17899543379" calcext:value-type="float">
            <text:p>3410.2</text:p>
          </table:table-cell>
        </table:table-row>
        <table:table-row table:style-name="ro1">
          <table:table-cell office:value-type="float" office:value="1574411538.09275" calcext:value-type="float">
            <text:p>1574411538.09275</text:p>
          </table:table-cell>
          <table:table-cell table:style-name="ce1" table:formula="of:=[.A61]-[.A$2]" office:value-type="float" office:value="6.9792001247406" calcext:value-type="float">
            <text:p>6.979</text:p>
          </table:table-cell>
          <table:table-cell office:value-type="float" office:value="3414.88858447489" calcext:value-type="float">
            <text:p>3414.9</text:p>
          </table:table-cell>
        </table:table-row>
        <table:table-row table:style-name="ro1">
          <table:table-cell office:value-type="float" office:value="1574411538.19579" calcext:value-type="float">
            <text:p>1574411538.19579</text:p>
          </table:table-cell>
          <table:table-cell table:style-name="ce1" table:formula="of:=[.A62]-[.A$2]" office:value-type="float" office:value="7.08224010467529" calcext:value-type="float">
            <text:p>7.082</text:p>
          </table:table-cell>
          <table:table-cell office:value-type="float" office:value="3413.22557077626" calcext:value-type="float">
            <text:p>3413.2</text:p>
          </table:table-cell>
        </table:table-row>
        <table:table-row table:style-name="ro1">
          <table:table-cell office:value-type="float" office:value="1574411538.29922" calcext:value-type="float">
            <text:p>1574411538.29922</text:p>
          </table:table-cell>
          <table:table-cell table:style-name="ce1" table:formula="of:=[.A63]-[.A$2]" office:value-type="float" office:value="7.1856701374054" calcext:value-type="float">
            <text:p>7.186</text:p>
          </table:table-cell>
          <table:table-cell office:value-type="float" office:value="3403.72420091324" calcext:value-type="float">
            <text:p>3403.7</text:p>
          </table:table-cell>
        </table:table-row>
        <table:table-row table:style-name="ro1">
          <table:table-cell office:value-type="float" office:value="1574411538.40257" calcext:value-type="float">
            <text:p>1574411538.40257</text:p>
          </table:table-cell>
          <table:table-cell table:style-name="ce1" table:formula="of:=[.A64]-[.A$2]" office:value-type="float" office:value="7.28902006149292" calcext:value-type="float">
            <text:p>7.289</text:p>
          </table:table-cell>
          <table:table-cell office:value-type="float" office:value="3400.77077625571" calcext:value-type="float">
            <text:p>3400.8</text:p>
          </table:table-cell>
        </table:table-row>
        <table:table-row table:style-name="ro1">
          <table:table-cell office:value-type="float" office:value="1574411538.50578" calcext:value-type="float">
            <text:p>1574411538.50578</text:p>
          </table:table-cell>
          <table:table-cell table:style-name="ce1" table:formula="of:=[.A65]-[.A$2]" office:value-type="float" office:value="7.39223003387451" calcext:value-type="float">
            <text:p>7.392</text:p>
          </table:table-cell>
          <table:table-cell office:value-type="float" office:value="3425.12420091324" calcext:value-type="float">
            <text:p>3425.1</text:p>
          </table:table-cell>
        </table:table-row>
        <table:table-row table:style-name="ro1">
          <table:table-cell office:value-type="float" office:value="1574411538.60895" calcext:value-type="float">
            <text:p>1574411538.60895</text:p>
          </table:table-cell>
          <table:table-cell table:style-name="ce1" table:formula="of:=[.A66]-[.A$2]" office:value-type="float" office:value="7.49539995193481" calcext:value-type="float">
            <text:p>7.495</text:p>
          </table:table-cell>
          <table:table-cell office:value-type="float" office:value="3417.50228310502" calcext:value-type="float">
            <text:p>3417.5</text:p>
          </table:table-cell>
        </table:table-row>
        <table:table-row table:style-name="ro1">
          <table:table-cell office:value-type="float" office:value="1574411538.71217" calcext:value-type="float">
            <text:p>1574411538.71217</text:p>
          </table:table-cell>
          <table:table-cell table:style-name="ce1" table:formula="of:=[.A67]-[.A$2]" office:value-type="float" office:value="7.59861993789673" calcext:value-type="float">
            <text:p>7.599</text:p>
          </table:table-cell>
          <table:table-cell office:value-type="float" office:value="3445.18173515982" calcext:value-type="float">
            <text:p>3445.2</text:p>
          </table:table-cell>
        </table:table-row>
        <table:table-row table:style-name="ro1">
          <table:table-cell office:value-type="float" office:value="1574411539.11284" calcext:value-type="float">
            <text:p>1574411539.11284</text:p>
          </table:table-cell>
          <table:table-cell table:style-name="ce1" table:formula="of:=[.A68]-[.A$2]" office:value-type="float" office:value="7.99928998947144" calcext:value-type="float">
            <text:p>7.999</text:p>
          </table:table-cell>
          <table:table-cell office:value-type="float" office:value="3444.46118721461" calcext:value-type="float">
            <text:p>3444.5</text:p>
          </table:table-cell>
        </table:table-row>
        <table:table-row table:style-name="ro1">
          <table:table-cell office:value-type="float" office:value="1574411539.21432" calcext:value-type="float">
            <text:p>1574411539.21432</text:p>
          </table:table-cell>
          <table:table-cell table:style-name="ce1" table:formula="of:=[.A69]-[.A$2]" office:value-type="float" office:value="8.10076999664307" calcext:value-type="float">
            <text:p>8.101</text:p>
          </table:table-cell>
          <table:table-cell office:value-type="float" office:value="3377.95159817352" calcext:value-type="float">
            <text:p>3378.0</text:p>
          </table:table-cell>
        </table:table-row>
        <table:table-row table:style-name="ro1">
          <table:table-cell office:value-type="float" office:value="1574411539.31579" calcext:value-type="float">
            <text:p>1574411539.31579</text:p>
          </table:table-cell>
          <table:table-cell table:style-name="ce1" table:formula="of:=[.A70]-[.A$2]" office:value-type="float" office:value="8.20223999023438" calcext:value-type="float">
            <text:p>8.202</text:p>
          </table:table-cell>
          <table:table-cell office:value-type="float" office:value="3376.57899543379" calcext:value-type="float">
            <text:p>3376.6</text:p>
          </table:table-cell>
        </table:table-row>
        <table:table-row table:style-name="ro1">
          <table:table-cell office:value-type="float" office:value="1574411539.41723" calcext:value-type="float">
            <text:p>1574411539.41723</text:p>
          </table:table-cell>
          <table:table-cell table:style-name="ce1" table:formula="of:=[.A71]-[.A$2]" office:value-type="float" office:value="8.30367994308472" calcext:value-type="float">
            <text:p>8.304</text:p>
          </table:table-cell>
          <table:table-cell office:value-type="float" office:value="3438.36803652968" calcext:value-type="float">
            <text:p>3438.4</text:p>
          </table:table-cell>
        </table:table-row>
        <table:table-row table:style-name="ro1">
          <table:table-cell office:value-type="float" office:value="1574411539.51863" calcext:value-type="float">
            <text:p>1574411539.51863</text:p>
          </table:table-cell>
          <table:table-cell table:style-name="ce1" table:formula="of:=[.A72]-[.A$2]" office:value-type="float" office:value="8.40508008003235" calcext:value-type="float">
            <text:p>8.405</text:p>
          </table:table-cell>
          <table:table-cell office:value-type="float" office:value="3415.32146118721" calcext:value-type="float">
            <text:p>3415.3</text:p>
          </table:table-cell>
        </table:table-row>
        <table:table-row table:style-name="ro1">
          <table:table-cell office:value-type="float" office:value="1574411539.62034" calcext:value-type="float">
            <text:p>1574411539.62034</text:p>
          </table:table-cell>
          <table:table-cell table:style-name="ce1" table:formula="of:=[.A73]-[.A$2]" office:value-type="float" office:value="8.50679016113281" calcext:value-type="float">
            <text:p>8.507</text:p>
          </table:table-cell>
          <table:table-cell office:value-type="float" office:value="3433.76255707763" calcext:value-type="float">
            <text:p>3433.8</text:p>
          </table:table-cell>
        </table:table-row>
        <table:table-row table:style-name="ro1">
          <table:table-cell office:value-type="float" office:value="1574411539.72359" calcext:value-type="float">
            <text:p>1574411539.72359</text:p>
          </table:table-cell>
          <table:table-cell table:style-name="ce1" table:formula="of:=[.A74]-[.A$2]" office:value-type="float" office:value="8.61003994941711" calcext:value-type="float">
            <text:p>8.610</text:p>
          </table:table-cell>
          <table:table-cell office:value-type="float" office:value="3402.59269406393" calcext:value-type="float">
            <text:p>3402.6</text:p>
          </table:table-cell>
        </table:table-row>
        <table:table-row table:style-name="ro1">
          <table:table-cell office:value-type="float" office:value="1574411539.89365" calcext:value-type="float">
            <text:p>1574411539.89365</text:p>
          </table:table-cell>
          <table:table-cell table:style-name="ce1" table:formula="of:=[.A75]-[.A$2]" office:value-type="float" office:value="8.78010010719299" calcext:value-type="float">
            <text:p>8.780</text:p>
          </table:table-cell>
          <table:table-cell office:value-type="float" office:value="3417.38447488584" calcext:value-type="float">
            <text:p>3417.4</text:p>
          </table:table-cell>
        </table:table-row>
        <table:table-row table:style-name="ro1">
          <table:table-cell office:value-type="float" office:value="1574411539.99687" calcext:value-type="float">
            <text:p>1574411539.99687</text:p>
          </table:table-cell>
          <table:table-cell table:style-name="ce1" table:formula="of:=[.A76]-[.A$2]" office:value-type="float" office:value="8.88332009315491" calcext:value-type="float">
            <text:p>8.883</text:p>
          </table:table-cell>
          <table:table-cell office:value-type="float" office:value="3388.09680365297" calcext:value-type="float">
            <text:p>3388.1</text:p>
          </table:table-cell>
        </table:table-row>
        <table:table-row table:style-name="ro1">
          <table:table-cell office:value-type="float" office:value="1574411540.10005" calcext:value-type="float">
            <text:p>1574411540.10005</text:p>
          </table:table-cell>
          <table:table-cell table:style-name="ce1" table:formula="of:=[.A77]-[.A$2]" office:value-type="float" office:value="8.98650002479553" calcext:value-type="float">
            <text:p>8.987</text:p>
          </table:table-cell>
          <table:table-cell office:value-type="float" office:value="3430.41735159817" calcext:value-type="float">
            <text:p>3430.4</text:p>
          </table:table-cell>
        </table:table-row>
        <table:table-row table:style-name="ro1">
          <table:table-cell office:value-type="float" office:value="1574411540.20325" calcext:value-type="float">
            <text:p>1574411540.20325</text:p>
          </table:table-cell>
          <table:table-cell table:style-name="ce1" table:formula="of:=[.A78]-[.A$2]" office:value-type="float" office:value="9.0896999835968" calcext:value-type="float">
            <text:p>9.090</text:p>
          </table:table-cell>
          <table:table-cell office:value-type="float" office:value="3462.04200913242" calcext:value-type="float">
            <text:p>3462.0</text:p>
          </table:table-cell>
        </table:table-row>
        <table:table-row table:style-name="ro1">
          <table:table-cell office:value-type="float" office:value="1574411540.30646" calcext:value-type="float">
            <text:p>1574411540.30646</text:p>
          </table:table-cell>
          <table:table-cell table:style-name="ce1" table:formula="of:=[.A79]-[.A$2]" office:value-type="float" office:value="9.19290995597839" calcext:value-type="float">
            <text:p>9.193</text:p>
          </table:table-cell>
          <table:table-cell office:value-type="float" office:value="3377.04748858447" calcext:value-type="float">
            <text:p>3377.0</text:p>
          </table:table-cell>
        </table:table-row>
        <table:table-row table:style-name="ro1">
          <table:table-cell office:value-type="float" office:value="1574411540.40965" calcext:value-type="float">
            <text:p>1574411540.40965</text:p>
          </table:table-cell>
          <table:table-cell table:style-name="ce1" table:formula="of:=[.A80]-[.A$2]" office:value-type="float" office:value="9.29610013961792" calcext:value-type="float">
            <text:p>9.296</text:p>
          </table:table-cell>
          <table:table-cell office:value-type="float" office:value="3385.49680365297" calcext:value-type="float">
            <text:p>3385.5</text:p>
          </table:table-cell>
        </table:table-row>
        <table:table-row table:style-name="ro1">
          <table:table-cell office:value-type="float" office:value="1574411540.5129" calcext:value-type="float">
            <text:p>1574411540.5129</text:p>
          </table:table-cell>
          <table:table-cell table:style-name="ce1" table:formula="of:=[.A81]-[.A$2]" office:value-type="float" office:value="9.3993501663208" calcext:value-type="float">
            <text:p>9.399</text:p>
          </table:table-cell>
          <table:table-cell office:value-type="float" office:value="3411.19269406393" calcext:value-type="float">
            <text:p>3411.2</text:p>
          </table:table-cell>
        </table:table-row>
        <table:table-row table:style-name="ro1">
          <table:table-cell office:value-type="float" office:value="1574411540.61607" calcext:value-type="float">
            <text:p>1574411540.61607</text:p>
          </table:table-cell>
          <table:table-cell table:style-name="ce1" table:formula="of:=[.A82]-[.A$2]" office:value-type="float" office:value="9.5025200843811" calcext:value-type="float">
            <text:p>9.503</text:p>
          </table:table-cell>
          <table:table-cell office:value-type="float" office:value="3416.66118721461" calcext:value-type="float">
            <text:p>3416.7</text:p>
          </table:table-cell>
        </table:table-row>
        <table:table-row table:style-name="ro1">
          <table:table-cell office:value-type="float" office:value="1574411540.7192" calcext:value-type="float">
            <text:p>1574411540.7192</text:p>
          </table:table-cell>
          <table:table-cell table:style-name="ce1" table:formula="of:=[.A83]-[.A$2]" office:value-type="float" office:value="9.60564994812012" calcext:value-type="float">
            <text:p>9.606</text:p>
          </table:table-cell>
          <table:table-cell office:value-type="float" office:value="3421.09406392694" calcext:value-type="float">
            <text:p>3421.1</text:p>
          </table:table-cell>
        </table:table-row>
        <table:table-row table:style-name="ro1">
          <table:table-cell office:value-type="float" office:value="1574411540.8225" calcext:value-type="float">
            <text:p>1574411540.8225</text:p>
          </table:table-cell>
          <table:table-cell table:style-name="ce1" table:formula="of:=[.A84]-[.A$2]" office:value-type="float" office:value="9.70895004272461" calcext:value-type="float">
            <text:p>9.709</text:p>
          </table:table-cell>
          <table:table-cell office:value-type="float" office:value="3405.90502283105" calcext:value-type="float">
            <text:p>3405.9</text:p>
          </table:table-cell>
        </table:table-row>
        <table:table-row table:style-name="ro1">
          <table:table-cell office:value-type="float" office:value="1574411540.99156" calcext:value-type="float">
            <text:p>1574411540.99156</text:p>
          </table:table-cell>
          <table:table-cell table:style-name="ce1" table:formula="of:=[.A85]-[.A$2]" office:value-type="float" office:value="9.87801003456116" calcext:value-type="float">
            <text:p>9.878</text:p>
          </table:table-cell>
          <table:table-cell office:value-type="float" office:value="3413.04474885845" calcext:value-type="float">
            <text:p>3413.0</text:p>
          </table:table-cell>
        </table:table-row>
        <table:table-row table:style-name="ro1">
          <table:table-cell office:value-type="float" office:value="1574411541.09483" calcext:value-type="float">
            <text:p>1574411541.09483</text:p>
          </table:table-cell>
          <table:table-cell table:style-name="ce1" table:formula="of:=[.A86]-[.A$2]" office:value-type="float" office:value="9.98128008842468" calcext:value-type="float">
            <text:p>9.981</text:p>
          </table:table-cell>
          <table:table-cell office:value-type="float" office:value="3419.35707762557" calcext:value-type="float">
            <text:p>3419.4</text:p>
          </table:table-cell>
        </table:table-row>
        <table:table-row table:style-name="ro1">
          <table:table-cell office:value-type="float" office:value="1574411541.19806" calcext:value-type="float">
            <text:p>1574411541.19806</text:p>
          </table:table-cell>
          <table:table-cell table:style-name="ce1" table:formula="of:=[.A87]-[.A$2]" office:value-type="float" office:value="10.0845100879669" calcext:value-type="float">
            <text:p>10.085</text:p>
          </table:table-cell>
          <table:table-cell office:value-type="float" office:value="3424.53789954338" calcext:value-type="float">
            <text:p>3424.5</text:p>
          </table:table-cell>
        </table:table-row>
        <table:table-row table:style-name="ro1">
          <table:table-cell office:value-type="float" office:value="1574411541.30161" calcext:value-type="float">
            <text:p>1574411541.30161</text:p>
          </table:table-cell>
          <table:table-cell table:style-name="ce1" table:formula="of:=[.A88]-[.A$2]" office:value-type="float" office:value="10.1880600452423" calcext:value-type="float">
            <text:p>10.188</text:p>
          </table:table-cell>
          <table:table-cell office:value-type="float" office:value="3416.13789954338" calcext:value-type="float">
            <text:p>3416.1</text:p>
          </table:table-cell>
        </table:table-row>
        <table:table-row table:style-name="ro1">
          <table:table-cell office:value-type="float" office:value="1574411541.40488" calcext:value-type="float">
            <text:p>1574411541.40488</text:p>
          </table:table-cell>
          <table:table-cell table:style-name="ce1" table:formula="of:=[.A89]-[.A$2]" office:value-type="float" office:value="10.2913300991058" calcext:value-type="float">
            <text:p>10.291</text:p>
          </table:table-cell>
          <table:table-cell office:value-type="float" office:value="3399.13515981735" calcext:value-type="float">
            <text:p>3399.1</text:p>
          </table:table-cell>
        </table:table-row>
        <table:table-row table:style-name="ro1">
          <table:table-cell office:value-type="float" office:value="1574411541.50812" calcext:value-type="float">
            <text:p>1574411541.50812</text:p>
          </table:table-cell>
          <table:table-cell table:style-name="ce1" table:formula="of:=[.A90]-[.A$2]" office:value-type="float" office:value="10.3945701122284" calcext:value-type="float">
            <text:p>10.395</text:p>
          </table:table-cell>
          <table:table-cell office:value-type="float" office:value="3405.96529680365" calcext:value-type="float">
            <text:p>3406.0</text:p>
          </table:table-cell>
        </table:table-row>
        <table:table-row table:style-name="ro1">
          <table:table-cell office:value-type="float" office:value="1574411541.61136" calcext:value-type="float">
            <text:p>1574411541.61136</text:p>
          </table:table-cell>
          <table:table-cell table:style-name="ce1" table:formula="of:=[.A91]-[.A$2]" office:value-type="float" office:value="10.497810125351" calcext:value-type="float">
            <text:p>10.498</text:p>
          </table:table-cell>
          <table:table-cell office:value-type="float" office:value="3417.72694063927" calcext:value-type="float">
            <text:p>3417.7</text:p>
          </table:table-cell>
        </table:table-row>
        <table:table-row table:style-name="ro1">
          <table:table-cell office:value-type="float" office:value="1574411541.71446" calcext:value-type="float">
            <text:p>1574411541.71446</text:p>
          </table:table-cell>
          <table:table-cell table:style-name="ce1" table:formula="of:=[.A92]-[.A$2]" office:value-type="float" office:value="10.600909948349" calcext:value-type="float">
            <text:p>10.601</text:p>
          </table:table-cell>
          <table:table-cell office:value-type="float" office:value="3402.97899543379" calcext:value-type="float">
            <text:p>3403.0</text:p>
          </table:table-cell>
        </table:table-row>
        <table:table-row table:style-name="ro1">
          <table:table-cell office:value-type="float" office:value="1574411541.81763" calcext:value-type="float">
            <text:p>1574411541.81763</text:p>
          </table:table-cell>
          <table:table-cell table:style-name="ce1" table:formula="of:=[.A93]-[.A$2]" office:value-type="float" office:value="10.7040801048279" calcext:value-type="float">
            <text:p>10.704</text:p>
          </table:table-cell>
          <table:table-cell office:value-type="float" office:value="3389.59269406393" calcext:value-type="float">
            <text:p>3389.6</text:p>
          </table:table-cell>
        </table:table-row>
        <table:table-row table:style-name="ro1">
          <table:table-cell office:value-type="float" office:value="1574411541.92086" calcext:value-type="float">
            <text:p>1574411541.92086</text:p>
          </table:table-cell>
          <table:table-cell table:style-name="ce1" table:formula="of:=[.A94]-[.A$2]" office:value-type="float" office:value="10.8073101043701" calcext:value-type="float">
            <text:p>10.807</text:p>
          </table:table-cell>
          <table:table-cell office:value-type="float" office:value="3419.98721461187" calcext:value-type="float">
            <text:p>3420.0</text:p>
          </table:table-cell>
        </table:table-row>
        <table:table-row table:style-name="ro1">
          <table:table-cell office:value-type="float" office:value="1574411542.52911" calcext:value-type="float">
            <text:p>1574411542.52911</text:p>
          </table:table-cell>
          <table:table-cell table:style-name="ce1" table:formula="of:=[.A95]-[.A$2]" office:value-type="float" office:value="11.4155600070953" calcext:value-type="float">
            <text:p>11.416</text:p>
          </table:table-cell>
          <table:table-cell office:value-type="float" office:value="2728.76255707763" calcext:value-type="float">
            <text:p>2728.8</text:p>
          </table:table-cell>
        </table:table-row>
        <table:table-row table:style-name="ro1">
          <table:table-cell office:value-type="float" office:value="1574411542.63244" calcext:value-type="float">
            <text:p>1574411542.63244</text:p>
          </table:table-cell>
          <table:table-cell table:style-name="ce1" table:formula="of:=[.A96]-[.A$2]" office:value-type="float" office:value="11.5188901424408" calcext:value-type="float">
            <text:p>11.519</text:p>
          </table:table-cell>
          <table:table-cell office:value-type="float" office:value="1281.60365296804" calcext:value-type="float">
            <text:p>1281.6</text:p>
          </table:table-cell>
        </table:table-row>
        <table:table-row table:style-name="ro1">
          <table:table-cell office:value-type="float" office:value="1574411542.73584" calcext:value-type="float">
            <text:p>1574411542.73584</text:p>
          </table:table-cell>
          <table:table-cell table:style-name="ce1" table:formula="of:=[.A97]-[.A$2]" office:value-type="float" office:value="11.6222901344299" calcext:value-type="float">
            <text:p>11.622</text:p>
          </table:table-cell>
          <table:table-cell office:value-type="float" office:value="99.04200913242" calcext:value-type="float">
            <text:p>99.0</text:p>
          </table:table-cell>
        </table:table-row>
        <table:table-row table:style-name="ro1">
          <table:table-cell office:value-type="float" office:value="1574411542.83908" calcext:value-type="float">
            <text:p>1574411542.83908</text:p>
          </table:table-cell>
          <table:table-cell table:style-name="ce1" table:formula="of:=[.A98]-[.A$2]" office:value-type="float" office:value="11.7255301475525" calcext:value-type="float">
            <text:p>11.726</text:p>
          </table:table-cell>
          <table:table-cell office:value-type="float" office:value="-17.3689497716896" calcext:value-type="float">
            <text:p>-17.4</text:p>
          </table:table-cell>
        </table:table-row>
        <table:table-row table:style-name="ro1">
          <table:table-cell office:value-type="float" office:value="1574411542.94239" calcext:value-type="float">
            <text:p>1574411542.94239</text:p>
          </table:table-cell>
          <table:table-cell table:style-name="ce1" table:formula="of:=[.A99]-[.A$2]" office:value-type="float" office:value="11.8288400173187" calcext:value-type="float">
            <text:p>11.829</text:p>
          </table:table-cell>
          <table:table-cell office:value-type="float" office:value="-16.5689497716896" calcext:value-type="float">
            <text:p>-16.6</text:p>
          </table:table-cell>
        </table:table-row>
        <table:table-row table:style-name="ro1">
          <table:table-cell office:value-type="float" office:value="1574411543.10915" calcext:value-type="float">
            <text:p>1574411543.10915</text:p>
          </table:table-cell>
          <table:table-cell table:style-name="ce1" table:formula="of:=[.A100]-[.A$2]" office:value-type="float" office:value="11.9955999851227" calcext:value-type="float">
            <text:p>11.996</text:p>
          </table:table-cell>
          <table:table-cell office:value-type="float" office:value="-15.4045662100458" calcext:value-type="float">
            <text:p>-15.4</text:p>
          </table:table-cell>
        </table:table-row>
        <table:table-row table:style-name="ro1">
          <table:table-cell office:value-type="float" office:value="1574411543.21246" calcext:value-type="float">
            <text:p>1574411543.21246</text:p>
          </table:table-cell>
          <table:table-cell table:style-name="ce1" table:formula="of:=[.A101]-[.A$2]" office:value-type="float" office:value="12.0989100933075" calcext:value-type="float">
            <text:p>12.099</text:p>
          </table:table-cell>
          <table:table-cell office:value-type="float" office:value="-13.7689497716896" calcext:value-type="float">
            <text:p>-13.8</text:p>
          </table:table-cell>
        </table:table-row>
        <table:table-row table:style-name="ro1">
          <table:table-cell office:value-type="float" office:value="1574411543.31565" calcext:value-type="float">
            <text:p>1574411543.31565</text:p>
          </table:table-cell>
          <table:table-cell table:style-name="ce1" table:formula="of:=[.A102]-[.A$2]" office:value-type="float" office:value="12.2021000385284" calcext:value-type="float">
            <text:p>12.202</text:p>
          </table:table-cell>
          <table:table-cell office:value-type="float" office:value="-11.0812785388129" calcext:value-type="float">
            <text:p>-11.1</text:p>
          </table:table-cell>
        </table:table-row>
        <table:table-row table:style-name="ro1">
          <table:table-cell office:value-type="float" office:value="1574411543.41881" calcext:value-type="float">
            <text:p>1574411543.41881</text:p>
          </table:table-cell>
          <table:table-cell table:style-name="ce1" table:formula="of:=[.A103]-[.A$2]" office:value-type="float" office:value="12.3052599430084" calcext:value-type="float">
            <text:p>12.305</text:p>
          </table:table-cell>
          <table:table-cell office:value-type="float" office:value="-12.6429223744294" calcext:value-type="float">
            <text:p>-12.6</text:p>
          </table:table-cell>
        </table:table-row>
        <table:table-row table:style-name="ro1">
          <table:table-cell office:value-type="float" office:value="1574411543.5221" calcext:value-type="float">
            <text:p>1574411543.5221</text:p>
          </table:table-cell>
          <table:table-cell table:style-name="ce1" table:formula="of:=[.A104]-[.A$2]" office:value-type="float" office:value="12.4085500240326" calcext:value-type="float">
            <text:p>12.409</text:p>
          </table:table-cell>
          <table:table-cell office:value-type="float" office:value="-12.8073059360732" calcext:value-type="float">
            <text:p>-12.8</text:p>
          </table:table-cell>
        </table:table-row>
        <table:table-row table:style-name="ro1">
          <table:table-cell office:value-type="float" office:value="1574411543.62529" calcext:value-type="float">
            <text:p>1574411543.62529</text:p>
          </table:table-cell>
          <table:table-cell table:style-name="ce1" table:formula="of:=[.A105]-[.A$2]" office:value-type="float" office:value="12.5117399692535" calcext:value-type="float">
            <text:p>12.512</text:p>
          </table:table-cell>
          <table:table-cell office:value-type="float" office:value="-11.2374429223746" calcext:value-type="float">
            <text:p>-11.2</text:p>
          </table:table-cell>
        </table:table-row>
        <table:table-row table:style-name="ro1">
          <table:table-cell office:value-type="float" office:value="1574411543.72841" calcext:value-type="float">
            <text:p>1574411543.72841</text:p>
          </table:table-cell>
          <table:table-cell table:style-name="ce1" table:formula="of:=[.A106]-[.A$2]" office:value-type="float" office:value="12.6148600578308" calcext:value-type="float">
            <text:p>12.615</text:p>
          </table:table-cell>
          <table:table-cell office:value-type="float" office:value="-9.13333333333347" calcext:value-type="float">
            <text:p>-9.1</text:p>
          </table:table-cell>
        </table:table-row>
        <table:table-row table:style-name="ro1">
          <table:table-cell office:value-type="float" office:value="1574411543.83166" calcext:value-type="float">
            <text:p>1574411543.83166</text:p>
          </table:table-cell>
          <table:table-cell table:style-name="ce1" table:formula="of:=[.A107]-[.A$2]" office:value-type="float" office:value="12.7181100845337" calcext:value-type="float">
            <text:p>12.718</text:p>
          </table:table-cell>
          <table:table-cell office:value-type="float" office:value="-9.00730593607319" calcext:value-type="float">
            <text:p>-9.0</text:p>
          </table:table-cell>
        </table:table-row>
        <table:table-row table:style-name="ro1">
          <table:table-cell office:value-type="float" office:value="1574411543.93479" calcext:value-type="float">
            <text:p>1574411543.93479</text:p>
          </table:table-cell>
          <table:table-cell table:style-name="ce1" table:formula="of:=[.A108]-[.A$2]" office:value-type="float" office:value="12.8212399482727" calcext:value-type="float">
            <text:p>12.821</text:p>
          </table:table-cell>
          <table:table-cell office:value-type="float" office:value="-9.07031963470333" calcext:value-type="float">
            <text:p>-9.1</text:p>
          </table:table-cell>
        </table:table-row>
        <table:table-row table:style-name="ro1">
          <table:table-cell office:value-type="float" office:value="1574411544.03789" calcext:value-type="float">
            <text:p>1574411544.03789</text:p>
          </table:table-cell>
          <table:table-cell table:style-name="ce1" table:formula="of:=[.A109]-[.A$2]" office:value-type="float" office:value="12.9243400096893" calcext:value-type="float">
            <text:p>12.924</text:p>
          </table:table-cell>
          <table:table-cell office:value-type="float" office:value="-12.1360730593609" calcext:value-type="float">
            <text:p>-12.1</text:p>
          </table:table-cell>
        </table:table-row>
        <table:table-row table:style-name="ro1">
          <table:table-cell office:value-type="float" office:value="1574411544.20429" calcext:value-type="float">
            <text:p>1574411544.20429</text:p>
          </table:table-cell>
          <table:table-cell table:style-name="ce1" table:formula="of:=[.A110]-[.A$2]" office:value-type="float" office:value="13.0907399654388" calcext:value-type="float">
            <text:p>13.091</text:p>
          </table:table-cell>
          <table:table-cell office:value-type="float" office:value="-9.84566210045675" calcext:value-type="float">
            <text:p>-9.8</text:p>
          </table:table-cell>
        </table:table-row>
        <table:table-row table:style-name="ro1">
          <table:table-cell office:value-type="float" office:value="1574411544.30779" calcext:value-type="float">
            <text:p>1574411544.30779</text:p>
          </table:table-cell>
          <table:table-cell table:style-name="ce1" table:formula="of:=[.A111]-[.A$2]" office:value-type="float" office:value="13.1942400932312" calcext:value-type="float">
            <text:p>13.194</text:p>
          </table:table-cell>
          <table:table-cell office:value-type="float" office:value="-9.86757990867593" calcext:value-type="float">
            <text:p>-9.9</text:p>
          </table:table-cell>
        </table:table-row>
        <table:table-row table:style-name="ro1">
          <table:table-cell office:value-type="float" office:value="1574411544.41114" calcext:value-type="float">
            <text:p>1574411544.41114</text:p>
          </table:table-cell>
          <table:table-cell table:style-name="ce1" table:formula="of:=[.A112]-[.A$2]" office:value-type="float" office:value="13.2975900173187" calcext:value-type="float">
            <text:p>13.298</text:p>
          </table:table-cell>
          <table:table-cell office:value-type="float" office:value="-9.43470319634717" calcext:value-type="float">
            <text:p>-9.4</text:p>
          </table:table-cell>
        </table:table-row>
        <table:table-row table:style-name="ro1">
          <table:table-cell office:value-type="float" office:value="1574411544.51434" calcext:value-type="float">
            <text:p>1574411544.51434</text:p>
          </table:table-cell>
          <table:table-cell table:style-name="ce1" table:formula="of:=[.A113]-[.A$2]" office:value-type="float" office:value="13.40078997612" calcext:value-type="float">
            <text:p>13.401</text:p>
          </table:table-cell>
          <table:table-cell office:value-type="float" office:value="-9.08401826484032" calcext:value-type="float">
            <text:p>-9.1</text:p>
          </table:table-cell>
        </table:table-row>
        <table:table-row table:style-name="ro1">
          <table:table-cell office:value-type="float" office:value="1574411544.61752" calcext:value-type="float">
            <text:p>1574411544.61752</text:p>
          </table:table-cell>
          <table:table-cell table:style-name="ce1" table:formula="of:=[.A114]-[.A$2]" office:value-type="float" office:value="13.5039701461792" calcext:value-type="float">
            <text:p>13.504</text:p>
          </table:table-cell>
          <table:table-cell office:value-type="float" office:value="-9.27853881278552" calcext:value-type="float">
            <text:p>-9.3</text:p>
          </table:table-cell>
        </table:table-row>
        <table:table-row table:style-name="ro1">
          <table:table-cell office:value-type="float" office:value="1574411544.72074" calcext:value-type="float">
            <text:p>1574411544.72074</text:p>
          </table:table-cell>
          <table:table-cell table:style-name="ce1" table:formula="of:=[.A115]-[.A$2]" office:value-type="float" office:value="13.6071901321411" calcext:value-type="float">
            <text:p>13.607</text:p>
          </table:table-cell>
          <table:table-cell office:value-type="float" office:value="-7.52785388127867" calcext:value-type="float">
            <text:p>-7.5</text:p>
          </table:table-cell>
        </table:table-row>
        <table:table-row table:style-name="ro1">
          <table:table-cell office:value-type="float" office:value="1574411544.82391" calcext:value-type="float">
            <text:p>1574411544.82391</text:p>
          </table:table-cell>
          <table:table-cell table:style-name="ce1" table:formula="of:=[.A116]-[.A$2]" office:value-type="float" office:value="13.7103600502014" calcext:value-type="float">
            <text:p>13.710</text:p>
          </table:table-cell>
          <table:table-cell office:value-type="float" office:value="-8.41004566210059" calcext:value-type="float">
            <text:p>-8.4</text:p>
          </table:table-cell>
        </table:table-row>
        <table:table-row table:style-name="ro1">
          <table:table-cell office:value-type="float" office:value="1574411544.92711" calcext:value-type="float">
            <text:p>1574411544.92711</text:p>
          </table:table-cell>
          <table:table-cell table:style-name="ce1" table:formula="of:=[.A117]-[.A$2]" office:value-type="float" office:value="13.8135600090027" calcext:value-type="float">
            <text:p>13.814</text:p>
          </table:table-cell>
          <table:table-cell office:value-type="float" office:value="-10.1497716894979" calcext:value-type="float">
            <text:p>-10.1</text:p>
          </table:table-cell>
        </table:table-row>
        <table:table-row table:style-name="ro1">
          <table:table-cell office:value-type="float" office:value="1574411545.03024" calcext:value-type="float">
            <text:p>1574411545.03024</text:p>
          </table:table-cell>
          <table:table-cell table:style-name="ce1" table:formula="of:=[.A118]-[.A$2]" office:value-type="float" office:value="13.9166901111603" calcext:value-type="float">
            <text:p>13.917</text:p>
          </table:table-cell>
          <table:table-cell office:value-type="float" office:value="-9.92237442922388" calcext:value-type="float">
            <text:p>-9.9</text:p>
          </table:table-cell>
        </table:table-row>
        <table:table-row table:style-name="ro1">
          <table:table-cell office:value-type="float" office:value="1574411545.13396" calcext:value-type="float">
            <text:p>1574411545.13396</text:p>
          </table:table-cell>
          <table:table-cell table:style-name="ce1" table:formula="of:=[.A119]-[.A$2]" office:value-type="float" office:value="14.0204100608826" calcext:value-type="float">
            <text:p>14.020</text:p>
          </table:table-cell>
          <table:table-cell office:value-type="float" office:value="-8.83744292237456" calcext:value-type="float">
            <text:p>-8.8</text:p>
          </table:table-cell>
        </table:table-row>
        <table:table-row table:style-name="ro1">
          <table:table-cell office:value-type="float" office:value="1574411545.30071" calcext:value-type="float">
            <text:p>1574411545.30071</text:p>
          </table:table-cell>
          <table:table-cell table:style-name="ce1" table:formula="of:=[.A120]-[.A$2]" office:value-type="float" office:value="14.1871600151062" calcext:value-type="float">
            <text:p>14.187</text:p>
          </table:table-cell>
          <table:table-cell office:value-type="float" office:value="-9.75251141552525" calcext:value-type="float">
            <text:p>-9.8</text:p>
          </table:table-cell>
        </table:table-row>
        <table:table-row table:style-name="ro1">
          <table:table-cell office:value-type="float" office:value="1574411545.40397" calcext:value-type="float">
            <text:p>1574411545.40397</text:p>
          </table:table-cell>
          <table:table-cell table:style-name="ce1" table:formula="of:=[.A121]-[.A$2]" office:value-type="float" office:value="14.2904200553894" calcext:value-type="float">
            <text:p>14.290</text:p>
          </table:table-cell>
          <table:table-cell office:value-type="float" office:value="-9.36894977168963" calcext:value-type="float">
            <text:p>-9.4</text:p>
          </table:table-cell>
        </table:table-row>
        <table:table-row table:style-name="ro1">
          <table:table-cell office:value-type="float" office:value="1574411545.50713" calcext:value-type="float">
            <text:p>1574411545.50713</text:p>
          </table:table-cell>
          <table:table-cell table:style-name="ce1" table:formula="of:=[.A122]-[.A$2]" office:value-type="float" office:value="14.3935799598694" calcext:value-type="float">
            <text:p>14.394</text:p>
          </table:table-cell>
          <table:table-cell office:value-type="float" office:value="-8.12511415525128" calcext:value-type="float">
            <text:p>-8.1</text:p>
          </table:table-cell>
        </table:table-row>
        <table:table-row table:style-name="ro1">
          <table:table-cell office:value-type="float" office:value="1574411545.61028" calcext:value-type="float">
            <text:p>1574411545.61028</text:p>
          </table:table-cell>
          <table:table-cell table:style-name="ce1" table:formula="of:=[.A123]-[.A$2]" office:value-type="float" office:value="14.4967300891876" calcext:value-type="float">
            <text:p>14.497</text:p>
          </table:table-cell>
          <table:table-cell office:value-type="float" office:value="-6.71141552511429" calcext:value-type="float">
            <text:p>-6.7</text:p>
          </table:table-cell>
        </table:table-row>
        <table:table-row table:style-name="ro1">
          <table:table-cell office:value-type="float" office:value="1574411545.71379" calcext:value-type="float">
            <text:p>1574411545.71379</text:p>
          </table:table-cell>
          <table:table-cell table:style-name="ce1" table:formula="of:=[.A124]-[.A$2]" office:value-type="float" office:value="14.6002399921417" calcext:value-type="float">
            <text:p>14.600</text:p>
          </table:table-cell>
          <table:table-cell office:value-type="float" office:value="-6.41552511415538" calcext:value-type="float">
            <text:p>-6.4</text:p>
          </table:table-cell>
        </table:table-row>
        <table:table-row table:style-name="ro1">
          <table:table-cell office:value-type="float" office:value="1574411545.81709" calcext:value-type="float">
            <text:p>1574411545.81709</text:p>
          </table:table-cell>
          <table:table-cell table:style-name="ce1" table:formula="of:=[.A125]-[.A$2]" office:value-type="float" office:value="14.7035400867462" calcext:value-type="float">
            <text:p>14.704</text:p>
          </table:table-cell>
          <table:table-cell office:value-type="float" office:value="-7.61552511415538" calcext:value-type="float">
            <text:p>-7.6</text:p>
          </table:table-cell>
        </table:table-row>
        <table:table-row table:style-name="ro1">
          <table:table-cell office:value-type="float" office:value="1574411545.92026" calcext:value-type="float">
            <text:p>1574411545.92026</text:p>
          </table:table-cell>
          <table:table-cell table:style-name="ce1" table:formula="of:=[.A126]-[.A$2]" office:value-type="float" office:value="14.8067100048065" calcext:value-type="float">
            <text:p>14.807</text:p>
          </table:table-cell>
          <table:table-cell office:value-type="float" office:value="-6.66757990867593" calcext:value-type="float">
            <text:p>-6.7</text:p>
          </table:table-cell>
        </table:table-row>
        <table:table-row table:style-name="ro1">
          <table:table-cell office:value-type="float" office:value="1574411546.02353" calcext:value-type="float">
            <text:p>1574411546.02353</text:p>
          </table:table-cell>
          <table:table-cell table:style-name="ce1" table:formula="of:=[.A127]-[.A$2]" office:value-type="float" office:value="14.90998005867" calcext:value-type="float">
            <text:p>14.910</text:p>
          </table:table-cell>
          <table:table-cell office:value-type="float" office:value="-6.71141552511429" calcext:value-type="float">
            <text:p>-6.7</text:p>
          </table:table-cell>
        </table:table-row>
        <table:table-row table:style-name="ro1">
          <table:table-cell office:value-type="float" office:value="1574411546.12669" calcext:value-type="float">
            <text:p>1574411546.12669</text:p>
          </table:table-cell>
          <table:table-cell table:style-name="ce1" table:formula="of:=[.A128]-[.A$2]" office:value-type="float" office:value="15.01313996315" calcext:value-type="float">
            <text:p>15.013</text:p>
          </table:table-cell>
          <table:table-cell office:value-type="float" office:value="-8.09223744292251" calcext:value-type="float">
            <text:p>-8.1</text:p>
          </table:table-cell>
        </table:table-row>
        <table:table-row table:style-name="ro1">
          <table:table-cell office:value-type="float" office:value="1574411546.22982" calcext:value-type="float">
            <text:p>1574411546.22982</text:p>
          </table:table-cell>
          <table:table-cell table:style-name="ce1" table:formula="of:=[.A129]-[.A$2]" office:value-type="float" office:value="15.1162700653076" calcext:value-type="float">
            <text:p>15.116</text:p>
          </table:table-cell>
          <table:table-cell office:value-type="float" office:value="-7.76073059360744" calcext:value-type="float">
            <text:p>-7.8</text:p>
          </table:table-cell>
        </table:table-row>
        <table:table-row table:style-name="ro1">
          <table:table-cell office:value-type="float" office:value="1574411546.39588" calcext:value-type="float">
            <text:p>1574411546.39588</text:p>
          </table:table-cell>
          <table:table-cell table:style-name="ce1" table:formula="of:=[.A130]-[.A$2]" office:value-type="float" office:value="15.2823300361633" calcext:value-type="float">
            <text:p>15.282</text:p>
          </table:table-cell>
          <table:table-cell office:value-type="float" office:value="-8.9031963470321" calcext:value-type="float">
            <text:p>-8.9</text:p>
          </table:table-cell>
        </table:table-row>
        <table:table-row table:style-name="ro1">
          <table:table-cell office:value-type="float" office:value="1574411546.49903" calcext:value-type="float">
            <text:p>1574411546.49903</text:p>
          </table:table-cell>
          <table:table-cell table:style-name="ce1" table:formula="of:=[.A131]-[.A$2]" office:value-type="float" office:value="15.3854801654816" calcext:value-type="float">
            <text:p>15.385</text:p>
          </table:table-cell>
          <table:table-cell office:value-type="float" office:value="-7.74155251141566" calcext:value-type="float">
            <text:p>-7.7</text:p>
          </table:table-cell>
        </table:table-row>
        <table:table-row table:style-name="ro1">
          <table:table-cell office:value-type="float" office:value="1574411546.60228" calcext:value-type="float">
            <text:p>1574411546.60228</text:p>
          </table:table-cell>
          <table:table-cell table:style-name="ce1" table:formula="of:=[.A132]-[.A$2]" office:value-type="float" office:value="15.4887299537659" calcext:value-type="float">
            <text:p>15.489</text:p>
          </table:table-cell>
          <table:table-cell office:value-type="float" office:value="-6.56894977168963" calcext:value-type="float">
            <text:p>-6.6</text:p>
          </table:table-cell>
        </table:table-row>
        <table:table-row table:style-name="ro1">
          <table:table-cell office:value-type="float" office:value="1574411546.70544" calcext:value-type="float">
            <text:p>1574411546.70544</text:p>
          </table:table-cell>
          <table:table-cell table:style-name="ce1" table:formula="of:=[.A133]-[.A$2]" office:value-type="float" office:value="15.5918900966644" calcext:value-type="float">
            <text:p>15.592</text:p>
          </table:table-cell>
          <table:table-cell office:value-type="float" office:value="-6.2018264840184" calcext:value-type="float">
            <text:p>-6.2</text:p>
          </table:table-cell>
        </table:table-row>
        <table:table-row table:style-name="ro1">
          <table:table-cell office:value-type="float" office:value="1574411546.80855" calcext:value-type="float">
            <text:p>1574411546.80855</text:p>
          </table:table-cell>
          <table:table-cell table:style-name="ce1" table:formula="of:=[.A134]-[.A$2]" office:value-type="float" office:value="15.6949999332428" calcext:value-type="float">
            <text:p>15.695</text:p>
          </table:table-cell>
          <table:table-cell office:value-type="float" office:value="-6.65936073059374" calcext:value-type="float">
            <text:p>-6.7</text:p>
          </table:table-cell>
        </table:table-row>
        <table:table-row table:style-name="ro1">
          <table:table-cell office:value-type="float" office:value="1574411546.91183" calcext:value-type="float">
            <text:p>1574411546.91183</text:p>
          </table:table-cell>
          <table:table-cell table:style-name="ce1" table:formula="of:=[.A135]-[.A$2]" office:value-type="float" office:value="15.7982800006866" calcext:value-type="float">
            <text:p>15.798</text:p>
          </table:table-cell>
          <table:table-cell office:value-type="float" office:value="-6.84292237442936" calcext:value-type="float">
            <text:p>-6.8</text:p>
          </table:table-cell>
        </table:table-row>
        <table:table-row table:style-name="ro1">
          <table:table-cell office:value-type="float" office:value="1574411547.015" calcext:value-type="float">
            <text:p>1574411547.015</text:p>
          </table:table-cell>
          <table:table-cell table:style-name="ce1" table:formula="of:=[.A136]-[.A$2]" office:value-type="float" office:value="15.9014501571655" calcext:value-type="float">
            <text:p>15.901</text:p>
          </table:table-cell>
          <table:table-cell office:value-type="float" office:value="-6.09223744292251" calcext:value-type="float">
            <text:p>-6.1</text:p>
          </table:table-cell>
        </table:table-row>
        <table:table-row table:style-name="ro1">
          <table:table-cell office:value-type="float" office:value="1574411547.11813" calcext:value-type="float">
            <text:p>1574411547.11813</text:p>
          </table:table-cell>
          <table:table-cell table:style-name="ce1" table:formula="of:=[.A137]-[.A$2]" office:value-type="float" office:value="16.0045800209045" calcext:value-type="float">
            <text:p>16.005</text:p>
          </table:table-cell>
          <table:table-cell office:value-type="float" office:value="-6.72237442922388" calcext:value-type="float">
            <text:p>-6.7</text:p>
          </table:table-cell>
        </table:table-row>
        <table:table-row table:style-name="ro1">
          <table:table-cell office:value-type="float" office:value="1574411547.2217" calcext:value-type="float">
            <text:p>1574411547.2217</text:p>
          </table:table-cell>
          <table:table-cell table:style-name="ce1" table:formula="of:=[.A138]-[.A$2]" office:value-type="float" office:value="16.1081500053406" calcext:value-type="float">
            <text:p>16.108</text:p>
          </table:table-cell>
          <table:table-cell office:value-type="float" office:value="-7.78538812785401" calcext:value-type="float">
            <text:p>-7.8</text:p>
          </table:table-cell>
        </table:table-row>
        <table:table-row table:style-name="ro1">
          <table:table-cell office:value-type="float" office:value="1574411547.32492" calcext:value-type="float">
            <text:p>1574411547.32492</text:p>
          </table:table-cell>
          <table:table-cell table:style-name="ce1" table:formula="of:=[.A139]-[.A$2]" office:value-type="float" office:value="16.2113699913025" calcext:value-type="float">
            <text:p>16.211</text:p>
          </table:table-cell>
          <table:table-cell office:value-type="float" office:value="-8.16347031963484" calcext:value-type="float">
            <text:p>-8.2</text:p>
          </table:table-cell>
        </table:table-row>
        <table:table-row table:style-name="ro1">
          <table:table-cell office:value-type="float" office:value="1574411547.49278" calcext:value-type="float">
            <text:p>1574411547.49278</text:p>
          </table:table-cell>
          <table:table-cell table:style-name="ce1" table:formula="of:=[.A140]-[.A$2]" office:value-type="float" office:value="16.3792300224304" calcext:value-type="float">
            <text:p>16.379</text:p>
          </table:table-cell>
          <table:table-cell office:value-type="float" office:value="-6.91963470319648" calcext:value-type="float">
            <text:p>-6.9</text:p>
          </table:table-cell>
        </table:table-row>
        <table:table-row table:style-name="ro1">
          <table:table-cell office:value-type="float" office:value="1574411547.59602" calcext:value-type="float">
            <text:p>1574411547.59602</text:p>
          </table:table-cell>
          <table:table-cell table:style-name="ce1" table:formula="of:=[.A141]-[.A$2]" office:value-type="float" office:value="16.482470035553" calcext:value-type="float">
            <text:p>16.482</text:p>
          </table:table-cell>
          <table:table-cell office:value-type="float" office:value="-6.90867579908689" calcext:value-type="float">
            <text:p>-6.9</text:p>
          </table:table-cell>
        </table:table-row>
        <table:table-row table:style-name="ro1">
          <table:table-cell office:value-type="float" office:value="1574411547.69919" calcext:value-type="float">
            <text:p>1574411547.69919</text:p>
          </table:table-cell>
          <table:table-cell table:style-name="ce1" table:formula="of:=[.A142]-[.A$2]" office:value-type="float" office:value="16.5856399536133" calcext:value-type="float">
            <text:p>16.586</text:p>
          </table:table-cell>
          <table:table-cell office:value-type="float" office:value="-5.71415525114169" calcext:value-type="float">
            <text:p>-5.7</text:p>
          </table:table-cell>
        </table:table-row>
        <table:table-row table:style-name="ro1">
          <table:table-cell office:value-type="float" office:value="1574411547.80253" calcext:value-type="float">
            <text:p>1574411547.80253</text:p>
          </table:table-cell>
          <table:table-cell table:style-name="ce1" table:formula="of:=[.A143]-[.A$2]" office:value-type="float" office:value="16.6889801025391" calcext:value-type="float">
            <text:p>16.689</text:p>
          </table:table-cell>
          <table:table-cell office:value-type="float" office:value="-6.37168949771703" calcext:value-type="float">
            <text:p>-6.4</text:p>
          </table:table-cell>
        </table:table-row>
        <table:table-row table:style-name="ro1">
          <table:table-cell office:value-type="float" office:value="1574411547.90571" calcext:value-type="float">
            <text:p>1574411547.90571</text:p>
          </table:table-cell>
          <table:table-cell table:style-name="ce1" table:formula="of:=[.A144]-[.A$2]" office:value-type="float" office:value="16.7921600341797" calcext:value-type="float">
            <text:p>16.792</text:p>
          </table:table-cell>
          <table:table-cell office:value-type="float" office:value="-8.33881278538826" calcext:value-type="float">
            <text:p>-8.3</text:p>
          </table:table-cell>
        </table:table-row>
        <table:table-row table:style-name="ro1">
          <table:table-cell office:value-type="float" office:value="1574411548.00882" calcext:value-type="float">
            <text:p>1574411548.00882</text:p>
          </table:table-cell>
          <table:table-cell table:style-name="ce1" table:formula="of:=[.A145]-[.A$2]" office:value-type="float" office:value="16.8952701091766" calcext:value-type="float">
            <text:p>16.895</text:p>
          </table:table-cell>
          <table:table-cell office:value-type="float" office:value="-7.03196347031977" calcext:value-type="float">
            <text:p>-7.0</text:p>
          </table:table-cell>
        </table:table-row>
        <table:table-row table:style-name="ro1">
          <table:table-cell office:value-type="float" office:value="1574411548.11209" calcext:value-type="float">
            <text:p>1574411548.11209</text:p>
          </table:table-cell>
          <table:table-cell table:style-name="ce1" table:formula="of:=[.A146]-[.A$2]" office:value-type="float" office:value="16.9985401630402" calcext:value-type="float">
            <text:p>16.999</text:p>
          </table:table-cell>
          <table:table-cell office:value-type="float" office:value="-6.83196347031977" calcext:value-type="float">
            <text:p>-6.8</text:p>
          </table:table-cell>
        </table:table-row>
        <table:table-row table:style-name="ro1">
          <table:table-cell office:value-type="float" office:value="1574411548.21524" calcext:value-type="float">
            <text:p>1574411548.21524</text:p>
          </table:table-cell>
          <table:table-cell table:style-name="ce1" table:formula="of:=[.A147]-[.A$2]" office:value-type="float" office:value="17.1016900539398" calcext:value-type="float">
            <text:p>17.102</text:p>
          </table:table-cell>
          <table:table-cell office:value-type="float" office:value="-6.34429223744306" calcext:value-type="float">
            <text:p>-6.3</text:p>
          </table:table-cell>
        </table:table-row>
        <table:table-row table:style-name="ro1">
          <table:table-cell office:value-type="float" office:value="1574411548.31834" calcext:value-type="float">
            <text:p>1574411548.31834</text:p>
          </table:table-cell>
          <table:table-cell table:style-name="ce1" table:formula="of:=[.A148]-[.A$2]" office:value-type="float" office:value="17.2047901153564" calcext:value-type="float">
            <text:p>17.205</text:p>
          </table:table-cell>
          <table:table-cell office:value-type="float" office:value="-5.93333333333347" calcext:value-type="float">
            <text:p>-5.9</text:p>
          </table:table-cell>
        </table:table-row>
        <table:table-row table:style-name="ro1">
          <table:table-cell office:value-type="float" office:value="1574411548.42165" calcext:value-type="float">
            <text:p>1574411548.42165</text:p>
          </table:table-cell>
          <table:table-cell table:style-name="ce1" table:formula="of:=[.A149]-[.A$2]" office:value-type="float" office:value="17.3080999851227" calcext:value-type="float">
            <text:p>17.308</text:p>
          </table:table-cell>
          <table:table-cell office:value-type="float" office:value="-6.33607305936086" calcext:value-type="float">
            <text:p>-6.3</text:p>
          </table:table-cell>
        </table:table-row>
        <table:table-row table:style-name="ro1">
          <table:table-cell office:value-type="float" office:value="1574411548.5884" calcext:value-type="float">
            <text:p>1574411548.5884</text:p>
          </table:table-cell>
          <table:table-cell table:style-name="ce1" table:formula="of:=[.A150]-[.A$2]" office:value-type="float" office:value="17.4748499393463" calcext:value-type="float">
            <text:p>17.475</text:p>
          </table:table-cell>
          <table:table-cell office:value-type="float" office:value="-4.33607305936086" calcext:value-type="float">
            <text:p>-4.3</text:p>
          </table:table-cell>
        </table:table-row>
        <table:table-row table:style-name="ro1">
          <table:table-cell office:value-type="float" office:value="1574411548.69174" calcext:value-type="float">
            <text:p>1574411548.69174</text:p>
          </table:table-cell>
          <table:table-cell table:style-name="ce1" table:formula="of:=[.A151]-[.A$2]" office:value-type="float" office:value="17.5781900882721" calcext:value-type="float">
            <text:p>17.578</text:p>
          </table:table-cell>
          <table:table-cell office:value-type="float" office:value="30.9789954337898" calcext:value-type="float">
            <text:p>31.0</text:p>
          </table:table-cell>
        </table:table-row>
        <table:table-row table:style-name="ro1">
          <table:table-cell office:value-type="float" office:value="1574411549.11724" calcext:value-type="float">
            <text:p>1574411549.11724</text:p>
          </table:table-cell>
          <table:table-cell table:style-name="ce1" table:formula="of:=[.A152]-[.A$2]" office:value-type="float" office:value="18.0036900043488" calcext:value-type="float">
            <text:p>18.004</text:p>
          </table:table-cell>
          <table:table-cell office:value-type="float" office:value="-6.78812785388141" calcext:value-type="float">
            <text:p>-6.8</text:p>
          </table:table-cell>
        </table:table-row>
        <table:table-row table:style-name="ro1">
          <table:table-cell office:value-type="float" office:value="1574411549.21873" calcext:value-type="float">
            <text:p>1574411549.21873</text:p>
          </table:table-cell>
          <table:table-cell table:style-name="ce1" table:formula="of:=[.A153]-[.A$2]" office:value-type="float" office:value="18.1051800251007" calcext:value-type="float">
            <text:p>18.105</text:p>
          </table:table-cell>
          <table:table-cell office:value-type="float" office:value="-9.08127853881292" calcext:value-type="float">
            <text:p>-9.1</text:p>
          </table:table-cell>
        </table:table-row>
        <table:table-row table:style-name="ro1">
          <table:table-cell office:value-type="float" office:value="1574411549.32013" calcext:value-type="float">
            <text:p>1574411549.32013</text:p>
          </table:table-cell>
          <table:table-cell table:style-name="ce1" table:formula="of:=[.A154]-[.A$2]" office:value-type="float" office:value="18.2065801620483" calcext:value-type="float">
            <text:p>18.207</text:p>
          </table:table-cell>
          <table:table-cell office:value-type="float" office:value="-8.17990867579922" calcext:value-type="float">
            <text:p>-8.2</text:p>
          </table:table-cell>
        </table:table-row>
        <table:table-row table:style-name="ro1">
          <table:table-cell office:value-type="float" office:value="1574411549.4216" calcext:value-type="float">
            <text:p>1574411549.4216</text:p>
          </table:table-cell>
          <table:table-cell table:style-name="ce1" table:formula="of:=[.A155]-[.A$2]" office:value-type="float" office:value="18.3080501556396" calcext:value-type="float">
            <text:p>18.308</text:p>
          </table:table-cell>
          <table:table-cell office:value-type="float" office:value="-7.13059360730607" calcext:value-type="float">
            <text:p>-7.1</text:p>
          </table:table-cell>
        </table:table-row>
        <table:table-row table:style-name="ro1">
          <table:table-cell office:value-type="float" office:value="1574411549.523" calcext:value-type="float">
            <text:p>1574411549.523</text:p>
          </table:table-cell>
          <table:table-cell table:style-name="ce1" table:formula="of:=[.A156]-[.A$2]" office:value-type="float" office:value="18.4094500541687" calcext:value-type="float">
            <text:p>18.409</text:p>
          </table:table-cell>
          <table:table-cell office:value-type="float" office:value="-6.20730593607319" calcext:value-type="float">
            <text:p>-6.2</text:p>
          </table:table-cell>
        </table:table-row>
        <table:table-row table:style-name="ro1">
          <table:table-cell office:value-type="float" office:value="1574411549.66098" calcext:value-type="float">
            <text:p>1574411549.66098</text:p>
          </table:table-cell>
          <table:table-cell table:style-name="ce1" table:formula="of:=[.A157]-[.A$2]" office:value-type="float" office:value="18.5474300384521" calcext:value-type="float">
            <text:p>18.547</text:p>
          </table:table-cell>
          <table:table-cell office:value-type="float" office:value="-6.23744292237456" calcext:value-type="float">
            <text:p>-6.2</text:p>
          </table:table-cell>
        </table:table-row>
        <table:table-row table:style-name="ro1">
          <table:table-cell office:value-type="float" office:value="1574411549.76419" calcext:value-type="float">
            <text:p>1574411549.76419</text:p>
          </table:table-cell>
          <table:table-cell table:style-name="ce1" table:formula="of:=[.A158]-[.A$2]" office:value-type="float" office:value="18.6506400108337" calcext:value-type="float">
            <text:p>18.651</text:p>
          </table:table-cell>
          <table:table-cell office:value-type="float" office:value="-6.6949771689499" calcext:value-type="float">
            <text:p>-6.7</text:p>
          </table:table-cell>
        </table:table-row>
        <table:table-row table:style-name="ro1">
          <table:table-cell office:value-type="float" office:value="1574411549.86739" calcext:value-type="float">
            <text:p>1574411549.86739</text:p>
          </table:table-cell>
          <table:table-cell table:style-name="ce1" table:formula="of:=[.A159]-[.A$2]" office:value-type="float" office:value="18.753839969635" calcext:value-type="float">
            <text:p>18.754</text:p>
          </table:table-cell>
          <table:table-cell office:value-type="float" office:value="-5.54429223744306" calcext:value-type="float">
            <text:p>-5.5</text:p>
          </table:table-cell>
        </table:table-row>
        <table:table-row table:style-name="ro1">
          <table:table-cell office:value-type="float" office:value="1574411549.97064" calcext:value-type="float">
            <text:p>1574411549.97064</text:p>
          </table:table-cell>
          <table:table-cell table:style-name="ce1" table:formula="of:=[.A160]-[.A$2]" office:value-type="float" office:value="18.8570899963379" calcext:value-type="float">
            <text:p>18.857</text:p>
          </table:table-cell>
          <table:table-cell office:value-type="float" office:value="-5.6977168949773" calcext:value-type="float">
            <text:p>-5.7</text:p>
          </table:table-cell>
        </table:table-row>
        <table:table-row table:style-name="ro1">
          <table:table-cell office:value-type="float" office:value="1574411550.07377" calcext:value-type="float">
            <text:p>1574411550.07377</text:p>
          </table:table-cell>
          <table:table-cell table:style-name="ce1" table:formula="of:=[.A161]-[.A$2]" office:value-type="float" office:value="18.9602200984955" calcext:value-type="float">
            <text:p>18.960</text:p>
          </table:table-cell>
          <table:table-cell office:value-type="float" office:value="-5.94429223744306" calcext:value-type="float">
            <text:p>-5.9</text:p>
          </table:table-cell>
        </table:table-row>
        <table:table-row table:style-name="ro1">
          <table:table-cell office:value-type="float" office:value="1574411550.17708" calcext:value-type="float">
            <text:p>1574411550.17708</text:p>
          </table:table-cell>
          <table:table-cell table:style-name="ce1" table:formula="of:=[.A162]-[.A$2]" office:value-type="float" office:value="19.0635299682617" calcext:value-type="float">
            <text:p>19.064</text:p>
          </table:table-cell>
          <table:table-cell office:value-type="float" office:value="-7.17990867579922" calcext:value-type="float">
            <text:p>-7.2</text:p>
          </table:table-cell>
        </table:table-row>
        <table:table-row table:style-name="ro1">
          <table:table-cell office:value-type="float" office:value="1574411550.28065" calcext:value-type="float">
            <text:p>1574411550.28065</text:p>
          </table:table-cell>
          <table:table-cell table:style-name="ce1" table:formula="of:=[.A163]-[.A$2]" office:value-type="float" office:value="19.1670999526978" calcext:value-type="float">
            <text:p>19.167</text:p>
          </table:table-cell>
          <table:table-cell office:value-type="float" office:value="-6.76347031963484" calcext:value-type="float">
            <text:p>-6.8</text:p>
          </table:table-cell>
        </table:table-row>
        <table:table-row table:style-name="ro1">
          <table:table-cell office:value-type="float" office:value="1574411550.38392" calcext:value-type="float">
            <text:p>1574411550.38392</text:p>
          </table:table-cell>
          <table:table-cell table:style-name="ce1" table:formula="of:=[.A164]-[.A$2]" office:value-type="float" office:value="19.2703700065613" calcext:value-type="float">
            <text:p>19.270</text:p>
          </table:table-cell>
          <table:table-cell office:value-type="float" office:value="-6.04292237442936" calcext:value-type="float">
            <text:p>-6.0</text:p>
          </table:table-cell>
        </table:table-row>
        <table:table-row table:style-name="ro1">
          <table:table-cell office:value-type="float" office:value="1574411550.4877" calcext:value-type="float">
            <text:p>1574411550.4877</text:p>
          </table:table-cell>
          <table:table-cell table:style-name="ce1" table:formula="of:=[.A165]-[.A$2]" office:value-type="float" office:value="19.3741500377655" calcext:value-type="float">
            <text:p>19.374</text:p>
          </table:table-cell>
          <table:table-cell office:value-type="float" office:value="-6.27031963470333" calcext:value-type="float">
            <text:p>-6.3</text:p>
          </table:table-cell>
        </table:table-row>
        <table:table-row table:style-name="ro1">
          <table:table-cell office:value-type="float" office:value="1574411550.591" calcext:value-type="float">
            <text:p>1574411550.591</text:p>
          </table:table-cell>
          <table:table-cell table:style-name="ce1" table:formula="of:=[.A166]-[.A$2]" office:value-type="float" office:value="19.47745013237" calcext:value-type="float">
            <text:p>19.477</text:p>
          </table:table-cell>
          <table:table-cell office:value-type="float" office:value="-7.09223744292251" calcext:value-type="float">
            <text:p>-7.1</text:p>
          </table:table-cell>
        </table:table-row>
        <table:table-row table:style-name="ro1">
          <table:table-cell office:value-type="float" office:value="1574411550.7571" calcext:value-type="float">
            <text:p>1574411550.7571</text:p>
          </table:table-cell>
          <table:table-cell table:style-name="ce1" table:formula="of:=[.A167]-[.A$2]" office:value-type="float" office:value="19.643550157547" calcext:value-type="float">
            <text:p>19.644</text:p>
          </table:table-cell>
          <table:table-cell office:value-type="float" office:value="-7.18812785388141" calcext:value-type="float">
            <text:p>-7.2</text:p>
          </table:table-cell>
        </table:table-row>
        <table:table-row table:style-name="ro1">
          <table:table-cell office:value-type="float" office:value="1574411550.86031" calcext:value-type="float">
            <text:p>1574411550.86031</text:p>
          </table:table-cell>
          <table:table-cell table:style-name="ce1" table:formula="of:=[.A168]-[.A$2]" office:value-type="float" office:value="19.7467601299286" calcext:value-type="float">
            <text:p>19.747</text:p>
          </table:table-cell>
          <table:table-cell office:value-type="float" office:value="-8.06484018264854" calcext:value-type="float">
            <text:p>-8.1</text:p>
          </table:table-cell>
        </table:table-row>
        <table:table-row table:style-name="ro1">
          <table:table-cell office:value-type="float" office:value="1574411550.96351" calcext:value-type="float">
            <text:p>1574411550.96351</text:p>
          </table:table-cell>
          <table:table-cell table:style-name="ce1" table:formula="of:=[.A169]-[.A$2]" office:value-type="float" office:value="19.8499600887299" calcext:value-type="float">
            <text:p>19.850</text:p>
          </table:table-cell>
          <table:table-cell office:value-type="float" office:value="-7.45936073059374" calcext:value-type="float">
            <text:p>-7.5</text:p>
          </table:table-cell>
        </table:table-row>
        <table:table-row table:style-name="ro1">
          <table:table-cell office:value-type="float" office:value="1574411551.06668" calcext:value-type="float">
            <text:p>1574411551.06668</text:p>
          </table:table-cell>
          <table:table-cell table:style-name="ce1" table:formula="of:=[.A170]-[.A$2]" office:value-type="float" office:value="19.9531300067902" calcext:value-type="float">
            <text:p>19.953</text:p>
          </table:table-cell>
          <table:table-cell office:value-type="float" office:value="-8.25388127853895" calcext:value-type="float">
            <text:p>-8.3</text:p>
          </table:table-cell>
        </table:table-row>
        <table:table-row table:style-name="ro1">
          <table:table-cell office:value-type="float" office:value="1574411551.16983" calcext:value-type="float">
            <text:p>1574411551.16983</text:p>
          </table:table-cell>
          <table:table-cell table:style-name="ce1" table:formula="of:=[.A171]-[.A$2]" office:value-type="float" office:value="20.0562801361084" calcext:value-type="float">
            <text:p>20.056</text:p>
          </table:table-cell>
          <table:table-cell office:value-type="float" office:value="-8.48401826484032" calcext:value-type="float">
            <text:p>-8.5</text:p>
          </table:table-cell>
        </table:table-row>
        <table:table-row table:style-name="ro1">
          <table:table-cell office:value-type="float" office:value="1574411551.27301" calcext:value-type="float">
            <text:p>1574411551.27301</text:p>
          </table:table-cell>
          <table:table-cell table:style-name="ce1" table:formula="of:=[.A172]-[.A$2]" office:value-type="float" office:value="20.159460067749" calcext:value-type="float">
            <text:p>20.159</text:p>
          </table:table-cell>
          <table:table-cell office:value-type="float" office:value="-6.48401826484032" calcext:value-type="float">
            <text:p>-6.5</text:p>
          </table:table-cell>
        </table:table-row>
        <table:table-row table:style-name="ro1">
          <table:table-cell office:value-type="float" office:value="1574411551.37619" calcext:value-type="float">
            <text:p>1574411551.37619</text:p>
          </table:table-cell>
          <table:table-cell table:style-name="ce1" table:formula="of:=[.A173]-[.A$2]" office:value-type="float" office:value="20.2626399993896" calcext:value-type="float">
            <text:p>20.263</text:p>
          </table:table-cell>
          <table:table-cell office:value-type="float" office:value="-7.56894977168963" calcext:value-type="float">
            <text:p>-7.6</text:p>
          </table:table-cell>
        </table:table-row>
        <table:table-row table:style-name="ro1">
          <table:table-cell office:value-type="float" office:value="1574411551.47945" calcext:value-type="float">
            <text:p>1574411551.47945</text:p>
          </table:table-cell>
          <table:table-cell table:style-name="ce1" table:formula="of:=[.A174]-[.A$2]" office:value-type="float" office:value="20.3659000396728" calcext:value-type="float">
            <text:p>20.366</text:p>
          </table:table-cell>
          <table:table-cell office:value-type="float" office:value="-7.61552511415538" calcext:value-type="float">
            <text:p>-7.6</text:p>
          </table:table-cell>
        </table:table-row>
        <table:table-row table:style-name="ro1">
          <table:table-cell office:value-type="float" office:value="1574411551.58272" calcext:value-type="float">
            <text:p>1574411551.58272</text:p>
          </table:table-cell>
          <table:table-cell table:style-name="ce1" table:formula="of:=[.A175]-[.A$2]" office:value-type="float" office:value="20.4691700935364" calcext:value-type="float">
            <text:p>20.469</text:p>
          </table:table-cell>
          <table:table-cell office:value-type="float" office:value="3.28036529680352" calcext:value-type="float">
            <text:p>3.3</text:p>
          </table:table-cell>
        </table:table-row>
        <table:table-row table:style-name="ro1">
          <table:table-cell office:value-type="float" office:value="1574411551.99051" calcext:value-type="float">
            <text:p>1574411551.99051</text:p>
          </table:table-cell>
          <table:table-cell table:style-name="ce1" table:formula="of:=[.A176]-[.A$2]" office:value-type="float" office:value="20.8769600391388" calcext:value-type="float">
            <text:p>20.877</text:p>
          </table:table-cell>
          <table:table-cell office:value-type="float" office:value="289.721461187214" calcext:value-type="float">
            <text:p>289.7</text:p>
          </table:table-cell>
        </table:table-row>
        <table:table-row table:style-name="ro1">
          <table:table-cell office:value-type="float" office:value="1574411552.1271" calcext:value-type="float">
            <text:p>1574411552.1271</text:p>
          </table:table-cell>
          <table:table-cell table:style-name="ce1" table:formula="of:=[.A177]-[.A$2]" office:value-type="float" office:value="21.0135500431061" calcext:value-type="float">
            <text:p>21.014</text:p>
          </table:table-cell>
          <table:table-cell office:value-type="float" office:value="846.422831050228" calcext:value-type="float">
            <text:p>846.4</text:p>
          </table:table-cell>
        </table:table-row>
        <table:table-row table:style-name="ro1">
          <table:table-cell office:value-type="float" office:value="1574411552.22854" calcext:value-type="float">
            <text:p>1574411552.22854</text:p>
          </table:table-cell>
          <table:table-cell table:style-name="ce1" table:formula="of:=[.A178]-[.A$2]" office:value-type="float" office:value="21.1149899959564" calcext:value-type="float">
            <text:p>21.115</text:p>
          </table:table-cell>
          <table:table-cell office:value-type="float" office:value="1687.76803652968" calcext:value-type="float">
            <text:p>1687.8</text:p>
          </table:table-cell>
        </table:table-row>
        <table:table-row table:style-name="ro1">
          <table:table-cell office:value-type="float" office:value="1574411552.32995" calcext:value-type="float">
            <text:p>1574411552.32995</text:p>
          </table:table-cell>
          <table:table-cell table:style-name="ce1" table:formula="of:=[.A179]-[.A$2]" office:value-type="float" office:value="21.2164001464844" calcext:value-type="float">
            <text:p>21.216</text:p>
          </table:table-cell>
          <table:table-cell office:value-type="float" office:value="2069.2502283105" calcext:value-type="float">
            <text:p>2069.3</text:p>
          </table:table-cell>
        </table:table-row>
        <table:table-row table:style-name="ro1">
          <table:table-cell office:value-type="float" office:value="1574411552.43142" calcext:value-type="float">
            <text:p>1574411552.43142</text:p>
          </table:table-cell>
          <table:table-cell table:style-name="ce1" table:formula="of:=[.A180]-[.A$2]" office:value-type="float" office:value="21.3178701400757" calcext:value-type="float">
            <text:p>21.318</text:p>
          </table:table-cell>
          <table:table-cell office:value-type="float" office:value="1802.78721461187" calcext:value-type="float">
            <text:p>1802.8</text:p>
          </table:table-cell>
        </table:table-row>
        <table:table-row table:style-name="ro1">
          <table:table-cell office:value-type="float" office:value="1574411552.53442" calcext:value-type="float">
            <text:p>1574411552.53442</text:p>
          </table:table-cell>
          <table:table-cell table:style-name="ce1" table:formula="of:=[.A181]-[.A$2]" office:value-type="float" office:value="21.4208700656891" calcext:value-type="float">
            <text:p>21.421</text:p>
          </table:table-cell>
          <table:table-cell office:value-type="float" office:value="1620.52694063927" calcext:value-type="float">
            <text:p>1620.5</text:p>
          </table:table-cell>
        </table:table-row>
        <table:table-row table:style-name="ro1">
          <table:table-cell office:value-type="float" office:value="1574411552.63762" calcext:value-type="float">
            <text:p>1574411552.63762</text:p>
          </table:table-cell>
          <table:table-cell table:style-name="ce1" table:formula="of:=[.A182]-[.A$2]" office:value-type="float" office:value="21.5240700244904" calcext:value-type="float">
            <text:p>21.524</text:p>
          </table:table-cell>
          <table:table-cell office:value-type="float" office:value="1901.98447488584" calcext:value-type="float">
            <text:p>1902.0</text:p>
          </table:table-cell>
        </table:table-row>
        <table:table-row table:style-name="ro1">
          <table:table-cell office:value-type="float" office:value="1574411552.74085" calcext:value-type="float">
            <text:p>1574411552.74085</text:p>
          </table:table-cell>
          <table:table-cell table:style-name="ce1" table:formula="of:=[.A183]-[.A$2]" office:value-type="float" office:value="21.6273000240326" calcext:value-type="float">
            <text:p>21.627</text:p>
          </table:table-cell>
          <table:table-cell office:value-type="float" office:value="2428.20639269406" calcext:value-type="float">
            <text:p>2428.2</text:p>
          </table:table-cell>
        </table:table-row>
        <table:table-row table:style-name="ro1">
          <table:table-cell office:value-type="float" office:value="1574411552.844" calcext:value-type="float">
            <text:p>1574411552.844</text:p>
          </table:table-cell>
          <table:table-cell table:style-name="ce1" table:formula="of:=[.A184]-[.A$2]" office:value-type="float" office:value="21.7304501533508" calcext:value-type="float">
            <text:p>21.730</text:p>
          </table:table-cell>
          <table:table-cell office:value-type="float" office:value="3272.01187214612" calcext:value-type="float">
            <text:p>3272.0</text:p>
          </table:table-cell>
        </table:table-row>
        <table:table-row table:style-name="ro1">
          <table:table-cell office:value-type="float" office:value="1574411552.94714" calcext:value-type="float">
            <text:p>1574411552.94714</text:p>
          </table:table-cell>
          <table:table-cell table:style-name="ce1" table:formula="of:=[.A185]-[.A$2]" office:value-type="float" office:value="21.8335900306702" calcext:value-type="float">
            <text:p>21.834</text:p>
          </table:table-cell>
          <table:table-cell office:value-type="float" office:value="3403.44200913242" calcext:value-type="float">
            <text:p>3403.4</text:p>
          </table:table-cell>
        </table:table-row>
        <table:table-row table:style-name="ro1">
          <table:table-cell office:value-type="float" office:value="1574411553.05024" calcext:value-type="float">
            <text:p>1574411553.05024</text:p>
          </table:table-cell>
          <table:table-cell table:style-name="ce1" table:formula="of:=[.A186]-[.A$2]" office:value-type="float" office:value="21.9366900920868" calcext:value-type="float">
            <text:p>21.937</text:p>
          </table:table-cell>
          <table:table-cell office:value-type="float" office:value="3391.79269406393" calcext:value-type="float">
            <text:p>3391.8</text:p>
          </table:table-cell>
        </table:table-row>
        <table:table-row table:style-name="ro1">
          <table:table-cell office:value-type="float" office:value="1574411553.22108" calcext:value-type="float">
            <text:p>1574411553.22108</text:p>
          </table:table-cell>
          <table:table-cell table:style-name="ce1" table:formula="of:=[.A187]-[.A$2]" office:value-type="float" office:value="22.1075301170349" calcext:value-type="float">
            <text:p>22.108</text:p>
          </table:table-cell>
          <table:table-cell office:value-type="float" office:value="3437.39817351598" calcext:value-type="float">
            <text:p>3437.4</text:p>
          </table:table-cell>
        </table:table-row>
        <table:table-row table:style-name="ro1">
          <table:table-cell office:value-type="float" office:value="1574411553.32434" calcext:value-type="float">
            <text:p>1574411553.32434</text:p>
          </table:table-cell>
          <table:table-cell table:style-name="ce1" table:formula="of:=[.A188]-[.A$2]" office:value-type="float" office:value="22.2107901573181" calcext:value-type="float">
            <text:p>22.211</text:p>
          </table:table-cell>
          <table:table-cell office:value-type="float" office:value="3369.66118721461" calcext:value-type="float">
            <text:p>3369.7</text:p>
          </table:table-cell>
        </table:table-row>
        <table:table-row table:style-name="ro1">
          <table:table-cell office:value-type="float" office:value="1574411553.42754" calcext:value-type="float">
            <text:p>1574411553.42754</text:p>
          </table:table-cell>
          <table:table-cell table:style-name="ce1" table:formula="of:=[.A189]-[.A$2]" office:value-type="float" office:value="22.3139901161194" calcext:value-type="float">
            <text:p>22.314</text:p>
          </table:table-cell>
          <table:table-cell office:value-type="float" office:value="3435.06392694064" calcext:value-type="float">
            <text:p>3435.1</text:p>
          </table:table-cell>
        </table:table-row>
        <table:table-row table:style-name="ro1">
          <table:table-cell office:value-type="float" office:value="1574411553.53088" calcext:value-type="float">
            <text:p>1574411553.53088</text:p>
          </table:table-cell>
          <table:table-cell table:style-name="ce1" table:formula="of:=[.A190]-[.A$2]" office:value-type="float" office:value="22.4173300266266" calcext:value-type="float">
            <text:p>22.417</text:p>
          </table:table-cell>
          <table:table-cell office:value-type="float" office:value="3401.9296803653" calcext:value-type="float">
            <text:p>3401.9</text:p>
          </table:table-cell>
        </table:table-row>
        <table:table-row table:style-name="ro1">
          <table:table-cell office:value-type="float" office:value="1574411553.63407" calcext:value-type="float">
            <text:p>1574411553.63407</text:p>
          </table:table-cell>
          <table:table-cell table:style-name="ce1" table:formula="of:=[.A191]-[.A$2]" office:value-type="float" office:value="22.5205199718475" calcext:value-type="float">
            <text:p>22.521</text:p>
          </table:table-cell>
          <table:table-cell office:value-type="float" office:value="3401.79817351598" calcext:value-type="float">
            <text:p>3401.8</text:p>
          </table:table-cell>
        </table:table-row>
        <table:table-row table:style-name="ro1">
          <table:table-cell office:value-type="float" office:value="1574411553.73723" calcext:value-type="float">
            <text:p>1574411553.73723</text:p>
          </table:table-cell>
          <table:table-cell table:style-name="ce1" table:formula="of:=[.A192]-[.A$2]" office:value-type="float" office:value="22.6236801147461" calcext:value-type="float">
            <text:p>22.624</text:p>
          </table:table-cell>
          <table:table-cell office:value-type="float" office:value="3415.83926940639" calcext:value-type="float">
            <text:p>3415.8</text:p>
          </table:table-cell>
        </table:table-row>
        <table:table-row table:style-name="ro1">
          <table:table-cell office:value-type="float" office:value="1574411553.8404" calcext:value-type="float">
            <text:p>1574411553.8404</text:p>
          </table:table-cell>
          <table:table-cell table:style-name="ce1" table:formula="of:=[.A193]-[.A$2]" office:value-type="float" office:value="22.7268500328064" calcext:value-type="float">
            <text:p>22.727</text:p>
          </table:table-cell>
          <table:table-cell office:value-type="float" office:value="3378.60639269406" calcext:value-type="float">
            <text:p>3378.6</text:p>
          </table:table-cell>
        </table:table-row>
        <table:table-row table:style-name="ro1">
          <table:table-cell office:value-type="float" office:value="1574411553.94364" calcext:value-type="float">
            <text:p>1574411553.94364</text:p>
          </table:table-cell>
          <table:table-cell table:style-name="ce1" table:formula="of:=[.A194]-[.A$2]" office:value-type="float" office:value="22.830090045929" calcext:value-type="float">
            <text:p>22.830</text:p>
          </table:table-cell>
          <table:table-cell office:value-type="float" office:value="3409.53242009132" calcext:value-type="float">
            <text:p>3409.5</text:p>
          </table:table-cell>
        </table:table-row>
        <table:table-row table:style-name="ro1">
          <table:table-cell office:value-type="float" office:value="1574411554.04677" calcext:value-type="float">
            <text:p>1574411554.04677</text:p>
          </table:table-cell>
          <table:table-cell table:style-name="ce1" table:formula="of:=[.A195]-[.A$2]" office:value-type="float" office:value="22.9332201480865" calcext:value-type="float">
            <text:p>22.933</text:p>
          </table:table-cell>
          <table:table-cell office:value-type="float" office:value="3397.84200913242" calcext:value-type="float">
            <text:p>3397.8</text:p>
          </table:table-cell>
        </table:table-row>
        <table:table-row table:style-name="ro1">
          <table:table-cell office:value-type="float" office:value="1574411554.14992" calcext:value-type="float">
            <text:p>1574411554.14992</text:p>
          </table:table-cell>
          <table:table-cell table:style-name="ce1" table:formula="of:=[.A196]-[.A$2]" office:value-type="float" office:value="23.0363700389862" calcext:value-type="float">
            <text:p>23.036</text:p>
          </table:table-cell>
          <table:table-cell office:value-type="float" office:value="3406.72694063927" calcext:value-type="float">
            <text:p>3406.7</text:p>
          </table:table-cell>
        </table:table-row>
        <table:table-row table:style-name="ro1">
          <table:table-cell office:value-type="float" office:value="1574411554.31914" calcext:value-type="float">
            <text:p>1574411554.31914</text:p>
          </table:table-cell>
          <table:table-cell table:style-name="ce1" table:formula="of:=[.A197]-[.A$2]" office:value-type="float" office:value="23.2055900096893" calcext:value-type="float">
            <text:p>23.206</text:p>
          </table:table-cell>
          <table:table-cell office:value-type="float" office:value="3407.47488584475" calcext:value-type="float">
            <text:p>3407.5</text:p>
          </table:table-cell>
        </table:table-row>
        <table:table-row table:style-name="ro1">
          <table:table-cell office:value-type="float" office:value="1574411554.4225" calcext:value-type="float">
            <text:p>1574411554.4225</text:p>
          </table:table-cell>
          <table:table-cell table:style-name="ce1" table:formula="of:=[.A198]-[.A$2]" office:value-type="float" office:value="23.3089499473572" calcext:value-type="float">
            <text:p>23.309</text:p>
          </table:table-cell>
          <table:table-cell office:value-type="float" office:value="3410.77351598173" calcext:value-type="float">
            <text:p>3410.8</text:p>
          </table:table-cell>
        </table:table-row>
        <table:table-row table:style-name="ro1">
          <table:table-cell office:value-type="float" office:value="1574411554.5257" calcext:value-type="float">
            <text:p>1574411554.5257</text:p>
          </table:table-cell>
          <table:table-cell table:style-name="ce1" table:formula="of:=[.A199]-[.A$2]" office:value-type="float" office:value="23.412150144577" calcext:value-type="float">
            <text:p>23.412</text:p>
          </table:table-cell>
          <table:table-cell office:value-type="float" office:value="3406.51872146119" calcext:value-type="float">
            <text:p>3406.5</text:p>
          </table:table-cell>
        </table:table-row>
        <table:table-row table:style-name="ro1">
          <table:table-cell office:value-type="float" office:value="1574411554.62886" calcext:value-type="float">
            <text:p>1574411554.62886</text:p>
          </table:table-cell>
          <table:table-cell table:style-name="ce1" table:formula="of:=[.A200]-[.A$2]" office:value-type="float" office:value="23.515310049057" calcext:value-type="float">
            <text:p>23.515</text:p>
          </table:table-cell>
          <table:table-cell office:value-type="float" office:value="3404.77077625571" calcext:value-type="float">
            <text:p>3404.8</text:p>
          </table:table-cell>
        </table:table-row>
        <table:table-row table:style-name="ro1">
          <table:table-cell office:value-type="float" office:value="1574411554.73242" calcext:value-type="float">
            <text:p>1574411554.73242</text:p>
          </table:table-cell>
          <table:table-cell table:style-name="ce1" table:formula="of:=[.A201]-[.A$2]" office:value-type="float" office:value="23.6188700199127" calcext:value-type="float">
            <text:p>23.619</text:p>
          </table:table-cell>
          <table:table-cell office:value-type="float" office:value="3416.31872146119" calcext:value-type="float">
            <text:p>3416.3</text:p>
          </table:table-cell>
        </table:table-row>
        <table:table-row table:style-name="ro1">
          <table:table-cell office:value-type="float" office:value="1574411554.83562" calcext:value-type="float">
            <text:p>1574411554.83562</text:p>
          </table:table-cell>
          <table:table-cell table:style-name="ce1" table:formula="of:=[.A202]-[.A$2]" office:value-type="float" office:value="23.722069978714" calcext:value-type="float">
            <text:p>23.722</text:p>
          </table:table-cell>
          <table:table-cell office:value-type="float" office:value="3391.53789954338" calcext:value-type="float">
            <text:p>3391.5</text:p>
          </table:table-cell>
        </table:table-row>
        <table:table-row table:style-name="ro1">
          <table:table-cell office:value-type="float" office:value="1574411554.93877" calcext:value-type="float">
            <text:p>1574411554.93877</text:p>
          </table:table-cell>
          <table:table-cell table:style-name="ce1" table:formula="of:=[.A203]-[.A$2]" office:value-type="float" office:value="23.8252201080322" calcext:value-type="float">
            <text:p>23.825</text:p>
          </table:table-cell>
          <table:table-cell office:value-type="float" office:value="3416.52694063927" calcext:value-type="float">
            <text:p>3416.5</text:p>
          </table:table-cell>
        </table:table-row>
        <table:table-row table:style-name="ro1">
          <table:table-cell office:value-type="float" office:value="1574411555.04212" calcext:value-type="float">
            <text:p>1574411555.04212</text:p>
          </table:table-cell>
          <table:table-cell table:style-name="ce1" table:formula="of:=[.A204]-[.A$2]" office:value-type="float" office:value="23.9285700321197" calcext:value-type="float">
            <text:p>23.929</text:p>
          </table:table-cell>
          <table:table-cell office:value-type="float" office:value="3431.02831050228" calcext:value-type="float">
            <text:p>3431.0</text:p>
          </table:table-cell>
        </table:table-row>
        <table:table-row table:style-name="ro1">
          <table:table-cell office:value-type="float" office:value="1574411555.14527" calcext:value-type="float">
            <text:p>1574411555.14527</text:p>
          </table:table-cell>
          <table:table-cell table:style-name="ce1" table:formula="of:=[.A205]-[.A$2]" office:value-type="float" office:value="24.031720161438" calcext:value-type="float">
            <text:p>24.032</text:p>
          </table:table-cell>
          <table:table-cell office:value-type="float" office:value="3402.68858447489" calcext:value-type="float">
            <text:p>3402.7</text:p>
          </table:table-cell>
        </table:table-row>
        <table:table-row table:style-name="ro1">
          <table:table-cell office:value-type="float" office:value="1574411555.24838" calcext:value-type="float">
            <text:p>1574411555.24838</text:p>
          </table:table-cell>
          <table:table-cell table:style-name="ce1" table:formula="of:=[.A206]-[.A$2]" office:value-type="float" office:value="24.1348299980164" calcext:value-type="float">
            <text:p>24.135</text:p>
          </table:table-cell>
          <table:table-cell office:value-type="float" office:value="3409.75433789954" calcext:value-type="float">
            <text:p>3409.8</text:p>
          </table:table-cell>
        </table:table-row>
        <table:table-row table:style-name="ro1">
          <table:table-cell office:value-type="float" office:value="1574411555.41832" calcext:value-type="float">
            <text:p>1574411555.41832</text:p>
          </table:table-cell>
          <table:table-cell table:style-name="ce1" table:formula="of:=[.A207]-[.A$2]" office:value-type="float" office:value="24.3047699928284" calcext:value-type="float">
            <text:p>24.305</text:p>
          </table:table-cell>
          <table:table-cell office:value-type="float" office:value="3405.92146118721" calcext:value-type="float">
            <text:p>3405.9</text:p>
          </table:table-cell>
        </table:table-row>
        <table:table-row table:style-name="ro1">
          <table:table-cell office:value-type="float" office:value="1574411555.52158" calcext:value-type="float">
            <text:p>1574411555.52158</text:p>
          </table:table-cell>
          <table:table-cell table:style-name="ce1" table:formula="of:=[.A208]-[.A$2]" office:value-type="float" office:value="24.4080300331116" calcext:value-type="float">
            <text:p>24.408</text:p>
          </table:table-cell>
          <table:table-cell office:value-type="float" office:value="3393.25844748858" calcext:value-type="float">
            <text:p>3393.3</text:p>
          </table:table-cell>
        </table:table-row>
        <table:table-row table:style-name="ro1">
          <table:table-cell office:value-type="float" office:value="1574411555.62479" calcext:value-type="float">
            <text:p>1574411555.62479</text:p>
          </table:table-cell>
          <table:table-cell table:style-name="ce1" table:formula="of:=[.A209]-[.A$2]" office:value-type="float" office:value="24.5112400054932" calcext:value-type="float">
            <text:p>24.511</text:p>
          </table:table-cell>
          <table:table-cell office:value-type="float" office:value="3406.13242009132" calcext:value-type="float">
            <text:p>3406.1</text:p>
          </table:table-cell>
        </table:table-row>
        <table:table-row table:style-name="ro1">
          <table:table-cell office:value-type="float" office:value="1574411555.72848" calcext:value-type="float">
            <text:p>1574411555.72848</text:p>
          </table:table-cell>
          <table:table-cell table:style-name="ce1" table:formula="of:=[.A210]-[.A$2]" office:value-type="float" office:value="24.6149301528931" calcext:value-type="float">
            <text:p>24.615</text:p>
          </table:table-cell>
          <table:table-cell office:value-type="float" office:value="3435.55159817352" calcext:value-type="float">
            <text:p>3435.6</text:p>
          </table:table-cell>
        </table:table-row>
        <table:table-row table:style-name="ro1">
          <table:table-cell office:value-type="float" office:value="1574411555.83173" calcext:value-type="float">
            <text:p>1574411555.83173</text:p>
          </table:table-cell>
          <table:table-cell table:style-name="ce1" table:formula="of:=[.A211]-[.A$2]" office:value-type="float" office:value="24.7181799411774" calcext:value-type="float">
            <text:p>24.718</text:p>
          </table:table-cell>
          <table:table-cell office:value-type="float" office:value="3431.7296803653" calcext:value-type="float">
            <text:p>3431.7</text:p>
          </table:table-cell>
        </table:table-row>
        <table:table-row table:style-name="ro1">
          <table:table-cell office:value-type="float" office:value="1574411556.25732" calcext:value-type="float">
            <text:p>1574411556.25732</text:p>
          </table:table-cell>
          <table:table-cell table:style-name="ce1" table:formula="of:=[.A212]-[.A$2]" office:value-type="float" office:value="25.1437699794769" calcext:value-type="float">
            <text:p>25.144</text:p>
          </table:table-cell>
          <table:table-cell office:value-type="float" office:value="3415.37077625571" calcext:value-type="float">
            <text:p>3415.4</text:p>
          </table:table-cell>
        </table:table-row>
        <table:table-row table:style-name="ro1">
          <table:table-cell office:value-type="float" office:value="1574411556.39509" calcext:value-type="float">
            <text:p>1574411556.39509</text:p>
          </table:table-cell>
          <table:table-cell table:style-name="ce1" table:formula="of:=[.A213]-[.A$2]" office:value-type="float" office:value="25.2815401554108" calcext:value-type="float">
            <text:p>25.282</text:p>
          </table:table-cell>
          <table:table-cell office:value-type="float" office:value="3408.20091324201" calcext:value-type="float">
            <text:p>3408.2</text:p>
          </table:table-cell>
        </table:table-row>
        <table:table-row table:style-name="ro1">
          <table:table-cell office:value-type="float" office:value="1574411556.49657" calcext:value-type="float">
            <text:p>1574411556.49657</text:p>
          </table:table-cell>
          <table:table-cell table:style-name="ce1" table:formula="of:=[.A214]-[.A$2]" office:value-type="float" office:value="25.3830201625824" calcext:value-type="float">
            <text:p>25.383</text:p>
          </table:table-cell>
          <table:table-cell office:value-type="float" office:value="3405.31872146119" calcext:value-type="float">
            <text:p>3405.3</text:p>
          </table:table-cell>
        </table:table-row>
        <table:table-row table:style-name="ro1">
          <table:table-cell office:value-type="float" office:value="1574411556.59812" calcext:value-type="float">
            <text:p>1574411556.59812</text:p>
          </table:table-cell>
          <table:table-cell table:style-name="ce1" table:formula="of:=[.A215]-[.A$2]" office:value-type="float" office:value="25.4845700263977" calcext:value-type="float">
            <text:p>25.485</text:p>
          </table:table-cell>
          <table:table-cell office:value-type="float" office:value="3403.38173515982" calcext:value-type="float">
            <text:p>3403.4</text:p>
          </table:table-cell>
        </table:table-row>
        <table:table-row table:style-name="ro1">
          <table:table-cell office:value-type="float" office:value="1574411556.6996" calcext:value-type="float">
            <text:p>1574411556.6996</text:p>
          </table:table-cell>
          <table:table-cell table:style-name="ce1" table:formula="of:=[.A216]-[.A$2]" office:value-type="float" office:value="25.5860500335693" calcext:value-type="float">
            <text:p>25.586</text:p>
          </table:table-cell>
          <table:table-cell office:value-type="float" office:value="3401.94337899543" calcext:value-type="float">
            <text:p>3401.9</text:p>
          </table:table-cell>
        </table:table-row>
        <table:table-row table:style-name="ro1">
          <table:table-cell office:value-type="float" office:value="1574411556.80277" calcext:value-type="float">
            <text:p>1574411556.80277</text:p>
          </table:table-cell>
          <table:table-cell table:style-name="ce1" table:formula="of:=[.A217]-[.A$2]" office:value-type="float" office:value="25.6892199516296" calcext:value-type="float">
            <text:p>25.689</text:p>
          </table:table-cell>
          <table:table-cell office:value-type="float" office:value="3411.58173515982" calcext:value-type="float">
            <text:p>3411.6</text:p>
          </table:table-cell>
        </table:table-row>
        <table:table-row table:style-name="ro1">
          <table:table-cell office:value-type="float" office:value="1574411556.90592" calcext:value-type="float">
            <text:p>1574411556.90592</text:p>
          </table:table-cell>
          <table:table-cell table:style-name="ce1" table:formula="of:=[.A218]-[.A$2]" office:value-type="float" office:value="25.7923700809479" calcext:value-type="float">
            <text:p>25.792</text:p>
          </table:table-cell>
          <table:table-cell office:value-type="float" office:value="3418.69406392694" calcext:value-type="float">
            <text:p>3418.7</text:p>
          </table:table-cell>
        </table:table-row>
        <table:table-row table:style-name="ro1">
          <table:table-cell office:value-type="float" office:value="1574411557.00902" calcext:value-type="float">
            <text:p>1574411557.00902</text:p>
          </table:table-cell>
          <table:table-cell table:style-name="ce1" table:formula="of:=[.A219]-[.A$2]" office:value-type="float" office:value="25.8954701423645" calcext:value-type="float">
            <text:p>25.895</text:p>
          </table:table-cell>
          <table:table-cell office:value-type="float" office:value="3390.14611872146" calcext:value-type="float">
            <text:p>3390.1</text:p>
          </table:table-cell>
        </table:table-row>
        <table:table-row table:style-name="ro1">
          <table:table-cell office:value-type="float" office:value="1574411557.11227" calcext:value-type="float">
            <text:p>1574411557.11227</text:p>
          </table:table-cell>
          <table:table-cell table:style-name="ce1" table:formula="of:=[.A220]-[.A$2]" office:value-type="float" office:value="25.9987201690674" calcext:value-type="float">
            <text:p>25.999</text:p>
          </table:table-cell>
          <table:table-cell office:value-type="float" office:value="3401.04200913242" calcext:value-type="float">
            <text:p>3401.0</text:p>
          </table:table-cell>
        </table:table-row>
        <table:table-row table:style-name="ro1">
          <table:table-cell office:value-type="float" office:value="1574411557.2154" calcext:value-type="float">
            <text:p>1574411557.2154</text:p>
          </table:table-cell>
          <table:table-cell table:style-name="ce1" table:formula="of:=[.A221]-[.A$2]" office:value-type="float" office:value="26.1018500328064" calcext:value-type="float">
            <text:p>26.102</text:p>
          </table:table-cell>
          <table:table-cell office:value-type="float" office:value="3423.79817351598" calcext:value-type="float">
            <text:p>3423.8</text:p>
          </table:table-cell>
        </table:table-row>
        <table:table-row table:style-name="ro1">
          <table:table-cell office:value-type="float" office:value="1574411557.3185" calcext:value-type="float">
            <text:p>1574411557.3185</text:p>
          </table:table-cell>
          <table:table-cell table:style-name="ce1" table:formula="of:=[.A222]-[.A$2]" office:value-type="float" office:value="26.204950094223" calcext:value-type="float">
            <text:p>26.205</text:p>
          </table:table-cell>
          <table:table-cell office:value-type="float" office:value="3415.94337899543" calcext:value-type="float">
            <text:p>3415.9</text:p>
          </table:table-cell>
        </table:table-row>
        <table:table-row table:style-name="ro1">
          <table:table-cell office:value-type="float" office:value="1574411557.48784" calcext:value-type="float">
            <text:p>1574411557.48784</text:p>
          </table:table-cell>
          <table:table-cell table:style-name="ce1" table:formula="of:=[.A223]-[.A$2]" office:value-type="float" office:value="26.3742899894714" calcext:value-type="float">
            <text:p>26.374</text:p>
          </table:table-cell>
          <table:table-cell office:value-type="float" office:value="3403.2502283105" calcext:value-type="float">
            <text:p>3403.3</text:p>
          </table:table-cell>
        </table:table-row>
        <table:table-row table:style-name="ro1">
          <table:table-cell office:value-type="float" office:value="1574411557.59113" calcext:value-type="float">
            <text:p>1574411557.59113</text:p>
          </table:table-cell>
          <table:table-cell table:style-name="ce1" table:formula="of:=[.A224]-[.A$2]" office:value-type="float" office:value="26.4775800704956" calcext:value-type="float">
            <text:p>26.478</text:p>
          </table:table-cell>
          <table:table-cell office:value-type="float" office:value="3417.84200913242" calcext:value-type="float">
            <text:p>3417.8</text:p>
          </table:table-cell>
        </table:table-row>
        <table:table-row table:style-name="ro1">
          <table:table-cell office:value-type="float" office:value="1574411557.69429" calcext:value-type="float">
            <text:p>1574411557.69429</text:p>
          </table:table-cell>
          <table:table-cell table:style-name="ce1" table:formula="of:=[.A225]-[.A$2]" office:value-type="float" office:value="26.5807399749756" calcext:value-type="float">
            <text:p>26.581</text:p>
          </table:table-cell>
          <table:table-cell office:value-type="float" office:value="3406.80913242009" calcext:value-type="float">
            <text:p>3406.8</text:p>
          </table:table-cell>
        </table:table-row>
        <table:table-row table:style-name="ro1">
          <table:table-cell office:value-type="float" office:value="1574411557.79772" calcext:value-type="float">
            <text:p>1574411557.79772</text:p>
          </table:table-cell>
          <table:table-cell table:style-name="ce1" table:formula="of:=[.A226]-[.A$2]" office:value-type="float" office:value="26.6841700077057" calcext:value-type="float">
            <text:p>26.684</text:p>
          </table:table-cell>
          <table:table-cell office:value-type="float" office:value="3413.70502283105" calcext:value-type="float">
            <text:p>3413.7</text:p>
          </table:table-cell>
        </table:table-row>
        <table:table-row table:style-name="ro1">
          <table:table-cell office:value-type="float" office:value="1574411557.9011" calcext:value-type="float">
            <text:p>1574411557.9011</text:p>
          </table:table-cell>
          <table:table-cell table:style-name="ce1" table:formula="of:=[.A227]-[.A$2]" office:value-type="float" office:value="26.7875499725342" calcext:value-type="float">
            <text:p>26.788</text:p>
          </table:table-cell>
          <table:table-cell office:value-type="float" office:value="3422.55707762557" calcext:value-type="float">
            <text:p>3422.6</text:p>
          </table:table-cell>
        </table:table-row>
        <table:table-row table:style-name="ro1">
          <table:table-cell office:value-type="float" office:value="1574411558.28925" calcext:value-type="float">
            <text:p>1574411558.28925</text:p>
          </table:table-cell>
          <table:table-cell table:style-name="ce1" table:formula="of:=[.A228]-[.A$2]" office:value-type="float" office:value="27.1756999492645" calcext:value-type="float">
            <text:p>27.176</text:p>
          </table:table-cell>
          <table:table-cell office:value-type="float" office:value="3474.61461187215" calcext:value-type="float">
            <text:p>3474.6</text:p>
          </table:table-cell>
        </table:table-row>
        <table:table-row table:style-name="ro1">
          <table:table-cell office:value-type="float" office:value="1574411558.39077" calcext:value-type="float">
            <text:p>1574411558.39077</text:p>
          </table:table-cell>
          <table:table-cell table:style-name="ce1" table:formula="of:=[.A229]-[.A$2]" office:value-type="float" office:value="27.2772200107574" calcext:value-type="float">
            <text:p>27.277</text:p>
          </table:table-cell>
          <table:table-cell office:value-type="float" office:value="3560.299543379" calcext:value-type="float">
            <text:p>3560.3</text:p>
          </table:table-cell>
        </table:table-row>
        <table:table-row table:style-name="ro1">
          <table:table-cell office:value-type="float" office:value="1574411558.52844" calcext:value-type="float">
            <text:p>1574411558.52844</text:p>
          </table:table-cell>
          <table:table-cell table:style-name="ce1" table:formula="of:=[.A230]-[.A$2]" office:value-type="float" office:value="27.4148900508881" calcext:value-type="float">
            <text:p>27.415</text:p>
          </table:table-cell>
          <table:table-cell office:value-type="float" office:value="3882.099543379" calcext:value-type="float">
            <text:p>3882.1</text:p>
          </table:table-cell>
        </table:table-row>
        <table:table-row table:style-name="ro1">
          <table:table-cell office:value-type="float" office:value="1574411558.63022" calcext:value-type="float">
            <text:p>1574411558.63022</text:p>
          </table:table-cell>
          <table:table-cell table:style-name="ce1" table:formula="of:=[.A231]-[.A$2]" office:value-type="float" office:value="27.5166699886322" calcext:value-type="float">
            <text:p>27.517</text:p>
          </table:table-cell>
          <table:table-cell office:value-type="float" office:value="4529.88584474886" calcext:value-type="float">
            <text:p>4529.9</text:p>
          </table:table-cell>
        </table:table-row>
        <table:table-row table:style-name="ro1">
          <table:table-cell office:value-type="float" office:value="1574411558.7318" calcext:value-type="float">
            <text:p>1574411558.7318</text:p>
          </table:table-cell>
          <table:table-cell table:style-name="ce1" table:formula="of:=[.A232]-[.A$2]" office:value-type="float" office:value="27.6182501316071" calcext:value-type="float">
            <text:p>27.618</text:p>
          </table:table-cell>
          <table:table-cell office:value-type="float" office:value="5871.15159817351" calcext:value-type="float">
            <text:p>5871.2</text:p>
          </table:table-cell>
        </table:table-row>
        <table:table-row table:style-name="ro1">
          <table:table-cell office:value-type="float" office:value="1574411558.83387" calcext:value-type="float">
            <text:p>1574411558.83387</text:p>
          </table:table-cell>
          <table:table-cell table:style-name="ce1" table:formula="of:=[.A233]-[.A$2]" office:value-type="float" office:value="27.7203199863434" calcext:value-type="float">
            <text:p>27.720</text:p>
          </table:table-cell>
          <table:table-cell office:value-type="float" office:value="4861.51872146119" calcext:value-type="float">
            <text:p>4861.5</text:p>
          </table:table-cell>
        </table:table-row>
        <table:table-row table:style-name="ro1">
          <table:table-cell office:value-type="float" office:value="1574411558.98854" calcext:value-type="float">
            <text:p>1574411558.98854</text:p>
          </table:table-cell>
          <table:table-cell table:style-name="ce1" table:formula="of:=[.A234]-[.A$2]" office:value-type="float" office:value="27.8749899864197" calcext:value-type="float">
            <text:p>27.875</text:p>
          </table:table-cell>
          <table:table-cell office:value-type="float" office:value="7177.11324200913" calcext:value-type="float">
            <text:p>7177.1</text:p>
          </table:table-cell>
        </table:table-row>
        <table:table-row table:style-name="ro1">
          <table:table-cell office:value-type="float" office:value="1574411559.09179" calcext:value-type="float">
            <text:p>1574411559.09179</text:p>
          </table:table-cell>
          <table:table-cell table:style-name="ce1" table:formula="of:=[.A235]-[.A$2]" office:value-type="float" office:value="27.9782400131226" calcext:value-type="float">
            <text:p>27.978</text:p>
          </table:table-cell>
          <table:table-cell office:value-type="float" office:value="10666.6091324201" calcext:value-type="float">
            <text:p>10666.6</text:p>
          </table:table-cell>
        </table:table-row>
        <table:table-row table:style-name="ro1">
          <table:table-cell office:value-type="float" office:value="1574411559.51736" calcext:value-type="float">
            <text:p>1574411559.51736</text:p>
          </table:table-cell>
          <table:table-cell table:style-name="ce1" table:formula="of:=[.A236]-[.A$2]" office:value-type="float" office:value="28.4038100242615" calcext:value-type="float">
            <text:p>28.404</text:p>
          </table:table-cell>
          <table:table-cell office:value-type="float" office:value="11509.1296803653" calcext:value-type="float">
            <text:p>11509.1</text:p>
          </table:table-cell>
        </table:table-row>
        <table:table-row table:style-name="ro1">
          <table:table-cell office:value-type="float" office:value="1574411559.65549" calcext:value-type="float">
            <text:p>1574411559.65549</text:p>
          </table:table-cell>
          <table:table-cell table:style-name="ce1" table:formula="of:=[.A237]-[.A$2]" office:value-type="float" office:value="28.5419399738312" calcext:value-type="float">
            <text:p>28.542</text:p>
          </table:table-cell>
          <table:table-cell office:value-type="float" office:value="12758.5789954338" calcext:value-type="float">
            <text:p>12758.6</text:p>
          </table:table-cell>
        </table:table-row>
        <table:table-row table:style-name="ro1">
          <table:table-cell office:value-type="float" office:value="1574411559.75692" calcext:value-type="float">
            <text:p>1574411559.75692</text:p>
          </table:table-cell>
          <table:table-cell table:style-name="ce1" table:formula="of:=[.A238]-[.A$2]" office:value-type="float" office:value="28.6433701515198" calcext:value-type="float">
            <text:p>28.643</text:p>
          </table:table-cell>
          <table:table-cell office:value-type="float" office:value="13071.603652968" calcext:value-type="float">
            <text:p>13071.6</text:p>
          </table:table-cell>
        </table:table-row>
        <table:table-row table:style-name="ro1">
          <table:table-cell office:value-type="float" office:value="1574411559.85838" calcext:value-type="float">
            <text:p>1574411559.85838</text:p>
          </table:table-cell>
          <table:table-cell table:style-name="ce1" table:formula="of:=[.A239]-[.A$2]" office:value-type="float" office:value="28.7448301315308" calcext:value-type="float">
            <text:p>28.745</text:p>
          </table:table-cell>
          <table:table-cell office:value-type="float" office:value="13352.8146118721" calcext:value-type="float">
            <text:p>13352.8</text:p>
          </table:table-cell>
        </table:table-row>
        <table:table-row table:style-name="ro1">
          <table:table-cell office:value-type="float" office:value="1574411559.95981" calcext:value-type="float">
            <text:p>1574411559.95981</text:p>
          </table:table-cell>
          <table:table-cell table:style-name="ce1" table:formula="of:=[.A240]-[.A$2]" office:value-type="float" office:value="28.8462600708008" calcext:value-type="float">
            <text:p>28.846</text:p>
          </table:table-cell>
          <table:table-cell office:value-type="float" office:value="13729.5378995434" calcext:value-type="float">
            <text:p>13729.5</text:p>
          </table:table-cell>
        </table:table-row>
        <table:table-row table:style-name="ro1">
          <table:table-cell office:value-type="float" office:value="1574411560.06293" calcext:value-type="float">
            <text:p>1574411560.06293</text:p>
          </table:table-cell>
          <table:table-cell table:style-name="ce1" table:formula="of:=[.A241]-[.A$2]" office:value-type="float" office:value="28.949380159378" calcext:value-type="float">
            <text:p>28.949</text:p>
          </table:table-cell>
          <table:table-cell office:value-type="float" office:value="13924.3735159817" calcext:value-type="float">
            <text:p>13924.4</text:p>
          </table:table-cell>
        </table:table-row>
        <table:table-row table:style-name="ro1">
          <table:table-cell office:value-type="float" office:value="1574411560.16608" calcext:value-type="float">
            <text:p>1574411560.16608</text:p>
          </table:table-cell>
          <table:table-cell table:style-name="ce1" table:formula="of:=[.A242]-[.A$2]" office:value-type="float" office:value="29.0525300502777" calcext:value-type="float">
            <text:p>29.053</text:p>
          </table:table-cell>
          <table:table-cell office:value-type="float" office:value="13995.3433789954" calcext:value-type="float">
            <text:p>13995.3</text:p>
          </table:table-cell>
        </table:table-row>
        <table:table-row table:style-name="ro1">
          <table:table-cell office:value-type="float" office:value="1574411560.26917" calcext:value-type="float">
            <text:p>1574411560.26917</text:p>
          </table:table-cell>
          <table:table-cell table:style-name="ce1" table:formula="of:=[.A243]-[.A$2]" office:value-type="float" office:value="29.155620098114" calcext:value-type="float">
            <text:p>29.156</text:p>
          </table:table-cell>
          <table:table-cell office:value-type="float" office:value="14094.0557077626" calcext:value-type="float">
            <text:p>14094.1</text:p>
          </table:table-cell>
        </table:table-row>
        <table:table-row table:style-name="ro1">
          <table:table-cell office:value-type="float" office:value="1574411560.37245" calcext:value-type="float">
            <text:p>1574411560.37245</text:p>
          </table:table-cell>
          <table:table-cell table:style-name="ce1" table:formula="of:=[.A244]-[.A$2]" office:value-type="float" office:value="29.2589001655579" calcext:value-type="float">
            <text:p>29.259</text:p>
          </table:table-cell>
          <table:table-cell office:value-type="float" office:value="14398.3762557078" calcext:value-type="float">
            <text:p>14398.4</text:p>
          </table:table-cell>
        </table:table-row>
        <table:table-row table:style-name="ro1">
          <table:table-cell office:value-type="float" office:value="1574411560.47572" calcext:value-type="float">
            <text:p>1574411560.47572</text:p>
          </table:table-cell>
          <table:table-cell table:style-name="ce1" table:formula="of:=[.A245]-[.A$2]" office:value-type="float" office:value="29.3621699810028" calcext:value-type="float">
            <text:p>29.362</text:p>
          </table:table-cell>
          <table:table-cell office:value-type="float" office:value="14158.6885844749" calcext:value-type="float">
            <text:p>14158.7</text:p>
          </table:table-cell>
        </table:table-row>
        <table:table-row table:style-name="ro1">
          <table:table-cell office:value-type="float" office:value="1574411560.57891" calcext:value-type="float">
            <text:p>1574411560.57891</text:p>
          </table:table-cell>
          <table:table-cell table:style-name="ce1" table:formula="of:=[.A246]-[.A$2]" office:value-type="float" office:value="29.4653601646423" calcext:value-type="float">
            <text:p>29.465</text:p>
          </table:table-cell>
          <table:table-cell office:value-type="float" office:value="14172.6255707763" calcext:value-type="float">
            <text:p>14172.6</text:p>
          </table:table-cell>
        </table:table-row>
        <table:table-row table:style-name="ro1">
          <table:table-cell office:value-type="float" office:value="1574411560.75025" calcext:value-type="float">
            <text:p>1574411560.75025</text:p>
          </table:table-cell>
          <table:table-cell table:style-name="ce1" table:formula="of:=[.A247]-[.A$2]" office:value-type="float" office:value="29.6367001533508" calcext:value-type="float">
            <text:p>29.637</text:p>
          </table:table-cell>
          <table:table-cell office:value-type="float" office:value="14272.302283105" calcext:value-type="float">
            <text:p>14272.3</text:p>
          </table:table-cell>
        </table:table-row>
        <table:table-row table:style-name="ro1">
          <table:table-cell office:value-type="float" office:value="1574411560.85356" calcext:value-type="float">
            <text:p>1574411560.85356</text:p>
          </table:table-cell>
          <table:table-cell table:style-name="ce1" table:formula="of:=[.A248]-[.A$2]" office:value-type="float" office:value="29.7400100231171" calcext:value-type="float">
            <text:p>29.740</text:p>
          </table:table-cell>
          <table:table-cell office:value-type="float" office:value="14370.2748858448" calcext:value-type="float">
            <text:p>14370.3</text:p>
          </table:table-cell>
        </table:table-row>
        <table:table-row table:style-name="ro1">
          <table:table-cell office:value-type="float" office:value="1574411560.95672" calcext:value-type="float">
            <text:p>1574411560.95672</text:p>
          </table:table-cell>
          <table:table-cell table:style-name="ce1" table:formula="of:=[.A249]-[.A$2]" office:value-type="float" office:value="29.8431701660156" calcext:value-type="float">
            <text:p>29.843</text:p>
          </table:table-cell>
          <table:table-cell office:value-type="float" office:value="14554.3269406393" calcext:value-type="float">
            <text:p>14554.3</text:p>
          </table:table-cell>
        </table:table-row>
        <table:table-row table:style-name="ro1">
          <table:table-cell office:value-type="float" office:value="1574411561.05991" calcext:value-type="float">
            <text:p>1574411561.05991</text:p>
          </table:table-cell>
          <table:table-cell table:style-name="ce1" table:formula="of:=[.A250]-[.A$2]" office:value-type="float" office:value="29.9463601112366" calcext:value-type="float">
            <text:p>29.946</text:p>
          </table:table-cell>
          <table:table-cell office:value-type="float" office:value="14706.3762557078" calcext:value-type="float">
            <text:p>14706.4</text:p>
          </table:table-cell>
        </table:table-row>
        <table:table-row table:style-name="ro1">
          <table:table-cell office:value-type="float" office:value="1574411561.39629" calcext:value-type="float">
            <text:p>1574411561.39629</text:p>
          </table:table-cell>
          <table:table-cell table:style-name="ce1" table:formula="of:=[.A251]-[.A$2]" office:value-type="float" office:value="30.2827401161194" calcext:value-type="float">
            <text:p>30.283</text:p>
          </table:table-cell>
          <table:table-cell office:value-type="float" office:value="14948.3735159817" calcext:value-type="float">
            <text:p>14948.4</text:p>
          </table:table-cell>
        </table:table-row>
        <table:table-row table:style-name="ro1">
          <table:table-cell office:value-type="float" office:value="1574411561.49776" calcext:value-type="float">
            <text:p>1574411561.49776</text:p>
          </table:table-cell>
          <table:table-cell table:style-name="ce1" table:formula="of:=[.A252]-[.A$2]" office:value-type="float" office:value="30.3842101097107" calcext:value-type="float">
            <text:p>30.384</text:p>
          </table:table-cell>
          <table:table-cell office:value-type="float" office:value="14892.8721461187" calcext:value-type="float">
            <text:p>14892.9</text:p>
          </table:table-cell>
        </table:table-row>
        <table:table-row table:style-name="ro1">
          <table:table-cell office:value-type="float" office:value="1574411561.59919" calcext:value-type="float">
            <text:p>1574411561.59919</text:p>
          </table:table-cell>
          <table:table-cell table:style-name="ce1" table:formula="of:=[.A253]-[.A$2]" office:value-type="float" office:value="30.4856400489807" calcext:value-type="float">
            <text:p>30.486</text:p>
          </table:table-cell>
          <table:table-cell office:value-type="float" office:value="14853.7598173516" calcext:value-type="float">
            <text:p>14853.8</text:p>
          </table:table-cell>
        </table:table-row>
        <table:table-row table:style-name="ro1">
          <table:table-cell office:value-type="float" office:value="1574411561.73821" calcext:value-type="float">
            <text:p>1574411561.73821</text:p>
          </table:table-cell>
          <table:table-cell table:style-name="ce1" table:formula="of:=[.A254]-[.A$2]" office:value-type="float" office:value="30.6246600151062" calcext:value-type="float">
            <text:p>30.625</text:p>
          </table:table-cell>
          <table:table-cell office:value-type="float" office:value="14568.096803653" calcext:value-type="float">
            <text:p>14568.1</text:p>
          </table:table-cell>
        </table:table-row>
        <table:table-row table:style-name="ro1">
          <table:table-cell office:value-type="float" office:value="1574411561.83969" calcext:value-type="float">
            <text:p>1574411561.83969</text:p>
          </table:table-cell>
          <table:table-cell table:style-name="ce1" table:formula="of:=[.A255]-[.A$2]" office:value-type="float" office:value="30.7261400222778" calcext:value-type="float">
            <text:p>30.726</text:p>
          </table:table-cell>
          <table:table-cell office:value-type="float" office:value="14329.9378995434" calcext:value-type="float">
            <text:p>14329.9</text:p>
          </table:table-cell>
        </table:table-row>
        <table:table-row table:style-name="ro1">
          <table:table-cell office:value-type="float" office:value="1574411561.94209" calcext:value-type="float">
            <text:p>1574411561.94209</text:p>
          </table:table-cell>
          <table:table-cell table:style-name="ce1" table:formula="of:=[.A256]-[.A$2]" office:value-type="float" office:value="30.8285400867462" calcext:value-type="float">
            <text:p>30.829</text:p>
          </table:table-cell>
          <table:table-cell office:value-type="float" office:value="14179.1461187215" calcext:value-type="float">
            <text:p>14179.1</text:p>
          </table:table-cell>
        </table:table-row>
        <table:table-row table:style-name="ro1">
          <table:table-cell office:value-type="float" office:value="1574411562.04528" calcext:value-type="float">
            <text:p>1574411562.04528</text:p>
          </table:table-cell>
          <table:table-cell table:style-name="ce1" table:formula="of:=[.A257]-[.A$2]" office:value-type="float" office:value="30.9317300319672" calcext:value-type="float">
            <text:p>30.932</text:p>
          </table:table-cell>
          <table:table-cell office:value-type="float" office:value="13915.8118721461" calcext:value-type="float">
            <text:p>13915.8</text:p>
          </table:table-cell>
        </table:table-row>
        <table:table-row table:style-name="ro1">
          <table:table-cell office:value-type="float" office:value="1574411562.1484" calcext:value-type="float">
            <text:p>1574411562.1484</text:p>
          </table:table-cell>
          <table:table-cell table:style-name="ce1" table:formula="of:=[.A258]-[.A$2]" office:value-type="float" office:value="31.0348501205444" calcext:value-type="float">
            <text:p>31.035</text:p>
          </table:table-cell>
          <table:table-cell office:value-type="float" office:value="13725.1735159817" calcext:value-type="float">
            <text:p>13725.2</text:p>
          </table:table-cell>
        </table:table-row>
        <table:table-row table:style-name="ro1">
          <table:table-cell office:value-type="float" office:value="1574411562.25193" calcext:value-type="float">
            <text:p>1574411562.25193</text:p>
          </table:table-cell>
          <table:table-cell table:style-name="ce1" table:formula="of:=[.A259]-[.A$2]" office:value-type="float" office:value="31.1383800506592" calcext:value-type="float">
            <text:p>31.138</text:p>
          </table:table-cell>
          <table:table-cell office:value-type="float" office:value="15811.0283105023" calcext:value-type="float">
            <text:p>15811.0</text:p>
          </table:table-cell>
        </table:table-row>
        <table:table-row table:style-name="ro1">
          <table:table-cell office:value-type="float" office:value="1574411562.67714" calcext:value-type="float">
            <text:p>1574411562.67714</text:p>
          </table:table-cell>
          <table:table-cell table:style-name="ce1" table:formula="of:=[.A260]-[.A$2]" office:value-type="float" office:value="31.5635900497436" calcext:value-type="float">
            <text:p>31.564</text:p>
          </table:table-cell>
          <table:table-cell office:value-type="float" office:value="13167.0858447489" calcext:value-type="float">
            <text:p>13167.1</text:p>
          </table:table-cell>
        </table:table-row>
        <table:table-row table:style-name="ro1">
          <table:table-cell office:value-type="float" office:value="1574411562.81592" calcext:value-type="float">
            <text:p>1574411562.81592</text:p>
          </table:table-cell>
          <table:table-cell table:style-name="ce1" table:formula="of:=[.A261]-[.A$2]" office:value-type="float" office:value="31.7023701667786" calcext:value-type="float">
            <text:p>31.702</text:p>
          </table:table-cell>
          <table:table-cell office:value-type="float" office:value="11273.4310502283" calcext:value-type="float">
            <text:p>11273.4</text:p>
          </table:table-cell>
        </table:table-row>
        <table:table-row table:style-name="ro1">
          <table:table-cell office:value-type="float" office:value="1574411562.91739" calcext:value-type="float">
            <text:p>1574411562.91739</text:p>
          </table:table-cell>
          <table:table-cell table:style-name="ce1" table:formula="of:=[.A262]-[.A$2]" office:value-type="float" office:value="31.8038401603699" calcext:value-type="float">
            <text:p>31.804</text:p>
          </table:table-cell>
          <table:table-cell office:value-type="float" office:value="10013.6639269406" calcext:value-type="float">
            <text:p>10013.7</text:p>
          </table:table-cell>
        </table:table-row>
        <table:table-row table:style-name="ro1">
          <table:table-cell office:value-type="float" office:value="1574411563.01884" calcext:value-type="float">
            <text:p>1574411563.01884</text:p>
          </table:table-cell>
          <table:table-cell table:style-name="ce1" table:formula="of:=[.A263]-[.A$2]" office:value-type="float" office:value="31.9052901268005" calcext:value-type="float">
            <text:p>31.905</text:p>
          </table:table-cell>
          <table:table-cell office:value-type="float" office:value="7804.78447488585" calcext:value-type="float">
            <text:p>7804.8</text:p>
          </table:table-cell>
        </table:table-row>
        <table:table-row table:style-name="ro1">
          <table:table-cell office:value-type="float" office:value="1574411563.12025" calcext:value-type="float">
            <text:p>1574411563.12025</text:p>
          </table:table-cell>
          <table:table-cell table:style-name="ce1" table:formula="of:=[.A264]-[.A$2]" office:value-type="float" office:value="32.0067000389099" calcext:value-type="float">
            <text:p>32.007</text:p>
          </table:table-cell>
          <table:table-cell office:value-type="float" office:value="5854.59543378996" calcext:value-type="float">
            <text:p>5854.6</text:p>
          </table:table-cell>
        </table:table-row>
        <table:table-row table:style-name="ro1">
          <table:table-cell office:value-type="float" office:value="1574411563.22228" calcext:value-type="float">
            <text:p>1574411563.22228</text:p>
          </table:table-cell>
          <table:table-cell table:style-name="ce1" table:formula="of:=[.A265]-[.A$2]" office:value-type="float" office:value="32.1087300777435" calcext:value-type="float">
            <text:p>32.109</text:p>
          </table:table-cell>
          <table:table-cell office:value-type="float" office:value="4284.54337899543" calcext:value-type="float">
            <text:p>4284.5</text:p>
          </table:table-cell>
        </table:table-row>
        <table:table-row table:style-name="ro1">
          <table:table-cell office:value-type="float" office:value="1574411563.32547" calcext:value-type="float">
            <text:p>1574411563.32547</text:p>
          </table:table-cell>
          <table:table-cell table:style-name="ce1" table:formula="of:=[.A266]-[.A$2]" office:value-type="float" office:value="32.2119200229645" calcext:value-type="float">
            <text:p>32.212</text:p>
          </table:table-cell>
          <table:table-cell office:value-type="float" office:value="3761.54885844749" calcext:value-type="float">
            <text:p>3761.5</text:p>
          </table:table-cell>
        </table:table-row>
        <table:table-row table:style-name="ro1">
          <table:table-cell office:value-type="float" office:value="1574411563.42865" calcext:value-type="float">
            <text:p>1574411563.42865</text:p>
          </table:table-cell>
          <table:table-cell table:style-name="ce1" table:formula="of:=[.A267]-[.A$2]" office:value-type="float" office:value="32.3150999546051" calcext:value-type="float">
            <text:p>32.315</text:p>
          </table:table-cell>
          <table:table-cell office:value-type="float" office:value="3447.80639269406" calcext:value-type="float">
            <text:p>3447.8</text:p>
          </table:table-cell>
        </table:table-row>
        <table:table-row table:style-name="ro1">
          <table:table-cell office:value-type="float" office:value="1574411563.53191" calcext:value-type="float">
            <text:p>1574411563.53191</text:p>
          </table:table-cell>
          <table:table-cell table:style-name="ce1" table:formula="of:=[.A268]-[.A$2]" office:value-type="float" office:value="32.4183599948883" calcext:value-type="float">
            <text:p>32.418</text:p>
          </table:table-cell>
          <table:table-cell office:value-type="float" office:value="3345.07214611872" calcext:value-type="float">
            <text:p>3345.1</text:p>
          </table:table-cell>
        </table:table-row>
        <table:table-row table:style-name="ro1">
          <table:table-cell office:value-type="float" office:value="1574411563.63506" calcext:value-type="float">
            <text:p>1574411563.63506</text:p>
          </table:table-cell>
          <table:table-cell table:style-name="ce1" table:formula="of:=[.A269]-[.A$2]" office:value-type="float" office:value="32.5215101242065" calcext:value-type="float">
            <text:p>32.522</text:p>
          </table:table-cell>
          <table:table-cell office:value-type="float" office:value="3386.95159817352" calcext:value-type="float">
            <text:p>3387.0</text:p>
          </table:table-cell>
        </table:table-row>
        <table:table-row table:style-name="ro1">
          <table:table-cell office:value-type="float" office:value="1574411563.7385" calcext:value-type="float">
            <text:p>1574411563.7385</text:p>
          </table:table-cell>
          <table:table-cell table:style-name="ce1" table:formula="of:=[.A270]-[.A$2]" office:value-type="float" office:value="32.624950170517" calcext:value-type="float">
            <text:p>32.625</text:p>
          </table:table-cell>
          <table:table-cell office:value-type="float" office:value="3386.28858447489" calcext:value-type="float">
            <text:p>3386.3</text:p>
          </table:table-cell>
        </table:table-row>
        <table:table-row table:style-name="ro1">
          <table:table-cell office:value-type="float" office:value="1574411563.91738" calcext:value-type="float">
            <text:p>1574411563.91738</text:p>
          </table:table-cell>
          <table:table-cell table:style-name="ce1" table:formula="of:=[.A271]-[.A$2]" office:value-type="float" office:value="32.8038301467895" calcext:value-type="float">
            <text:p>32.804</text:p>
          </table:table-cell>
          <table:table-cell office:value-type="float" office:value="3474.62831050228" calcext:value-type="float">
            <text:p>3474.6</text:p>
          </table:table-cell>
        </table:table-row>
        <table:table-row table:style-name="ro1">
          <table:table-cell office:value-type="float" office:value="1574411564.02074" calcext:value-type="float">
            <text:p>1574411564.02074</text:p>
          </table:table-cell>
          <table:table-cell table:style-name="ce1" table:formula="of:=[.A272]-[.A$2]" office:value-type="float" office:value="32.9071900844574" calcext:value-type="float">
            <text:p>32.907</text:p>
          </table:table-cell>
          <table:table-cell office:value-type="float" office:value="3657.19543378995" calcext:value-type="float">
            <text:p>3657.2</text:p>
          </table:table-cell>
        </table:table-row>
        <table:table-row table:style-name="ro1">
          <table:table-cell office:value-type="float" office:value="1574411564.12392" calcext:value-type="float">
            <text:p>1574411564.12392</text:p>
          </table:table-cell>
          <table:table-cell table:style-name="ce1" table:formula="of:=[.A273]-[.A$2]" office:value-type="float" office:value="33.010370016098" calcext:value-type="float">
            <text:p>33.010</text:p>
          </table:table-cell>
          <table:table-cell office:value-type="float" office:value="3791.99817351598" calcext:value-type="float">
            <text:p>3792.0</text:p>
          </table:table-cell>
        </table:table-row>
        <table:table-row table:style-name="ro1">
          <table:table-cell office:value-type="float" office:value="1574411564.22708" calcext:value-type="float">
            <text:p>1574411564.22708</text:p>
          </table:table-cell>
          <table:table-cell table:style-name="ce1" table:formula="of:=[.A274]-[.A$2]" office:value-type="float" office:value="33.1135301589966" calcext:value-type="float">
            <text:p>33.114</text:p>
          </table:table-cell>
          <table:table-cell office:value-type="float" office:value="4170.51324200913" calcext:value-type="float">
            <text:p>4170.5</text:p>
          </table:table-cell>
        </table:table-row>
        <table:table-row table:style-name="ro1">
          <table:table-cell office:value-type="float" office:value="1574411564.33038" calcext:value-type="float">
            <text:p>1574411564.33038</text:p>
          </table:table-cell>
          <table:table-cell table:style-name="ce1" table:formula="of:=[.A275]-[.A$2]" office:value-type="float" office:value="33.2168300151825" calcext:value-type="float">
            <text:p>33.217</text:p>
          </table:table-cell>
          <table:table-cell office:value-type="float" office:value="4561.50776255708" calcext:value-type="float">
            <text:p>4561.5</text:p>
          </table:table-cell>
        </table:table-row>
        <table:table-row table:style-name="ro1">
          <table:table-cell office:value-type="float" office:value="1574411564.43376" calcext:value-type="float">
            <text:p>1574411564.43376</text:p>
          </table:table-cell>
          <table:table-cell table:style-name="ce1" table:formula="of:=[.A276]-[.A$2]" office:value-type="float" office:value="33.320209980011" calcext:value-type="float">
            <text:p>33.320</text:p>
          </table:table-cell>
          <table:table-cell office:value-type="float" office:value="4961.44748858447" calcext:value-type="float">
            <text:p>4961.4</text:p>
          </table:table-cell>
        </table:table-row>
        <table:table-row table:style-name="ro1">
          <table:table-cell office:value-type="float" office:value="1574411564.53699" calcext:value-type="float">
            <text:p>1574411564.53699</text:p>
          </table:table-cell>
          <table:table-cell table:style-name="ce1" table:formula="of:=[.A277]-[.A$2]" office:value-type="float" office:value="33.4234399795532" calcext:value-type="float">
            <text:p>33.423</text:p>
          </table:table-cell>
          <table:table-cell office:value-type="float" office:value="5577.72694063927" calcext:value-type="float">
            <text:p>5577.7</text:p>
          </table:table-cell>
        </table:table-row>
        <table:table-row table:style-name="ro1">
          <table:table-cell office:value-type="float" office:value="1574411564.64023" calcext:value-type="float">
            <text:p>1574411564.64023</text:p>
          </table:table-cell>
          <table:table-cell table:style-name="ce1" table:formula="of:=[.A278]-[.A$2]" office:value-type="float" office:value="33.5266799926758" calcext:value-type="float">
            <text:p>33.527</text:p>
          </table:table-cell>
          <table:table-cell office:value-type="float" office:value="6526.51050228311" calcext:value-type="float">
            <text:p>6526.5</text:p>
          </table:table-cell>
        </table:table-row>
        <table:table-row table:style-name="ro1">
          <table:table-cell office:value-type="float" office:value="1574411564.74359" calcext:value-type="float">
            <text:p>1574411564.74359</text:p>
          </table:table-cell>
          <table:table-cell table:style-name="ce1" table:formula="of:=[.A279]-[.A$2]" office:value-type="float" office:value="33.6300401687622" calcext:value-type="float">
            <text:p>33.630</text:p>
          </table:table-cell>
          <table:table-cell office:value-type="float" office:value="7517.42831050228" calcext:value-type="float">
            <text:p>7517.4</text:p>
          </table:table-cell>
        </table:table-row>
        <table:table-row table:style-name="ro1">
          <table:table-cell office:value-type="float" office:value="1574411564.9143" calcext:value-type="float">
            <text:p>1574411564.9143</text:p>
          </table:table-cell>
          <table:table-cell table:style-name="ce1" table:formula="of:=[.A280]-[.A$2]" office:value-type="float" office:value="33.8007500171661" calcext:value-type="float">
            <text:p>33.801</text:p>
          </table:table-cell>
          <table:table-cell office:value-type="float" office:value="9041.80091324201" calcext:value-type="float">
            <text:p>9041.8</text:p>
          </table:table-cell>
        </table:table-row>
        <table:table-row table:style-name="ro1">
          <table:table-cell office:value-type="float" office:value="1574411565.01749" calcext:value-type="float">
            <text:p>1574411565.01749</text:p>
          </table:table-cell>
          <table:table-cell table:style-name="ce1" table:formula="of:=[.A281]-[.A$2]" office:value-type="float" office:value="33.9039399623871" calcext:value-type="float">
            <text:p>33.904</text:p>
          </table:table-cell>
          <table:table-cell office:value-type="float" office:value="9945.68310502283" calcext:value-type="float">
            <text:p>9945.7</text:p>
          </table:table-cell>
        </table:table-row>
        <table:table-row table:style-name="ro1">
          <table:table-cell office:value-type="float" office:value="1574411565.12071" calcext:value-type="float">
            <text:p>1574411565.12071</text:p>
          </table:table-cell>
          <table:table-cell table:style-name="ce1" table:formula="of:=[.A282]-[.A$2]" office:value-type="float" office:value="34.007159948349" calcext:value-type="float">
            <text:p>34.007</text:p>
          </table:table-cell>
          <table:table-cell office:value-type="float" office:value="10267.0748858448" calcext:value-type="float">
            <text:p>10267.1</text:p>
          </table:table-cell>
        </table:table-row>
        <table:table-row table:style-name="ro1">
          <table:table-cell office:value-type="float" office:value="1574411565.22419" calcext:value-type="float">
            <text:p>1574411565.22419</text:p>
          </table:table-cell>
          <table:table-cell table:style-name="ce1" table:formula="of:=[.A283]-[.A$2]" office:value-type="float" office:value="34.1106400489807" calcext:value-type="float">
            <text:p>34.111</text:p>
          </table:table-cell>
          <table:table-cell office:value-type="float" office:value="10563.9488584475" calcext:value-type="float">
            <text:p>10563.9</text:p>
          </table:table-cell>
        </table:table-row>
        <table:table-row table:style-name="ro1">
          <table:table-cell office:value-type="float" office:value="1574411565.32758" calcext:value-type="float">
            <text:p>1574411565.32758</text:p>
          </table:table-cell>
          <table:table-cell table:style-name="ce1" table:formula="of:=[.A284]-[.A$2]" office:value-type="float" office:value="34.2140300273895" calcext:value-type="float">
            <text:p>34.214</text:p>
          </table:table-cell>
          <table:table-cell office:value-type="float" office:value="10751.803652968" calcext:value-type="float">
            <text:p>10751.8</text:p>
          </table:table-cell>
        </table:table-row>
        <table:table-row table:style-name="ro1">
          <table:table-cell office:value-type="float" office:value="1574411565.431" calcext:value-type="float">
            <text:p>1574411565.431</text:p>
          </table:table-cell>
          <table:table-cell table:style-name="ce1" table:formula="of:=[.A285]-[.A$2]" office:value-type="float" office:value="34.3174500465393" calcext:value-type="float">
            <text:p>34.317</text:p>
          </table:table-cell>
          <table:table-cell office:value-type="float" office:value="11025.9132420091" calcext:value-type="float">
            <text:p>11025.9</text:p>
          </table:table-cell>
        </table:table-row>
        <table:table-row table:style-name="ro1">
          <table:table-cell office:value-type="float" office:value="1574411565.53428" calcext:value-type="float">
            <text:p>1574411565.53428</text:p>
          </table:table-cell>
          <table:table-cell table:style-name="ce1" table:formula="of:=[.A286]-[.A$2]" office:value-type="float" office:value="34.4207301139832" calcext:value-type="float">
            <text:p>34.421</text:p>
          </table:table-cell>
          <table:table-cell office:value-type="float" office:value="11304.4529680365" calcext:value-type="float">
            <text:p>11304.5</text:p>
          </table:table-cell>
        </table:table-row>
        <table:table-row table:style-name="ro1">
          <table:table-cell office:value-type="float" office:value="1574411565.63752" calcext:value-type="float">
            <text:p>1574411565.63752</text:p>
          </table:table-cell>
          <table:table-cell table:style-name="ce1" table:formula="of:=[.A287]-[.A$2]" office:value-type="float" office:value="34.5239701271057" calcext:value-type="float">
            <text:p>34.524</text:p>
          </table:table-cell>
          <table:table-cell office:value-type="float" office:value="11672.3461187215" calcext:value-type="float">
            <text:p>11672.3</text:p>
          </table:table-cell>
        </table:table-row>
        <table:table-row table:style-name="ro1">
          <table:table-cell office:value-type="float" office:value="1574411565.74086" calcext:value-type="float">
            <text:p>1574411565.74086</text:p>
          </table:table-cell>
          <table:table-cell table:style-name="ce1" table:formula="of:=[.A288]-[.A$2]" office:value-type="float" office:value="34.6273100376129" calcext:value-type="float">
            <text:p>34.627</text:p>
          </table:table-cell>
          <table:table-cell office:value-type="float" office:value="11878.9461187215" calcext:value-type="float">
            <text:p>11878.9</text:p>
          </table:table-cell>
        </table:table-row>
        <table:table-row table:style-name="ro1">
          <table:table-cell office:value-type="float" office:value="1574411565.84411" calcext:value-type="float">
            <text:p>1574411565.84411</text:p>
          </table:table-cell>
          <table:table-cell table:style-name="ce1" table:formula="of:=[.A289]-[.A$2]" office:value-type="float" office:value="34.7305600643158" calcext:value-type="float">
            <text:p>34.731</text:p>
          </table:table-cell>
          <table:table-cell office:value-type="float" office:value="11857.2694063927" calcext:value-type="float">
            <text:p>11857.3</text:p>
          </table:table-cell>
        </table:table-row>
        <table:table-row table:style-name="ro1">
          <table:table-cell office:value-type="float" office:value="1574411566.01512" calcext:value-type="float">
            <text:p>1574411566.01512</text:p>
          </table:table-cell>
          <table:table-cell table:style-name="ce1" table:formula="of:=[.A290]-[.A$2]" office:value-type="float" office:value="34.9015700817108" calcext:value-type="float">
            <text:p>34.902</text:p>
          </table:table-cell>
          <table:table-cell office:value-type="float" office:value="11931.0557077626" calcext:value-type="float">
            <text:p>11931.1</text:p>
          </table:table-cell>
        </table:table-row>
        <table:table-row table:style-name="ro1">
          <table:table-cell office:value-type="float" office:value="1574411566.11847" calcext:value-type="float">
            <text:p>1574411566.11847</text:p>
          </table:table-cell>
          <table:table-cell table:style-name="ce1" table:formula="of:=[.A291]-[.A$2]" office:value-type="float" office:value="35.0049200057983" calcext:value-type="float">
            <text:p>35.005</text:p>
          </table:table-cell>
          <table:table-cell office:value-type="float" office:value="11978.6173515982" calcext:value-type="float">
            <text:p>11978.6</text:p>
          </table:table-cell>
        </table:table-row>
        <table:table-row table:style-name="ro1">
          <table:table-cell office:value-type="float" office:value="1574411566.22181" calcext:value-type="float">
            <text:p>1574411566.22181</text:p>
          </table:table-cell>
          <table:table-cell table:style-name="ce1" table:formula="of:=[.A292]-[.A$2]" office:value-type="float" office:value="35.1082601547241" calcext:value-type="float">
            <text:p>35.108</text:p>
          </table:table-cell>
          <table:table-cell office:value-type="float" office:value="11933.5105022831" calcext:value-type="float">
            <text:p>11933.5</text:p>
          </table:table-cell>
        </table:table-row>
        <table:table-row table:style-name="ro1">
          <table:table-cell office:value-type="float" office:value="1574411566.32557" calcext:value-type="float">
            <text:p>1574411566.32557</text:p>
          </table:table-cell>
          <table:table-cell table:style-name="ce1" table:formula="of:=[.A293]-[.A$2]" office:value-type="float" office:value="35.2120201587677" calcext:value-type="float">
            <text:p>35.212</text:p>
          </table:table-cell>
          <table:table-cell office:value-type="float" office:value="11892.4776255708" calcext:value-type="float">
            <text:p>11892.5</text:p>
          </table:table-cell>
        </table:table-row>
        <table:table-row table:style-name="ro1">
          <table:table-cell office:value-type="float" office:value="1574411566.42889" calcext:value-type="float">
            <text:p>1574411566.42889</text:p>
          </table:table-cell>
          <table:table-cell table:style-name="ce1" table:formula="of:=[.A294]-[.A$2]" office:value-type="float" office:value="35.3153400421143" calcext:value-type="float">
            <text:p>35.315</text:p>
          </table:table-cell>
          <table:table-cell office:value-type="float" office:value="11775.0584474886" calcext:value-type="float">
            <text:p>11775.1</text:p>
          </table:table-cell>
        </table:table-row>
        <table:table-row table:style-name="ro1">
          <table:table-cell office:value-type="float" office:value="1574411566.5322" calcext:value-type="float">
            <text:p>1574411566.5322</text:p>
          </table:table-cell>
          <table:table-cell table:style-name="ce1" table:formula="of:=[.A295]-[.A$2]" office:value-type="float" office:value="35.4186501502991" calcext:value-type="float">
            <text:p>35.419</text:p>
          </table:table-cell>
          <table:table-cell office:value-type="float" office:value="11618.1707762557" calcext:value-type="float">
            <text:p>11618.2</text:p>
          </table:table-cell>
        </table:table-row>
        <table:table-row table:style-name="ro1">
          <table:table-cell office:value-type="float" office:value="1574411566.6354" calcext:value-type="float">
            <text:p>1574411566.6354</text:p>
          </table:table-cell>
          <table:table-cell table:style-name="ce1" table:formula="of:=[.A296]-[.A$2]" office:value-type="float" office:value="35.5218501091003" calcext:value-type="float">
            <text:p>35.522</text:p>
          </table:table-cell>
          <table:table-cell office:value-type="float" office:value="11577.99543379" calcext:value-type="float">
            <text:p>11578.0</text:p>
          </table:table-cell>
        </table:table-row>
        <table:table-row table:style-name="ro1">
          <table:table-cell office:value-type="float" office:value="1574411566.73889" calcext:value-type="float">
            <text:p>1574411566.73889</text:p>
          </table:table-cell>
          <table:table-cell table:style-name="ce1" table:formula="of:=[.A297]-[.A$2]" office:value-type="float" office:value="35.6253399848938" calcext:value-type="float">
            <text:p>35.625</text:p>
          </table:table-cell>
          <table:table-cell office:value-type="float" office:value="11490.4666666667" calcext:value-type="float">
            <text:p>11490.5</text:p>
          </table:table-cell>
        </table:table-row>
        <table:table-row table:style-name="ro1">
          <table:table-cell office:value-type="float" office:value="1574411566.84225" calcext:value-type="float">
            <text:p>1574411566.84225</text:p>
          </table:table-cell>
          <table:table-cell table:style-name="ce1" table:formula="of:=[.A298]-[.A$2]" office:value-type="float" office:value="35.7287001609802" calcext:value-type="float">
            <text:p>35.729</text:p>
          </table:table-cell>
          <table:table-cell office:value-type="float" office:value="11426.702283105" calcext:value-type="float">
            <text:p>11426.7</text:p>
          </table:table-cell>
        </table:table-row>
        <table:table-row table:style-name="ro1">
          <table:table-cell office:value-type="float" office:value="1574411566.94542" calcext:value-type="float">
            <text:p>1574411566.94542</text:p>
          </table:table-cell>
          <table:table-cell table:style-name="ce1" table:formula="of:=[.A299]-[.A$2]" office:value-type="float" office:value="35.8318700790405" calcext:value-type="float">
            <text:p>35.832</text:p>
          </table:table-cell>
          <table:table-cell office:value-type="float" office:value="11285.9132420091" calcext:value-type="float">
            <text:p>11285.9</text:p>
          </table:table-cell>
        </table:table-row>
        <table:table-row table:style-name="ro1">
          <table:table-cell office:value-type="float" office:value="1574411567.11637" calcext:value-type="float">
            <text:p>1574411567.11637</text:p>
          </table:table-cell>
          <table:table-cell table:style-name="ce1" table:formula="of:=[.A300]-[.A$2]" office:value-type="float" office:value="36.0028200149536" calcext:value-type="float">
            <text:p>36.003</text:p>
          </table:table-cell>
          <table:table-cell office:value-type="float" office:value="11117.4557077626" calcext:value-type="float">
            <text:p>11117.5</text:p>
          </table:table-cell>
        </table:table-row>
        <table:table-row table:style-name="ro1">
          <table:table-cell office:value-type="float" office:value="1574411567.21963" calcext:value-type="float">
            <text:p>1574411567.21963</text:p>
          </table:table-cell>
          <table:table-cell table:style-name="ce1" table:formula="of:=[.A301]-[.A$2]" office:value-type="float" office:value="36.1060800552368" calcext:value-type="float">
            <text:p>36.106</text:p>
          </table:table-cell>
          <table:table-cell office:value-type="float" office:value="11027.4337899543" calcext:value-type="float">
            <text:p>11027.4</text:p>
          </table:table-cell>
        </table:table-row>
        <table:table-row table:style-name="ro1">
          <table:table-cell office:value-type="float" office:value="1574411567.32318" calcext:value-type="float">
            <text:p>1574411567.32318</text:p>
          </table:table-cell>
          <table:table-cell table:style-name="ce1" table:formula="of:=[.A302]-[.A$2]" office:value-type="float" office:value="36.2096300125122" calcext:value-type="float">
            <text:p>36.210</text:p>
          </table:table-cell>
          <table:table-cell office:value-type="float" office:value="10942.1872146119" calcext:value-type="float">
            <text:p>10942.2</text:p>
          </table:table-cell>
        </table:table-row>
        <table:table-row table:style-name="ro1">
          <table:table-cell office:value-type="float" office:value="1574411567.42646" calcext:value-type="float">
            <text:p>1574411567.42646</text:p>
          </table:table-cell>
          <table:table-cell table:style-name="ce1" table:formula="of:=[.A303]-[.A$2]" office:value-type="float" office:value="36.3129100799561" calcext:value-type="float">
            <text:p>36.313</text:p>
          </table:table-cell>
          <table:table-cell office:value-type="float" office:value="10849.3269406393" calcext:value-type="float">
            <text:p>10849.3</text:p>
          </table:table-cell>
        </table:table-row>
        <table:table-row table:style-name="ro1">
          <table:table-cell office:value-type="float" office:value="1574411567.52965" calcext:value-type="float">
            <text:p>1574411567.52965</text:p>
          </table:table-cell>
          <table:table-cell table:style-name="ce1" table:formula="of:=[.A304]-[.A$2]" office:value-type="float" office:value="36.416100025177" calcext:value-type="float">
            <text:p>36.416</text:p>
          </table:table-cell>
          <table:table-cell office:value-type="float" office:value="10756.1789954338" calcext:value-type="float">
            <text:p>10756.2</text:p>
          </table:table-cell>
        </table:table-row>
        <table:table-row table:style-name="ro1">
          <table:table-cell office:value-type="float" office:value="1574411567.63296" calcext:value-type="float">
            <text:p>1574411567.63296</text:p>
          </table:table-cell>
          <table:table-cell table:style-name="ce1" table:formula="of:=[.A305]-[.A$2]" office:value-type="float" office:value="36.5194101333618" calcext:value-type="float">
            <text:p>36.519</text:p>
          </table:table-cell>
          <table:table-cell office:value-type="float" office:value="10636.2310502283" calcext:value-type="float">
            <text:p>10636.2</text:p>
          </table:table-cell>
        </table:table-row>
        <table:table-row table:style-name="ro1">
          <table:table-cell office:value-type="float" office:value="1574411568.04037" calcext:value-type="float">
            <text:p>1574411568.04037</text:p>
          </table:table-cell>
          <table:table-cell table:style-name="ce1" table:formula="of:=[.A306]-[.A$2]" office:value-type="float" office:value="36.9268200397491" calcext:value-type="float">
            <text:p>36.927</text:p>
          </table:table-cell>
          <table:table-cell office:value-type="float" office:value="4820.7105022831" calcext:value-type="float">
            <text:p>4820.7</text:p>
          </table:table-cell>
        </table:table-row>
        <table:table-row table:style-name="ro1">
          <table:table-cell office:value-type="float" office:value="1574411568.17879" calcext:value-type="float">
            <text:p>1574411568.17879</text:p>
          </table:table-cell>
          <table:table-cell table:style-name="ce1" table:formula="of:=[.A307]-[.A$2]" office:value-type="float" office:value="37.0652401447296" calcext:value-type="float">
            <text:p>37.065</text:p>
          </table:table-cell>
          <table:table-cell office:value-type="float" office:value="3796.42831050228" calcext:value-type="float">
            <text:p>3796.4</text:p>
          </table:table-cell>
        </table:table-row>
        <table:table-row table:style-name="ro1">
          <table:table-cell office:value-type="float" office:value="1574411568.28045" calcext:value-type="float">
            <text:p>1574411568.28045</text:p>
          </table:table-cell>
          <table:table-cell table:style-name="ce1" table:formula="of:=[.A308]-[.A$2]" office:value-type="float" office:value="37.1669001579285" calcext:value-type="float">
            <text:p>37.167</text:p>
          </table:table-cell>
          <table:table-cell office:value-type="float" office:value="3380.32420091324" calcext:value-type="float">
            <text:p>3380.3</text:p>
          </table:table-cell>
        </table:table-row>
        <table:table-row table:style-name="ro1">
          <table:table-cell office:value-type="float" office:value="1574411568.38221" calcext:value-type="float">
            <text:p>1574411568.38221</text:p>
          </table:table-cell>
          <table:table-cell table:style-name="ce1" table:formula="of:=[.A309]-[.A$2]" office:value-type="float" office:value="37.268660068512" calcext:value-type="float">
            <text:p>37.269</text:p>
          </table:table-cell>
          <table:table-cell office:value-type="float" office:value="3278.11050228311" calcext:value-type="float">
            <text:p>3278.1</text:p>
          </table:table-cell>
        </table:table-row>
        <table:table-row table:style-name="ro1">
          <table:table-cell office:value-type="float" office:value="1574411568.48376" calcext:value-type="float">
            <text:p>1574411568.48376</text:p>
          </table:table-cell>
          <table:table-cell table:style-name="ce1" table:formula="of:=[.A310]-[.A$2]" office:value-type="float" office:value="37.3702101707458" calcext:value-type="float">
            <text:p>37.370</text:p>
          </table:table-cell>
          <table:table-cell office:value-type="float" office:value="3260.79269406393" calcext:value-type="float">
            <text:p>3260.8</text:p>
          </table:table-cell>
        </table:table-row>
        <table:table-row table:style-name="ro1">
          <table:table-cell office:value-type="float" office:value="1574411568.58583" calcext:value-type="float">
            <text:p>1574411568.58583</text:p>
          </table:table-cell>
          <table:table-cell table:style-name="ce1" table:formula="of:=[.A311]-[.A$2]" office:value-type="float" office:value="37.4722800254822" calcext:value-type="float">
            <text:p>37.472</text:p>
          </table:table-cell>
          <table:table-cell office:value-type="float" office:value="3257.04748858448" calcext:value-type="float">
            <text:p>3257.0</text:p>
          </table:table-cell>
        </table:table-row>
        <table:table-row table:style-name="ro1">
          <table:table-cell office:value-type="float" office:value="1574411568.68902" calcext:value-type="float">
            <text:p>1574411568.68902</text:p>
          </table:table-cell>
          <table:table-cell table:style-name="ce1" table:formula="of:=[.A312]-[.A$2]" office:value-type="float" office:value="37.5754699707031" calcext:value-type="float">
            <text:p>37.575</text:p>
          </table:table-cell>
          <table:table-cell office:value-type="float" office:value="3263.83652968037" calcext:value-type="float">
            <text:p>3263.8</text:p>
          </table:table-cell>
        </table:table-row>
        <table:table-row table:style-name="ro1">
          <table:table-cell office:value-type="float" office:value="1574411568.79232" calcext:value-type="float">
            <text:p>1574411568.79232</text:p>
          </table:table-cell>
          <table:table-cell table:style-name="ce1" table:formula="of:=[.A313]-[.A$2]" office:value-type="float" office:value="37.6787700653076" calcext:value-type="float">
            <text:p>37.679</text:p>
          </table:table-cell>
          <table:table-cell office:value-type="float" office:value="3268.69680365297" calcext:value-type="float">
            <text:p>3268.7</text:p>
          </table:table-cell>
        </table:table-row>
        <table:table-row table:style-name="ro1">
          <table:table-cell office:value-type="float" office:value="1574411568.89546" calcext:value-type="float">
            <text:p>1574411568.89546</text:p>
          </table:table-cell>
          <table:table-cell table:style-name="ce1" table:formula="of:=[.A314]-[.A$2]" office:value-type="float" office:value="37.781909942627" calcext:value-type="float">
            <text:p>37.782</text:p>
          </table:table-cell>
          <table:table-cell office:value-type="float" office:value="3256.73515981735" calcext:value-type="float">
            <text:p>3256.7</text:p>
          </table:table-cell>
        </table:table-row>
        <table:table-row table:style-name="ro1">
          <table:table-cell office:value-type="float" office:value="1574411568.99856" calcext:value-type="float">
            <text:p>1574411568.99856</text:p>
          </table:table-cell>
          <table:table-cell table:style-name="ce1" table:formula="of:=[.A315]-[.A$2]" office:value-type="float" office:value="37.8850100040436" calcext:value-type="float">
            <text:p>37.885</text:p>
          </table:table-cell>
          <table:table-cell office:value-type="float" office:value="3262.70502283105" calcext:value-type="float">
            <text:p>3262.7</text:p>
          </table:table-cell>
        </table:table-row>
        <table:table-row table:style-name="ro1">
          <table:table-cell office:value-type="float" office:value="1574411569.10185" calcext:value-type="float">
            <text:p>1574411569.10185</text:p>
          </table:table-cell>
          <table:table-cell table:style-name="ce1" table:formula="of:=[.A316]-[.A$2]" office:value-type="float" office:value="37.9883000850677" calcext:value-type="float">
            <text:p>37.988</text:p>
          </table:table-cell>
          <table:table-cell office:value-type="float" office:value="3268.15159817352" calcext:value-type="float">
            <text:p>3268.2</text:p>
          </table:table-cell>
        </table:table-row>
        <table:table-row table:style-name="ro1">
          <table:table-cell office:value-type="float" office:value="1574411569.27439" calcext:value-type="float">
            <text:p>1574411569.27439</text:p>
          </table:table-cell>
          <table:table-cell table:style-name="ce1" table:formula="of:=[.A317]-[.A$2]" office:value-type="float" office:value="38.1608400344849" calcext:value-type="float">
            <text:p>38.161</text:p>
          </table:table-cell>
          <table:table-cell office:value-type="float" office:value="3244.41735159817" calcext:value-type="float">
            <text:p>3244.4</text:p>
          </table:table-cell>
        </table:table-row>
        <table:table-row table:style-name="ro1">
          <table:table-cell office:value-type="float" office:value="1574411569.3776" calcext:value-type="float">
            <text:p>1574411569.3776</text:p>
          </table:table-cell>
          <table:table-cell table:style-name="ce1" table:formula="of:=[.A318]-[.A$2]" office:value-type="float" office:value="38.2640500068665" calcext:value-type="float">
            <text:p>38.264</text:p>
          </table:table-cell>
          <table:table-cell office:value-type="float" office:value="3254.29680365297" calcext:value-type="float">
            <text:p>3254.3</text:p>
          </table:table-cell>
        </table:table-row>
        <table:table-row table:style-name="ro1">
          <table:table-cell office:value-type="float" office:value="1574411569.48094" calcext:value-type="float">
            <text:p>1574411569.48094</text:p>
          </table:table-cell>
          <table:table-cell table:style-name="ce1" table:formula="of:=[.A319]-[.A$2]" office:value-type="float" office:value="38.3673901557922" calcext:value-type="float">
            <text:p>38.367</text:p>
          </table:table-cell>
          <table:table-cell office:value-type="float" office:value="3275.10502283105" calcext:value-type="float">
            <text:p>3275.1</text:p>
          </table:table-cell>
        </table:table-row>
        <table:table-row table:style-name="ro1">
          <table:table-cell office:value-type="float" office:value="1574411569.58415" calcext:value-type="float">
            <text:p>1574411569.58415</text:p>
          </table:table-cell>
          <table:table-cell table:style-name="ce1" table:formula="of:=[.A320]-[.A$2]" office:value-type="float" office:value="38.4706001281738" calcext:value-type="float">
            <text:p>38.471</text:p>
          </table:table-cell>
          <table:table-cell office:value-type="float" office:value="3270.39817351598" calcext:value-type="float">
            <text:p>3270.4</text:p>
          </table:table-cell>
        </table:table-row>
        <table:table-row table:style-name="ro1">
          <table:table-cell office:value-type="float" office:value="1574411569.68731" calcext:value-type="float">
            <text:p>1574411569.68731</text:p>
          </table:table-cell>
          <table:table-cell table:style-name="ce1" table:formula="of:=[.A321]-[.A$2]" office:value-type="float" office:value="38.5737600326538" calcext:value-type="float">
            <text:p>38.574</text:p>
          </table:table-cell>
          <table:table-cell office:value-type="float" office:value="3273.39269406393" calcext:value-type="float">
            <text:p>3273.4</text:p>
          </table:table-cell>
        </table:table-row>
        <table:table-row table:style-name="ro1">
          <table:table-cell office:value-type="float" office:value="1574411569.79088" calcext:value-type="float">
            <text:p>1574411569.79088</text:p>
          </table:table-cell>
          <table:table-cell table:style-name="ce1" table:formula="of:=[.A322]-[.A$2]" office:value-type="float" office:value="38.6773300170898" calcext:value-type="float">
            <text:p>38.677</text:p>
          </table:table-cell>
          <table:table-cell office:value-type="float" office:value="3264.32146118721" calcext:value-type="float">
            <text:p>3264.3</text:p>
          </table:table-cell>
        </table:table-row>
        <table:table-row table:style-name="ro1">
          <table:table-cell office:value-type="float" office:value="1574411569.89412" calcext:value-type="float">
            <text:p>1574411569.89412</text:p>
          </table:table-cell>
          <table:table-cell table:style-name="ce1" table:formula="of:=[.A323]-[.A$2]" office:value-type="float" office:value="38.7805700302124" calcext:value-type="float">
            <text:p>38.781</text:p>
          </table:table-cell>
          <table:table-cell office:value-type="float" office:value="3259.05570776256" calcext:value-type="float">
            <text:p>3259.1</text:p>
          </table:table-cell>
        </table:table-row>
        <table:table-row table:style-name="ro1">
          <table:table-cell office:value-type="float" office:value="1574411569.99733" calcext:value-type="float">
            <text:p>1574411569.99733</text:p>
          </table:table-cell>
          <table:table-cell table:style-name="ce1" table:formula="of:=[.A324]-[.A$2]" office:value-type="float" office:value="38.883780002594" calcext:value-type="float">
            <text:p>38.884</text:p>
          </table:table-cell>
          <table:table-cell office:value-type="float" office:value="3262.02831050228" calcext:value-type="float">
            <text:p>3262.0</text:p>
          </table:table-cell>
        </table:table-row>
        <table:table-row table:style-name="ro1">
          <table:table-cell office:value-type="float" office:value="1574411570.10059" calcext:value-type="float">
            <text:p>1574411570.10059</text:p>
          </table:table-cell>
          <table:table-cell table:style-name="ce1" table:formula="of:=[.A325]-[.A$2]" office:value-type="float" office:value="38.9870400428772" calcext:value-type="float">
            <text:p>38.987</text:p>
          </table:table-cell>
          <table:table-cell office:value-type="float" office:value="3261.0803652968" calcext:value-type="float">
            <text:p>3261.1</text:p>
          </table:table-cell>
        </table:table-row>
        <table:table-row table:style-name="ro1">
          <table:table-cell office:value-type="float" office:value="1574411570.20374" calcext:value-type="float">
            <text:p>1574411570.20374</text:p>
          </table:table-cell>
          <table:table-cell table:style-name="ce1" table:formula="of:=[.A326]-[.A$2]" office:value-type="float" office:value="39.0901899337769" calcext:value-type="float">
            <text:p>39.090</text:p>
          </table:table-cell>
          <table:table-cell office:value-type="float" office:value="3268.66666666667" calcext:value-type="float">
            <text:p>3268.7</text:p>
          </table:table-cell>
        </table:table-row>
        <table:table-row table:style-name="ro1">
          <table:table-cell office:value-type="float" office:value="1574411570.37522" calcext:value-type="float">
            <text:p>1574411570.37522</text:p>
          </table:table-cell>
          <table:table-cell table:style-name="ce1" table:formula="of:=[.A327]-[.A$2]" office:value-type="float" office:value="39.2616701126099" calcext:value-type="float">
            <text:p>39.262</text:p>
          </table:table-cell>
          <table:table-cell office:value-type="float" office:value="3262.94885844749" calcext:value-type="float">
            <text:p>3262.9</text:p>
          </table:table-cell>
        </table:table-row>
        <table:table-row table:style-name="ro1">
          <table:table-cell office:value-type="float" office:value="1574411570.47841" calcext:value-type="float">
            <text:p>1574411570.47841</text:p>
          </table:table-cell>
          <table:table-cell table:style-name="ce1" table:formula="of:=[.A328]-[.A$2]" office:value-type="float" office:value="39.3648600578308" calcext:value-type="float">
            <text:p>39.365</text:p>
          </table:table-cell>
          <table:table-cell office:value-type="float" office:value="3260.11872146119" calcext:value-type="float">
            <text:p>3260.1</text:p>
          </table:table-cell>
        </table:table-row>
        <table:table-row table:style-name="ro1">
          <table:table-cell office:value-type="float" office:value="1574411570.58166" calcext:value-type="float">
            <text:p>1574411570.58166</text:p>
          </table:table-cell>
          <table:table-cell table:style-name="ce1" table:formula="of:=[.A329]-[.A$2]" office:value-type="float" office:value="39.4681100845337" calcext:value-type="float">
            <text:p>39.468</text:p>
          </table:table-cell>
          <table:table-cell office:value-type="float" office:value="3264.95433789954" calcext:value-type="float">
            <text:p>3265.0</text:p>
          </table:table-cell>
        </table:table-row>
        <table:table-row table:style-name="ro1">
          <table:table-cell office:value-type="float" office:value="1574411570.68482" calcext:value-type="float">
            <text:p>1574411570.68482</text:p>
          </table:table-cell>
          <table:table-cell table:style-name="ce1" table:formula="of:=[.A330]-[.A$2]" office:value-type="float" office:value="39.5712699890137" calcext:value-type="float">
            <text:p>39.571</text:p>
          </table:table-cell>
          <table:table-cell office:value-type="float" office:value="3268.38447488584" calcext:value-type="float">
            <text:p>3268.4</text:p>
          </table:table-cell>
        </table:table-row>
        <table:table-row table:style-name="ro1">
          <table:table-cell office:value-type="float" office:value="1574411570.78795" calcext:value-type="float">
            <text:p>1574411570.78795</text:p>
          </table:table-cell>
          <table:table-cell table:style-name="ce1" table:formula="of:=[.A331]-[.A$2]" office:value-type="float" office:value="39.6744000911713" calcext:value-type="float">
            <text:p>39.674</text:p>
          </table:table-cell>
          <table:table-cell office:value-type="float" office:value="3272.51050228311" calcext:value-type="float">
            <text:p>3272.5</text:p>
          </table:table-cell>
        </table:table-row>
        <table:table-row table:style-name="ro1">
          <table:table-cell office:value-type="float" office:value="1574411570.89127" calcext:value-type="float">
            <text:p>1574411570.89127</text:p>
          </table:table-cell>
          <table:table-cell table:style-name="ce1" table:formula="of:=[.A332]-[.A$2]" office:value-type="float" office:value="39.7777199745178" calcext:value-type="float">
            <text:p>39.778</text:p>
          </table:table-cell>
          <table:table-cell office:value-type="float" office:value="3267.21735159817" calcext:value-type="float">
            <text:p>3267.2</text:p>
          </table:table-cell>
        </table:table-row>
        <table:table-row table:style-name="ro1">
          <table:table-cell office:value-type="float" office:value="1574411570.99441" calcext:value-type="float">
            <text:p>1574411570.99441</text:p>
          </table:table-cell>
          <table:table-cell table:style-name="ce1" table:formula="of:=[.A333]-[.A$2]" office:value-type="float" office:value="39.8808600902557" calcext:value-type="float">
            <text:p>39.881</text:p>
          </table:table-cell>
          <table:table-cell office:value-type="float" office:value="3277.14337899543" calcext:value-type="float">
            <text:p>3277.1</text:p>
          </table:table-cell>
        </table:table-row>
        <table:table-row table:style-name="ro1">
          <table:table-cell office:value-type="float" office:value="1574411571.09751" calcext:value-type="float">
            <text:p>1574411571.09751</text:p>
          </table:table-cell>
          <table:table-cell table:style-name="ce1" table:formula="of:=[.A334]-[.A$2]" office:value-type="float" office:value="39.9839601516724" calcext:value-type="float">
            <text:p>39.984</text:p>
          </table:table-cell>
          <table:table-cell office:value-type="float" office:value="3263.91050228311" calcext:value-type="float">
            <text:p>3263.9</text:p>
          </table:table-cell>
        </table:table-row>
        <table:table-row table:style-name="ro1">
          <table:table-cell office:value-type="float" office:value="1574411571.20078" calcext:value-type="float">
            <text:p>1574411571.20078</text:p>
          </table:table-cell>
          <table:table-cell table:style-name="ce1" table:formula="of:=[.A335]-[.A$2]" office:value-type="float" office:value="40.0872299671173" calcext:value-type="float">
            <text:p>40.087</text:p>
          </table:table-cell>
          <table:table-cell office:value-type="float" office:value="3254.09406392694" calcext:value-type="float">
            <text:p>3254.1</text:p>
          </table:table-cell>
        </table:table-row>
        <table:table-row table:style-name="ro1">
          <table:table-cell office:value-type="float" office:value="1574411571.30424" calcext:value-type="float">
            <text:p>1574411571.30424</text:p>
          </table:table-cell>
          <table:table-cell table:style-name="ce1" table:formula="of:=[.A336]-[.A$2]" office:value-type="float" office:value="40.1906900405884" calcext:value-type="float">
            <text:p>40.191</text:p>
          </table:table-cell>
          <table:table-cell office:value-type="float" office:value="3259.13789954338" calcext:value-type="float">
            <text:p>3259.1</text:p>
          </table:table-cell>
        </table:table-row>
        <table:table-row table:style-name="ro1">
          <table:table-cell office:value-type="float" office:value="1574411571.47485" calcext:value-type="float">
            <text:p>1574411571.47485</text:p>
          </table:table-cell>
          <table:table-cell table:style-name="ce1" table:formula="of:=[.A337]-[.A$2]" office:value-type="float" office:value="40.3612999916077" calcext:value-type="float">
            <text:p>40.361</text:p>
          </table:table-cell>
          <table:table-cell office:value-type="float" office:value="3264.78721461187" calcext:value-type="float">
            <text:p>3264.8</text:p>
          </table:table-cell>
        </table:table-row>
        <table:table-row table:style-name="ro1">
          <table:table-cell office:value-type="float" office:value="1574411571.57811" calcext:value-type="float">
            <text:p>1574411571.57811</text:p>
          </table:table-cell>
          <table:table-cell table:style-name="ce1" table:formula="of:=[.A338]-[.A$2]" office:value-type="float" office:value="40.4645600318909" calcext:value-type="float">
            <text:p>40.465</text:p>
          </table:table-cell>
          <table:table-cell office:value-type="float" office:value="3262.69132420091" calcext:value-type="float">
            <text:p>3262.7</text:p>
          </table:table-cell>
        </table:table-row>
        <table:table-row table:style-name="ro1">
          <table:table-cell office:value-type="float" office:value="1574411571.68142" calcext:value-type="float">
            <text:p>1574411571.68142</text:p>
          </table:table-cell>
          <table:table-cell table:style-name="ce1" table:formula="of:=[.A339]-[.A$2]" office:value-type="float" office:value="40.5678701400757" calcext:value-type="float">
            <text:p>40.568</text:p>
          </table:table-cell>
          <table:table-cell office:value-type="float" office:value="3264.25570776256" calcext:value-type="float">
            <text:p>3264.3</text:p>
          </table:table-cell>
        </table:table-row>
        <table:table-row table:style-name="ro1">
          <table:table-cell office:value-type="float" office:value="1574411571.78455" calcext:value-type="float">
            <text:p>1574411571.78455</text:p>
          </table:table-cell>
          <table:table-cell table:style-name="ce1" table:formula="of:=[.A340]-[.A$2]" office:value-type="float" office:value="40.6710000038147" calcext:value-type="float">
            <text:p>40.671</text:p>
          </table:table-cell>
          <table:table-cell office:value-type="float" office:value="3258.80365296804" calcext:value-type="float">
            <text:p>3258.8</text:p>
          </table:table-cell>
        </table:table-row>
        <table:table-row table:style-name="ro1">
          <table:table-cell office:value-type="float" office:value="1574411571.88773" calcext:value-type="float">
            <text:p>1574411571.88773</text:p>
          </table:table-cell>
          <table:table-cell table:style-name="ce1" table:formula="of:=[.A341]-[.A$2]" office:value-type="float" office:value="40.7741799354553" calcext:value-type="float">
            <text:p>40.774</text:p>
          </table:table-cell>
          <table:table-cell office:value-type="float" office:value="3259.98721461187" calcext:value-type="float">
            <text:p>3260.0</text:p>
          </table:table-cell>
        </table:table-row>
        <table:table-row table:style-name="ro1">
          <table:table-cell office:value-type="float" office:value="1574411571.991" calcext:value-type="float">
            <text:p>1574411571.991</text:p>
          </table:table-cell>
          <table:table-cell table:style-name="ce1" table:formula="of:=[.A342]-[.A$2]" office:value-type="float" office:value="40.8774499893188" calcext:value-type="float">
            <text:p>40.877</text:p>
          </table:table-cell>
          <table:table-cell office:value-type="float" office:value="3258.03105022831" calcext:value-type="float">
            <text:p>3258.0</text:p>
          </table:table-cell>
        </table:table-row>
        <table:table-row table:style-name="ro1">
          <table:table-cell office:value-type="float" office:value="1574411572.3793" calcext:value-type="float">
            <text:p>1574411572.3793</text:p>
          </table:table-cell>
          <table:table-cell table:style-name="ce1" table:formula="of:=[.A343]-[.A$2]" office:value-type="float" office:value="41.265750169754" calcext:value-type="float">
            <text:p>41.266</text:p>
          </table:table-cell>
          <table:table-cell office:value-type="float" office:value="3268.98447488584" calcext:value-type="float">
            <text:p>3269.0</text:p>
          </table:table-cell>
        </table:table-row>
        <table:table-row table:style-name="ro1">
          <table:table-cell office:value-type="float" office:value="1574411572.51741" calcext:value-type="float">
            <text:p>1574411572.51741</text:p>
          </table:table-cell>
          <table:table-cell table:style-name="ce1" table:formula="of:=[.A344]-[.A$2]" office:value-type="float" office:value="41.4038600921631" calcext:value-type="float">
            <text:p>41.404</text:p>
          </table:table-cell>
          <table:table-cell office:value-type="float" office:value="3246.85296803653" calcext:value-type="float">
            <text:p>3246.9</text:p>
          </table:table-cell>
        </table:table-row>
        <table:table-row table:style-name="ro1">
          <table:table-cell office:value-type="float" office:value="1574411572.61884" calcext:value-type="float">
            <text:p>1574411572.61884</text:p>
          </table:table-cell>
          <table:table-cell table:style-name="ce1" table:formula="of:=[.A345]-[.A$2]" office:value-type="float" office:value="41.5052900314331" calcext:value-type="float">
            <text:p>41.505</text:p>
          </table:table-cell>
          <table:table-cell office:value-type="float" office:value="3272.3598173516" calcext:value-type="float">
            <text:p>3272.4</text:p>
          </table:table-cell>
        </table:table-row>
        <table:table-row table:style-name="ro1">
          <table:table-cell office:value-type="float" office:value="1574411572.72026" calcext:value-type="float">
            <text:p>1574411572.72026</text:p>
          </table:table-cell>
          <table:table-cell table:style-name="ce1" table:formula="of:=[.A346]-[.A$2]" office:value-type="float" office:value="41.6067099571228" calcext:value-type="float">
            <text:p>41.607</text:p>
          </table:table-cell>
          <table:table-cell office:value-type="float" office:value="3190.08858447489" calcext:value-type="float">
            <text:p>3190.1</text:p>
          </table:table-cell>
        </table:table-row>
        <table:table-row table:style-name="ro1">
          <table:table-cell office:value-type="float" office:value="1574411572.82186" calcext:value-type="float">
            <text:p>1574411572.82186</text:p>
          </table:table-cell>
          <table:table-cell table:style-name="ce1" table:formula="of:=[.A347]-[.A$2]" office:value-type="float" office:value="41.7083101272583" calcext:value-type="float">
            <text:p>41.708</text:p>
          </table:table-cell>
          <table:table-cell office:value-type="float" office:value="3164.06666666667" calcext:value-type="float">
            <text:p>3164.1</text:p>
          </table:table-cell>
        </table:table-row>
        <table:table-row table:style-name="ro1">
          <table:table-cell office:value-type="float" office:value="1574411572.924" calcext:value-type="float">
            <text:p>1574411572.924</text:p>
          </table:table-cell>
          <table:table-cell table:style-name="ce1" table:formula="of:=[.A348]-[.A$2]" office:value-type="float" office:value="41.8104500770569" calcext:value-type="float">
            <text:p>41.810</text:p>
          </table:table-cell>
          <table:table-cell office:value-type="float" office:value="3219.28858447489" calcext:value-type="float">
            <text:p>3219.3</text:p>
          </table:table-cell>
        </table:table-row>
        <table:table-row table:style-name="ro1">
          <table:table-cell office:value-type="float" office:value="1574411573.02729" calcext:value-type="float">
            <text:p>1574411573.02729</text:p>
          </table:table-cell>
          <table:table-cell table:style-name="ce1" table:formula="of:=[.A349]-[.A$2]" office:value-type="float" office:value="41.9137401580811" calcext:value-type="float">
            <text:p>41.914</text:p>
          </table:table-cell>
          <table:table-cell office:value-type="float" office:value="3289.21735159817" calcext:value-type="float">
            <text:p>3289.2</text:p>
          </table:table-cell>
        </table:table-row>
        <table:table-row table:style-name="ro1">
          <table:table-cell office:value-type="float" office:value="1574411573.13046" calcext:value-type="float">
            <text:p>1574411573.13046</text:p>
          </table:table-cell>
          <table:table-cell table:style-name="ce1" table:formula="of:=[.A350]-[.A$2]" office:value-type="float" office:value="42.0169100761414" calcext:value-type="float">
            <text:p>42.017</text:p>
          </table:table-cell>
          <table:table-cell office:value-type="float" office:value="3235.02831050228" calcext:value-type="float">
            <text:p>3235.0</text:p>
          </table:table-cell>
        </table:table-row>
        <table:table-row table:style-name="ro1">
          <table:table-cell office:value-type="float" office:value="1574411573.23368" calcext:value-type="float">
            <text:p>1574411573.23368</text:p>
          </table:table-cell>
          <table:table-cell table:style-name="ce1" table:formula="of:=[.A351]-[.A$2]" office:value-type="float" office:value="42.1201300621033" calcext:value-type="float">
            <text:p>42.120</text:p>
          </table:table-cell>
          <table:table-cell office:value-type="float" office:value="3251.7899543379" calcext:value-type="float">
            <text:p>3251.8</text:p>
          </table:table-cell>
        </table:table-row>
        <table:table-row table:style-name="ro1">
          <table:table-cell office:value-type="float" office:value="1574411573.33684" calcext:value-type="float">
            <text:p>1574411573.33684</text:p>
          </table:table-cell>
          <table:table-cell table:style-name="ce1" table:formula="of:=[.A352]-[.A$2]" office:value-type="float" office:value="42.2232899665833" calcext:value-type="float">
            <text:p>42.223</text:p>
          </table:table-cell>
          <table:table-cell office:value-type="float" office:value="3216.84474885845" calcext:value-type="float">
            <text:p>3216.8</text:p>
          </table:table-cell>
        </table:table-row>
        <table:table-row table:style-name="ro1">
          <table:table-cell office:value-type="float" office:value="1574411573.44002" calcext:value-type="float">
            <text:p>1574411573.44002</text:p>
          </table:table-cell>
          <table:table-cell table:style-name="ce1" table:formula="of:=[.A353]-[.A$2]" office:value-type="float" office:value="42.3264701366425" calcext:value-type="float">
            <text:p>42.326</text:p>
          </table:table-cell>
          <table:table-cell office:value-type="float" office:value="3129.52694063927" calcext:value-type="float">
            <text:p>3129.5</text:p>
          </table:table-cell>
        </table:table-row>
        <table:table-row table:style-name="ro1">
          <table:table-cell office:value-type="float" office:value="1574411573.6114" calcext:value-type="float">
            <text:p>1574411573.6114</text:p>
          </table:table-cell>
          <table:table-cell table:style-name="ce1" table:formula="of:=[.A354]-[.A$2]" office:value-type="float" office:value="42.4978499412537" calcext:value-type="float">
            <text:p>42.498</text:p>
          </table:table-cell>
          <table:table-cell office:value-type="float" office:value="987.017351598173" calcext:value-type="float">
            <text:p>987.0</text:p>
          </table:table-cell>
        </table:table-row>
        <table:table-row table:style-name="ro1">
          <table:table-cell office:value-type="float" office:value="1574411573.7146" calcext:value-type="float">
            <text:p>1574411573.7146</text:p>
          </table:table-cell>
          <table:table-cell table:style-name="ce1" table:formula="of:=[.A355]-[.A$2]" office:value-type="float" office:value="42.6010501384735" calcext:value-type="float">
            <text:p>42.601</text:p>
          </table:table-cell>
          <table:table-cell office:value-type="float" office:value="83.5789954337898" calcext:value-type="float">
            <text:p>83.6</text:p>
          </table:table-cell>
        </table:table-row>
        <table:table-row table:style-name="ro1">
          <table:table-cell office:value-type="float" office:value="1574411573.81774" calcext:value-type="float">
            <text:p>1574411573.81774</text:p>
          </table:table-cell>
          <table:table-cell table:style-name="ce1" table:formula="of:=[.A356]-[.A$2]" office:value-type="float" office:value="42.7041900157928" calcext:value-type="float">
            <text:p>42.704</text:p>
          </table:table-cell>
          <table:table-cell office:value-type="float" office:value="8.33242009132407" calcext:value-type="float">
            <text:p>8.3</text:p>
          </table:table-cell>
        </table:table-row>
        <table:table-row table:style-name="ro1">
          <table:table-cell office:value-type="float" office:value="1574411573.92098" calcext:value-type="float">
            <text:p>1574411573.92098</text:p>
          </table:table-cell>
          <table:table-cell table:style-name="ce1" table:formula="of:=[.A357]-[.A$2]" office:value-type="float" office:value="42.8074300289154" calcext:value-type="float">
            <text:p>42.807</text:p>
          </table:table-cell>
          <table:table-cell office:value-type="float" office:value="8.69406392694051" calcext:value-type="float">
            <text:p>8.7</text:p>
          </table:table-cell>
        </table:table-row>
        <table:table-row table:style-name="ro1">
          <table:table-cell office:value-type="float" office:value="1574411574.02411" calcext:value-type="float">
            <text:p>1574411574.02411</text:p>
          </table:table-cell>
          <table:table-cell table:style-name="ce1" table:formula="of:=[.A358]-[.A$2]" office:value-type="float" office:value="42.910560131073" calcext:value-type="float">
            <text:p>42.911</text:p>
          </table:table-cell>
          <table:table-cell office:value-type="float" office:value="8.64748858447475" calcext:value-type="float">
            <text:p>8.6</text:p>
          </table:table-cell>
        </table:table-row>
        <table:table-row table:style-name="ro1">
          <table:table-cell office:value-type="float" office:value="1574411574.12723" calcext:value-type="float">
            <text:p>1574411574.12723</text:p>
          </table:table-cell>
          <table:table-cell table:style-name="ce1" table:formula="of:=[.A359]-[.A$2]" office:value-type="float" office:value="43.0136799812317" calcext:value-type="float">
            <text:p>43.014</text:p>
          </table:table-cell>
          <table:table-cell office:value-type="float" office:value="8.33789954337886" calcext:value-type="float">
            <text:p>8.3</text:p>
          </table:table-cell>
        </table:table-row>
        <table:table-row table:style-name="ro1">
          <table:table-cell office:value-type="float" office:value="1574411574.23074" calcext:value-type="float">
            <text:p>1574411574.23074</text:p>
          </table:table-cell>
          <table:table-cell table:style-name="ce1" table:formula="of:=[.A360]-[.A$2]" office:value-type="float" office:value="43.1171901226044" calcext:value-type="float">
            <text:p>43.117</text:p>
          </table:table-cell>
          <table:table-cell office:value-type="float" office:value="8.42831050228297" calcext:value-type="float">
            <text:p>8.4</text:p>
          </table:table-cell>
        </table:table-row>
        <table:table-row table:style-name="ro1">
          <table:table-cell office:value-type="float" office:value="1574411574.33469" calcext:value-type="float">
            <text:p>1574411574.33469</text:p>
          </table:table-cell>
          <table:table-cell table:style-name="ce1" table:formula="of:=[.A361]-[.A$2]" office:value-type="float" office:value="43.2211401462555" calcext:value-type="float">
            <text:p>43.221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4.43795" calcext:value-type="float">
            <text:p>1574411574.43795</text:p>
          </table:table-cell>
          <table:table-cell table:style-name="ce1" table:formula="of:=[.A362]-[.A$2]" office:value-type="float" office:value="43.3243999481201" calcext:value-type="float">
            <text:p>43.324</text:p>
          </table:table-cell>
          <table:table-cell office:value-type="float" office:value="5.72146118721448" calcext:value-type="float">
            <text:p>5.7</text:p>
          </table:table-cell>
        </table:table-row>
        <table:table-row table:style-name="ro1">
          <table:table-cell office:value-type="float" office:value="1574411574.54132" calcext:value-type="float">
            <text:p>1574411574.54132</text:p>
          </table:table-cell>
          <table:table-cell table:style-name="ce1" table:formula="of:=[.A363]-[.A$2]" office:value-type="float" office:value="43.4277701377869" calcext:value-type="float">
            <text:p>43.428</text:p>
          </table:table-cell>
          <table:table-cell office:value-type="float" office:value="5.92694063926927" calcext:value-type="float">
            <text:p>5.9</text:p>
          </table:table-cell>
        </table:table-row>
        <table:table-row table:style-name="ro1">
          <table:table-cell office:value-type="float" office:value="1574411574.71044" calcext:value-type="float">
            <text:p>1574411574.71044</text:p>
          </table:table-cell>
          <table:table-cell table:style-name="ce1" table:formula="of:=[.A364]-[.A$2]" office:value-type="float" office:value="43.5968899726868" calcext:value-type="float">
            <text:p>43.597</text:p>
          </table:table-cell>
          <table:table-cell office:value-type="float" office:value="7.9050228310501" calcext:value-type="float">
            <text:p>7.9</text:p>
          </table:table-cell>
        </table:table-row>
        <table:table-row table:style-name="ro1">
          <table:table-cell office:value-type="float" office:value="1574411574.81378" calcext:value-type="float">
            <text:p>1574411574.81378</text:p>
          </table:table-cell>
          <table:table-cell table:style-name="ce1" table:formula="of:=[.A365]-[.A$2]" office:value-type="float" office:value="43.7002301216126" calcext:value-type="float">
            <text:p>43.700</text:p>
          </table:table-cell>
          <table:table-cell office:value-type="float" office:value="7.33789954337886" calcext:value-type="float">
            <text:p>7.3</text:p>
          </table:table-cell>
        </table:table-row>
        <table:table-row table:style-name="ro1">
          <table:table-cell office:value-type="float" office:value="1574411574.91695" calcext:value-type="float">
            <text:p>1574411574.91695</text:p>
          </table:table-cell>
          <table:table-cell table:style-name="ce1" table:formula="of:=[.A366]-[.A$2]" office:value-type="float" office:value="43.8034000396729" calcext:value-type="float">
            <text:p>43.803</text:p>
          </table:table-cell>
          <table:table-cell office:value-type="float" office:value="6.18721461187201" calcext:value-type="float">
            <text:p>6.2</text:p>
          </table:table-cell>
        </table:table-row>
        <table:table-row table:style-name="ro1">
          <table:table-cell office:value-type="float" office:value="1574411575.02006" calcext:value-type="float">
            <text:p>1574411575.02006</text:p>
          </table:table-cell>
          <table:table-cell table:style-name="ce1" table:formula="of:=[.A367]-[.A$2]" office:value-type="float" office:value="43.9065101146698" calcext:value-type="float">
            <text:p>43.907</text:p>
          </table:table-cell>
          <table:table-cell office:value-type="float" office:value="6.31324200913229" calcext:value-type="float">
            <text:p>6.3</text:p>
          </table:table-cell>
        </table:table-row>
        <table:table-row table:style-name="ro1">
          <table:table-cell office:value-type="float" office:value="1574411575.12333" calcext:value-type="float">
            <text:p>1574411575.12333</text:p>
          </table:table-cell>
          <table:table-cell table:style-name="ce1" table:formula="of:=[.A368]-[.A$2]" office:value-type="float" office:value="44.0097801685333" calcext:value-type="float">
            <text:p>44.010</text:p>
          </table:table-cell>
          <table:table-cell office:value-type="float" office:value="6.81735159817338" calcext:value-type="float">
            <text:p>6.8</text:p>
          </table:table-cell>
        </table:table-row>
        <table:table-row table:style-name="ro1">
          <table:table-cell office:value-type="float" office:value="1574411575.22645" calcext:value-type="float">
            <text:p>1574411575.22645</text:p>
          </table:table-cell>
          <table:table-cell table:style-name="ce1" table:formula="of:=[.A369]-[.A$2]" office:value-type="float" office:value="44.112900018692" calcext:value-type="float">
            <text:p>44.113</text:p>
          </table:table-cell>
          <table:table-cell office:value-type="float" office:value="6.92694063926927" calcext:value-type="float">
            <text:p>6.9</text:p>
          </table:table-cell>
        </table:table-row>
        <table:table-row table:style-name="ro1">
          <table:table-cell office:value-type="float" office:value="1574411575.32961" calcext:value-type="float">
            <text:p>1574411575.32961</text:p>
          </table:table-cell>
          <table:table-cell table:style-name="ce1" table:formula="of:=[.A370]-[.A$2]" office:value-type="float" office:value="44.2160601615906" calcext:value-type="float">
            <text:p>44.216</text:p>
          </table:table-cell>
          <table:table-cell office:value-type="float" office:value="7.18173515981722" calcext:value-type="float">
            <text:p>7.2</text:p>
          </table:table-cell>
        </table:table-row>
        <table:table-row table:style-name="ro1">
          <table:table-cell office:value-type="float" office:value="1574411575.43295" calcext:value-type="float">
            <text:p>1574411575.43295</text:p>
          </table:table-cell>
          <table:table-cell table:style-name="ce1" table:formula="of:=[.A371]-[.A$2]" office:value-type="float" office:value="44.3194000720978" calcext:value-type="float">
            <text:p>44.319</text:p>
          </table:table-cell>
          <table:table-cell office:value-type="float" office:value="6.94611872146106" calcext:value-type="float">
            <text:p>6.9</text:p>
          </table:table-cell>
        </table:table-row>
        <table:table-row table:style-name="ro1">
          <table:table-cell office:value-type="float" office:value="1574411575.53617" calcext:value-type="float">
            <text:p>1574411575.53617</text:p>
          </table:table-cell>
          <table:table-cell table:style-name="ce1" table:formula="of:=[.A372]-[.A$2]" office:value-type="float" office:value="44.4226200580597" calcext:value-type="float">
            <text:p>44.423</text:p>
          </table:table-cell>
          <table:table-cell office:value-type="float" office:value="5.99269406392681" calcext:value-type="float">
            <text:p>6.0</text:p>
          </table:table-cell>
        </table:table-row>
        <table:table-row table:style-name="ro1">
          <table:table-cell office:value-type="float" office:value="1574411575.63931" calcext:value-type="float">
            <text:p>1574411575.63931</text:p>
          </table:table-cell>
          <table:table-cell table:style-name="ce1" table:formula="of:=[.A373]-[.A$2]" office:value-type="float" office:value="44.525759935379" calcext:value-type="float">
            <text:p>44.526</text:p>
          </table:table-cell>
          <table:table-cell office:value-type="float" office:value="6.18173515981722" calcext:value-type="float">
            <text:p>6.2</text:p>
          </table:table-cell>
        </table:table-row>
        <table:table-row table:style-name="ro1">
          <table:table-cell office:value-type="float" office:value="1574411575.80771" calcext:value-type="float">
            <text:p>1574411575.80771</text:p>
          </table:table-cell>
          <table:table-cell table:style-name="ce1" table:formula="of:=[.A374]-[.A$2]" office:value-type="float" office:value="44.6941599845886" calcext:value-type="float">
            <text:p>44.694</text:p>
          </table:table-cell>
          <table:table-cell office:value-type="float" office:value="6.62831050228297" calcext:value-type="float">
            <text:p>6.6</text:p>
          </table:table-cell>
        </table:table-row>
        <table:table-row table:style-name="ro1">
          <table:table-cell office:value-type="float" office:value="1574411575.91101" calcext:value-type="float">
            <text:p>1574411575.91101</text:p>
          </table:table-cell>
          <table:table-cell table:style-name="ce1" table:formula="of:=[.A375]-[.A$2]" office:value-type="float" office:value="44.7974600791931" calcext:value-type="float">
            <text:p>44.797</text:p>
          </table:table-cell>
          <table:table-cell office:value-type="float" office:value="5.78721461187201" calcext:value-type="float">
            <text:p>5.8</text:p>
          </table:table-cell>
        </table:table-row>
        <table:table-row table:style-name="ro1">
          <table:table-cell office:value-type="float" office:value="1574411576.01423" calcext:value-type="float">
            <text:p>1574411576.01423</text:p>
          </table:table-cell>
          <table:table-cell table:style-name="ce1" table:formula="of:=[.A376]-[.A$2]" office:value-type="float" office:value="44.900680065155" calcext:value-type="float">
            <text:p>44.901</text:p>
          </table:table-cell>
          <table:table-cell office:value-type="float" office:value="7.34885844748845" calcext:value-type="float">
            <text:p>7.3</text:p>
          </table:table-cell>
        </table:table-row>
        <table:table-row table:style-name="ro1">
          <table:table-cell office:value-type="float" office:value="1574411576.11736" calcext:value-type="float">
            <text:p>1574411576.11736</text:p>
          </table:table-cell>
          <table:table-cell table:style-name="ce1" table:formula="of:=[.A377]-[.A$2]" office:value-type="float" office:value="45.0038101673126" calcext:value-type="float">
            <text:p>45.004</text:p>
          </table:table-cell>
          <table:table-cell office:value-type="float" office:value="7.26666666666653" calcext:value-type="float">
            <text:p>7.3</text:p>
          </table:table-cell>
        </table:table-row>
        <table:table-row table:style-name="ro1">
          <table:table-cell office:value-type="float" office:value="1574411576.22048" calcext:value-type="float">
            <text:p>1574411576.22048</text:p>
          </table:table-cell>
          <table:table-cell table:style-name="ce1" table:formula="of:=[.A378]-[.A$2]" office:value-type="float" office:value="45.1069300174713" calcext:value-type="float">
            <text:p>45.107</text:p>
          </table:table-cell>
          <table:table-cell office:value-type="float" office:value="6.34885844748845" calcext:value-type="float">
            <text:p>6.3</text:p>
          </table:table-cell>
        </table:table-row>
        <table:table-row table:style-name="ro1">
          <table:table-cell office:value-type="float" office:value="1574411576.32374" calcext:value-type="float">
            <text:p>1574411576.32374</text:p>
          </table:table-cell>
          <table:table-cell table:style-name="ce1" table:formula="of:=[.A379]-[.A$2]" office:value-type="float" office:value="45.2101900577545" calcext:value-type="float">
            <text:p>45.210</text:p>
          </table:table-cell>
          <table:table-cell office:value-type="float" office:value="7.08858447488571" calcext:value-type="float">
            <text:p>7.1</text:p>
          </table:table-cell>
        </table:table-row>
        <table:table-row table:style-name="ro1">
          <table:table-cell office:value-type="float" office:value="1574411576.42715" calcext:value-type="float">
            <text:p>1574411576.42715</text:p>
          </table:table-cell>
          <table:table-cell table:style-name="ce1" table:formula="of:=[.A380]-[.A$2]" office:value-type="float" office:value="45.313600063324" calcext:value-type="float">
            <text:p>45.314</text:p>
          </table:table-cell>
          <table:table-cell office:value-type="float" office:value="7.47214611872133" calcext:value-type="float">
            <text:p>7.5</text:p>
          </table:table-cell>
        </table:table-row>
        <table:table-row table:style-name="ro1">
          <table:table-cell office:value-type="float" office:value="1574411576.53043" calcext:value-type="float">
            <text:p>1574411576.53043</text:p>
          </table:table-cell>
          <table:table-cell table:style-name="ce1" table:formula="of:=[.A381]-[.A$2]" office:value-type="float" office:value="45.4168801307678" calcext:value-type="float">
            <text:p>45.417</text:p>
          </table:table-cell>
          <table:table-cell office:value-type="float" office:value="7.25022831050215" calcext:value-type="float">
            <text:p>7.3</text:p>
          </table:table-cell>
        </table:table-row>
        <table:table-row table:style-name="ro1">
          <table:table-cell office:value-type="float" office:value="1574411576.63374" calcext:value-type="float">
            <text:p>1574411576.63374</text:p>
          </table:table-cell>
          <table:table-cell table:style-name="ce1" table:formula="of:=[.A382]-[.A$2]" office:value-type="float" office:value="45.5201900005341" calcext:value-type="float">
            <text:p>45.520</text:p>
          </table:table-cell>
          <table:table-cell office:value-type="float" office:value="7.00913242009119" calcext:value-type="float">
            <text:p>7.0</text:p>
          </table:table-cell>
        </table:table-row>
        <table:table-row table:style-name="ro1">
          <table:table-cell office:value-type="float" office:value="1574411576.73691" calcext:value-type="float">
            <text:p>1574411576.73691</text:p>
          </table:table-cell>
          <table:table-cell table:style-name="ce1" table:formula="of:=[.A383]-[.A$2]" office:value-type="float" office:value="45.6233601570129" calcext:value-type="float">
            <text:p>45.623</text:p>
          </table:table-cell>
          <table:table-cell office:value-type="float" office:value="7.3050228310501" calcext:value-type="float">
            <text:p>7.3</text:p>
          </table:table-cell>
        </table:table-row>
        <table:table-row table:style-name="ro1">
          <table:table-cell office:value-type="float" office:value="1574411576.90515" calcext:value-type="float">
            <text:p>1574411576.90515</text:p>
          </table:table-cell>
          <table:table-cell table:style-name="ce1" table:formula="of:=[.A384]-[.A$2]" office:value-type="float" office:value="45.7915999889374" calcext:value-type="float">
            <text:p>45.792</text:p>
          </table:table-cell>
          <table:table-cell office:value-type="float" office:value="6.06392694063914" calcext:value-type="float">
            <text:p>6.1</text:p>
          </table:table-cell>
        </table:table-row>
        <table:table-row table:style-name="ro1">
          <table:table-cell office:value-type="float" office:value="1574411577.00836" calcext:value-type="float">
            <text:p>1574411577.00836</text:p>
          </table:table-cell>
          <table:table-cell table:style-name="ce1" table:formula="of:=[.A385]-[.A$2]" office:value-type="float" office:value="45.894809961319" calcext:value-type="float">
            <text:p>45.895</text:p>
          </table:table-cell>
          <table:table-cell office:value-type="float" office:value="5.9050228310501" calcext:value-type="float">
            <text:p>5.9</text:p>
          </table:table-cell>
        </table:table-row>
        <table:table-row table:style-name="ro1">
          <table:table-cell office:value-type="float" office:value="1574411577.11159" calcext:value-type="float">
            <text:p>1574411577.11159</text:p>
          </table:table-cell>
          <table:table-cell table:style-name="ce1" table:formula="of:=[.A386]-[.A$2]" office:value-type="float" office:value="45.9980399608612" calcext:value-type="float">
            <text:p>45.998</text:p>
          </table:table-cell>
          <table:table-cell office:value-type="float" office:value="6.83378995433777" calcext:value-type="float">
            <text:p>6.8</text:p>
          </table:table-cell>
        </table:table-row>
        <table:table-row table:style-name="ro1">
          <table:table-cell office:value-type="float" office:value="1574411577.21475" calcext:value-type="float">
            <text:p>1574411577.21475</text:p>
          </table:table-cell>
          <table:table-cell table:style-name="ce1" table:formula="of:=[.A387]-[.A$2]" office:value-type="float" office:value="46.1012001037598" calcext:value-type="float">
            <text:p>46.101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7.31819" calcext:value-type="float">
            <text:p>1574411577.31819</text:p>
          </table:table-cell>
          <table:table-cell table:style-name="ce1" table:formula="of:=[.A388]-[.A$2]" office:value-type="float" office:value="46.2046401500702" calcext:value-type="float">
            <text:p>46.205</text:p>
          </table:table-cell>
          <table:table-cell office:value-type="float" office:value="6.97077625570763" calcext:value-type="float">
            <text:p>7.0</text:p>
          </table:table-cell>
        </table:table-row>
        <table:table-row table:style-name="ro1">
          <table:table-cell office:value-type="float" office:value="1574411577.42158" calcext:value-type="float">
            <text:p>1574411577.42158</text:p>
          </table:table-cell>
          <table:table-cell table:style-name="ce1" table:formula="of:=[.A389]-[.A$2]" office:value-type="float" office:value="46.308030128479" calcext:value-type="float">
            <text:p>46.308</text:p>
          </table:table-cell>
          <table:table-cell office:value-type="float" office:value="6.95707762557064" calcext:value-type="float">
            <text:p>7.0</text:p>
          </table:table-cell>
        </table:table-row>
        <table:table-row table:style-name="ro1">
          <table:table-cell office:value-type="float" office:value="1574411577.84728" calcext:value-type="float">
            <text:p>1574411577.84728</text:p>
          </table:table-cell>
          <table:table-cell table:style-name="ce1" table:formula="of:=[.A390]-[.A$2]" office:value-type="float" office:value="46.7337300777435" calcext:value-type="float">
            <text:p>46.734</text:p>
          </table:table-cell>
          <table:table-cell office:value-type="float" office:value="6.1022831050227" calcext:value-type="float">
            <text:p>6.1</text:p>
          </table:table-cell>
        </table:table-row>
        <table:table-row table:style-name="ro1">
          <table:table-cell office:value-type="float" office:value="1574411577.98441" calcext:value-type="float">
            <text:p>1574411577.98441</text:p>
          </table:table-cell>
          <table:table-cell table:style-name="ce1" table:formula="of:=[.A391]-[.A$2]" office:value-type="float" office:value="46.8708600997925" calcext:value-type="float">
            <text:p>46.871</text:p>
          </table:table-cell>
          <table:table-cell office:value-type="float" office:value="6.25296803652955" calcext:value-type="float">
            <text:p>6.3</text:p>
          </table:table-cell>
        </table:table-row>
        <table:table-row table:style-name="ro1">
          <table:table-cell office:value-type="float" office:value="1574411578.08584" calcext:value-type="float">
            <text:p>1574411578.08584</text:p>
          </table:table-cell>
          <table:table-cell table:style-name="ce1" table:formula="of:=[.A392]-[.A$2]" office:value-type="float" office:value="46.9722900390625" calcext:value-type="float">
            <text:p>46.972</text:p>
          </table:table-cell>
          <table:table-cell office:value-type="float" office:value="5.34885844748845" calcext:value-type="float">
            <text:p>5.3</text:p>
          </table:table-cell>
        </table:table-row>
        <table:table-row table:style-name="ro1">
          <table:table-cell office:value-type="float" office:value="1574411578.18725" calcext:value-type="float">
            <text:p>1574411578.18725</text:p>
          </table:table-cell>
          <table:table-cell table:style-name="ce1" table:formula="of:=[.A393]-[.A$2]" office:value-type="float" office:value="47.0736999511719" calcext:value-type="float">
            <text:p>47.074</text:p>
          </table:table-cell>
          <table:table-cell office:value-type="float" office:value="6.96529680365284" calcext:value-type="float">
            <text:p>7.0</text:p>
          </table:table-cell>
        </table:table-row>
        <table:table-row table:style-name="ro1">
          <table:table-cell office:value-type="float" office:value="1574411578.28865" calcext:value-type="float">
            <text:p>1574411578.28865</text:p>
          </table:table-cell>
          <table:table-cell table:style-name="ce1" table:formula="of:=[.A394]-[.A$2]" office:value-type="float" office:value="47.1751000881195" calcext:value-type="float">
            <text:p>47.175</text:p>
          </table:table-cell>
          <table:table-cell office:value-type="float" office:value="7.12420091324188" calcext:value-type="float">
            <text:p>7.1</text:p>
          </table:table-cell>
        </table:table-row>
        <table:table-row table:style-name="ro1">
          <table:table-cell office:value-type="float" office:value="1574411578.39172" calcext:value-type="float">
            <text:p>1574411578.39172</text:p>
          </table:table-cell>
          <table:table-cell table:style-name="ce1" table:formula="of:=[.A395]-[.A$2]" office:value-type="float" office:value="47.2781701087952" calcext:value-type="float">
            <text:p>47.278</text:p>
          </table:table-cell>
          <table:table-cell office:value-type="float" office:value="6.6968036529679" calcext:value-type="float">
            <text:p>6.7</text:p>
          </table:table-cell>
        </table:table-row>
        <table:table-row table:style-name="ro1">
          <table:table-cell office:value-type="float" office:value="1574411578.49491" calcext:value-type="float">
            <text:p>1574411578.49491</text:p>
          </table:table-cell>
          <table:table-cell table:style-name="ce1" table:formula="of:=[.A396]-[.A$2]" office:value-type="float" office:value="47.3813600540161" calcext:value-type="float">
            <text:p>47.381</text:p>
          </table:table-cell>
          <table:table-cell office:value-type="float" office:value="6.96529680365284" calcext:value-type="float">
            <text:p>7.0</text:p>
          </table:table-cell>
        </table:table-row>
        <table:table-row table:style-name="ro1">
          <table:table-cell office:value-type="float" office:value="1574411578.59807" calcext:value-type="float">
            <text:p>1574411578.59807</text:p>
          </table:table-cell>
          <table:table-cell table:style-name="ce1" table:formula="of:=[.A397]-[.A$2]" office:value-type="float" office:value="47.4845199584961" calcext:value-type="float">
            <text:p>47.485</text:p>
          </table:table-cell>
          <table:table-cell office:value-type="float" office:value="7.39543378995421" calcext:value-type="float">
            <text:p>7.4</text:p>
          </table:table-cell>
        </table:table-row>
        <table:table-row table:style-name="ro1">
          <table:table-cell office:value-type="float" office:value="1574411578.70128" calcext:value-type="float">
            <text:p>1574411578.70128</text:p>
          </table:table-cell>
          <table:table-cell table:style-name="ce1" table:formula="of:=[.A398]-[.A$2]" office:value-type="float" office:value="47.5877301692963" calcext:value-type="float">
            <text:p>47.588</text:p>
          </table:table-cell>
          <table:table-cell office:value-type="float" office:value="6.9050228310501" calcext:value-type="float">
            <text:p>6.9</text:p>
          </table:table-cell>
        </table:table-row>
        <table:table-row table:style-name="ro1">
          <table:table-cell office:value-type="float" office:value="1574411578.80472" calcext:value-type="float">
            <text:p>1574411578.80472</text:p>
          </table:table-cell>
          <table:table-cell table:style-name="ce1" table:formula="of:=[.A399]-[.A$2]" office:value-type="float" office:value="47.6911699771881" calcext:value-type="float">
            <text:p>47.691</text:p>
          </table:table-cell>
          <table:table-cell office:value-type="float" office:value="5.84474885844736" calcext:value-type="float">
            <text:p>5.8</text:p>
          </table:table-cell>
        </table:table-row>
        <table:table-row table:style-name="ro1">
          <table:table-cell office:value-type="float" office:value="1574411578.90797" calcext:value-type="float">
            <text:p>1574411578.90797</text:p>
          </table:table-cell>
          <table:table-cell table:style-name="ce1" table:formula="of:=[.A400]-[.A$2]" office:value-type="float" office:value="47.794420003891" calcext:value-type="float">
            <text:p>47.794</text:p>
          </table:table-cell>
          <table:table-cell office:value-type="float" office:value="6.46940639269393" calcext:value-type="float">
            <text:p>6.5</text:p>
          </table:table-cell>
        </table:table-row>
        <table:table-row table:style-name="ro1">
          <table:table-cell office:value-type="float" office:value="1574411579.076" calcext:value-type="float">
            <text:p>1574411579.076</text:p>
          </table:table-cell>
          <table:table-cell table:style-name="ce1" table:formula="of:=[.A401]-[.A$2]" office:value-type="float" office:value="47.9624500274658" calcext:value-type="float">
            <text:p>47.962</text:p>
          </table:table-cell>
          <table:table-cell office:value-type="float" office:value="6.08858447488571" calcext:value-type="float">
            <text:p>6.1</text:p>
          </table:table-cell>
        </table:table-row>
        <table:table-row table:style-name="ro1">
          <table:table-cell office:value-type="float" office:value="1574411579.17924" calcext:value-type="float">
            <text:p>1574411579.17924</text:p>
          </table:table-cell>
          <table:table-cell table:style-name="ce1" table:formula="of:=[.A402]-[.A$2]" office:value-type="float" office:value="48.0656900405884" calcext:value-type="float">
            <text:p>48.066</text:p>
          </table:table-cell>
          <table:table-cell office:value-type="float" office:value="5.3981735159816" calcext:value-type="float">
            <text:p>5.4</text:p>
          </table:table-cell>
        </table:table-row>
        <table:table-row table:style-name="ro1">
          <table:table-cell office:value-type="float" office:value="1574411579.28246" calcext:value-type="float">
            <text:p>1574411579.28246</text:p>
          </table:table-cell>
          <table:table-cell table:style-name="ce1" table:formula="of:=[.A403]-[.A$2]" office:value-type="float" office:value="48.1689100265503" calcext:value-type="float">
            <text:p>48.169</text:p>
          </table:table-cell>
          <table:table-cell office:value-type="float" office:value="5.66392694063914" calcext:value-type="float">
            <text:p>5.7</text:p>
          </table:table-cell>
        </table:table-row>
        <table:table-row table:style-name="ro1">
          <table:table-cell office:value-type="float" office:value="1574411579.38567" calcext:value-type="float">
            <text:p>1574411579.38567</text:p>
          </table:table-cell>
          <table:table-cell table:style-name="ce1" table:formula="of:=[.A404]-[.A$2]" office:value-type="float" office:value="48.2721199989319" calcext:value-type="float">
            <text:p>48.272</text:p>
          </table:table-cell>
          <table:table-cell office:value-type="float" office:value="5.72146118721448" calcext:value-type="float">
            <text:p>5.7</text:p>
          </table:table-cell>
        </table:table-row>
        <table:table-row table:style-name="ro1">
          <table:table-cell office:value-type="float" office:value="1574411579.48886" calcext:value-type="float">
            <text:p>1574411579.48886</text:p>
          </table:table-cell>
          <table:table-cell table:style-name="ce1" table:formula="of:=[.A405]-[.A$2]" office:value-type="float" office:value="48.3753099441528" calcext:value-type="float">
            <text:p>48.375</text:p>
          </table:table-cell>
          <table:table-cell office:value-type="float" office:value="6.91050228310489" calcext:value-type="float">
            <text:p>6.9</text:p>
          </table:table-cell>
        </table:table-row>
        <table:table-row table:style-name="ro1">
          <table:table-cell office:value-type="float" office:value="1574411579.59213" calcext:value-type="float">
            <text:p>1574411579.59213</text:p>
          </table:table-cell>
          <table:table-cell table:style-name="ce1" table:formula="of:=[.A406]-[.A$2]" office:value-type="float" office:value="48.4785799980164" calcext:value-type="float">
            <text:p>48.479</text:p>
          </table:table-cell>
          <table:table-cell office:value-type="float" office:value="7.32146118721448" calcext:value-type="float">
            <text:p>7.3</text:p>
          </table:table-cell>
        </table:table-row>
        <table:table-row table:style-name="ro1">
          <table:table-cell office:value-type="float" office:value="1574411579.69618" calcext:value-type="float">
            <text:p>1574411579.69618</text:p>
          </table:table-cell>
          <table:table-cell table:style-name="ce1" table:formula="of:=[.A407]-[.A$2]" office:value-type="float" office:value="48.5826301574707" calcext:value-type="float">
            <text:p>48.583</text:p>
          </table:table-cell>
          <table:table-cell office:value-type="float" office:value="6.47214611872133" calcext:value-type="float">
            <text:p>6.5</text:p>
          </table:table-cell>
        </table:table-row>
        <table:table-row table:style-name="ro1">
          <table:table-cell office:value-type="float" office:value="1574411579.79942" calcext:value-type="float">
            <text:p>1574411579.79942</text:p>
          </table:table-cell>
          <table:table-cell table:style-name="ce1" table:formula="of:=[.A408]-[.A$2]" office:value-type="float" office:value="48.6858701705933" calcext:value-type="float">
            <text:p>48.686</text:p>
          </table:table-cell>
          <table:table-cell office:value-type="float" office:value="6.67488584474873" calcext:value-type="float">
            <text:p>6.7</text:p>
          </table:table-cell>
        </table:table-row>
        <table:table-row table:style-name="ro1">
          <table:table-cell office:value-type="float" office:value="1574411579.90266" calcext:value-type="float">
            <text:p>1574411579.90266</text:p>
          </table:table-cell>
          <table:table-cell table:style-name="ce1" table:formula="of:=[.A409]-[.A$2]" office:value-type="float" office:value="48.7891099452972" calcext:value-type="float">
            <text:p>48.789</text:p>
          </table:table-cell>
          <table:table-cell office:value-type="float" office:value="4.98447488584462" calcext:value-type="float">
            <text:p>5.0</text:p>
          </table:table-cell>
        </table:table-row>
        <table:table-row table:style-name="ro1">
          <table:table-cell office:value-type="float" office:value="1574411580.00582" calcext:value-type="float">
            <text:p>1574411580.00582</text:p>
          </table:table-cell>
          <table:table-cell table:style-name="ce1" table:formula="of:=[.A410]-[.A$2]" office:value-type="float" office:value="48.8922700881958" calcext:value-type="float">
            <text:p>48.892</text:p>
          </table:table-cell>
          <table:table-cell office:value-type="float" office:value="5.1050228310501" calcext:value-type="float">
            <text:p>5.1</text:p>
          </table:table-cell>
        </table:table-row>
        <table:table-row table:style-name="ro1">
          <table:table-cell office:value-type="float" office:value="1574411580.17434" calcext:value-type="float">
            <text:p>1574411580.17434</text:p>
          </table:table-cell>
          <table:table-cell table:style-name="ce1" table:formula="of:=[.A411]-[.A$2]" office:value-type="float" office:value="49.0607900619507" calcext:value-type="float">
            <text:p>49.061</text:p>
          </table:table-cell>
          <table:table-cell office:value-type="float" office:value="5.62009132420078" calcext:value-type="float">
            <text:p>5.6</text:p>
          </table:table-cell>
        </table:table-row>
        <table:table-row table:style-name="ro1">
          <table:table-cell office:value-type="float" office:value="1574411580.27778" calcext:value-type="float">
            <text:p>1574411580.27778</text:p>
          </table:table-cell>
          <table:table-cell table:style-name="ce1" table:formula="of:=[.A412]-[.A$2]" office:value-type="float" office:value="49.1642301082611" calcext:value-type="float">
            <text:p>49.164</text:p>
          </table:table-cell>
          <table:table-cell office:value-type="float" office:value="5.38721461187201" calcext:value-type="float">
            <text:p>5.4</text:p>
          </table:table-cell>
        </table:table-row>
        <table:table-row table:style-name="ro1" table:number-rows-repeated="10481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8:02:17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3T19:05:39.735000000</dc:date>
    <meta:editing-duration>PT53M45S</meta:editing-duration>
    <meta:editing-cycles>2</meta:editing-cycles>
    <meta:generator>LibreOffice/6.4.2.2$Windows_X86_64 LibreOffice_project/4e471d8c02c9c90f512f7f9ead8875b57fcb1ec3</meta:generator>
    <meta:document-statistic meta:table-count="1" meta:cell-count="123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-500" chart:maximum="16000" chart:origin="0" chart:interval-major="50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plus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96cm" svg:height="32.637cm" xlink:href=".." xlink:type="simple" chart:class="chart:scatter" chart:style-name="ch1">
        <chart:title svg:x="10.603cm" svg:y="0.788cm" chart:style-name="ch2">
          <text:p>2019-11-22 0.1 second samples</text:p>
        </chart:title>
        <chart:subtitle svg:x="11.992cm" svg:y="2.219cm" chart:style-name="ch3">
          <text:p>New pot, cup poured</text:p>
        </chart:subtitle>
        <chart:plot-area chart:style-name="ch4" table:cell-range-address="'2019-11-22_readings'.B2:'2019-11-22_readings'.C412" svg:x="0.553cm" svg:y="3.554cm" svg:width="26.59cm" svg:height="27.45cm">
          <chartooo:coordinate-region svg:x="1.465cm" svg:y="3.753cm" svg:width="25.226cm" svg:height="27.052cm"/>
          <chart:axis chart:dimension="x" chart:name="primary-x" chart:style-name="ch5">
            <chart:title svg:x="13.156cm" svg:y="31.656cm" chart:style-name="ch6">
              <text:p>Second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2019-11-22_readings'.C2:'2019-11-22_readings'.C412" chart:class="chart:scatter">
            <chart:domain table:cell-range-address="'2019-11-22_readings'.B2:'2019-11-22_readings'.B412"/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-11-22_readings'.B2:'2019-11-22_readings'.B412</svg:desc>
                </draw:g>
              </table:table-cell>
              <table:table-cell office:value-type="float" office:value="-0.768949771689631">
                <text:p>-0.768949771689631</text:p>
                <draw:g>
                  <svg:desc>'2019-11-22_readings'.C2:'2019-11-22_readings'.C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600170135498">
                <text:p>0.101600170135498</text:p>
              </table:table-cell>
              <table:table-cell office:value-type="float" office:value="0.0639269406391365">
                <text:p>0.063926940639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050136566162">
                <text:p>0.203050136566162</text:p>
              </table:table-cell>
              <table:table-cell office:value-type="float" office:value="-0.916894977169082">
                <text:p>-0.91689497716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460048675537">
                <text:p>0.304460048675537</text:p>
              </table:table-cell>
              <table:table-cell office:value-type="float" office:value="-2.09223744292251">
                <text:p>-2.0922374429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5920028686523">
                <text:p>0.405920028686523</text:p>
              </table:table-cell>
              <table:table-cell office:value-type="float" office:value="-0.999086757991">
                <text:p>-0.99908675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390022277832">
                <text:p>0.507390022277832</text:p>
              </table:table-cell>
              <table:table-cell office:value-type="float" office:value="0.31050228310489">
                <text:p>0.3105022831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780145645142">
                <text:p>0.608780145645142</text:p>
              </table:table-cell>
              <table:table-cell office:value-type="float" office:value="-0.955251141552644">
                <text:p>-0.955251141552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0190057754517">
                <text:p>0.710190057754517</text:p>
              </table:table-cell>
              <table:table-cell office:value-type="float" office:value="-1.75799086758004">
                <text:p>-1.7579908675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579942703247">
                <text:p>0.811579942703247</text:p>
              </table:table-cell>
              <table:table-cell office:value-type="float" office:value="-1.2018264840184">
                <text:p>-1.2018264840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458010673523">
                <text:p>0.91458010673523</text:p>
              </table:table-cell>
              <table:table-cell office:value-type="float" office:value="-0.686757990867713">
                <text:p>-0.686757990867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628010749817">
                <text:p>1.08628010749817</text:p>
              </table:table-cell>
              <table:table-cell office:value-type="float" office:value="0.121461187214479">
                <text:p>0.121461187214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8983006477356">
                <text:p>1.18983006477356</text:p>
              </table:table-cell>
              <table:table-cell office:value-type="float" office:value="0.154337899543246">
                <text:p>0.15433789954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25008392334">
                <text:p>1.29325008392334</text:p>
              </table:table-cell>
              <table:table-cell office:value-type="float" office:value="1.07488584474873">
                <text:p>1.07488584474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4900970459">
                <text:p>1.3964900970459</text:p>
              </table:table-cell>
              <table:table-cell office:value-type="float" office:value="1.88310502283092">
                <text:p>1.8831050228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969005584717">
                <text:p>1.49969005584717</text:p>
              </table:table-cell>
              <table:table-cell office:value-type="float" office:value="1.07214611872133">
                <text:p>1.07214611872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288000106812">
                <text:p>1.60288000106812</text:p>
              </table:table-cell>
              <table:table-cell office:value-type="float" office:value="1.59269406392681">
                <text:p>1.592694063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06017112732">
                <text:p>1.70606017112732</text:p>
              </table:table-cell>
              <table:table-cell office:value-type="float" office:value="0.62009132420078">
                <text:p>0.6200913242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92999458313">
                <text:p>1.8092999458313</text:p>
              </table:table-cell>
              <table:table-cell office:value-type="float" office:value="0.806392694063794">
                <text:p>0.806392694063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1254997253418">
                <text:p>1.91254997253418</text:p>
              </table:table-cell>
              <table:table-cell office:value-type="float" office:value="0.918721461187082">
                <text:p>0.918721461187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574015617371">
                <text:p>2.01574015617371</text:p>
              </table:table-cell>
              <table:table-cell office:value-type="float" office:value="1.0995433789953">
                <text:p>1.0995433789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072009086609">
                <text:p>2.18072009086609</text:p>
              </table:table-cell>
              <table:table-cell office:value-type="float" office:value="1.99269406392681">
                <text:p>1.99269406392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396010398865">
                <text:p>2.28396010398865</text:p>
              </table:table-cell>
              <table:table-cell office:value-type="float" office:value="1.72694063926927">
                <text:p>1.72694063926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719010353088">
                <text:p>2.38719010353088</text:p>
              </table:table-cell>
              <table:table-cell office:value-type="float" office:value="1.26666666666653">
                <text:p>1.26666666666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033999443054">
                <text:p>2.49033999443054</text:p>
              </table:table-cell>
              <table:table-cell office:value-type="float" office:value="0.42009132420078">
                <text:p>0.4200913242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416007995605">
                <text:p>2.59416007995605</text:p>
              </table:table-cell>
              <table:table-cell office:value-type="float" office:value="0.17077625570763">
                <text:p>0.17077625570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765996932983">
                <text:p>2.69765996932983</text:p>
              </table:table-cell>
              <table:table-cell office:value-type="float" office:value="599.57899543379">
                <text:p>599.57899543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570003509521">
                <text:p>3.08570003509521</text:p>
              </table:table-cell>
              <table:table-cell office:value-type="float" office:value="-0.0538812785389457">
                <text:p>-0.0538812785389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167015075684">
                <text:p>3.22167015075684</text:p>
              </table:table-cell>
              <table:table-cell office:value-type="float" office:value="-1.98538812785401">
                <text:p>-1.98538812785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2311010360718">
                <text:p>3.32311010360718</text:p>
              </table:table-cell>
              <table:table-cell office:value-type="float" office:value="-2.23470319634716">
                <text:p>-2.23470319634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2456007003784">
                <text:p>3.42456007003784</text:p>
              </table:table-cell>
              <table:table-cell office:value-type="float" office:value="-3.71141552511429">
                <text:p>-3.7114155251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2597999572754">
                <text:p>3.52597999572754</text:p>
              </table:table-cell>
              <table:table-cell office:value-type="float" office:value="-3.73059360730607">
                <text:p>-3.73059360730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82000541687">
                <text:p>3.6282000541687</text:p>
              </table:table-cell>
              <table:table-cell office:value-type="float" office:value="-2.11963470319648">
                <text:p>-2.11963470319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143005371094">
                <text:p>3.73143005371094</text:p>
              </table:table-cell>
              <table:table-cell office:value-type="float" office:value="-1.27579908675812">
                <text:p>-1.27579908675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345799446106">
                <text:p>3.8345799446106</text:p>
              </table:table-cell>
              <table:table-cell office:value-type="float" office:value="-2.01004566210059">
                <text:p>-2.0100456621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778014183044">
                <text:p>3.93778014183044</text:p>
              </table:table-cell>
              <table:table-cell office:value-type="float" office:value="-0.747031963470453">
                <text:p>-0.74703196347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4100012779236">
                <text:p>4.04100012779236</text:p>
              </table:table-cell>
              <table:table-cell office:value-type="float" office:value="1.12694063926927">
                <text:p>1.12694063926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447999000549">
                <text:p>4.14447999000549</text:p>
              </table:table-cell>
              <table:table-cell office:value-type="float" office:value="-0.248401826484151">
                <text:p>-0.248401826484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093001365662">
                <text:p>4.31093001365662</text:p>
              </table:table-cell>
              <table:table-cell office:value-type="float" office:value="1.86940639269393">
                <text:p>1.8694063926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1410994529724">
                <text:p>4.41410994529724</text:p>
              </table:table-cell>
              <table:table-cell office:value-type="float" office:value="0.431050228310369">
                <text:p>0.431050228310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173499584198">
                <text:p>4.5173499584198</text:p>
              </table:table-cell>
              <table:table-cell office:value-type="float" office:value="2.31598173515968">
                <text:p>2.3159817351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2054014205933">
                <text:p>4.62054014205933</text:p>
              </table:table-cell>
              <table:table-cell office:value-type="float" office:value="1.33515981735147">
                <text:p>1.33515981735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2369003295898">
                <text:p>4.72369003295898</text:p>
              </table:table-cell>
              <table:table-cell office:value-type="float" office:value="0.861187214611739">
                <text:p>0.861187214611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2680010795593">
                <text:p>4.82680010795593</text:p>
              </table:table-cell>
              <table:table-cell office:value-type="float" office:value="0.200913242009">
                <text:p>0.200913242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3025016784668">
                <text:p>4.93025016784668</text:p>
              </table:table-cell>
              <table:table-cell office:value-type="float" office:value="0.718721461187082">
                <text:p>0.718721461187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3362011909485">
                <text:p>5.03362011909485</text:p>
              </table:table-cell>
              <table:table-cell office:value-type="float" office:value="0.776255707762424">
                <text:p>0.77625570776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368100643158">
                <text:p>5.1368100643158</text:p>
              </table:table-cell>
              <table:table-cell office:value-type="float" office:value="0.789954337899411">
                <text:p>0.789954337899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4008011817932">
                <text:p>5.24008011817932</text:p>
              </table:table-cell>
              <table:table-cell office:value-type="float" office:value="0.178995433789821">
                <text:p>0.178995433789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0672993659973">
                <text:p>5.40672993659973</text:p>
              </table:table-cell>
              <table:table-cell office:value-type="float" office:value="6.07488584474873">
                <text:p>6.07488584474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1003003120422">
                <text:p>5.51003003120422</text:p>
              </table:table-cell>
              <table:table-cell office:value-type="float" office:value="190.792694063927">
                <text:p>190.79269406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1342000961304">
                <text:p>5.61342000961304</text:p>
              </table:table-cell>
              <table:table-cell office:value-type="float" office:value="227.159817351598">
                <text:p>227.159817351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66600227356">
                <text:p>5.7166600227356</text:p>
              </table:table-cell>
              <table:table-cell office:value-type="float" office:value="434.403652968036">
                <text:p>434.403652968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1985998153687">
                <text:p>5.81985998153687</text:p>
              </table:table-cell>
              <table:table-cell office:value-type="float" office:value="1399.98173515982">
                <text:p>1399.98173515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2304015159607">
                <text:p>5.92304015159607</text:p>
              </table:table-cell>
              <table:table-cell office:value-type="float" office:value="2485.45844748858">
                <text:p>2485.45844748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2613997459412">
                <text:p>6.02613997459412</text:p>
              </table:table-cell>
              <table:table-cell office:value-type="float" office:value="3071.20639269406">
                <text:p>3071.2063926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2943005561829">
                <text:p>6.12943005561829</text:p>
              </table:table-cell>
              <table:table-cell office:value-type="float" office:value="3387.26940639269">
                <text:p>3387.26940639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3703999519348">
                <text:p>6.53703999519348</text:p>
              </table:table-cell>
              <table:table-cell office:value-type="float" office:value="3437.5598173516">
                <text:p>3437.5598173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7487001419067">
                <text:p>6.67487001419067</text:p>
              </table:table-cell>
              <table:table-cell office:value-type="float" office:value="3410.16803652968">
                <text:p>3410.1680365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7635002136231">
                <text:p>6.77635002136231</text:p>
              </table:table-cell>
              <table:table-cell office:value-type="float" office:value="3423.41461187215">
                <text:p>3423.41461187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7779998779297">
                <text:p>6.87779998779297</text:p>
              </table:table-cell>
              <table:table-cell office:value-type="float" office:value="3410.17899543379">
                <text:p>3410.1789954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792001247406">
                <text:p>6.9792001247406</text:p>
              </table:table-cell>
              <table:table-cell office:value-type="float" office:value="3414.88858447489">
                <text:p>3414.88858447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8224010467529">
                <text:p>7.08224010467529</text:p>
              </table:table-cell>
              <table:table-cell office:value-type="float" office:value="3413.22557077626">
                <text:p>3413.22557077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6701374054">
                <text:p>7.1856701374054</text:p>
              </table:table-cell>
              <table:table-cell office:value-type="float" office:value="3403.72420091324">
                <text:p>3403.7242009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8902006149292">
                <text:p>7.28902006149292</text:p>
              </table:table-cell>
              <table:table-cell office:value-type="float" office:value="3400.77077625571">
                <text:p>3400.7707762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9223003387451">
                <text:p>7.39223003387451</text:p>
              </table:table-cell>
              <table:table-cell office:value-type="float" office:value="3425.12420091324">
                <text:p>3425.12420091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9539995193481">
                <text:p>7.49539995193481</text:p>
              </table:table-cell>
              <table:table-cell office:value-type="float" office:value="3417.50228310502">
                <text:p>3417.50228310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9861993789673">
                <text:p>7.59861993789673</text:p>
              </table:table-cell>
              <table:table-cell office:value-type="float" office:value="3445.18173515982">
                <text:p>3445.18173515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9928998947144">
                <text:p>7.99928998947144</text:p>
              </table:table-cell>
              <table:table-cell office:value-type="float" office:value="3444.46118721461">
                <text:p>3444.46118721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0076999664307">
                <text:p>8.10076999664307</text:p>
              </table:table-cell>
              <table:table-cell office:value-type="float" office:value="3377.95159817352">
                <text:p>3377.95159817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20223999023438">
                <text:p>8.20223999023438</text:p>
              </table:table-cell>
              <table:table-cell office:value-type="float" office:value="3376.57899543379">
                <text:p>3376.57899543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0367994308472">
                <text:p>8.30367994308472</text:p>
              </table:table-cell>
              <table:table-cell office:value-type="float" office:value="3438.36803652968">
                <text:p>3438.3680365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508008003235">
                <text:p>8.40508008003235</text:p>
              </table:table-cell>
              <table:table-cell office:value-type="float" office:value="3415.32146118721">
                <text:p>3415.32146118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0679016113281">
                <text:p>8.50679016113281</text:p>
              </table:table-cell>
              <table:table-cell office:value-type="float" office:value="3433.76255707763">
                <text:p>3433.7625570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003994941711">
                <text:p>8.61003994941711</text:p>
              </table:table-cell>
              <table:table-cell office:value-type="float" office:value="3402.59269406393">
                <text:p>3402.59269406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8010010719299">
                <text:p>8.78010010719299</text:p>
              </table:table-cell>
              <table:table-cell office:value-type="float" office:value="3417.38447488584">
                <text:p>3417.38447488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332009315491">
                <text:p>8.88332009315491</text:p>
              </table:table-cell>
              <table:table-cell office:value-type="float" office:value="3388.09680365297">
                <text:p>3388.09680365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8650002479553">
                <text:p>8.98650002479553</text:p>
              </table:table-cell>
              <table:table-cell office:value-type="float" office:value="3430.41735159817">
                <text:p>3430.41735159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896999835968">
                <text:p>9.0896999835968</text:p>
              </table:table-cell>
              <table:table-cell office:value-type="float" office:value="3462.04200913242">
                <text:p>3462.04200913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9290995597839">
                <text:p>9.19290995597839</text:p>
              </table:table-cell>
              <table:table-cell office:value-type="float" office:value="3377.04748858447">
                <text:p>3377.04748858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9610013961792">
                <text:p>9.29610013961792</text:p>
              </table:table-cell>
              <table:table-cell office:value-type="float" office:value="3385.49680365297">
                <text:p>3385.49680365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993501663208">
                <text:p>9.3993501663208</text:p>
              </table:table-cell>
              <table:table-cell office:value-type="float" office:value="3411.19269406393">
                <text:p>3411.1926940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025200843811">
                <text:p>9.5025200843811</text:p>
              </table:table-cell>
              <table:table-cell office:value-type="float" office:value="3416.66118721461">
                <text:p>3416.66118721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0564994812012">
                <text:p>9.60564994812012</text:p>
              </table:table-cell>
              <table:table-cell office:value-type="float" office:value="3421.09406392694">
                <text:p>3421.09406392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0895004272461">
                <text:p>9.70895004272461</text:p>
              </table:table-cell>
              <table:table-cell office:value-type="float" office:value="3405.90502283105">
                <text:p>3405.9050228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7801003456116">
                <text:p>9.87801003456116</text:p>
              </table:table-cell>
              <table:table-cell office:value-type="float" office:value="3413.04474885845">
                <text:p>3413.04474885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8128008842468">
                <text:p>9.98128008842468</text:p>
              </table:table-cell>
              <table:table-cell office:value-type="float" office:value="3419.35707762557">
                <text:p>3419.35707762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845100879669">
                <text:p>10.0845100879669</text:p>
              </table:table-cell>
              <table:table-cell office:value-type="float" office:value="3424.53789954338">
                <text:p>3424.53789954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880600452423">
                <text:p>10.1880600452423</text:p>
              </table:table-cell>
              <table:table-cell office:value-type="float" office:value="3416.13789954338">
                <text:p>3416.13789954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913300991058">
                <text:p>10.2913300991058</text:p>
              </table:table-cell>
              <table:table-cell office:value-type="float" office:value="3399.13515981735">
                <text:p>3399.13515981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945701122284">
                <text:p>10.3945701122284</text:p>
              </table:table-cell>
              <table:table-cell office:value-type="float" office:value="3405.96529680365">
                <text:p>3405.96529680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97810125351">
                <text:p>10.497810125351</text:p>
              </table:table-cell>
              <table:table-cell office:value-type="float" office:value="3417.72694063927">
                <text:p>3417.72694063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00909948349">
                <text:p>10.600909948349</text:p>
              </table:table-cell>
              <table:table-cell office:value-type="float" office:value="3402.97899543379">
                <text:p>3402.97899543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040801048279">
                <text:p>10.7040801048279</text:p>
              </table:table-cell>
              <table:table-cell office:value-type="float" office:value="3389.59269406393">
                <text:p>3389.5926940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8073101043701">
                <text:p>10.8073101043701</text:p>
              </table:table-cell>
              <table:table-cell office:value-type="float" office:value="3419.98721461187">
                <text:p>3419.9872146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155600070953">
                <text:p>11.4155600070953</text:p>
              </table:table-cell>
              <table:table-cell office:value-type="float" office:value="2728.76255707763">
                <text:p>2728.7625570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188901424408">
                <text:p>11.5188901424408</text:p>
              </table:table-cell>
              <table:table-cell office:value-type="float" office:value="1281.60365296804">
                <text:p>1281.60365296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6222901344299">
                <text:p>11.6222901344299</text:p>
              </table:table-cell>
              <table:table-cell office:value-type="float" office:value="99.04200913242">
                <text:p>99.04200913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255301475525">
                <text:p>11.7255301475525</text:p>
              </table:table-cell>
              <table:table-cell office:value-type="float" office:value="-17.3689497716896">
                <text:p>-17.3689497716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288400173187">
                <text:p>11.8288400173187</text:p>
              </table:table-cell>
              <table:table-cell office:value-type="float" office:value="-16.5689497716896">
                <text:p>-16.568949771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9955999851227">
                <text:p>11.9955999851227</text:p>
              </table:table-cell>
              <table:table-cell office:value-type="float" office:value="-15.4045662100458">
                <text:p>-15.4045662100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989100933075">
                <text:p>12.0989100933075</text:p>
              </table:table-cell>
              <table:table-cell office:value-type="float" office:value="-13.7689497716896">
                <text:p>-13.768949771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021000385284">
                <text:p>12.2021000385284</text:p>
              </table:table-cell>
              <table:table-cell office:value-type="float" office:value="-11.0812785388129">
                <text:p>-11.0812785388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052599430084">
                <text:p>12.3052599430084</text:p>
              </table:table-cell>
              <table:table-cell office:value-type="float" office:value="-12.6429223744294">
                <text:p>-12.6429223744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085500240326">
                <text:p>12.4085500240326</text:p>
              </table:table-cell>
              <table:table-cell office:value-type="float" office:value="-12.8073059360732">
                <text:p>-12.8073059360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5117399692535">
                <text:p>12.5117399692535</text:p>
              </table:table-cell>
              <table:table-cell office:value-type="float" office:value="-11.2374429223746">
                <text:p>-11.237442922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148600578308">
                <text:p>12.6148600578308</text:p>
              </table:table-cell>
              <table:table-cell office:value-type="float" office:value="-9.13333333333347">
                <text:p>-9.1333333333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181100845337">
                <text:p>12.7181100845337</text:p>
              </table:table-cell>
              <table:table-cell office:value-type="float" office:value="-9.00730593607319">
                <text:p>-9.0073059360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8212399482727">
                <text:p>12.8212399482727</text:p>
              </table:table-cell>
              <table:table-cell office:value-type="float" office:value="-9.07031963470333">
                <text:p>-9.0703196347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43400096893">
                <text:p>12.9243400096893</text:p>
              </table:table-cell>
              <table:table-cell office:value-type="float" office:value="-12.1360730593609">
                <text:p>-12.1360730593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907399654388">
                <text:p>13.0907399654388</text:p>
              </table:table-cell>
              <table:table-cell office:value-type="float" office:value="-9.84566210045675">
                <text:p>-9.84566210045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942400932312">
                <text:p>13.1942400932312</text:p>
              </table:table-cell>
              <table:table-cell office:value-type="float" office:value="-9.86757990867593">
                <text:p>-9.86757990867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975900173187">
                <text:p>13.2975900173187</text:p>
              </table:table-cell>
              <table:table-cell office:value-type="float" office:value="-9.43470319634717">
                <text:p>-9.434703196347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40078997612">
                <text:p>13.40078997612</text:p>
              </table:table-cell>
              <table:table-cell office:value-type="float" office:value="-9.08401826484032">
                <text:p>-9.0840182648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5039701461792">
                <text:p>13.5039701461792</text:p>
              </table:table-cell>
              <table:table-cell office:value-type="float" office:value="-9.27853881278552">
                <text:p>-9.27853881278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071901321411">
                <text:p>13.6071901321411</text:p>
              </table:table-cell>
              <table:table-cell office:value-type="float" office:value="-7.52785388127867">
                <text:p>-7.5278538812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7103600502014">
                <text:p>13.7103600502014</text:p>
              </table:table-cell>
              <table:table-cell office:value-type="float" office:value="-8.41004566210059">
                <text:p>-8.41004566210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135600090027">
                <text:p>13.8135600090027</text:p>
              </table:table-cell>
              <table:table-cell office:value-type="float" office:value="-10.1497716894979">
                <text:p>-10.1497716894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166901111603">
                <text:p>13.9166901111603</text:p>
              </table:table-cell>
              <table:table-cell office:value-type="float" office:value="-9.92237442922388">
                <text:p>-9.92237442922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204100608826">
                <text:p>14.0204100608826</text:p>
              </table:table-cell>
              <table:table-cell office:value-type="float" office:value="-8.83744292237456">
                <text:p>-8.83744292237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871600151062">
                <text:p>14.1871600151062</text:p>
              </table:table-cell>
              <table:table-cell office:value-type="float" office:value="-9.75251141552525">
                <text:p>-9.75251141552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904200553894">
                <text:p>14.2904200553894</text:p>
              </table:table-cell>
              <table:table-cell office:value-type="float" office:value="-9.36894977168963">
                <text:p>-9.36894977168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935799598694">
                <text:p>14.3935799598694</text:p>
              </table:table-cell>
              <table:table-cell office:value-type="float" office:value="-8.12511415525128">
                <text:p>-8.12511415525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967300891876">
                <text:p>14.4967300891876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002399921417">
                <text:p>14.6002399921417</text:p>
              </table:table-cell>
              <table:table-cell office:value-type="float" office:value="-6.41552511415538">
                <text:p>-6.4155251141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7035400867462">
                <text:p>14.7035400867462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067100048065">
                <text:p>14.8067100048065</text:p>
              </table:table-cell>
              <table:table-cell office:value-type="float" office:value="-6.66757990867593">
                <text:p>-6.667579908675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90998005867">
                <text:p>14.90998005867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01313996315">
                <text:p>15.01313996315</text:p>
              </table:table-cell>
              <table:table-cell office:value-type="float" office:value="-8.09223744292251">
                <text:p>-8.09223744292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162700653076">
                <text:p>15.1162700653076</text:p>
              </table:table-cell>
              <table:table-cell office:value-type="float" office:value="-7.76073059360744">
                <text:p>-7.76073059360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2823300361633">
                <text:p>15.2823300361633</text:p>
              </table:table-cell>
              <table:table-cell office:value-type="float" office:value="-8.9031963470321">
                <text:p>-8.9031963470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3854801654816">
                <text:p>15.3854801654816</text:p>
              </table:table-cell>
              <table:table-cell office:value-type="float" office:value="-7.74155251141566">
                <text:p>-7.74155251141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4887299537659">
                <text:p>15.4887299537659</text:p>
              </table:table-cell>
              <table:table-cell office:value-type="float" office:value="-6.56894977168963">
                <text:p>-6.5689497716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5918900966644">
                <text:p>15.5918900966644</text:p>
              </table:table-cell>
              <table:table-cell office:value-type="float" office:value="-6.2018264840184">
                <text:p>-6.2018264840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949999332428">
                <text:p>15.6949999332428</text:p>
              </table:table-cell>
              <table:table-cell office:value-type="float" office:value="-6.65936073059374">
                <text:p>-6.65936073059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7982800006866">
                <text:p>15.7982800006866</text:p>
              </table:table-cell>
              <table:table-cell office:value-type="float" office:value="-6.84292237442936">
                <text:p>-6.8429223744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9014501571655">
                <text:p>15.9014501571655</text:p>
              </table:table-cell>
              <table:table-cell office:value-type="float" office:value="-6.09223744292251">
                <text:p>-6.0922374429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045800209045">
                <text:p>16.0045800209045</text:p>
              </table:table-cell>
              <table:table-cell office:value-type="float" office:value="-6.72237442922388">
                <text:p>-6.72237442922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1081500053406">
                <text:p>16.1081500053406</text:p>
              </table:table-cell>
              <table:table-cell office:value-type="float" office:value="-7.78538812785401">
                <text:p>-7.78538812785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113699913025">
                <text:p>16.2113699913025</text:p>
              </table:table-cell>
              <table:table-cell office:value-type="float" office:value="-8.16347031963484">
                <text:p>-8.16347031963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792300224304">
                <text:p>16.3792300224304</text:p>
              </table:table-cell>
              <table:table-cell office:value-type="float" office:value="-6.91963470319648">
                <text:p>-6.9196347031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482470035553">
                <text:p>16.482470035553</text:p>
              </table:table-cell>
              <table:table-cell office:value-type="float" office:value="-6.90867579908689">
                <text:p>-6.9086757990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5856399536133">
                <text:p>16.5856399536133</text:p>
              </table:table-cell>
              <table:table-cell office:value-type="float" office:value="-5.71415525114169">
                <text:p>-5.71415525114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6889801025391">
                <text:p>16.6889801025391</text:p>
              </table:table-cell>
              <table:table-cell office:value-type="float" office:value="-6.37168949771703">
                <text:p>-6.37168949771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7921600341797">
                <text:p>16.7921600341797</text:p>
              </table:table-cell>
              <table:table-cell office:value-type="float" office:value="-8.33881278538826">
                <text:p>-8.33881278538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8952701091766">
                <text:p>16.8952701091766</text:p>
              </table:table-cell>
              <table:table-cell office:value-type="float" office:value="-7.03196347031977">
                <text:p>-7.03196347031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9985401630402">
                <text:p>16.9985401630402</text:p>
              </table:table-cell>
              <table:table-cell office:value-type="float" office:value="-6.83196347031977">
                <text:p>-6.83196347031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1016900539398">
                <text:p>17.1016900539398</text:p>
              </table:table-cell>
              <table:table-cell office:value-type="float" office:value="-6.34429223744306">
                <text:p>-6.34429223744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2047901153564">
                <text:p>17.2047901153564</text:p>
              </table:table-cell>
              <table:table-cell office:value-type="float" office:value="-5.93333333333347">
                <text:p>-5.9333333333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3080999851227">
                <text:p>17.3080999851227</text:p>
              </table:table-cell>
              <table:table-cell office:value-type="float" office:value="-6.33607305936086">
                <text:p>-6.336073059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4748499393463">
                <text:p>17.4748499393463</text:p>
              </table:table-cell>
              <table:table-cell office:value-type="float" office:value="-4.33607305936086">
                <text:p>-4.3360730593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781900882721">
                <text:p>17.5781900882721</text:p>
              </table:table-cell>
              <table:table-cell office:value-type="float" office:value="30.9789954337898">
                <text:p>30.9789954337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0036900043488">
                <text:p>18.0036900043488</text:p>
              </table:table-cell>
              <table:table-cell office:value-type="float" office:value="-6.78812785388141">
                <text:p>-6.78812785388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051800251007">
                <text:p>18.1051800251007</text:p>
              </table:table-cell>
              <table:table-cell office:value-type="float" office:value="-9.08127853881292">
                <text:p>-9.08127853881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065801620483">
                <text:p>18.2065801620483</text:p>
              </table:table-cell>
              <table:table-cell office:value-type="float" office:value="-8.17990867579922">
                <text:p>-8.179908675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080501556396">
                <text:p>18.3080501556396</text:p>
              </table:table-cell>
              <table:table-cell office:value-type="float" office:value="-7.13059360730607">
                <text:p>-7.13059360730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094500541687">
                <text:p>18.4094500541687</text:p>
              </table:table-cell>
              <table:table-cell office:value-type="float" office:value="-6.20730593607319">
                <text:p>-6.20730593607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474300384521">
                <text:p>18.5474300384521</text:p>
              </table:table-cell>
              <table:table-cell office:value-type="float" office:value="-6.23744292237456">
                <text:p>-6.23744292237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506400108337">
                <text:p>18.6506400108337</text:p>
              </table:table-cell>
              <table:table-cell office:value-type="float" office:value="-6.6949771689499">
                <text:p>-6.694977168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3839969635">
                <text:p>18.753839969635</text:p>
              </table:table-cell>
              <table:table-cell office:value-type="float" office:value="-5.54429223744306">
                <text:p>-5.54429223744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570899963379">
                <text:p>18.8570899963379</text:p>
              </table:table-cell>
              <table:table-cell office:value-type="float" office:value="-5.6977168949773">
                <text:p>-5.6977168949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602200984955">
                <text:p>18.9602200984955</text:p>
              </table:table-cell>
              <table:table-cell office:value-type="float" office:value="-5.94429223744306">
                <text:p>-5.94429223744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0635299682617">
                <text:p>19.0635299682617</text:p>
              </table:table-cell>
              <table:table-cell office:value-type="float" office:value="-7.17990867579922">
                <text:p>-7.17990867579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1670999526978">
                <text:p>19.1670999526978</text:p>
              </table:table-cell>
              <table:table-cell office:value-type="float" office:value="-6.76347031963484">
                <text:p>-6.76347031963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2703700065613">
                <text:p>19.2703700065613</text:p>
              </table:table-cell>
              <table:table-cell office:value-type="float" office:value="-6.04292237442936">
                <text:p>-6.04292237442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3741500377655">
                <text:p>19.3741500377655</text:p>
              </table:table-cell>
              <table:table-cell office:value-type="float" office:value="-6.27031963470333">
                <text:p>-6.27031963470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47745013237">
                <text:p>19.47745013237</text:p>
              </table:table-cell>
              <table:table-cell office:value-type="float" office:value="-7.09223744292251">
                <text:p>-7.09223744292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43550157547">
                <text:p>19.643550157547</text:p>
              </table:table-cell>
              <table:table-cell office:value-type="float" office:value="-7.18812785388141">
                <text:p>-7.18812785388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467601299286">
                <text:p>19.7467601299286</text:p>
              </table:table-cell>
              <table:table-cell office:value-type="float" office:value="-8.06484018264854">
                <text:p>-8.064840182648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499600887299">
                <text:p>19.8499600887299</text:p>
              </table:table-cell>
              <table:table-cell office:value-type="float" office:value="-7.45936073059374">
                <text:p>-7.45936073059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9531300067902">
                <text:p>19.9531300067902</text:p>
              </table:table-cell>
              <table:table-cell office:value-type="float" office:value="-8.25388127853895">
                <text:p>-8.25388127853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0562801361084">
                <text:p>20.0562801361084</text:p>
              </table:table-cell>
              <table:table-cell office:value-type="float" office:value="-8.48401826484032">
                <text:p>-8.48401826484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59460067749">
                <text:p>20.159460067749</text:p>
              </table:table-cell>
              <table:table-cell office:value-type="float" office:value="-6.48401826484032">
                <text:p>-6.48401826484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626399993896">
                <text:p>20.2626399993896</text:p>
              </table:table-cell>
              <table:table-cell office:value-type="float" office:value="-7.56894977168963">
                <text:p>-7.56894977168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3659000396728">
                <text:p>20.3659000396728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4691700935364">
                <text:p>20.4691700935364</text:p>
              </table:table-cell>
              <table:table-cell office:value-type="float" office:value="3.28036529680352">
                <text:p>3.280365296803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769600391388">
                <text:p>20.8769600391388</text:p>
              </table:table-cell>
              <table:table-cell office:value-type="float" office:value="289.721461187214">
                <text:p>289.721461187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135500431061">
                <text:p>21.0135500431061</text:p>
              </table:table-cell>
              <table:table-cell office:value-type="float" office:value="846.422831050228">
                <text:p>846.42283105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49899959564">
                <text:p>21.1149899959564</text:p>
              </table:table-cell>
              <table:table-cell office:value-type="float" office:value="1687.76803652968">
                <text:p>1687.76803652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164001464844">
                <text:p>21.2164001464844</text:p>
              </table:table-cell>
              <table:table-cell office:value-type="float" office:value="2069.2502283105">
                <text:p>2069.250228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178701400757">
                <text:p>21.3178701400757</text:p>
              </table:table-cell>
              <table:table-cell office:value-type="float" office:value="1802.78721461187">
                <text:p>1802.787214611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208700656891">
                <text:p>21.4208700656891</text:p>
              </table:table-cell>
              <table:table-cell office:value-type="float" office:value="1620.52694063927">
                <text:p>1620.52694063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240700244904">
                <text:p>21.5240700244904</text:p>
              </table:table-cell>
              <table:table-cell office:value-type="float" office:value="1901.98447488584">
                <text:p>1901.98447488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6273000240326">
                <text:p>21.6273000240326</text:p>
              </table:table-cell>
              <table:table-cell office:value-type="float" office:value="2428.20639269406">
                <text:p>2428.20639269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304501533508">
                <text:p>21.7304501533508</text:p>
              </table:table-cell>
              <table:table-cell office:value-type="float" office:value="3272.01187214612">
                <text:p>3272.0118721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335900306702">
                <text:p>21.8335900306702</text:p>
              </table:table-cell>
              <table:table-cell office:value-type="float" office:value="3403.44200913242">
                <text:p>3403.44200913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366900920868">
                <text:p>21.9366900920868</text:p>
              </table:table-cell>
              <table:table-cell office:value-type="float" office:value="3391.79269406393">
                <text:p>3391.79269406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1075301170349">
                <text:p>22.1075301170349</text:p>
              </table:table-cell>
              <table:table-cell office:value-type="float" office:value="3437.39817351598">
                <text:p>3437.398173515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2107901573181">
                <text:p>22.2107901573181</text:p>
              </table:table-cell>
              <table:table-cell office:value-type="float" office:value="3369.66118721461">
                <text:p>3369.66118721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3139901161194">
                <text:p>22.3139901161194</text:p>
              </table:table-cell>
              <table:table-cell office:value-type="float" office:value="3435.06392694064">
                <text:p>3435.06392694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173300266266">
                <text:p>22.4173300266266</text:p>
              </table:table-cell>
              <table:table-cell office:value-type="float" office:value="3401.9296803653">
                <text:p>3401.92968036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205199718475">
                <text:p>22.5205199718475</text:p>
              </table:table-cell>
              <table:table-cell office:value-type="float" office:value="3401.79817351598">
                <text:p>3401.79817351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6236801147461">
                <text:p>22.6236801147461</text:p>
              </table:table-cell>
              <table:table-cell office:value-type="float" office:value="3415.83926940639">
                <text:p>3415.83926940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7268500328064">
                <text:p>22.7268500328064</text:p>
              </table:table-cell>
              <table:table-cell office:value-type="float" office:value="3378.60639269406">
                <text:p>3378.6063926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830090045929">
                <text:p>22.830090045929</text:p>
              </table:table-cell>
              <table:table-cell office:value-type="float" office:value="3409.53242009132">
                <text:p>3409.532420091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9332201480865">
                <text:p>22.9332201480865</text:p>
              </table:table-cell>
              <table:table-cell office:value-type="float" office:value="3397.84200913242">
                <text:p>3397.84200913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0363700389862">
                <text:p>23.0363700389862</text:p>
              </table:table-cell>
              <table:table-cell office:value-type="float" office:value="3406.72694063927">
                <text:p>3406.72694063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055900096893">
                <text:p>23.2055900096893</text:p>
              </table:table-cell>
              <table:table-cell office:value-type="float" office:value="3407.47488584475">
                <text:p>3407.47488584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089499473572">
                <text:p>23.3089499473572</text:p>
              </table:table-cell>
              <table:table-cell office:value-type="float" office:value="3410.77351598173">
                <text:p>3410.77351598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12150144577">
                <text:p>23.412150144577</text:p>
              </table:table-cell>
              <table:table-cell office:value-type="float" office:value="3406.51872146119">
                <text:p>3406.51872146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515310049057">
                <text:p>23.515310049057</text:p>
              </table:table-cell>
              <table:table-cell office:value-type="float" office:value="3404.77077625571">
                <text:p>3404.77077625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6188700199127">
                <text:p>23.6188700199127</text:p>
              </table:table-cell>
              <table:table-cell office:value-type="float" office:value="3416.31872146119">
                <text:p>3416.318721461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722069978714">
                <text:p>23.722069978714</text:p>
              </table:table-cell>
              <table:table-cell office:value-type="float" office:value="3391.53789954338">
                <text:p>3391.537899543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8252201080322">
                <text:p>23.8252201080322</text:p>
              </table:table-cell>
              <table:table-cell office:value-type="float" office:value="3416.52694063927">
                <text:p>3416.52694063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9285700321197">
                <text:p>23.9285700321197</text:p>
              </table:table-cell>
              <table:table-cell office:value-type="float" office:value="3431.02831050228">
                <text:p>3431.02831050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031720161438">
                <text:p>24.031720161438</text:p>
              </table:table-cell>
              <table:table-cell office:value-type="float" office:value="3402.68858447489">
                <text:p>3402.68858447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1348299980164">
                <text:p>24.1348299980164</text:p>
              </table:table-cell>
              <table:table-cell office:value-type="float" office:value="3409.75433789954">
                <text:p>3409.754337899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3047699928284">
                <text:p>24.3047699928284</text:p>
              </table:table-cell>
              <table:table-cell office:value-type="float" office:value="3405.92146118721">
                <text:p>3405.92146118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4080300331116">
                <text:p>24.4080300331116</text:p>
              </table:table-cell>
              <table:table-cell office:value-type="float" office:value="3393.25844748858">
                <text:p>3393.258447488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5112400054932">
                <text:p>24.5112400054932</text:p>
              </table:table-cell>
              <table:table-cell office:value-type="float" office:value="3406.13242009132">
                <text:p>3406.13242009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6149301528931">
                <text:p>24.6149301528931</text:p>
              </table:table-cell>
              <table:table-cell office:value-type="float" office:value="3435.55159817352">
                <text:p>3435.55159817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7181799411774">
                <text:p>24.7181799411774</text:p>
              </table:table-cell>
              <table:table-cell office:value-type="float" office:value="3431.7296803653">
                <text:p>3431.7296803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1437699794769">
                <text:p>25.1437699794769</text:p>
              </table:table-cell>
              <table:table-cell office:value-type="float" office:value="3415.37077625571">
                <text:p>3415.37077625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2815401554108">
                <text:p>25.2815401554108</text:p>
              </table:table-cell>
              <table:table-cell office:value-type="float" office:value="3408.20091324201">
                <text:p>3408.20091324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3830201625824">
                <text:p>25.3830201625824</text:p>
              </table:table-cell>
              <table:table-cell office:value-type="float" office:value="3405.31872146119">
                <text:p>3405.3187214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4845700263977">
                <text:p>25.4845700263977</text:p>
              </table:table-cell>
              <table:table-cell office:value-type="float" office:value="3403.38173515982">
                <text:p>3403.381735159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5860500335693">
                <text:p>25.5860500335693</text:p>
              </table:table-cell>
              <table:table-cell office:value-type="float" office:value="3401.94337899543">
                <text:p>3401.943378995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892199516296">
                <text:p>25.6892199516296</text:p>
              </table:table-cell>
              <table:table-cell office:value-type="float" office:value="3411.58173515982">
                <text:p>3411.581735159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7923700809479">
                <text:p>25.7923700809479</text:p>
              </table:table-cell>
              <table:table-cell office:value-type="float" office:value="3418.69406392694">
                <text:p>3418.69406392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8954701423645">
                <text:p>25.8954701423645</text:p>
              </table:table-cell>
              <table:table-cell office:value-type="float" office:value="3390.14611872146">
                <text:p>3390.146118721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9987201690674">
                <text:p>25.9987201690674</text:p>
              </table:table-cell>
              <table:table-cell office:value-type="float" office:value="3401.04200913242">
                <text:p>3401.04200913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018500328064">
                <text:p>26.1018500328064</text:p>
              </table:table-cell>
              <table:table-cell office:value-type="float" office:value="3423.79817351598">
                <text:p>3423.79817351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204950094223">
                <text:p>26.204950094223</text:p>
              </table:table-cell>
              <table:table-cell office:value-type="float" office:value="3415.94337899543">
                <text:p>3415.94337899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3742899894714">
                <text:p>26.3742899894714</text:p>
              </table:table-cell>
              <table:table-cell office:value-type="float" office:value="3403.2502283105">
                <text:p>3403.2502283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4775800704956">
                <text:p>26.4775800704956</text:p>
              </table:table-cell>
              <table:table-cell office:value-type="float" office:value="3417.84200913242">
                <text:p>3417.84200913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5807399749756">
                <text:p>26.5807399749756</text:p>
              </table:table-cell>
              <table:table-cell office:value-type="float" office:value="3406.80913242009">
                <text:p>3406.80913242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6841700077057">
                <text:p>26.6841700077057</text:p>
              </table:table-cell>
              <table:table-cell office:value-type="float" office:value="3413.70502283105">
                <text:p>3413.70502283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875499725342">
                <text:p>26.7875499725342</text:p>
              </table:table-cell>
              <table:table-cell office:value-type="float" office:value="3422.55707762557">
                <text:p>3422.55707762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756999492645">
                <text:p>27.1756999492645</text:p>
              </table:table-cell>
              <table:table-cell office:value-type="float" office:value="3474.61461187215">
                <text:p>3474.614611872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2772200107574">
                <text:p>27.2772200107574</text:p>
              </table:table-cell>
              <table:table-cell office:value-type="float" office:value="3560.299543379">
                <text:p>3560.299543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4148900508881">
                <text:p>27.4148900508881</text:p>
              </table:table-cell>
              <table:table-cell office:value-type="float" office:value="3882.099543379">
                <text:p>3882.099543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5166699886322">
                <text:p>27.5166699886322</text:p>
              </table:table-cell>
              <table:table-cell office:value-type="float" office:value="4529.88584474886">
                <text:p>4529.88584474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182501316071">
                <text:p>27.6182501316071</text:p>
              </table:table-cell>
              <table:table-cell office:value-type="float" office:value="5871.15159817351">
                <text:p>5871.15159817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203199863434">
                <text:p>27.7203199863434</text:p>
              </table:table-cell>
              <table:table-cell office:value-type="float" office:value="4861.51872146119">
                <text:p>4861.51872146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8749899864197">
                <text:p>27.8749899864197</text:p>
              </table:table-cell>
              <table:table-cell office:value-type="float" office:value="7177.11324200913">
                <text:p>7177.11324200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9782400131226">
                <text:p>27.9782400131226</text:p>
              </table:table-cell>
              <table:table-cell office:value-type="float" office:value="10666.6091324201">
                <text:p>10666.6091324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4038100242615">
                <text:p>28.4038100242615</text:p>
              </table:table-cell>
              <table:table-cell office:value-type="float" office:value="11509.1296803653">
                <text:p>11509.1296803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5419399738312">
                <text:p>28.5419399738312</text:p>
              </table:table-cell>
              <table:table-cell office:value-type="float" office:value="12758.5789954338">
                <text:p>12758.5789954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6433701515198">
                <text:p>28.6433701515198</text:p>
              </table:table-cell>
              <table:table-cell office:value-type="float" office:value="13071.603652968">
                <text:p>13071.603652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7448301315308">
                <text:p>28.7448301315308</text:p>
              </table:table-cell>
              <table:table-cell office:value-type="float" office:value="13352.8146118721">
                <text:p>13352.814611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462600708008">
                <text:p>28.8462600708008</text:p>
              </table:table-cell>
              <table:table-cell office:value-type="float" office:value="13729.5378995434">
                <text:p>13729.5378995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949380159378">
                <text:p>28.949380159378</text:p>
              </table:table-cell>
              <table:table-cell office:value-type="float" office:value="13924.3735159817">
                <text:p>13924.3735159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0525300502777">
                <text:p>29.0525300502777</text:p>
              </table:table-cell>
              <table:table-cell office:value-type="float" office:value="13995.3433789954">
                <text:p>13995.3433789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155620098114">
                <text:p>29.155620098114</text:p>
              </table:table-cell>
              <table:table-cell office:value-type="float" office:value="14094.0557077626">
                <text:p>14094.0557077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2589001655579">
                <text:p>29.2589001655579</text:p>
              </table:table-cell>
              <table:table-cell office:value-type="float" office:value="14398.3762557078">
                <text:p>14398.3762557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3621699810028">
                <text:p>29.3621699810028</text:p>
              </table:table-cell>
              <table:table-cell office:value-type="float" office:value="14158.6885844749">
                <text:p>14158.68858447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4653601646423">
                <text:p>29.4653601646423</text:p>
              </table:table-cell>
              <table:table-cell office:value-type="float" office:value="14172.6255707763">
                <text:p>14172.6255707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6367001533508">
                <text:p>29.6367001533508</text:p>
              </table:table-cell>
              <table:table-cell office:value-type="float" office:value="14272.302283105">
                <text:p>14272.302283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7400100231171">
                <text:p>29.7400100231171</text:p>
              </table:table-cell>
              <table:table-cell office:value-type="float" office:value="14370.2748858448">
                <text:p>14370.2748858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8431701660156">
                <text:p>29.8431701660156</text:p>
              </table:table-cell>
              <table:table-cell office:value-type="float" office:value="14554.3269406393">
                <text:p>14554.32694063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9463601112366">
                <text:p>29.9463601112366</text:p>
              </table:table-cell>
              <table:table-cell office:value-type="float" office:value="14706.3762557078">
                <text:p>14706.3762557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2827401161194">
                <text:p>30.2827401161194</text:p>
              </table:table-cell>
              <table:table-cell office:value-type="float" office:value="14948.3735159817">
                <text:p>14948.37351598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3842101097107">
                <text:p>30.3842101097107</text:p>
              </table:table-cell>
              <table:table-cell office:value-type="float" office:value="14892.8721461187">
                <text:p>14892.87214611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4856400489807">
                <text:p>30.4856400489807</text:p>
              </table:table-cell>
              <table:table-cell office:value-type="float" office:value="14853.7598173516">
                <text:p>14853.7598173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6246600151062">
                <text:p>30.6246600151062</text:p>
              </table:table-cell>
              <table:table-cell office:value-type="float" office:value="14568.096803653">
                <text:p>14568.096803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7261400222778">
                <text:p>30.7261400222778</text:p>
              </table:table-cell>
              <table:table-cell office:value-type="float" office:value="14329.9378995434">
                <text:p>14329.93789954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.8285400867462">
                <text:p>30.8285400867462</text:p>
              </table:table-cell>
              <table:table-cell office:value-type="float" office:value="14179.1461187215">
                <text:p>14179.1461187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9317300319672">
                <text:p>30.9317300319672</text:p>
              </table:table-cell>
              <table:table-cell office:value-type="float" office:value="13915.8118721461">
                <text:p>13915.81187214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0348501205444">
                <text:p>31.0348501205444</text:p>
              </table:table-cell>
              <table:table-cell office:value-type="float" office:value="13725.1735159817">
                <text:p>13725.17351598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1383800506592">
                <text:p>31.1383800506592</text:p>
              </table:table-cell>
              <table:table-cell office:value-type="float" office:value="15811.0283105023">
                <text:p>15811.028310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5635900497436">
                <text:p>31.5635900497436</text:p>
              </table:table-cell>
              <table:table-cell office:value-type="float" office:value="13167.0858447489">
                <text:p>13167.08584474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7023701667786">
                <text:p>31.7023701667786</text:p>
              </table:table-cell>
              <table:table-cell office:value-type="float" office:value="11273.4310502283">
                <text:p>11273.43105022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8038401603699">
                <text:p>31.8038401603699</text:p>
              </table:table-cell>
              <table:table-cell office:value-type="float" office:value="10013.6639269406">
                <text:p>10013.6639269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9052901268005">
                <text:p>31.9052901268005</text:p>
              </table:table-cell>
              <table:table-cell office:value-type="float" office:value="7804.78447488585">
                <text:p>7804.78447488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0067000389099">
                <text:p>32.0067000389099</text:p>
              </table:table-cell>
              <table:table-cell office:value-type="float" office:value="5854.59543378996">
                <text:p>5854.59543378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1087300777435">
                <text:p>32.1087300777435</text:p>
              </table:table-cell>
              <table:table-cell office:value-type="float" office:value="4284.54337899543">
                <text:p>4284.54337899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2119200229645">
                <text:p>32.2119200229645</text:p>
              </table:table-cell>
              <table:table-cell office:value-type="float" office:value="3761.54885844749">
                <text:p>3761.548858447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3150999546051">
                <text:p>32.3150999546051</text:p>
              </table:table-cell>
              <table:table-cell office:value-type="float" office:value="3447.80639269406">
                <text:p>3447.80639269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4183599948883">
                <text:p>32.4183599948883</text:p>
              </table:table-cell>
              <table:table-cell office:value-type="float" office:value="3345.07214611872">
                <text:p>3345.07214611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5215101242065">
                <text:p>32.5215101242065</text:p>
              </table:table-cell>
              <table:table-cell office:value-type="float" office:value="3386.95159817352">
                <text:p>3386.951598173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624950170517">
                <text:p>32.624950170517</text:p>
              </table:table-cell>
              <table:table-cell office:value-type="float" office:value="3386.28858447489">
                <text:p>3386.28858447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8038301467895">
                <text:p>32.8038301467895</text:p>
              </table:table-cell>
              <table:table-cell office:value-type="float" office:value="3474.62831050228">
                <text:p>3474.62831050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071900844574">
                <text:p>32.9071900844574</text:p>
              </table:table-cell>
              <table:table-cell office:value-type="float" office:value="3657.19543378995">
                <text:p>3657.19543378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010370016098">
                <text:p>33.010370016098</text:p>
              </table:table-cell>
              <table:table-cell office:value-type="float" office:value="3791.99817351598">
                <text:p>3791.99817351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1135301589966">
                <text:p>33.1135301589966</text:p>
              </table:table-cell>
              <table:table-cell office:value-type="float" office:value="4170.51324200913">
                <text:p>4170.513242009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2168300151825">
                <text:p>33.2168300151825</text:p>
              </table:table-cell>
              <table:table-cell office:value-type="float" office:value="4561.50776255708">
                <text:p>4561.50776255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320209980011">
                <text:p>33.320209980011</text:p>
              </table:table-cell>
              <table:table-cell office:value-type="float" office:value="4961.44748858447">
                <text:p>4961.44748858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234399795532">
                <text:p>33.4234399795532</text:p>
              </table:table-cell>
              <table:table-cell office:value-type="float" office:value="5577.72694063927">
                <text:p>5577.72694063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5266799926758">
                <text:p>33.5266799926758</text:p>
              </table:table-cell>
              <table:table-cell office:value-type="float" office:value="6526.51050228311">
                <text:p>6526.510502283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6300401687622">
                <text:p>33.6300401687622</text:p>
              </table:table-cell>
              <table:table-cell office:value-type="float" office:value="7517.42831050228">
                <text:p>7517.42831050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8007500171661">
                <text:p>33.8007500171661</text:p>
              </table:table-cell>
              <table:table-cell office:value-type="float" office:value="9041.80091324201">
                <text:p>9041.80091324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9039399623871">
                <text:p>33.9039399623871</text:p>
              </table:table-cell>
              <table:table-cell office:value-type="float" office:value="9945.68310502283">
                <text:p>9945.683105022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007159948349">
                <text:p>34.007159948349</text:p>
              </table:table-cell>
              <table:table-cell office:value-type="float" office:value="10267.0748858448">
                <text:p>10267.0748858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1106400489807">
                <text:p>34.1106400489807</text:p>
              </table:table-cell>
              <table:table-cell office:value-type="float" office:value="10563.9488584475">
                <text:p>10563.94885844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2140300273895">
                <text:p>34.2140300273895</text:p>
              </table:table-cell>
              <table:table-cell office:value-type="float" office:value="10751.803652968">
                <text:p>10751.803652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3174500465393">
                <text:p>34.3174500465393</text:p>
              </table:table-cell>
              <table:table-cell office:value-type="float" office:value="11025.9132420091">
                <text:p>11025.9132420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4207301139832">
                <text:p>34.4207301139832</text:p>
              </table:table-cell>
              <table:table-cell office:value-type="float" office:value="11304.4529680365">
                <text:p>11304.4529680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5239701271057">
                <text:p>34.5239701271057</text:p>
              </table:table-cell>
              <table:table-cell office:value-type="float" office:value="11672.3461187215">
                <text:p>11672.3461187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6273100376129">
                <text:p>34.6273100376129</text:p>
              </table:table-cell>
              <table:table-cell office:value-type="float" office:value="11878.9461187215">
                <text:p>11878.9461187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7305600643158">
                <text:p>34.7305600643158</text:p>
              </table:table-cell>
              <table:table-cell office:value-type="float" office:value="11857.2694063927">
                <text:p>11857.26940639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.9015700817108">
                <text:p>34.9015700817108</text:p>
              </table:table-cell>
              <table:table-cell office:value-type="float" office:value="11931.0557077626">
                <text:p>11931.0557077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0049200057983">
                <text:p>35.0049200057983</text:p>
              </table:table-cell>
              <table:table-cell office:value-type="float" office:value="11978.6173515982">
                <text:p>11978.61735159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1082601547241">
                <text:p>35.1082601547241</text:p>
              </table:table-cell>
              <table:table-cell office:value-type="float" office:value="11933.5105022831">
                <text:p>11933.51050228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2120201587677">
                <text:p>35.2120201587677</text:p>
              </table:table-cell>
              <table:table-cell office:value-type="float" office:value="11892.4776255708">
                <text:p>11892.4776255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3153400421143">
                <text:p>35.3153400421143</text:p>
              </table:table-cell>
              <table:table-cell office:value-type="float" office:value="11775.0584474886">
                <text:p>11775.0584474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4186501502991">
                <text:p>35.4186501502991</text:p>
              </table:table-cell>
              <table:table-cell office:value-type="float" office:value="11618.1707762557">
                <text:p>11618.1707762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5218501091003">
                <text:p>35.5218501091003</text:p>
              </table:table-cell>
              <table:table-cell office:value-type="float" office:value="11577.99543379">
                <text:p>11577.99543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6253399848938">
                <text:p>35.6253399848938</text:p>
              </table:table-cell>
              <table:table-cell office:value-type="float" office:value="11490.4666666667">
                <text:p>11490.4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7287001609802">
                <text:p>35.7287001609802</text:p>
              </table:table-cell>
              <table:table-cell office:value-type="float" office:value="11426.702283105">
                <text:p>11426.702283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8318700790405">
                <text:p>35.8318700790405</text:p>
              </table:table-cell>
              <table:table-cell office:value-type="float" office:value="11285.9132420091">
                <text:p>11285.9132420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0028200149536">
                <text:p>36.0028200149536</text:p>
              </table:table-cell>
              <table:table-cell office:value-type="float" office:value="11117.4557077626">
                <text:p>11117.4557077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1060800552368">
                <text:p>36.1060800552368</text:p>
              </table:table-cell>
              <table:table-cell office:value-type="float" office:value="11027.4337899543">
                <text:p>11027.4337899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2096300125122">
                <text:p>36.2096300125122</text:p>
              </table:table-cell>
              <table:table-cell office:value-type="float" office:value="10942.1872146119">
                <text:p>10942.1872146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3129100799561">
                <text:p>36.3129100799561</text:p>
              </table:table-cell>
              <table:table-cell office:value-type="float" office:value="10849.3269406393">
                <text:p>10849.32694063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416100025177">
                <text:p>36.416100025177</text:p>
              </table:table-cell>
              <table:table-cell office:value-type="float" office:value="10756.1789954338">
                <text:p>10756.1789954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194101333618">
                <text:p>36.5194101333618</text:p>
              </table:table-cell>
              <table:table-cell office:value-type="float" office:value="10636.2310502283">
                <text:p>10636.2310502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9268200397491">
                <text:p>36.9268200397491</text:p>
              </table:table-cell>
              <table:table-cell office:value-type="float" office:value="4820.7105022831">
                <text:p>4820.71050228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652401447296">
                <text:p>37.0652401447296</text:p>
              </table:table-cell>
              <table:table-cell office:value-type="float" office:value="3796.42831050228">
                <text:p>3796.42831050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1669001579285">
                <text:p>37.1669001579285</text:p>
              </table:table-cell>
              <table:table-cell office:value-type="float" office:value="3380.32420091324">
                <text:p>3380.32420091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268660068512">
                <text:p>37.268660068512</text:p>
              </table:table-cell>
              <table:table-cell office:value-type="float" office:value="3278.11050228311">
                <text:p>3278.110502283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3702101707458">
                <text:p>37.3702101707458</text:p>
              </table:table-cell>
              <table:table-cell office:value-type="float" office:value="3260.79269406393">
                <text:p>3260.79269406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4722800254822">
                <text:p>37.4722800254822</text:p>
              </table:table-cell>
              <table:table-cell office:value-type="float" office:value="3257.04748858448">
                <text:p>3257.04748858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5754699707031">
                <text:p>37.5754699707031</text:p>
              </table:table-cell>
              <table:table-cell office:value-type="float" office:value="3263.83652968037">
                <text:p>3263.836529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6787700653076">
                <text:p>37.6787700653076</text:p>
              </table:table-cell>
              <table:table-cell office:value-type="float" office:value="3268.69680365297">
                <text:p>3268.696803652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781909942627">
                <text:p>37.781909942627</text:p>
              </table:table-cell>
              <table:table-cell office:value-type="float" office:value="3256.73515981735">
                <text:p>3256.73515981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8850100040436">
                <text:p>37.8850100040436</text:p>
              </table:table-cell>
              <table:table-cell office:value-type="float" office:value="3262.70502283105">
                <text:p>3262.70502283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9883000850677">
                <text:p>37.9883000850677</text:p>
              </table:table-cell>
              <table:table-cell office:value-type="float" office:value="3268.15159817352">
                <text:p>3268.151598173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1608400344849">
                <text:p>38.1608400344849</text:p>
              </table:table-cell>
              <table:table-cell office:value-type="float" office:value="3244.41735159817">
                <text:p>3244.417351598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640500068665">
                <text:p>38.2640500068665</text:p>
              </table:table-cell>
              <table:table-cell office:value-type="float" office:value="3254.29680365297">
                <text:p>3254.29680365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3673901557922">
                <text:p>38.3673901557922</text:p>
              </table:table-cell>
              <table:table-cell office:value-type="float" office:value="3275.10502283105">
                <text:p>3275.10502283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4706001281738">
                <text:p>38.4706001281738</text:p>
              </table:table-cell>
              <table:table-cell office:value-type="float" office:value="3270.39817351598">
                <text:p>3270.39817351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5737600326538">
                <text:p>38.5737600326538</text:p>
              </table:table-cell>
              <table:table-cell office:value-type="float" office:value="3273.39269406393">
                <text:p>3273.392694063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6773300170898">
                <text:p>38.6773300170898</text:p>
              </table:table-cell>
              <table:table-cell office:value-type="float" office:value="3264.32146118721">
                <text:p>3264.32146118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7805700302124">
                <text:p>38.7805700302124</text:p>
              </table:table-cell>
              <table:table-cell office:value-type="float" office:value="3259.05570776256">
                <text:p>3259.05570776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883780002594">
                <text:p>38.883780002594</text:p>
              </table:table-cell>
              <table:table-cell office:value-type="float" office:value="3262.02831050228">
                <text:p>3262.028310502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9870400428772">
                <text:p>38.9870400428772</text:p>
              </table:table-cell>
              <table:table-cell office:value-type="float" office:value="3261.0803652968">
                <text:p>3261.0803652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0901899337769">
                <text:p>39.0901899337769</text:p>
              </table:table-cell>
              <table:table-cell office:value-type="float" office:value="3268.66666666667">
                <text:p>3268.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2616701126099">
                <text:p>39.2616701126099</text:p>
              </table:table-cell>
              <table:table-cell office:value-type="float" office:value="3262.94885844749">
                <text:p>3262.94885844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3648600578308">
                <text:p>39.3648600578308</text:p>
              </table:table-cell>
              <table:table-cell office:value-type="float" office:value="3260.11872146119">
                <text:p>3260.11872146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4681100845337">
                <text:p>39.4681100845337</text:p>
              </table:table-cell>
              <table:table-cell office:value-type="float" office:value="3264.95433789954">
                <text:p>3264.95433789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5712699890137">
                <text:p>39.5712699890137</text:p>
              </table:table-cell>
              <table:table-cell office:value-type="float" office:value="3268.38447488584">
                <text:p>3268.38447488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6744000911713">
                <text:p>39.6744000911713</text:p>
              </table:table-cell>
              <table:table-cell office:value-type="float" office:value="3272.51050228311">
                <text:p>3272.51050228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7777199745178">
                <text:p>39.7777199745178</text:p>
              </table:table-cell>
              <table:table-cell office:value-type="float" office:value="3267.21735159817">
                <text:p>3267.217351598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8808600902557">
                <text:p>39.8808600902557</text:p>
              </table:table-cell>
              <table:table-cell office:value-type="float" office:value="3277.14337899543">
                <text:p>3277.14337899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839601516724">
                <text:p>39.9839601516724</text:p>
              </table:table-cell>
              <table:table-cell office:value-type="float" office:value="3263.91050228311">
                <text:p>3263.91050228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872299671173">
                <text:p>40.0872299671173</text:p>
              </table:table-cell>
              <table:table-cell office:value-type="float" office:value="3254.09406392694">
                <text:p>3254.09406392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1906900405884">
                <text:p>40.1906900405884</text:p>
              </table:table-cell>
              <table:table-cell office:value-type="float" office:value="3259.13789954338">
                <text:p>3259.13789954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3612999916077">
                <text:p>40.3612999916077</text:p>
              </table:table-cell>
              <table:table-cell office:value-type="float" office:value="3264.78721461187">
                <text:p>3264.78721461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4645600318909">
                <text:p>40.4645600318909</text:p>
              </table:table-cell>
              <table:table-cell office:value-type="float" office:value="3262.69132420091">
                <text:p>3262.69132420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5678701400757">
                <text:p>40.5678701400757</text:p>
              </table:table-cell>
              <table:table-cell office:value-type="float" office:value="3264.25570776256">
                <text:p>3264.25570776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6710000038147">
                <text:p>40.6710000038147</text:p>
              </table:table-cell>
              <table:table-cell office:value-type="float" office:value="3258.80365296804">
                <text:p>3258.80365296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7741799354553">
                <text:p>40.7741799354553</text:p>
              </table:table-cell>
              <table:table-cell office:value-type="float" office:value="3259.98721461187">
                <text:p>3259.98721461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.8774499893188">
                <text:p>40.8774499893188</text:p>
              </table:table-cell>
              <table:table-cell office:value-type="float" office:value="3258.03105022831">
                <text:p>3258.031050228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265750169754">
                <text:p>41.265750169754</text:p>
              </table:table-cell>
              <table:table-cell office:value-type="float" office:value="3268.98447488584">
                <text:p>3268.98447488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038600921631">
                <text:p>41.4038600921631</text:p>
              </table:table-cell>
              <table:table-cell office:value-type="float" office:value="3246.85296803653">
                <text:p>3246.85296803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5052900314331">
                <text:p>41.5052900314331</text:p>
              </table:table-cell>
              <table:table-cell office:value-type="float" office:value="3272.3598173516">
                <text:p>3272.3598173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6067099571228">
                <text:p>41.6067099571228</text:p>
              </table:table-cell>
              <table:table-cell office:value-type="float" office:value="3190.08858447489">
                <text:p>3190.08858447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83101272583">
                <text:p>41.7083101272583</text:p>
              </table:table-cell>
              <table:table-cell office:value-type="float" office:value="3164.06666666667">
                <text:p>3164.0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104500770569">
                <text:p>41.8104500770569</text:p>
              </table:table-cell>
              <table:table-cell office:value-type="float" office:value="3219.28858447489">
                <text:p>3219.28858447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137401580811">
                <text:p>41.9137401580811</text:p>
              </table:table-cell>
              <table:table-cell office:value-type="float" office:value="3289.21735159817">
                <text:p>3289.217351598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0169100761414">
                <text:p>42.0169100761414</text:p>
              </table:table-cell>
              <table:table-cell office:value-type="float" office:value="3235.02831050228">
                <text:p>3235.02831050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201300621033">
                <text:p>42.1201300621033</text:p>
              </table:table-cell>
              <table:table-cell office:value-type="float" office:value="3251.7899543379">
                <text:p>3251.7899543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232899665833">
                <text:p>42.2232899665833</text:p>
              </table:table-cell>
              <table:table-cell office:value-type="float" office:value="3216.84474885845">
                <text:p>3216.84474885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264701366425">
                <text:p>42.3264701366425</text:p>
              </table:table-cell>
              <table:table-cell office:value-type="float" office:value="3129.52694063927">
                <text:p>3129.52694063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78499412537">
                <text:p>42.4978499412537</text:p>
              </table:table-cell>
              <table:table-cell office:value-type="float" office:value="987.017351598173">
                <text:p>987.017351598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010501384735">
                <text:p>42.6010501384735</text:p>
              </table:table-cell>
              <table:table-cell office:value-type="float" office:value="83.5789954337898">
                <text:p>83.57899543378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7041900157928">
                <text:p>42.7041900157928</text:p>
              </table:table-cell>
              <table:table-cell office:value-type="float" office:value="8.33242009132407">
                <text:p>8.33242009132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8074300289154">
                <text:p>42.8074300289154</text:p>
              </table:table-cell>
              <table:table-cell office:value-type="float" office:value="8.69406392694051">
                <text:p>8.694063926940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910560131073">
                <text:p>42.910560131073</text:p>
              </table:table-cell>
              <table:table-cell office:value-type="float" office:value="8.64748858447475">
                <text:p>8.64748858447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0136799812317">
                <text:p>43.0136799812317</text:p>
              </table:table-cell>
              <table:table-cell office:value-type="float" office:value="8.33789954337886">
                <text:p>8.33789954337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1171901226044">
                <text:p>43.1171901226044</text:p>
              </table:table-cell>
              <table:table-cell office:value-type="float" office:value="8.42831050228297">
                <text:p>8.428310502282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2211401462555">
                <text:p>43.2211401462555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3243999481201">
                <text:p>43.3243999481201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4277701377869">
                <text:p>43.4277701377869</text:p>
              </table:table-cell>
              <table:table-cell office:value-type="float" office:value="5.92694063926927">
                <text:p>5.926940639269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5968899726868">
                <text:p>43.5968899726868</text:p>
              </table:table-cell>
              <table:table-cell office:value-type="float" office:value="7.9050228310501">
                <text:p>7.9050228310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7002301216126">
                <text:p>43.7002301216126</text:p>
              </table:table-cell>
              <table:table-cell office:value-type="float" office:value="7.33789954337886">
                <text:p>7.33789954337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8034000396729">
                <text:p>43.8034000396729</text:p>
              </table:table-cell>
              <table:table-cell office:value-type="float" office:value="6.18721461187201">
                <text:p>6.18721461187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9065101146698">
                <text:p>43.9065101146698</text:p>
              </table:table-cell>
              <table:table-cell office:value-type="float" office:value="6.31324200913229">
                <text:p>6.31324200913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0097801685333">
                <text:p>44.0097801685333</text:p>
              </table:table-cell>
              <table:table-cell office:value-type="float" office:value="6.81735159817338">
                <text:p>6.81735159817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112900018692">
                <text:p>44.112900018692</text:p>
              </table:table-cell>
              <table:table-cell office:value-type="float" office:value="6.92694063926927">
                <text:p>6.92694063926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2160601615906">
                <text:p>44.2160601615906</text:p>
              </table:table-cell>
              <table:table-cell office:value-type="float" office:value="7.18173515981722">
                <text:p>7.181735159817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3194000720978">
                <text:p>44.3194000720978</text:p>
              </table:table-cell>
              <table:table-cell office:value-type="float" office:value="6.94611872146106">
                <text:p>6.946118721461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226200580597">
                <text:p>44.4226200580597</text:p>
              </table:table-cell>
              <table:table-cell office:value-type="float" office:value="5.99269406392681">
                <text:p>5.9926940639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5759935379">
                <text:p>44.525759935379</text:p>
              </table:table-cell>
              <table:table-cell office:value-type="float" office:value="6.18173515981722">
                <text:p>6.181735159817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941599845886">
                <text:p>44.6941599845886</text:p>
              </table:table-cell>
              <table:table-cell office:value-type="float" office:value="6.62831050228297">
                <text:p>6.628310502282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974600791931">
                <text:p>44.7974600791931</text:p>
              </table:table-cell>
              <table:table-cell office:value-type="float" office:value="5.78721461187201">
                <text:p>5.787214611872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900680065155">
                <text:p>44.900680065155</text:p>
              </table:table-cell>
              <table:table-cell office:value-type="float" office:value="7.34885844748845">
                <text:p>7.34885844748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.0038101673126">
                <text:p>45.0038101673126</text:p>
              </table:table-cell>
              <table:table-cell office:value-type="float" office:value="7.26666666666653">
                <text:p>7.26666666666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1069300174713">
                <text:p>45.1069300174713</text:p>
              </table:table-cell>
              <table:table-cell office:value-type="float" office:value="6.34885844748845">
                <text:p>6.348858447488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2101900577545">
                <text:p>45.2101900577545</text:p>
              </table:table-cell>
              <table:table-cell office:value-type="float" office:value="7.08858447488571">
                <text:p>7.08858447488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313600063324">
                <text:p>45.313600063324</text:p>
              </table:table-cell>
              <table:table-cell office:value-type="float" office:value="7.47214611872133">
                <text:p>7.47214611872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4168801307678">
                <text:p>45.4168801307678</text:p>
              </table:table-cell>
              <table:table-cell office:value-type="float" office:value="7.25022831050215">
                <text:p>7.250228310502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5201900005341">
                <text:p>45.5201900005341</text:p>
              </table:table-cell>
              <table:table-cell office:value-type="float" office:value="7.00913242009119">
                <text:p>7.00913242009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6233601570129">
                <text:p>45.6233601570129</text:p>
              </table:table-cell>
              <table:table-cell office:value-type="float" office:value="7.3050228310501">
                <text:p>7.3050228310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7915999889374">
                <text:p>45.7915999889374</text:p>
              </table:table-cell>
              <table:table-cell office:value-type="float" office:value="6.06392694063914">
                <text:p>6.063926940639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94809961319">
                <text:p>45.894809961319</text:p>
              </table:table-cell>
              <table:table-cell office:value-type="float" office:value="5.9050228310501">
                <text:p>5.9050228310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9980399608612">
                <text:p>45.9980399608612</text:p>
              </table:table-cell>
              <table:table-cell office:value-type="float" office:value="6.83378995433777">
                <text:p>6.83378995433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1012001037598">
                <text:p>46.1012001037598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2046401500702">
                <text:p>46.2046401500702</text:p>
              </table:table-cell>
              <table:table-cell office:value-type="float" office:value="6.97077625570763">
                <text:p>6.97077625570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308030128479">
                <text:p>46.308030128479</text:p>
              </table:table-cell>
              <table:table-cell office:value-type="float" office:value="6.95707762557064">
                <text:p>6.95707762557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7337300777435">
                <text:p>46.7337300777435</text:p>
              </table:table-cell>
              <table:table-cell office:value-type="float" office:value="6.1022831050227">
                <text:p>6.1022831050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708600997925">
                <text:p>46.8708600997925</text:p>
              </table:table-cell>
              <table:table-cell office:value-type="float" office:value="6.25296803652955">
                <text:p>6.2529680365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9722900390625">
                <text:p>46.9722900390625</text:p>
              </table:table-cell>
              <table:table-cell office:value-type="float" office:value="5.34885844748845">
                <text:p>5.348858447488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0736999511719">
                <text:p>47.0736999511719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1751000881195">
                <text:p>47.1751000881195</text:p>
              </table:table-cell>
              <table:table-cell office:value-type="float" office:value="7.12420091324188">
                <text:p>7.12420091324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2781701087952">
                <text:p>47.2781701087952</text:p>
              </table:table-cell>
              <table:table-cell office:value-type="float" office:value="6.6968036529679">
                <text:p>6.69680365296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3813600540161">
                <text:p>47.3813600540161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4845199584961">
                <text:p>47.4845199584961</text:p>
              </table:table-cell>
              <table:table-cell office:value-type="float" office:value="7.39543378995421">
                <text:p>7.395433789954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77301692963">
                <text:p>47.5877301692963</text:p>
              </table:table-cell>
              <table:table-cell office:value-type="float" office:value="6.9050228310501">
                <text:p>6.90502283105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6911699771881">
                <text:p>47.6911699771881</text:p>
              </table:table-cell>
              <table:table-cell office:value-type="float" office:value="5.84474885844736">
                <text:p>5.844748858447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794420003891">
                <text:p>47.794420003891</text:p>
              </table:table-cell>
              <table:table-cell office:value-type="float" office:value="6.46940639269393">
                <text:p>6.46940639269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9624500274658">
                <text:p>47.9624500274658</text:p>
              </table:table-cell>
              <table:table-cell office:value-type="float" office:value="6.08858447488571">
                <text:p>6.088584474885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0656900405884">
                <text:p>48.0656900405884</text:p>
              </table:table-cell>
              <table:table-cell office:value-type="float" office:value="5.3981735159816">
                <text:p>5.3981735159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689100265503">
                <text:p>48.1689100265503</text:p>
              </table:table-cell>
              <table:table-cell office:value-type="float" office:value="5.66392694063914">
                <text:p>5.66392694063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2721199989319">
                <text:p>48.2721199989319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3753099441528">
                <text:p>48.3753099441528</text:p>
              </table:table-cell>
              <table:table-cell office:value-type="float" office:value="6.91050228310489">
                <text:p>6.91050228310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4785799980164">
                <text:p>48.4785799980164</text:p>
              </table:table-cell>
              <table:table-cell office:value-type="float" office:value="7.32146118721448">
                <text:p>7.321461187214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5826301574707">
                <text:p>48.5826301574707</text:p>
              </table:table-cell>
              <table:table-cell office:value-type="float" office:value="6.47214611872133">
                <text:p>6.472146118721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6858701705933">
                <text:p>48.6858701705933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7891099452972">
                <text:p>48.7891099452972</text:p>
              </table:table-cell>
              <table:table-cell office:value-type="float" office:value="4.98447488584462">
                <text:p>4.984474885844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8922700881958">
                <text:p>48.8922700881958</text:p>
              </table:table-cell>
              <table:table-cell office:value-type="float" office:value="5.1050228310501">
                <text:p>5.10502283105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0607900619507">
                <text:p>49.0607900619507</text:p>
              </table:table-cell>
              <table:table-cell office:value-type="float" office:value="5.62009132420078">
                <text:p>5.620091324200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1642301082611">
                <text:p>49.1642301082611</text:p>
              </table:table-cell>
              <table:table-cell office:value-type="float" office:value="5.38721461187201">
                <text:p>5.38721461187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" chart:maximum="8" chart:origin="0" chart:interval-major="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-100" chart:maximum="4000" chart:origin="0" chart:interval-major="10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plus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97cm" svg:height="19.046cm" xlink:href=".." xlink:type="simple" chart:class="chart:scatter" chart:style-name="ch1">
        <chart:title svg:x="10.603cm" svg:y="0.516cm" chart:style-name="ch2">
          <text:p>2019-11-22 0.1 second samples</text:p>
        </chart:title>
        <chart:subtitle svg:x="11.992cm" svg:y="1.675cm" chart:style-name="ch3">
          <text:p>New pot, cup poured</text:p>
        </chart:subtitle>
        <chart:plot-area chart:style-name="ch4" table:cell-range-address="'2019-11-22_readings'.B2:'2019-11-22_readings'.C412" svg:x="0.553cm" svg:y="2.738cm" svg:width="26.591cm" svg:height="14.947cm">
          <chartooo:coordinate-region svg:x="1.465cm" svg:y="2.738cm" svg:width="25.505cm" svg:height="14.643cm"/>
          <chart:axis chart:dimension="x" chart:name="primary-x" chart:style-name="ch5">
            <chart:title svg:x="13.156cm" svg:y="18.065cm" chart:style-name="ch6">
              <text:p>Secon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  <chart:grid chart:style-name="ch8" chart:class="minor"/>
          </chart:axis>
          <chart:series chart:style-name="ch10" chart:values-cell-range-address="'2019-11-22_readings'.C2:'2019-11-22_readings'.C412" chart:class="chart:scatter">
            <chart:domain table:cell-range-address="'2019-11-22_readings'.B2:'2019-11-22_readings'.B412"/>
            <chart:data-point chart:repeated="4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-11-22_readings'.B2:'2019-11-22_readings'.B412</svg:desc>
                </draw:g>
              </table:table-cell>
              <table:table-cell office:value-type="float" office:value="-0.768949771689631">
                <text:p>-0.768949771689631</text:p>
                <draw:g>
                  <svg:desc>'2019-11-22_readings'.C2:'2019-11-22_readings'.C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600170135498">
                <text:p>0.101600170135498</text:p>
              </table:table-cell>
              <table:table-cell office:value-type="float" office:value="0.0639269406391365">
                <text:p>0.063926940639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050136566162">
                <text:p>0.203050136566162</text:p>
              </table:table-cell>
              <table:table-cell office:value-type="float" office:value="-0.916894977169082">
                <text:p>-0.91689497716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460048675537">
                <text:p>0.304460048675537</text:p>
              </table:table-cell>
              <table:table-cell office:value-type="float" office:value="-2.09223744292251">
                <text:p>-2.0922374429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5920028686523">
                <text:p>0.405920028686523</text:p>
              </table:table-cell>
              <table:table-cell office:value-type="float" office:value="-0.999086757991">
                <text:p>-0.99908675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390022277832">
                <text:p>0.507390022277832</text:p>
              </table:table-cell>
              <table:table-cell office:value-type="float" office:value="0.31050228310489">
                <text:p>0.3105022831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780145645142">
                <text:p>0.608780145645142</text:p>
              </table:table-cell>
              <table:table-cell office:value-type="float" office:value="-0.955251141552644">
                <text:p>-0.955251141552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0190057754517">
                <text:p>0.710190057754517</text:p>
              </table:table-cell>
              <table:table-cell office:value-type="float" office:value="-1.75799086758004">
                <text:p>-1.7579908675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579942703247">
                <text:p>0.811579942703247</text:p>
              </table:table-cell>
              <table:table-cell office:value-type="float" office:value="-1.2018264840184">
                <text:p>-1.2018264840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458010673523">
                <text:p>0.91458010673523</text:p>
              </table:table-cell>
              <table:table-cell office:value-type="float" office:value="-0.686757990867713">
                <text:p>-0.686757990867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628010749817">
                <text:p>1.08628010749817</text:p>
              </table:table-cell>
              <table:table-cell office:value-type="float" office:value="0.121461187214479">
                <text:p>0.121461187214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8983006477356">
                <text:p>1.18983006477356</text:p>
              </table:table-cell>
              <table:table-cell office:value-type="float" office:value="0.154337899543246">
                <text:p>0.15433789954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25008392334">
                <text:p>1.29325008392334</text:p>
              </table:table-cell>
              <table:table-cell office:value-type="float" office:value="1.07488584474873">
                <text:p>1.07488584474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4900970459">
                <text:p>1.3964900970459</text:p>
              </table:table-cell>
              <table:table-cell office:value-type="float" office:value="1.88310502283092">
                <text:p>1.8831050228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969005584717">
                <text:p>1.49969005584717</text:p>
              </table:table-cell>
              <table:table-cell office:value-type="float" office:value="1.07214611872133">
                <text:p>1.07214611872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288000106812">
                <text:p>1.60288000106812</text:p>
              </table:table-cell>
              <table:table-cell office:value-type="float" office:value="1.59269406392681">
                <text:p>1.592694063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06017112732">
                <text:p>1.70606017112732</text:p>
              </table:table-cell>
              <table:table-cell office:value-type="float" office:value="0.62009132420078">
                <text:p>0.6200913242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92999458313">
                <text:p>1.8092999458313</text:p>
              </table:table-cell>
              <table:table-cell office:value-type="float" office:value="0.806392694063794">
                <text:p>0.806392694063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1254997253418">
                <text:p>1.91254997253418</text:p>
              </table:table-cell>
              <table:table-cell office:value-type="float" office:value="0.918721461187082">
                <text:p>0.918721461187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574015617371">
                <text:p>2.01574015617371</text:p>
              </table:table-cell>
              <table:table-cell office:value-type="float" office:value="1.0995433789953">
                <text:p>1.0995433789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072009086609">
                <text:p>2.18072009086609</text:p>
              </table:table-cell>
              <table:table-cell office:value-type="float" office:value="1.99269406392681">
                <text:p>1.99269406392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396010398865">
                <text:p>2.28396010398865</text:p>
              </table:table-cell>
              <table:table-cell office:value-type="float" office:value="1.72694063926927">
                <text:p>1.72694063926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719010353088">
                <text:p>2.38719010353088</text:p>
              </table:table-cell>
              <table:table-cell office:value-type="float" office:value="1.26666666666653">
                <text:p>1.26666666666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033999443054">
                <text:p>2.49033999443054</text:p>
              </table:table-cell>
              <table:table-cell office:value-type="float" office:value="0.42009132420078">
                <text:p>0.4200913242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416007995605">
                <text:p>2.59416007995605</text:p>
              </table:table-cell>
              <table:table-cell office:value-type="float" office:value="0.17077625570763">
                <text:p>0.17077625570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765996932983">
                <text:p>2.69765996932983</text:p>
              </table:table-cell>
              <table:table-cell office:value-type="float" office:value="599.57899543379">
                <text:p>599.57899543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570003509521">
                <text:p>3.08570003509521</text:p>
              </table:table-cell>
              <table:table-cell office:value-type="float" office:value="-0.0538812785389457">
                <text:p>-0.0538812785389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167015075684">
                <text:p>3.22167015075684</text:p>
              </table:table-cell>
              <table:table-cell office:value-type="float" office:value="-1.98538812785401">
                <text:p>-1.98538812785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2311010360718">
                <text:p>3.32311010360718</text:p>
              </table:table-cell>
              <table:table-cell office:value-type="float" office:value="-2.23470319634716">
                <text:p>-2.23470319634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2456007003784">
                <text:p>3.42456007003784</text:p>
              </table:table-cell>
              <table:table-cell office:value-type="float" office:value="-3.71141552511429">
                <text:p>-3.7114155251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2597999572754">
                <text:p>3.52597999572754</text:p>
              </table:table-cell>
              <table:table-cell office:value-type="float" office:value="-3.73059360730607">
                <text:p>-3.73059360730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82000541687">
                <text:p>3.6282000541687</text:p>
              </table:table-cell>
              <table:table-cell office:value-type="float" office:value="-2.11963470319648">
                <text:p>-2.11963470319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143005371094">
                <text:p>3.73143005371094</text:p>
              </table:table-cell>
              <table:table-cell office:value-type="float" office:value="-1.27579908675812">
                <text:p>-1.27579908675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345799446106">
                <text:p>3.8345799446106</text:p>
              </table:table-cell>
              <table:table-cell office:value-type="float" office:value="-2.01004566210059">
                <text:p>-2.0100456621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778014183044">
                <text:p>3.93778014183044</text:p>
              </table:table-cell>
              <table:table-cell office:value-type="float" office:value="-0.747031963470453">
                <text:p>-0.74703196347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4100012779236">
                <text:p>4.04100012779236</text:p>
              </table:table-cell>
              <table:table-cell office:value-type="float" office:value="1.12694063926927">
                <text:p>1.12694063926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447999000549">
                <text:p>4.14447999000549</text:p>
              </table:table-cell>
              <table:table-cell office:value-type="float" office:value="-0.248401826484151">
                <text:p>-0.248401826484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093001365662">
                <text:p>4.31093001365662</text:p>
              </table:table-cell>
              <table:table-cell office:value-type="float" office:value="1.86940639269393">
                <text:p>1.8694063926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1410994529724">
                <text:p>4.41410994529724</text:p>
              </table:table-cell>
              <table:table-cell office:value-type="float" office:value="0.431050228310369">
                <text:p>0.431050228310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173499584198">
                <text:p>4.5173499584198</text:p>
              </table:table-cell>
              <table:table-cell office:value-type="float" office:value="2.31598173515968">
                <text:p>2.3159817351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2054014205933">
                <text:p>4.62054014205933</text:p>
              </table:table-cell>
              <table:table-cell office:value-type="float" office:value="1.33515981735147">
                <text:p>1.33515981735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2369003295898">
                <text:p>4.72369003295898</text:p>
              </table:table-cell>
              <table:table-cell office:value-type="float" office:value="0.861187214611739">
                <text:p>0.861187214611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2680010795593">
                <text:p>4.82680010795593</text:p>
              </table:table-cell>
              <table:table-cell office:value-type="float" office:value="0.200913242009">
                <text:p>0.200913242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3025016784668">
                <text:p>4.93025016784668</text:p>
              </table:table-cell>
              <table:table-cell office:value-type="float" office:value="0.718721461187082">
                <text:p>0.718721461187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3362011909485">
                <text:p>5.03362011909485</text:p>
              </table:table-cell>
              <table:table-cell office:value-type="float" office:value="0.776255707762424">
                <text:p>0.77625570776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368100643158">
                <text:p>5.1368100643158</text:p>
              </table:table-cell>
              <table:table-cell office:value-type="float" office:value="0.789954337899411">
                <text:p>0.789954337899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4008011817932">
                <text:p>5.24008011817932</text:p>
              </table:table-cell>
              <table:table-cell office:value-type="float" office:value="0.178995433789821">
                <text:p>0.178995433789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0672993659973">
                <text:p>5.40672993659973</text:p>
              </table:table-cell>
              <table:table-cell office:value-type="float" office:value="6.07488584474873">
                <text:p>6.07488584474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1003003120422">
                <text:p>5.51003003120422</text:p>
              </table:table-cell>
              <table:table-cell office:value-type="float" office:value="190.792694063927">
                <text:p>190.79269406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1342000961304">
                <text:p>5.61342000961304</text:p>
              </table:table-cell>
              <table:table-cell office:value-type="float" office:value="227.159817351598">
                <text:p>227.159817351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66600227356">
                <text:p>5.7166600227356</text:p>
              </table:table-cell>
              <table:table-cell office:value-type="float" office:value="434.403652968036">
                <text:p>434.403652968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1985998153687">
                <text:p>5.81985998153687</text:p>
              </table:table-cell>
              <table:table-cell office:value-type="float" office:value="1399.98173515982">
                <text:p>1399.98173515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2304015159607">
                <text:p>5.92304015159607</text:p>
              </table:table-cell>
              <table:table-cell office:value-type="float" office:value="2485.45844748858">
                <text:p>2485.45844748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2613997459412">
                <text:p>6.02613997459412</text:p>
              </table:table-cell>
              <table:table-cell office:value-type="float" office:value="3071.20639269406">
                <text:p>3071.2063926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2943005561829">
                <text:p>6.12943005561829</text:p>
              </table:table-cell>
              <table:table-cell office:value-type="float" office:value="3387.26940639269">
                <text:p>3387.26940639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3703999519348">
                <text:p>6.53703999519348</text:p>
              </table:table-cell>
              <table:table-cell office:value-type="float" office:value="3437.5598173516">
                <text:p>3437.5598173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7487001419067">
                <text:p>6.67487001419067</text:p>
              </table:table-cell>
              <table:table-cell office:value-type="float" office:value="3410.16803652968">
                <text:p>3410.1680365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7635002136231">
                <text:p>6.77635002136231</text:p>
              </table:table-cell>
              <table:table-cell office:value-type="float" office:value="3423.41461187215">
                <text:p>3423.41461187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7779998779297">
                <text:p>6.87779998779297</text:p>
              </table:table-cell>
              <table:table-cell office:value-type="float" office:value="3410.17899543379">
                <text:p>3410.1789954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792001247406">
                <text:p>6.9792001247406</text:p>
              </table:table-cell>
              <table:table-cell office:value-type="float" office:value="3414.88858447489">
                <text:p>3414.88858447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8224010467529">
                <text:p>7.08224010467529</text:p>
              </table:table-cell>
              <table:table-cell office:value-type="float" office:value="3413.22557077626">
                <text:p>3413.22557077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6701374054">
                <text:p>7.1856701374054</text:p>
              </table:table-cell>
              <table:table-cell office:value-type="float" office:value="3403.72420091324">
                <text:p>3403.7242009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8902006149292">
                <text:p>7.28902006149292</text:p>
              </table:table-cell>
              <table:table-cell office:value-type="float" office:value="3400.77077625571">
                <text:p>3400.7707762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9223003387451">
                <text:p>7.39223003387451</text:p>
              </table:table-cell>
              <table:table-cell office:value-type="float" office:value="3425.12420091324">
                <text:p>3425.12420091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9539995193481">
                <text:p>7.49539995193481</text:p>
              </table:table-cell>
              <table:table-cell office:value-type="float" office:value="3417.50228310502">
                <text:p>3417.50228310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9861993789673">
                <text:p>7.59861993789673</text:p>
              </table:table-cell>
              <table:table-cell office:value-type="float" office:value="3445.18173515982">
                <text:p>3445.18173515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9928998947144">
                <text:p>7.99928998947144</text:p>
              </table:table-cell>
              <table:table-cell office:value-type="float" office:value="3444.46118721461">
                <text:p>3444.46118721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0076999664307">
                <text:p>8.10076999664307</text:p>
              </table:table-cell>
              <table:table-cell office:value-type="float" office:value="3377.95159817352">
                <text:p>3377.95159817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20223999023438">
                <text:p>8.20223999023438</text:p>
              </table:table-cell>
              <table:table-cell office:value-type="float" office:value="3376.57899543379">
                <text:p>3376.57899543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0367994308472">
                <text:p>8.30367994308472</text:p>
              </table:table-cell>
              <table:table-cell office:value-type="float" office:value="3438.36803652968">
                <text:p>3438.3680365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508008003235">
                <text:p>8.40508008003235</text:p>
              </table:table-cell>
              <table:table-cell office:value-type="float" office:value="3415.32146118721">
                <text:p>3415.32146118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0679016113281">
                <text:p>8.50679016113281</text:p>
              </table:table-cell>
              <table:table-cell office:value-type="float" office:value="3433.76255707763">
                <text:p>3433.7625570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003994941711">
                <text:p>8.61003994941711</text:p>
              </table:table-cell>
              <table:table-cell office:value-type="float" office:value="3402.59269406393">
                <text:p>3402.59269406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8010010719299">
                <text:p>8.78010010719299</text:p>
              </table:table-cell>
              <table:table-cell office:value-type="float" office:value="3417.38447488584">
                <text:p>3417.38447488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332009315491">
                <text:p>8.88332009315491</text:p>
              </table:table-cell>
              <table:table-cell office:value-type="float" office:value="3388.09680365297">
                <text:p>3388.09680365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8650002479553">
                <text:p>8.98650002479553</text:p>
              </table:table-cell>
              <table:table-cell office:value-type="float" office:value="3430.41735159817">
                <text:p>3430.41735159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896999835968">
                <text:p>9.0896999835968</text:p>
              </table:table-cell>
              <table:table-cell office:value-type="float" office:value="3462.04200913242">
                <text:p>3462.04200913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9290995597839">
                <text:p>9.19290995597839</text:p>
              </table:table-cell>
              <table:table-cell office:value-type="float" office:value="3377.04748858447">
                <text:p>3377.04748858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9610013961792">
                <text:p>9.29610013961792</text:p>
              </table:table-cell>
              <table:table-cell office:value-type="float" office:value="3385.49680365297">
                <text:p>3385.49680365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993501663208">
                <text:p>9.3993501663208</text:p>
              </table:table-cell>
              <table:table-cell office:value-type="float" office:value="3411.19269406393">
                <text:p>3411.1926940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025200843811">
                <text:p>9.5025200843811</text:p>
              </table:table-cell>
              <table:table-cell office:value-type="float" office:value="3416.66118721461">
                <text:p>3416.66118721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0564994812012">
                <text:p>9.60564994812012</text:p>
              </table:table-cell>
              <table:table-cell office:value-type="float" office:value="3421.09406392694">
                <text:p>3421.09406392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0895004272461">
                <text:p>9.70895004272461</text:p>
              </table:table-cell>
              <table:table-cell office:value-type="float" office:value="3405.90502283105">
                <text:p>3405.9050228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7801003456116">
                <text:p>9.87801003456116</text:p>
              </table:table-cell>
              <table:table-cell office:value-type="float" office:value="3413.04474885845">
                <text:p>3413.04474885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8128008842468">
                <text:p>9.98128008842468</text:p>
              </table:table-cell>
              <table:table-cell office:value-type="float" office:value="3419.35707762557">
                <text:p>3419.35707762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845100879669">
                <text:p>10.0845100879669</text:p>
              </table:table-cell>
              <table:table-cell office:value-type="float" office:value="3424.53789954338">
                <text:p>3424.53789954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880600452423">
                <text:p>10.1880600452423</text:p>
              </table:table-cell>
              <table:table-cell office:value-type="float" office:value="3416.13789954338">
                <text:p>3416.13789954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913300991058">
                <text:p>10.2913300991058</text:p>
              </table:table-cell>
              <table:table-cell office:value-type="float" office:value="3399.13515981735">
                <text:p>3399.13515981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945701122284">
                <text:p>10.3945701122284</text:p>
              </table:table-cell>
              <table:table-cell office:value-type="float" office:value="3405.96529680365">
                <text:p>3405.96529680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97810125351">
                <text:p>10.497810125351</text:p>
              </table:table-cell>
              <table:table-cell office:value-type="float" office:value="3417.72694063927">
                <text:p>3417.72694063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00909948349">
                <text:p>10.600909948349</text:p>
              </table:table-cell>
              <table:table-cell office:value-type="float" office:value="3402.97899543379">
                <text:p>3402.97899543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040801048279">
                <text:p>10.7040801048279</text:p>
              </table:table-cell>
              <table:table-cell office:value-type="float" office:value="3389.59269406393">
                <text:p>3389.5926940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8073101043701">
                <text:p>10.8073101043701</text:p>
              </table:table-cell>
              <table:table-cell office:value-type="float" office:value="3419.98721461187">
                <text:p>3419.9872146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155600070953">
                <text:p>11.4155600070953</text:p>
              </table:table-cell>
              <table:table-cell office:value-type="float" office:value="2728.76255707763">
                <text:p>2728.7625570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188901424408">
                <text:p>11.5188901424408</text:p>
              </table:table-cell>
              <table:table-cell office:value-type="float" office:value="1281.60365296804">
                <text:p>1281.60365296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6222901344299">
                <text:p>11.6222901344299</text:p>
              </table:table-cell>
              <table:table-cell office:value-type="float" office:value="99.04200913242">
                <text:p>99.04200913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255301475525">
                <text:p>11.7255301475525</text:p>
              </table:table-cell>
              <table:table-cell office:value-type="float" office:value="-17.3689497716896">
                <text:p>-17.3689497716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288400173187">
                <text:p>11.8288400173187</text:p>
              </table:table-cell>
              <table:table-cell office:value-type="float" office:value="-16.5689497716896">
                <text:p>-16.568949771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9955999851227">
                <text:p>11.9955999851227</text:p>
              </table:table-cell>
              <table:table-cell office:value-type="float" office:value="-15.4045662100458">
                <text:p>-15.4045662100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989100933075">
                <text:p>12.0989100933075</text:p>
              </table:table-cell>
              <table:table-cell office:value-type="float" office:value="-13.7689497716896">
                <text:p>-13.768949771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021000385284">
                <text:p>12.2021000385284</text:p>
              </table:table-cell>
              <table:table-cell office:value-type="float" office:value="-11.0812785388129">
                <text:p>-11.0812785388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052599430084">
                <text:p>12.3052599430084</text:p>
              </table:table-cell>
              <table:table-cell office:value-type="float" office:value="-12.6429223744294">
                <text:p>-12.6429223744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085500240326">
                <text:p>12.4085500240326</text:p>
              </table:table-cell>
              <table:table-cell office:value-type="float" office:value="-12.8073059360732">
                <text:p>-12.8073059360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5117399692535">
                <text:p>12.5117399692535</text:p>
              </table:table-cell>
              <table:table-cell office:value-type="float" office:value="-11.2374429223746">
                <text:p>-11.237442922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148600578308">
                <text:p>12.6148600578308</text:p>
              </table:table-cell>
              <table:table-cell office:value-type="float" office:value="-9.13333333333347">
                <text:p>-9.1333333333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181100845337">
                <text:p>12.7181100845337</text:p>
              </table:table-cell>
              <table:table-cell office:value-type="float" office:value="-9.00730593607319">
                <text:p>-9.0073059360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8212399482727">
                <text:p>12.8212399482727</text:p>
              </table:table-cell>
              <table:table-cell office:value-type="float" office:value="-9.07031963470333">
                <text:p>-9.0703196347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43400096893">
                <text:p>12.9243400096893</text:p>
              </table:table-cell>
              <table:table-cell office:value-type="float" office:value="-12.1360730593609">
                <text:p>-12.1360730593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907399654388">
                <text:p>13.0907399654388</text:p>
              </table:table-cell>
              <table:table-cell office:value-type="float" office:value="-9.84566210045675">
                <text:p>-9.84566210045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942400932312">
                <text:p>13.1942400932312</text:p>
              </table:table-cell>
              <table:table-cell office:value-type="float" office:value="-9.86757990867593">
                <text:p>-9.86757990867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975900173187">
                <text:p>13.2975900173187</text:p>
              </table:table-cell>
              <table:table-cell office:value-type="float" office:value="-9.43470319634717">
                <text:p>-9.434703196347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40078997612">
                <text:p>13.40078997612</text:p>
              </table:table-cell>
              <table:table-cell office:value-type="float" office:value="-9.08401826484032">
                <text:p>-9.0840182648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5039701461792">
                <text:p>13.5039701461792</text:p>
              </table:table-cell>
              <table:table-cell office:value-type="float" office:value="-9.27853881278552">
                <text:p>-9.27853881278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071901321411">
                <text:p>13.6071901321411</text:p>
              </table:table-cell>
              <table:table-cell office:value-type="float" office:value="-7.52785388127867">
                <text:p>-7.5278538812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7103600502014">
                <text:p>13.7103600502014</text:p>
              </table:table-cell>
              <table:table-cell office:value-type="float" office:value="-8.41004566210059">
                <text:p>-8.41004566210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135600090027">
                <text:p>13.8135600090027</text:p>
              </table:table-cell>
              <table:table-cell office:value-type="float" office:value="-10.1497716894979">
                <text:p>-10.1497716894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166901111603">
                <text:p>13.9166901111603</text:p>
              </table:table-cell>
              <table:table-cell office:value-type="float" office:value="-9.92237442922388">
                <text:p>-9.92237442922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204100608826">
                <text:p>14.0204100608826</text:p>
              </table:table-cell>
              <table:table-cell office:value-type="float" office:value="-8.83744292237456">
                <text:p>-8.83744292237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871600151062">
                <text:p>14.1871600151062</text:p>
              </table:table-cell>
              <table:table-cell office:value-type="float" office:value="-9.75251141552525">
                <text:p>-9.75251141552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904200553894">
                <text:p>14.2904200553894</text:p>
              </table:table-cell>
              <table:table-cell office:value-type="float" office:value="-9.36894977168963">
                <text:p>-9.36894977168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935799598694">
                <text:p>14.3935799598694</text:p>
              </table:table-cell>
              <table:table-cell office:value-type="float" office:value="-8.12511415525128">
                <text:p>-8.12511415525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967300891876">
                <text:p>14.4967300891876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002399921417">
                <text:p>14.6002399921417</text:p>
              </table:table-cell>
              <table:table-cell office:value-type="float" office:value="-6.41552511415538">
                <text:p>-6.4155251141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7035400867462">
                <text:p>14.7035400867462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067100048065">
                <text:p>14.8067100048065</text:p>
              </table:table-cell>
              <table:table-cell office:value-type="float" office:value="-6.66757990867593">
                <text:p>-6.667579908675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90998005867">
                <text:p>14.90998005867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01313996315">
                <text:p>15.01313996315</text:p>
              </table:table-cell>
              <table:table-cell office:value-type="float" office:value="-8.09223744292251">
                <text:p>-8.09223744292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162700653076">
                <text:p>15.1162700653076</text:p>
              </table:table-cell>
              <table:table-cell office:value-type="float" office:value="-7.76073059360744">
                <text:p>-7.76073059360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2823300361633">
                <text:p>15.2823300361633</text:p>
              </table:table-cell>
              <table:table-cell office:value-type="float" office:value="-8.9031963470321">
                <text:p>-8.9031963470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3854801654816">
                <text:p>15.3854801654816</text:p>
              </table:table-cell>
              <table:table-cell office:value-type="float" office:value="-7.74155251141566">
                <text:p>-7.74155251141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4887299537659">
                <text:p>15.4887299537659</text:p>
              </table:table-cell>
              <table:table-cell office:value-type="float" office:value="-6.56894977168963">
                <text:p>-6.5689497716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5918900966644">
                <text:p>15.5918900966644</text:p>
              </table:table-cell>
              <table:table-cell office:value-type="float" office:value="-6.2018264840184">
                <text:p>-6.2018264840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949999332428">
                <text:p>15.6949999332428</text:p>
              </table:table-cell>
              <table:table-cell office:value-type="float" office:value="-6.65936073059374">
                <text:p>-6.65936073059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7982800006866">
                <text:p>15.7982800006866</text:p>
              </table:table-cell>
              <table:table-cell office:value-type="float" office:value="-6.84292237442936">
                <text:p>-6.8429223744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9014501571655">
                <text:p>15.9014501571655</text:p>
              </table:table-cell>
              <table:table-cell office:value-type="float" office:value="-6.09223744292251">
                <text:p>-6.0922374429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045800209045">
                <text:p>16.0045800209045</text:p>
              </table:table-cell>
              <table:table-cell office:value-type="float" office:value="-6.72237442922388">
                <text:p>-6.72237442922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1081500053406">
                <text:p>16.1081500053406</text:p>
              </table:table-cell>
              <table:table-cell office:value-type="float" office:value="-7.78538812785401">
                <text:p>-7.78538812785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113699913025">
                <text:p>16.2113699913025</text:p>
              </table:table-cell>
              <table:table-cell office:value-type="float" office:value="-8.16347031963484">
                <text:p>-8.16347031963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792300224304">
                <text:p>16.3792300224304</text:p>
              </table:table-cell>
              <table:table-cell office:value-type="float" office:value="-6.91963470319648">
                <text:p>-6.9196347031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482470035553">
                <text:p>16.482470035553</text:p>
              </table:table-cell>
              <table:table-cell office:value-type="float" office:value="-6.90867579908689">
                <text:p>-6.9086757990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5856399536133">
                <text:p>16.5856399536133</text:p>
              </table:table-cell>
              <table:table-cell office:value-type="float" office:value="-5.71415525114169">
                <text:p>-5.71415525114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6889801025391">
                <text:p>16.6889801025391</text:p>
              </table:table-cell>
              <table:table-cell office:value-type="float" office:value="-6.37168949771703">
                <text:p>-6.37168949771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7921600341797">
                <text:p>16.7921600341797</text:p>
              </table:table-cell>
              <table:table-cell office:value-type="float" office:value="-8.33881278538826">
                <text:p>-8.33881278538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8952701091766">
                <text:p>16.8952701091766</text:p>
              </table:table-cell>
              <table:table-cell office:value-type="float" office:value="-7.03196347031977">
                <text:p>-7.03196347031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9985401630402">
                <text:p>16.9985401630402</text:p>
              </table:table-cell>
              <table:table-cell office:value-type="float" office:value="-6.83196347031977">
                <text:p>-6.83196347031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1016900539398">
                <text:p>17.1016900539398</text:p>
              </table:table-cell>
              <table:table-cell office:value-type="float" office:value="-6.34429223744306">
                <text:p>-6.34429223744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2047901153564">
                <text:p>17.2047901153564</text:p>
              </table:table-cell>
              <table:table-cell office:value-type="float" office:value="-5.93333333333347">
                <text:p>-5.9333333333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3080999851227">
                <text:p>17.3080999851227</text:p>
              </table:table-cell>
              <table:table-cell office:value-type="float" office:value="-6.33607305936086">
                <text:p>-6.336073059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4748499393463">
                <text:p>17.4748499393463</text:p>
              </table:table-cell>
              <table:table-cell office:value-type="float" office:value="-4.33607305936086">
                <text:p>-4.3360730593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781900882721">
                <text:p>17.5781900882721</text:p>
              </table:table-cell>
              <table:table-cell office:value-type="float" office:value="30.9789954337898">
                <text:p>30.9789954337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0036900043488">
                <text:p>18.0036900043488</text:p>
              </table:table-cell>
              <table:table-cell office:value-type="float" office:value="-6.78812785388141">
                <text:p>-6.78812785388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051800251007">
                <text:p>18.1051800251007</text:p>
              </table:table-cell>
              <table:table-cell office:value-type="float" office:value="-9.08127853881292">
                <text:p>-9.08127853881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065801620483">
                <text:p>18.2065801620483</text:p>
              </table:table-cell>
              <table:table-cell office:value-type="float" office:value="-8.17990867579922">
                <text:p>-8.179908675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080501556396">
                <text:p>18.3080501556396</text:p>
              </table:table-cell>
              <table:table-cell office:value-type="float" office:value="-7.13059360730607">
                <text:p>-7.13059360730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094500541687">
                <text:p>18.4094500541687</text:p>
              </table:table-cell>
              <table:table-cell office:value-type="float" office:value="-6.20730593607319">
                <text:p>-6.20730593607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474300384521">
                <text:p>18.5474300384521</text:p>
              </table:table-cell>
              <table:table-cell office:value-type="float" office:value="-6.23744292237456">
                <text:p>-6.23744292237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506400108337">
                <text:p>18.6506400108337</text:p>
              </table:table-cell>
              <table:table-cell office:value-type="float" office:value="-6.6949771689499">
                <text:p>-6.694977168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3839969635">
                <text:p>18.753839969635</text:p>
              </table:table-cell>
              <table:table-cell office:value-type="float" office:value="-5.54429223744306">
                <text:p>-5.54429223744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570899963379">
                <text:p>18.8570899963379</text:p>
              </table:table-cell>
              <table:table-cell office:value-type="float" office:value="-5.6977168949773">
                <text:p>-5.6977168949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602200984955">
                <text:p>18.9602200984955</text:p>
              </table:table-cell>
              <table:table-cell office:value-type="float" office:value="-5.94429223744306">
                <text:p>-5.94429223744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0635299682617">
                <text:p>19.0635299682617</text:p>
              </table:table-cell>
              <table:table-cell office:value-type="float" office:value="-7.17990867579922">
                <text:p>-7.17990867579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1670999526978">
                <text:p>19.1670999526978</text:p>
              </table:table-cell>
              <table:table-cell office:value-type="float" office:value="-6.76347031963484">
                <text:p>-6.76347031963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2703700065613">
                <text:p>19.2703700065613</text:p>
              </table:table-cell>
              <table:table-cell office:value-type="float" office:value="-6.04292237442936">
                <text:p>-6.04292237442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3741500377655">
                <text:p>19.3741500377655</text:p>
              </table:table-cell>
              <table:table-cell office:value-type="float" office:value="-6.27031963470333">
                <text:p>-6.27031963470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47745013237">
                <text:p>19.47745013237</text:p>
              </table:table-cell>
              <table:table-cell office:value-type="float" office:value="-7.09223744292251">
                <text:p>-7.09223744292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43550157547">
                <text:p>19.643550157547</text:p>
              </table:table-cell>
              <table:table-cell office:value-type="float" office:value="-7.18812785388141">
                <text:p>-7.18812785388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467601299286">
                <text:p>19.7467601299286</text:p>
              </table:table-cell>
              <table:table-cell office:value-type="float" office:value="-8.06484018264854">
                <text:p>-8.064840182648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499600887299">
                <text:p>19.8499600887299</text:p>
              </table:table-cell>
              <table:table-cell office:value-type="float" office:value="-7.45936073059374">
                <text:p>-7.45936073059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9531300067902">
                <text:p>19.9531300067902</text:p>
              </table:table-cell>
              <table:table-cell office:value-type="float" office:value="-8.25388127853895">
                <text:p>-8.25388127853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0562801361084">
                <text:p>20.0562801361084</text:p>
              </table:table-cell>
              <table:table-cell office:value-type="float" office:value="-8.48401826484032">
                <text:p>-8.48401826484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59460067749">
                <text:p>20.159460067749</text:p>
              </table:table-cell>
              <table:table-cell office:value-type="float" office:value="-6.48401826484032">
                <text:p>-6.48401826484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626399993896">
                <text:p>20.2626399993896</text:p>
              </table:table-cell>
              <table:table-cell office:value-type="float" office:value="-7.56894977168963">
                <text:p>-7.56894977168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3659000396728">
                <text:p>20.3659000396728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4691700935364">
                <text:p>20.4691700935364</text:p>
              </table:table-cell>
              <table:table-cell office:value-type="float" office:value="3.28036529680352">
                <text:p>3.280365296803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769600391388">
                <text:p>20.8769600391388</text:p>
              </table:table-cell>
              <table:table-cell office:value-type="float" office:value="289.721461187214">
                <text:p>289.721461187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135500431061">
                <text:p>21.0135500431061</text:p>
              </table:table-cell>
              <table:table-cell office:value-type="float" office:value="846.422831050228">
                <text:p>846.42283105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49899959564">
                <text:p>21.1149899959564</text:p>
              </table:table-cell>
              <table:table-cell office:value-type="float" office:value="1687.76803652968">
                <text:p>1687.76803652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164001464844">
                <text:p>21.2164001464844</text:p>
              </table:table-cell>
              <table:table-cell office:value-type="float" office:value="2069.2502283105">
                <text:p>2069.250228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178701400757">
                <text:p>21.3178701400757</text:p>
              </table:table-cell>
              <table:table-cell office:value-type="float" office:value="1802.78721461187">
                <text:p>1802.787214611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208700656891">
                <text:p>21.4208700656891</text:p>
              </table:table-cell>
              <table:table-cell office:value-type="float" office:value="1620.52694063927">
                <text:p>1620.52694063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240700244904">
                <text:p>21.5240700244904</text:p>
              </table:table-cell>
              <table:table-cell office:value-type="float" office:value="1901.98447488584">
                <text:p>1901.98447488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6273000240326">
                <text:p>21.6273000240326</text:p>
              </table:table-cell>
              <table:table-cell office:value-type="float" office:value="2428.20639269406">
                <text:p>2428.20639269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304501533508">
                <text:p>21.7304501533508</text:p>
              </table:table-cell>
              <table:table-cell office:value-type="float" office:value="3272.01187214612">
                <text:p>3272.0118721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335900306702">
                <text:p>21.8335900306702</text:p>
              </table:table-cell>
              <table:table-cell office:value-type="float" office:value="3403.44200913242">
                <text:p>3403.44200913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366900920868">
                <text:p>21.9366900920868</text:p>
              </table:table-cell>
              <table:table-cell office:value-type="float" office:value="3391.79269406393">
                <text:p>3391.79269406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1075301170349">
                <text:p>22.1075301170349</text:p>
              </table:table-cell>
              <table:table-cell office:value-type="float" office:value="3437.39817351598">
                <text:p>3437.398173515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2107901573181">
                <text:p>22.2107901573181</text:p>
              </table:table-cell>
              <table:table-cell office:value-type="float" office:value="3369.66118721461">
                <text:p>3369.66118721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3139901161194">
                <text:p>22.3139901161194</text:p>
              </table:table-cell>
              <table:table-cell office:value-type="float" office:value="3435.06392694064">
                <text:p>3435.06392694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173300266266">
                <text:p>22.4173300266266</text:p>
              </table:table-cell>
              <table:table-cell office:value-type="float" office:value="3401.9296803653">
                <text:p>3401.92968036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205199718475">
                <text:p>22.5205199718475</text:p>
              </table:table-cell>
              <table:table-cell office:value-type="float" office:value="3401.79817351598">
                <text:p>3401.79817351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6236801147461">
                <text:p>22.6236801147461</text:p>
              </table:table-cell>
              <table:table-cell office:value-type="float" office:value="3415.83926940639">
                <text:p>3415.83926940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7268500328064">
                <text:p>22.7268500328064</text:p>
              </table:table-cell>
              <table:table-cell office:value-type="float" office:value="3378.60639269406">
                <text:p>3378.6063926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830090045929">
                <text:p>22.830090045929</text:p>
              </table:table-cell>
              <table:table-cell office:value-type="float" office:value="3409.53242009132">
                <text:p>3409.532420091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9332201480865">
                <text:p>22.9332201480865</text:p>
              </table:table-cell>
              <table:table-cell office:value-type="float" office:value="3397.84200913242">
                <text:p>3397.84200913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0363700389862">
                <text:p>23.0363700389862</text:p>
              </table:table-cell>
              <table:table-cell office:value-type="float" office:value="3406.72694063927">
                <text:p>3406.72694063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055900096893">
                <text:p>23.2055900096893</text:p>
              </table:table-cell>
              <table:table-cell office:value-type="float" office:value="3407.47488584475">
                <text:p>3407.47488584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089499473572">
                <text:p>23.3089499473572</text:p>
              </table:table-cell>
              <table:table-cell office:value-type="float" office:value="3410.77351598173">
                <text:p>3410.77351598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12150144577">
                <text:p>23.412150144577</text:p>
              </table:table-cell>
              <table:table-cell office:value-type="float" office:value="3406.51872146119">
                <text:p>3406.51872146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515310049057">
                <text:p>23.515310049057</text:p>
              </table:table-cell>
              <table:table-cell office:value-type="float" office:value="3404.77077625571">
                <text:p>3404.77077625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6188700199127">
                <text:p>23.6188700199127</text:p>
              </table:table-cell>
              <table:table-cell office:value-type="float" office:value="3416.31872146119">
                <text:p>3416.318721461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722069978714">
                <text:p>23.722069978714</text:p>
              </table:table-cell>
              <table:table-cell office:value-type="float" office:value="3391.53789954338">
                <text:p>3391.537899543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8252201080322">
                <text:p>23.8252201080322</text:p>
              </table:table-cell>
              <table:table-cell office:value-type="float" office:value="3416.52694063927">
                <text:p>3416.52694063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9285700321197">
                <text:p>23.9285700321197</text:p>
              </table:table-cell>
              <table:table-cell office:value-type="float" office:value="3431.02831050228">
                <text:p>3431.02831050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031720161438">
                <text:p>24.031720161438</text:p>
              </table:table-cell>
              <table:table-cell office:value-type="float" office:value="3402.68858447489">
                <text:p>3402.68858447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1348299980164">
                <text:p>24.1348299980164</text:p>
              </table:table-cell>
              <table:table-cell office:value-type="float" office:value="3409.75433789954">
                <text:p>3409.754337899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3047699928284">
                <text:p>24.3047699928284</text:p>
              </table:table-cell>
              <table:table-cell office:value-type="float" office:value="3405.92146118721">
                <text:p>3405.92146118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4080300331116">
                <text:p>24.4080300331116</text:p>
              </table:table-cell>
              <table:table-cell office:value-type="float" office:value="3393.25844748858">
                <text:p>3393.258447488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5112400054932">
                <text:p>24.5112400054932</text:p>
              </table:table-cell>
              <table:table-cell office:value-type="float" office:value="3406.13242009132">
                <text:p>3406.13242009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6149301528931">
                <text:p>24.6149301528931</text:p>
              </table:table-cell>
              <table:table-cell office:value-type="float" office:value="3435.55159817352">
                <text:p>3435.55159817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7181799411774">
                <text:p>24.7181799411774</text:p>
              </table:table-cell>
              <table:table-cell office:value-type="float" office:value="3431.7296803653">
                <text:p>3431.7296803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1437699794769">
                <text:p>25.1437699794769</text:p>
              </table:table-cell>
              <table:table-cell office:value-type="float" office:value="3415.37077625571">
                <text:p>3415.37077625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2815401554108">
                <text:p>25.2815401554108</text:p>
              </table:table-cell>
              <table:table-cell office:value-type="float" office:value="3408.20091324201">
                <text:p>3408.20091324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3830201625824">
                <text:p>25.3830201625824</text:p>
              </table:table-cell>
              <table:table-cell office:value-type="float" office:value="3405.31872146119">
                <text:p>3405.3187214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4845700263977">
                <text:p>25.4845700263977</text:p>
              </table:table-cell>
              <table:table-cell office:value-type="float" office:value="3403.38173515982">
                <text:p>3403.381735159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5860500335693">
                <text:p>25.5860500335693</text:p>
              </table:table-cell>
              <table:table-cell office:value-type="float" office:value="3401.94337899543">
                <text:p>3401.943378995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892199516296">
                <text:p>25.6892199516296</text:p>
              </table:table-cell>
              <table:table-cell office:value-type="float" office:value="3411.58173515982">
                <text:p>3411.581735159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7923700809479">
                <text:p>25.7923700809479</text:p>
              </table:table-cell>
              <table:table-cell office:value-type="float" office:value="3418.69406392694">
                <text:p>3418.69406392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8954701423645">
                <text:p>25.8954701423645</text:p>
              </table:table-cell>
              <table:table-cell office:value-type="float" office:value="3390.14611872146">
                <text:p>3390.146118721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9987201690674">
                <text:p>25.9987201690674</text:p>
              </table:table-cell>
              <table:table-cell office:value-type="float" office:value="3401.04200913242">
                <text:p>3401.04200913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018500328064">
                <text:p>26.1018500328064</text:p>
              </table:table-cell>
              <table:table-cell office:value-type="float" office:value="3423.79817351598">
                <text:p>3423.79817351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204950094223">
                <text:p>26.204950094223</text:p>
              </table:table-cell>
              <table:table-cell office:value-type="float" office:value="3415.94337899543">
                <text:p>3415.94337899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3742899894714">
                <text:p>26.3742899894714</text:p>
              </table:table-cell>
              <table:table-cell office:value-type="float" office:value="3403.2502283105">
                <text:p>3403.2502283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4775800704956">
                <text:p>26.4775800704956</text:p>
              </table:table-cell>
              <table:table-cell office:value-type="float" office:value="3417.84200913242">
                <text:p>3417.84200913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5807399749756">
                <text:p>26.5807399749756</text:p>
              </table:table-cell>
              <table:table-cell office:value-type="float" office:value="3406.80913242009">
                <text:p>3406.80913242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6841700077057">
                <text:p>26.6841700077057</text:p>
              </table:table-cell>
              <table:table-cell office:value-type="float" office:value="3413.70502283105">
                <text:p>3413.70502283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875499725342">
                <text:p>26.7875499725342</text:p>
              </table:table-cell>
              <table:table-cell office:value-type="float" office:value="3422.55707762557">
                <text:p>3422.55707762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756999492645">
                <text:p>27.1756999492645</text:p>
              </table:table-cell>
              <table:table-cell office:value-type="float" office:value="3474.61461187215">
                <text:p>3474.614611872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2772200107574">
                <text:p>27.2772200107574</text:p>
              </table:table-cell>
              <table:table-cell office:value-type="float" office:value="3560.299543379">
                <text:p>3560.299543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4148900508881">
                <text:p>27.4148900508881</text:p>
              </table:table-cell>
              <table:table-cell office:value-type="float" office:value="3882.099543379">
                <text:p>3882.099543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5166699886322">
                <text:p>27.5166699886322</text:p>
              </table:table-cell>
              <table:table-cell office:value-type="float" office:value="4529.88584474886">
                <text:p>4529.88584474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182501316071">
                <text:p>27.6182501316071</text:p>
              </table:table-cell>
              <table:table-cell office:value-type="float" office:value="5871.15159817351">
                <text:p>5871.15159817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203199863434">
                <text:p>27.7203199863434</text:p>
              </table:table-cell>
              <table:table-cell office:value-type="float" office:value="4861.51872146119">
                <text:p>4861.51872146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8749899864197">
                <text:p>27.8749899864197</text:p>
              </table:table-cell>
              <table:table-cell office:value-type="float" office:value="7177.11324200913">
                <text:p>7177.11324200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9782400131226">
                <text:p>27.9782400131226</text:p>
              </table:table-cell>
              <table:table-cell office:value-type="float" office:value="10666.6091324201">
                <text:p>10666.6091324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4038100242615">
                <text:p>28.4038100242615</text:p>
              </table:table-cell>
              <table:table-cell office:value-type="float" office:value="11509.1296803653">
                <text:p>11509.1296803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5419399738312">
                <text:p>28.5419399738312</text:p>
              </table:table-cell>
              <table:table-cell office:value-type="float" office:value="12758.5789954338">
                <text:p>12758.5789954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6433701515198">
                <text:p>28.6433701515198</text:p>
              </table:table-cell>
              <table:table-cell office:value-type="float" office:value="13071.603652968">
                <text:p>13071.603652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7448301315308">
                <text:p>28.7448301315308</text:p>
              </table:table-cell>
              <table:table-cell office:value-type="float" office:value="13352.8146118721">
                <text:p>13352.814611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462600708008">
                <text:p>28.8462600708008</text:p>
              </table:table-cell>
              <table:table-cell office:value-type="float" office:value="13729.5378995434">
                <text:p>13729.5378995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949380159378">
                <text:p>28.949380159378</text:p>
              </table:table-cell>
              <table:table-cell office:value-type="float" office:value="13924.3735159817">
                <text:p>13924.3735159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0525300502777">
                <text:p>29.0525300502777</text:p>
              </table:table-cell>
              <table:table-cell office:value-type="float" office:value="13995.3433789954">
                <text:p>13995.3433789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155620098114">
                <text:p>29.155620098114</text:p>
              </table:table-cell>
              <table:table-cell office:value-type="float" office:value="14094.0557077626">
                <text:p>14094.0557077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2589001655579">
                <text:p>29.2589001655579</text:p>
              </table:table-cell>
              <table:table-cell office:value-type="float" office:value="14398.3762557078">
                <text:p>14398.3762557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3621699810028">
                <text:p>29.3621699810028</text:p>
              </table:table-cell>
              <table:table-cell office:value-type="float" office:value="14158.6885844749">
                <text:p>14158.68858447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4653601646423">
                <text:p>29.4653601646423</text:p>
              </table:table-cell>
              <table:table-cell office:value-type="float" office:value="14172.6255707763">
                <text:p>14172.6255707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6367001533508">
                <text:p>29.6367001533508</text:p>
              </table:table-cell>
              <table:table-cell office:value-type="float" office:value="14272.302283105">
                <text:p>14272.302283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7400100231171">
                <text:p>29.7400100231171</text:p>
              </table:table-cell>
              <table:table-cell office:value-type="float" office:value="14370.2748858448">
                <text:p>14370.2748858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8431701660156">
                <text:p>29.8431701660156</text:p>
              </table:table-cell>
              <table:table-cell office:value-type="float" office:value="14554.3269406393">
                <text:p>14554.32694063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9463601112366">
                <text:p>29.9463601112366</text:p>
              </table:table-cell>
              <table:table-cell office:value-type="float" office:value="14706.3762557078">
                <text:p>14706.3762557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2827401161194">
                <text:p>30.2827401161194</text:p>
              </table:table-cell>
              <table:table-cell office:value-type="float" office:value="14948.3735159817">
                <text:p>14948.37351598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3842101097107">
                <text:p>30.3842101097107</text:p>
              </table:table-cell>
              <table:table-cell office:value-type="float" office:value="14892.8721461187">
                <text:p>14892.87214611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4856400489807">
                <text:p>30.4856400489807</text:p>
              </table:table-cell>
              <table:table-cell office:value-type="float" office:value="14853.7598173516">
                <text:p>14853.7598173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6246600151062">
                <text:p>30.6246600151062</text:p>
              </table:table-cell>
              <table:table-cell office:value-type="float" office:value="14568.096803653">
                <text:p>14568.096803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7261400222778">
                <text:p>30.7261400222778</text:p>
              </table:table-cell>
              <table:table-cell office:value-type="float" office:value="14329.9378995434">
                <text:p>14329.93789954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.8285400867462">
                <text:p>30.8285400867462</text:p>
              </table:table-cell>
              <table:table-cell office:value-type="float" office:value="14179.1461187215">
                <text:p>14179.1461187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9317300319672">
                <text:p>30.9317300319672</text:p>
              </table:table-cell>
              <table:table-cell office:value-type="float" office:value="13915.8118721461">
                <text:p>13915.81187214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0348501205444">
                <text:p>31.0348501205444</text:p>
              </table:table-cell>
              <table:table-cell office:value-type="float" office:value="13725.1735159817">
                <text:p>13725.17351598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1383800506592">
                <text:p>31.1383800506592</text:p>
              </table:table-cell>
              <table:table-cell office:value-type="float" office:value="15811.0283105023">
                <text:p>15811.028310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5635900497436">
                <text:p>31.5635900497436</text:p>
              </table:table-cell>
              <table:table-cell office:value-type="float" office:value="13167.0858447489">
                <text:p>13167.08584474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7023701667786">
                <text:p>31.7023701667786</text:p>
              </table:table-cell>
              <table:table-cell office:value-type="float" office:value="11273.4310502283">
                <text:p>11273.43105022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8038401603699">
                <text:p>31.8038401603699</text:p>
              </table:table-cell>
              <table:table-cell office:value-type="float" office:value="10013.6639269406">
                <text:p>10013.6639269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9052901268005">
                <text:p>31.9052901268005</text:p>
              </table:table-cell>
              <table:table-cell office:value-type="float" office:value="7804.78447488585">
                <text:p>7804.78447488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0067000389099">
                <text:p>32.0067000389099</text:p>
              </table:table-cell>
              <table:table-cell office:value-type="float" office:value="5854.59543378996">
                <text:p>5854.59543378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1087300777435">
                <text:p>32.1087300777435</text:p>
              </table:table-cell>
              <table:table-cell office:value-type="float" office:value="4284.54337899543">
                <text:p>4284.54337899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2119200229645">
                <text:p>32.2119200229645</text:p>
              </table:table-cell>
              <table:table-cell office:value-type="float" office:value="3761.54885844749">
                <text:p>3761.548858447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3150999546051">
                <text:p>32.3150999546051</text:p>
              </table:table-cell>
              <table:table-cell office:value-type="float" office:value="3447.80639269406">
                <text:p>3447.80639269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4183599948883">
                <text:p>32.4183599948883</text:p>
              </table:table-cell>
              <table:table-cell office:value-type="float" office:value="3345.07214611872">
                <text:p>3345.07214611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5215101242065">
                <text:p>32.5215101242065</text:p>
              </table:table-cell>
              <table:table-cell office:value-type="float" office:value="3386.95159817352">
                <text:p>3386.951598173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624950170517">
                <text:p>32.624950170517</text:p>
              </table:table-cell>
              <table:table-cell office:value-type="float" office:value="3386.28858447489">
                <text:p>3386.28858447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8038301467895">
                <text:p>32.8038301467895</text:p>
              </table:table-cell>
              <table:table-cell office:value-type="float" office:value="3474.62831050228">
                <text:p>3474.62831050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071900844574">
                <text:p>32.9071900844574</text:p>
              </table:table-cell>
              <table:table-cell office:value-type="float" office:value="3657.19543378995">
                <text:p>3657.19543378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010370016098">
                <text:p>33.010370016098</text:p>
              </table:table-cell>
              <table:table-cell office:value-type="float" office:value="3791.99817351598">
                <text:p>3791.99817351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1135301589966">
                <text:p>33.1135301589966</text:p>
              </table:table-cell>
              <table:table-cell office:value-type="float" office:value="4170.51324200913">
                <text:p>4170.513242009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2168300151825">
                <text:p>33.2168300151825</text:p>
              </table:table-cell>
              <table:table-cell office:value-type="float" office:value="4561.50776255708">
                <text:p>4561.50776255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320209980011">
                <text:p>33.320209980011</text:p>
              </table:table-cell>
              <table:table-cell office:value-type="float" office:value="4961.44748858447">
                <text:p>4961.44748858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234399795532">
                <text:p>33.4234399795532</text:p>
              </table:table-cell>
              <table:table-cell office:value-type="float" office:value="5577.72694063927">
                <text:p>5577.72694063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5266799926758">
                <text:p>33.5266799926758</text:p>
              </table:table-cell>
              <table:table-cell office:value-type="float" office:value="6526.51050228311">
                <text:p>6526.510502283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6300401687622">
                <text:p>33.6300401687622</text:p>
              </table:table-cell>
              <table:table-cell office:value-type="float" office:value="7517.42831050228">
                <text:p>7517.42831050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8007500171661">
                <text:p>33.8007500171661</text:p>
              </table:table-cell>
              <table:table-cell office:value-type="float" office:value="9041.80091324201">
                <text:p>9041.80091324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9039399623871">
                <text:p>33.9039399623871</text:p>
              </table:table-cell>
              <table:table-cell office:value-type="float" office:value="9945.68310502283">
                <text:p>9945.683105022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007159948349">
                <text:p>34.007159948349</text:p>
              </table:table-cell>
              <table:table-cell office:value-type="float" office:value="10267.0748858448">
                <text:p>10267.0748858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1106400489807">
                <text:p>34.1106400489807</text:p>
              </table:table-cell>
              <table:table-cell office:value-type="float" office:value="10563.9488584475">
                <text:p>10563.94885844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2140300273895">
                <text:p>34.2140300273895</text:p>
              </table:table-cell>
              <table:table-cell office:value-type="float" office:value="10751.803652968">
                <text:p>10751.803652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3174500465393">
                <text:p>34.3174500465393</text:p>
              </table:table-cell>
              <table:table-cell office:value-type="float" office:value="11025.9132420091">
                <text:p>11025.9132420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4207301139832">
                <text:p>34.4207301139832</text:p>
              </table:table-cell>
              <table:table-cell office:value-type="float" office:value="11304.4529680365">
                <text:p>11304.4529680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5239701271057">
                <text:p>34.5239701271057</text:p>
              </table:table-cell>
              <table:table-cell office:value-type="float" office:value="11672.3461187215">
                <text:p>11672.3461187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6273100376129">
                <text:p>34.6273100376129</text:p>
              </table:table-cell>
              <table:table-cell office:value-type="float" office:value="11878.9461187215">
                <text:p>11878.9461187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7305600643158">
                <text:p>34.7305600643158</text:p>
              </table:table-cell>
              <table:table-cell office:value-type="float" office:value="11857.2694063927">
                <text:p>11857.26940639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.9015700817108">
                <text:p>34.9015700817108</text:p>
              </table:table-cell>
              <table:table-cell office:value-type="float" office:value="11931.0557077626">
                <text:p>11931.0557077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0049200057983">
                <text:p>35.0049200057983</text:p>
              </table:table-cell>
              <table:table-cell office:value-type="float" office:value="11978.6173515982">
                <text:p>11978.61735159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1082601547241">
                <text:p>35.1082601547241</text:p>
              </table:table-cell>
              <table:table-cell office:value-type="float" office:value="11933.5105022831">
                <text:p>11933.51050228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2120201587677">
                <text:p>35.2120201587677</text:p>
              </table:table-cell>
              <table:table-cell office:value-type="float" office:value="11892.4776255708">
                <text:p>11892.4776255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3153400421143">
                <text:p>35.3153400421143</text:p>
              </table:table-cell>
              <table:table-cell office:value-type="float" office:value="11775.0584474886">
                <text:p>11775.0584474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4186501502991">
                <text:p>35.4186501502991</text:p>
              </table:table-cell>
              <table:table-cell office:value-type="float" office:value="11618.1707762557">
                <text:p>11618.1707762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5218501091003">
                <text:p>35.5218501091003</text:p>
              </table:table-cell>
              <table:table-cell office:value-type="float" office:value="11577.99543379">
                <text:p>11577.99543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6253399848938">
                <text:p>35.6253399848938</text:p>
              </table:table-cell>
              <table:table-cell office:value-type="float" office:value="11490.4666666667">
                <text:p>11490.4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7287001609802">
                <text:p>35.7287001609802</text:p>
              </table:table-cell>
              <table:table-cell office:value-type="float" office:value="11426.702283105">
                <text:p>11426.702283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8318700790405">
                <text:p>35.8318700790405</text:p>
              </table:table-cell>
              <table:table-cell office:value-type="float" office:value="11285.9132420091">
                <text:p>11285.9132420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0028200149536">
                <text:p>36.0028200149536</text:p>
              </table:table-cell>
              <table:table-cell office:value-type="float" office:value="11117.4557077626">
                <text:p>11117.4557077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1060800552368">
                <text:p>36.1060800552368</text:p>
              </table:table-cell>
              <table:table-cell office:value-type="float" office:value="11027.4337899543">
                <text:p>11027.4337899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2096300125122">
                <text:p>36.2096300125122</text:p>
              </table:table-cell>
              <table:table-cell office:value-type="float" office:value="10942.1872146119">
                <text:p>10942.1872146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3129100799561">
                <text:p>36.3129100799561</text:p>
              </table:table-cell>
              <table:table-cell office:value-type="float" office:value="10849.3269406393">
                <text:p>10849.32694063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416100025177">
                <text:p>36.416100025177</text:p>
              </table:table-cell>
              <table:table-cell office:value-type="float" office:value="10756.1789954338">
                <text:p>10756.1789954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194101333618">
                <text:p>36.5194101333618</text:p>
              </table:table-cell>
              <table:table-cell office:value-type="float" office:value="10636.2310502283">
                <text:p>10636.2310502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9268200397491">
                <text:p>36.9268200397491</text:p>
              </table:table-cell>
              <table:table-cell office:value-type="float" office:value="4820.7105022831">
                <text:p>4820.71050228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652401447296">
                <text:p>37.0652401447296</text:p>
              </table:table-cell>
              <table:table-cell office:value-type="float" office:value="3796.42831050228">
                <text:p>3796.42831050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1669001579285">
                <text:p>37.1669001579285</text:p>
              </table:table-cell>
              <table:table-cell office:value-type="float" office:value="3380.32420091324">
                <text:p>3380.32420091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268660068512">
                <text:p>37.268660068512</text:p>
              </table:table-cell>
              <table:table-cell office:value-type="float" office:value="3278.11050228311">
                <text:p>3278.110502283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3702101707458">
                <text:p>37.3702101707458</text:p>
              </table:table-cell>
              <table:table-cell office:value-type="float" office:value="3260.79269406393">
                <text:p>3260.79269406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4722800254822">
                <text:p>37.4722800254822</text:p>
              </table:table-cell>
              <table:table-cell office:value-type="float" office:value="3257.04748858448">
                <text:p>3257.04748858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5754699707031">
                <text:p>37.5754699707031</text:p>
              </table:table-cell>
              <table:table-cell office:value-type="float" office:value="3263.83652968037">
                <text:p>3263.836529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6787700653076">
                <text:p>37.6787700653076</text:p>
              </table:table-cell>
              <table:table-cell office:value-type="float" office:value="3268.69680365297">
                <text:p>3268.696803652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781909942627">
                <text:p>37.781909942627</text:p>
              </table:table-cell>
              <table:table-cell office:value-type="float" office:value="3256.73515981735">
                <text:p>3256.73515981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8850100040436">
                <text:p>37.8850100040436</text:p>
              </table:table-cell>
              <table:table-cell office:value-type="float" office:value="3262.70502283105">
                <text:p>3262.70502283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9883000850677">
                <text:p>37.9883000850677</text:p>
              </table:table-cell>
              <table:table-cell office:value-type="float" office:value="3268.15159817352">
                <text:p>3268.151598173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1608400344849">
                <text:p>38.1608400344849</text:p>
              </table:table-cell>
              <table:table-cell office:value-type="float" office:value="3244.41735159817">
                <text:p>3244.417351598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640500068665">
                <text:p>38.2640500068665</text:p>
              </table:table-cell>
              <table:table-cell office:value-type="float" office:value="3254.29680365297">
                <text:p>3254.29680365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3673901557922">
                <text:p>38.3673901557922</text:p>
              </table:table-cell>
              <table:table-cell office:value-type="float" office:value="3275.10502283105">
                <text:p>3275.10502283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4706001281738">
                <text:p>38.4706001281738</text:p>
              </table:table-cell>
              <table:table-cell office:value-type="float" office:value="3270.39817351598">
                <text:p>3270.39817351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5737600326538">
                <text:p>38.5737600326538</text:p>
              </table:table-cell>
              <table:table-cell office:value-type="float" office:value="3273.39269406393">
                <text:p>3273.392694063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6773300170898">
                <text:p>38.6773300170898</text:p>
              </table:table-cell>
              <table:table-cell office:value-type="float" office:value="3264.32146118721">
                <text:p>3264.32146118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7805700302124">
                <text:p>38.7805700302124</text:p>
              </table:table-cell>
              <table:table-cell office:value-type="float" office:value="3259.05570776256">
                <text:p>3259.05570776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883780002594">
                <text:p>38.883780002594</text:p>
              </table:table-cell>
              <table:table-cell office:value-type="float" office:value="3262.02831050228">
                <text:p>3262.028310502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9870400428772">
                <text:p>38.9870400428772</text:p>
              </table:table-cell>
              <table:table-cell office:value-type="float" office:value="3261.0803652968">
                <text:p>3261.0803652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0901899337769">
                <text:p>39.0901899337769</text:p>
              </table:table-cell>
              <table:table-cell office:value-type="float" office:value="3268.66666666667">
                <text:p>3268.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2616701126099">
                <text:p>39.2616701126099</text:p>
              </table:table-cell>
              <table:table-cell office:value-type="float" office:value="3262.94885844749">
                <text:p>3262.94885844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3648600578308">
                <text:p>39.3648600578308</text:p>
              </table:table-cell>
              <table:table-cell office:value-type="float" office:value="3260.11872146119">
                <text:p>3260.11872146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4681100845337">
                <text:p>39.4681100845337</text:p>
              </table:table-cell>
              <table:table-cell office:value-type="float" office:value="3264.95433789954">
                <text:p>3264.95433789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5712699890137">
                <text:p>39.5712699890137</text:p>
              </table:table-cell>
              <table:table-cell office:value-type="float" office:value="3268.38447488584">
                <text:p>3268.38447488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6744000911713">
                <text:p>39.6744000911713</text:p>
              </table:table-cell>
              <table:table-cell office:value-type="float" office:value="3272.51050228311">
                <text:p>3272.51050228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7777199745178">
                <text:p>39.7777199745178</text:p>
              </table:table-cell>
              <table:table-cell office:value-type="float" office:value="3267.21735159817">
                <text:p>3267.217351598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8808600902557">
                <text:p>39.8808600902557</text:p>
              </table:table-cell>
              <table:table-cell office:value-type="float" office:value="3277.14337899543">
                <text:p>3277.14337899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839601516724">
                <text:p>39.9839601516724</text:p>
              </table:table-cell>
              <table:table-cell office:value-type="float" office:value="3263.91050228311">
                <text:p>3263.91050228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872299671173">
                <text:p>40.0872299671173</text:p>
              </table:table-cell>
              <table:table-cell office:value-type="float" office:value="3254.09406392694">
                <text:p>3254.09406392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1906900405884">
                <text:p>40.1906900405884</text:p>
              </table:table-cell>
              <table:table-cell office:value-type="float" office:value="3259.13789954338">
                <text:p>3259.13789954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3612999916077">
                <text:p>40.3612999916077</text:p>
              </table:table-cell>
              <table:table-cell office:value-type="float" office:value="3264.78721461187">
                <text:p>3264.78721461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4645600318909">
                <text:p>40.4645600318909</text:p>
              </table:table-cell>
              <table:table-cell office:value-type="float" office:value="3262.69132420091">
                <text:p>3262.69132420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5678701400757">
                <text:p>40.5678701400757</text:p>
              </table:table-cell>
              <table:table-cell office:value-type="float" office:value="3264.25570776256">
                <text:p>3264.25570776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6710000038147">
                <text:p>40.6710000038147</text:p>
              </table:table-cell>
              <table:table-cell office:value-type="float" office:value="3258.80365296804">
                <text:p>3258.80365296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7741799354553">
                <text:p>40.7741799354553</text:p>
              </table:table-cell>
              <table:table-cell office:value-type="float" office:value="3259.98721461187">
                <text:p>3259.98721461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.8774499893188">
                <text:p>40.8774499893188</text:p>
              </table:table-cell>
              <table:table-cell office:value-type="float" office:value="3258.03105022831">
                <text:p>3258.031050228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265750169754">
                <text:p>41.265750169754</text:p>
              </table:table-cell>
              <table:table-cell office:value-type="float" office:value="3268.98447488584">
                <text:p>3268.98447488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038600921631">
                <text:p>41.4038600921631</text:p>
              </table:table-cell>
              <table:table-cell office:value-type="float" office:value="3246.85296803653">
                <text:p>3246.85296803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5052900314331">
                <text:p>41.5052900314331</text:p>
              </table:table-cell>
              <table:table-cell office:value-type="float" office:value="3272.3598173516">
                <text:p>3272.3598173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6067099571228">
                <text:p>41.6067099571228</text:p>
              </table:table-cell>
              <table:table-cell office:value-type="float" office:value="3190.08858447489">
                <text:p>3190.08858447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83101272583">
                <text:p>41.7083101272583</text:p>
              </table:table-cell>
              <table:table-cell office:value-type="float" office:value="3164.06666666667">
                <text:p>3164.0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104500770569">
                <text:p>41.8104500770569</text:p>
              </table:table-cell>
              <table:table-cell office:value-type="float" office:value="3219.28858447489">
                <text:p>3219.28858447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137401580811">
                <text:p>41.9137401580811</text:p>
              </table:table-cell>
              <table:table-cell office:value-type="float" office:value="3289.21735159817">
                <text:p>3289.217351598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0169100761414">
                <text:p>42.0169100761414</text:p>
              </table:table-cell>
              <table:table-cell office:value-type="float" office:value="3235.02831050228">
                <text:p>3235.02831050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201300621033">
                <text:p>42.1201300621033</text:p>
              </table:table-cell>
              <table:table-cell office:value-type="float" office:value="3251.7899543379">
                <text:p>3251.7899543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232899665833">
                <text:p>42.2232899665833</text:p>
              </table:table-cell>
              <table:table-cell office:value-type="float" office:value="3216.84474885845">
                <text:p>3216.84474885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264701366425">
                <text:p>42.3264701366425</text:p>
              </table:table-cell>
              <table:table-cell office:value-type="float" office:value="3129.52694063927">
                <text:p>3129.52694063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78499412537">
                <text:p>42.4978499412537</text:p>
              </table:table-cell>
              <table:table-cell office:value-type="float" office:value="987.017351598173">
                <text:p>987.017351598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010501384735">
                <text:p>42.6010501384735</text:p>
              </table:table-cell>
              <table:table-cell office:value-type="float" office:value="83.5789954337898">
                <text:p>83.57899543378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7041900157928">
                <text:p>42.7041900157928</text:p>
              </table:table-cell>
              <table:table-cell office:value-type="float" office:value="8.33242009132407">
                <text:p>8.33242009132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8074300289154">
                <text:p>42.8074300289154</text:p>
              </table:table-cell>
              <table:table-cell office:value-type="float" office:value="8.69406392694051">
                <text:p>8.694063926940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910560131073">
                <text:p>42.910560131073</text:p>
              </table:table-cell>
              <table:table-cell office:value-type="float" office:value="8.64748858447475">
                <text:p>8.64748858447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0136799812317">
                <text:p>43.0136799812317</text:p>
              </table:table-cell>
              <table:table-cell office:value-type="float" office:value="8.33789954337886">
                <text:p>8.33789954337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1171901226044">
                <text:p>43.1171901226044</text:p>
              </table:table-cell>
              <table:table-cell office:value-type="float" office:value="8.42831050228297">
                <text:p>8.428310502282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2211401462555">
                <text:p>43.2211401462555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3243999481201">
                <text:p>43.3243999481201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4277701377869">
                <text:p>43.4277701377869</text:p>
              </table:table-cell>
              <table:table-cell office:value-type="float" office:value="5.92694063926927">
                <text:p>5.926940639269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5968899726868">
                <text:p>43.5968899726868</text:p>
              </table:table-cell>
              <table:table-cell office:value-type="float" office:value="7.9050228310501">
                <text:p>7.9050228310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7002301216126">
                <text:p>43.7002301216126</text:p>
              </table:table-cell>
              <table:table-cell office:value-type="float" office:value="7.33789954337886">
                <text:p>7.33789954337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8034000396729">
                <text:p>43.8034000396729</text:p>
              </table:table-cell>
              <table:table-cell office:value-type="float" office:value="6.18721461187201">
                <text:p>6.18721461187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9065101146698">
                <text:p>43.9065101146698</text:p>
              </table:table-cell>
              <table:table-cell office:value-type="float" office:value="6.31324200913229">
                <text:p>6.31324200913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0097801685333">
                <text:p>44.0097801685333</text:p>
              </table:table-cell>
              <table:table-cell office:value-type="float" office:value="6.81735159817338">
                <text:p>6.81735159817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112900018692">
                <text:p>44.112900018692</text:p>
              </table:table-cell>
              <table:table-cell office:value-type="float" office:value="6.92694063926927">
                <text:p>6.92694063926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2160601615906">
                <text:p>44.2160601615906</text:p>
              </table:table-cell>
              <table:table-cell office:value-type="float" office:value="7.18173515981722">
                <text:p>7.181735159817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3194000720978">
                <text:p>44.3194000720978</text:p>
              </table:table-cell>
              <table:table-cell office:value-type="float" office:value="6.94611872146106">
                <text:p>6.946118721461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226200580597">
                <text:p>44.4226200580597</text:p>
              </table:table-cell>
              <table:table-cell office:value-type="float" office:value="5.99269406392681">
                <text:p>5.9926940639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5759935379">
                <text:p>44.525759935379</text:p>
              </table:table-cell>
              <table:table-cell office:value-type="float" office:value="6.18173515981722">
                <text:p>6.181735159817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941599845886">
                <text:p>44.6941599845886</text:p>
              </table:table-cell>
              <table:table-cell office:value-type="float" office:value="6.62831050228297">
                <text:p>6.628310502282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974600791931">
                <text:p>44.7974600791931</text:p>
              </table:table-cell>
              <table:table-cell office:value-type="float" office:value="5.78721461187201">
                <text:p>5.787214611872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900680065155">
                <text:p>44.900680065155</text:p>
              </table:table-cell>
              <table:table-cell office:value-type="float" office:value="7.34885844748845">
                <text:p>7.34885844748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.0038101673126">
                <text:p>45.0038101673126</text:p>
              </table:table-cell>
              <table:table-cell office:value-type="float" office:value="7.26666666666653">
                <text:p>7.26666666666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1069300174713">
                <text:p>45.1069300174713</text:p>
              </table:table-cell>
              <table:table-cell office:value-type="float" office:value="6.34885844748845">
                <text:p>6.348858447488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2101900577545">
                <text:p>45.2101900577545</text:p>
              </table:table-cell>
              <table:table-cell office:value-type="float" office:value="7.08858447488571">
                <text:p>7.08858447488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313600063324">
                <text:p>45.313600063324</text:p>
              </table:table-cell>
              <table:table-cell office:value-type="float" office:value="7.47214611872133">
                <text:p>7.47214611872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4168801307678">
                <text:p>45.4168801307678</text:p>
              </table:table-cell>
              <table:table-cell office:value-type="float" office:value="7.25022831050215">
                <text:p>7.250228310502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5201900005341">
                <text:p>45.5201900005341</text:p>
              </table:table-cell>
              <table:table-cell office:value-type="float" office:value="7.00913242009119">
                <text:p>7.00913242009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6233601570129">
                <text:p>45.6233601570129</text:p>
              </table:table-cell>
              <table:table-cell office:value-type="float" office:value="7.3050228310501">
                <text:p>7.3050228310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7915999889374">
                <text:p>45.7915999889374</text:p>
              </table:table-cell>
              <table:table-cell office:value-type="float" office:value="6.06392694063914">
                <text:p>6.063926940639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94809961319">
                <text:p>45.894809961319</text:p>
              </table:table-cell>
              <table:table-cell office:value-type="float" office:value="5.9050228310501">
                <text:p>5.9050228310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9980399608612">
                <text:p>45.9980399608612</text:p>
              </table:table-cell>
              <table:table-cell office:value-type="float" office:value="6.83378995433777">
                <text:p>6.83378995433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1012001037598">
                <text:p>46.1012001037598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2046401500702">
                <text:p>46.2046401500702</text:p>
              </table:table-cell>
              <table:table-cell office:value-type="float" office:value="6.97077625570763">
                <text:p>6.97077625570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308030128479">
                <text:p>46.308030128479</text:p>
              </table:table-cell>
              <table:table-cell office:value-type="float" office:value="6.95707762557064">
                <text:p>6.95707762557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7337300777435">
                <text:p>46.7337300777435</text:p>
              </table:table-cell>
              <table:table-cell office:value-type="float" office:value="6.1022831050227">
                <text:p>6.1022831050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708600997925">
                <text:p>46.8708600997925</text:p>
              </table:table-cell>
              <table:table-cell office:value-type="float" office:value="6.25296803652955">
                <text:p>6.2529680365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9722900390625">
                <text:p>46.9722900390625</text:p>
              </table:table-cell>
              <table:table-cell office:value-type="float" office:value="5.34885844748845">
                <text:p>5.348858447488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0736999511719">
                <text:p>47.0736999511719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1751000881195">
                <text:p>47.1751000881195</text:p>
              </table:table-cell>
              <table:table-cell office:value-type="float" office:value="7.12420091324188">
                <text:p>7.12420091324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2781701087952">
                <text:p>47.2781701087952</text:p>
              </table:table-cell>
              <table:table-cell office:value-type="float" office:value="6.6968036529679">
                <text:p>6.69680365296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3813600540161">
                <text:p>47.3813600540161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4845199584961">
                <text:p>47.4845199584961</text:p>
              </table:table-cell>
              <table:table-cell office:value-type="float" office:value="7.39543378995421">
                <text:p>7.395433789954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77301692963">
                <text:p>47.5877301692963</text:p>
              </table:table-cell>
              <table:table-cell office:value-type="float" office:value="6.9050228310501">
                <text:p>6.90502283105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6911699771881">
                <text:p>47.6911699771881</text:p>
              </table:table-cell>
              <table:table-cell office:value-type="float" office:value="5.84474885844736">
                <text:p>5.844748858447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794420003891">
                <text:p>47.794420003891</text:p>
              </table:table-cell>
              <table:table-cell office:value-type="float" office:value="6.46940639269393">
                <text:p>6.46940639269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9624500274658">
                <text:p>47.9624500274658</text:p>
              </table:table-cell>
              <table:table-cell office:value-type="float" office:value="6.08858447488571">
                <text:p>6.088584474885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0656900405884">
                <text:p>48.0656900405884</text:p>
              </table:table-cell>
              <table:table-cell office:value-type="float" office:value="5.3981735159816">
                <text:p>5.3981735159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689100265503">
                <text:p>48.1689100265503</text:p>
              </table:table-cell>
              <table:table-cell office:value-type="float" office:value="5.66392694063914">
                <text:p>5.66392694063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2721199989319">
                <text:p>48.2721199989319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3753099441528">
                <text:p>48.3753099441528</text:p>
              </table:table-cell>
              <table:table-cell office:value-type="float" office:value="6.91050228310489">
                <text:p>6.91050228310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4785799980164">
                <text:p>48.4785799980164</text:p>
              </table:table-cell>
              <table:table-cell office:value-type="float" office:value="7.32146118721448">
                <text:p>7.321461187214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5826301574707">
                <text:p>48.5826301574707</text:p>
              </table:table-cell>
              <table:table-cell office:value-type="float" office:value="6.47214611872133">
                <text:p>6.472146118721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6858701705933">
                <text:p>48.6858701705933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7891099452972">
                <text:p>48.7891099452972</text:p>
              </table:table-cell>
              <table:table-cell office:value-type="float" office:value="4.98447488584462">
                <text:p>4.984474885844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8922700881958">
                <text:p>48.8922700881958</text:p>
              </table:table-cell>
              <table:table-cell office:value-type="float" office:value="5.1050228310501">
                <text:p>5.10502283105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0607900619507">
                <text:p>49.0607900619507</text:p>
              </table:table-cell>
              <table:table-cell office:value-type="float" office:value="5.62009132420078">
                <text:p>5.620091324200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1642301082611">
                <text:p>49.1642301082611</text:p>
              </table:table-cell>
              <table:table-cell office:value-type="float" office:value="5.38721461187201">
                <text:p>5.38721461187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8" chart:maximum="23" chart:origin="0" chart:interval-major="1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-100" chart:maximum="4000" chart:origin="0" chart:interval-major="10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plus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97cm" svg:height="19.046cm" xlink:href=".." xlink:type="simple" chart:class="chart:scatter" chart:style-name="ch1">
        <chart:title svg:x="10.603cm" svg:y="0.516cm" chart:style-name="ch2">
          <text:p>2019-11-22 0.1 second samples</text:p>
        </chart:title>
        <chart:subtitle svg:x="11.992cm" svg:y="1.675cm" chart:style-name="ch3">
          <text:p>New pot, cup poured</text:p>
        </chart:subtitle>
        <chart:plot-area chart:style-name="ch4" table:cell-range-address="'2019-11-22_readings'.B2:'2019-11-22_readings'.C412" svg:x="0.553cm" svg:y="2.738cm" svg:width="26.591cm" svg:height="14.947cm">
          <chartooo:coordinate-region svg:x="1.465cm" svg:y="2.738cm" svg:width="25.413cm" svg:height="14.643cm"/>
          <chart:axis chart:dimension="x" chart:name="primary-x" chart:style-name="ch5">
            <chart:title svg:x="13.156cm" svg:y="18.065cm" chart:style-name="ch6">
              <text:p>Second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  <chart:grid chart:style-name="ch8" chart:class="minor"/>
          </chart:axis>
          <chart:series chart:style-name="ch10" chart:values-cell-range-address="'2019-11-22_readings'.C2:'2019-11-22_readings'.C412" chart:class="chart:scatter">
            <chart:domain table:cell-range-address="'2019-11-22_readings'.B2:'2019-11-22_readings'.B412"/>
            <chart:data-point chart:repeated="4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9-11-22_readings'.B2:'2019-11-22_readings'.B412</svg:desc>
                </draw:g>
              </table:table-cell>
              <table:table-cell office:value-type="float" office:value="-0.768949771689631">
                <text:p>-0.768949771689631</text:p>
                <draw:g>
                  <svg:desc>'2019-11-22_readings'.C2:'2019-11-22_readings'.C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600170135498">
                <text:p>0.101600170135498</text:p>
              </table:table-cell>
              <table:table-cell office:value-type="float" office:value="0.0639269406391365">
                <text:p>0.063926940639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050136566162">
                <text:p>0.203050136566162</text:p>
              </table:table-cell>
              <table:table-cell office:value-type="float" office:value="-0.916894977169082">
                <text:p>-0.916894977169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460048675537">
                <text:p>0.304460048675537</text:p>
              </table:table-cell>
              <table:table-cell office:value-type="float" office:value="-2.09223744292251">
                <text:p>-2.0922374429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5920028686523">
                <text:p>0.405920028686523</text:p>
              </table:table-cell>
              <table:table-cell office:value-type="float" office:value="-0.999086757991">
                <text:p>-0.99908675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390022277832">
                <text:p>0.507390022277832</text:p>
              </table:table-cell>
              <table:table-cell office:value-type="float" office:value="0.31050228310489">
                <text:p>0.31050228310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780145645142">
                <text:p>0.608780145645142</text:p>
              </table:table-cell>
              <table:table-cell office:value-type="float" office:value="-0.955251141552644">
                <text:p>-0.955251141552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0190057754517">
                <text:p>0.710190057754517</text:p>
              </table:table-cell>
              <table:table-cell office:value-type="float" office:value="-1.75799086758004">
                <text:p>-1.7579908675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579942703247">
                <text:p>0.811579942703247</text:p>
              </table:table-cell>
              <table:table-cell office:value-type="float" office:value="-1.2018264840184">
                <text:p>-1.2018264840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458010673523">
                <text:p>0.91458010673523</text:p>
              </table:table-cell>
              <table:table-cell office:value-type="float" office:value="-0.686757990867713">
                <text:p>-0.686757990867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628010749817">
                <text:p>1.08628010749817</text:p>
              </table:table-cell>
              <table:table-cell office:value-type="float" office:value="0.121461187214479">
                <text:p>0.121461187214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8983006477356">
                <text:p>1.18983006477356</text:p>
              </table:table-cell>
              <table:table-cell office:value-type="float" office:value="0.154337899543246">
                <text:p>0.154337899543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25008392334">
                <text:p>1.29325008392334</text:p>
              </table:table-cell>
              <table:table-cell office:value-type="float" office:value="1.07488584474873">
                <text:p>1.07488584474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4900970459">
                <text:p>1.3964900970459</text:p>
              </table:table-cell>
              <table:table-cell office:value-type="float" office:value="1.88310502283092">
                <text:p>1.88310502283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969005584717">
                <text:p>1.49969005584717</text:p>
              </table:table-cell>
              <table:table-cell office:value-type="float" office:value="1.07214611872133">
                <text:p>1.07214611872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288000106812">
                <text:p>1.60288000106812</text:p>
              </table:table-cell>
              <table:table-cell office:value-type="float" office:value="1.59269406392681">
                <text:p>1.592694063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06017112732">
                <text:p>1.70606017112732</text:p>
              </table:table-cell>
              <table:table-cell office:value-type="float" office:value="0.62009132420078">
                <text:p>0.62009132420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92999458313">
                <text:p>1.8092999458313</text:p>
              </table:table-cell>
              <table:table-cell office:value-type="float" office:value="0.806392694063794">
                <text:p>0.806392694063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1254997253418">
                <text:p>1.91254997253418</text:p>
              </table:table-cell>
              <table:table-cell office:value-type="float" office:value="0.918721461187082">
                <text:p>0.918721461187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1574015617371">
                <text:p>2.01574015617371</text:p>
              </table:table-cell>
              <table:table-cell office:value-type="float" office:value="1.0995433789953">
                <text:p>1.0995433789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8072009086609">
                <text:p>2.18072009086609</text:p>
              </table:table-cell>
              <table:table-cell office:value-type="float" office:value="1.99269406392681">
                <text:p>1.99269406392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396010398865">
                <text:p>2.28396010398865</text:p>
              </table:table-cell>
              <table:table-cell office:value-type="float" office:value="1.72694063926927">
                <text:p>1.72694063926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8719010353088">
                <text:p>2.38719010353088</text:p>
              </table:table-cell>
              <table:table-cell office:value-type="float" office:value="1.26666666666653">
                <text:p>1.26666666666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033999443054">
                <text:p>2.49033999443054</text:p>
              </table:table-cell>
              <table:table-cell office:value-type="float" office:value="0.42009132420078">
                <text:p>0.42009132420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416007995605">
                <text:p>2.59416007995605</text:p>
              </table:table-cell>
              <table:table-cell office:value-type="float" office:value="0.17077625570763">
                <text:p>0.17077625570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765996932983">
                <text:p>2.69765996932983</text:p>
              </table:table-cell>
              <table:table-cell office:value-type="float" office:value="599.57899543379">
                <text:p>599.57899543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570003509521">
                <text:p>3.08570003509521</text:p>
              </table:table-cell>
              <table:table-cell office:value-type="float" office:value="-0.0538812785389457">
                <text:p>-0.0538812785389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167015075684">
                <text:p>3.22167015075684</text:p>
              </table:table-cell>
              <table:table-cell office:value-type="float" office:value="-1.98538812785401">
                <text:p>-1.98538812785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2311010360718">
                <text:p>3.32311010360718</text:p>
              </table:table-cell>
              <table:table-cell office:value-type="float" office:value="-2.23470319634716">
                <text:p>-2.23470319634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2456007003784">
                <text:p>3.42456007003784</text:p>
              </table:table-cell>
              <table:table-cell office:value-type="float" office:value="-3.71141552511429">
                <text:p>-3.7114155251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2597999572754">
                <text:p>3.52597999572754</text:p>
              </table:table-cell>
              <table:table-cell office:value-type="float" office:value="-3.73059360730607">
                <text:p>-3.73059360730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282000541687">
                <text:p>3.6282000541687</text:p>
              </table:table-cell>
              <table:table-cell office:value-type="float" office:value="-2.11963470319648">
                <text:p>-2.11963470319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143005371094">
                <text:p>3.73143005371094</text:p>
              </table:table-cell>
              <table:table-cell office:value-type="float" office:value="-1.27579908675812">
                <text:p>-1.27579908675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345799446106">
                <text:p>3.8345799446106</text:p>
              </table:table-cell>
              <table:table-cell office:value-type="float" office:value="-2.01004566210059">
                <text:p>-2.0100456621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3778014183044">
                <text:p>3.93778014183044</text:p>
              </table:table-cell>
              <table:table-cell office:value-type="float" office:value="-0.747031963470453">
                <text:p>-0.747031963470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4100012779236">
                <text:p>4.04100012779236</text:p>
              </table:table-cell>
              <table:table-cell office:value-type="float" office:value="1.12694063926927">
                <text:p>1.12694063926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447999000549">
                <text:p>4.14447999000549</text:p>
              </table:table-cell>
              <table:table-cell office:value-type="float" office:value="-0.248401826484151">
                <text:p>-0.248401826484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1093001365662">
                <text:p>4.31093001365662</text:p>
              </table:table-cell>
              <table:table-cell office:value-type="float" office:value="1.86940639269393">
                <text:p>1.8694063926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1410994529724">
                <text:p>4.41410994529724</text:p>
              </table:table-cell>
              <table:table-cell office:value-type="float" office:value="0.431050228310369">
                <text:p>0.431050228310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173499584198">
                <text:p>4.5173499584198</text:p>
              </table:table-cell>
              <table:table-cell office:value-type="float" office:value="2.31598173515968">
                <text:p>2.31598173515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2054014205933">
                <text:p>4.62054014205933</text:p>
              </table:table-cell>
              <table:table-cell office:value-type="float" office:value="1.33515981735147">
                <text:p>1.33515981735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2369003295898">
                <text:p>4.72369003295898</text:p>
              </table:table-cell>
              <table:table-cell office:value-type="float" office:value="0.861187214611739">
                <text:p>0.861187214611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2680010795593">
                <text:p>4.82680010795593</text:p>
              </table:table-cell>
              <table:table-cell office:value-type="float" office:value="0.200913242009">
                <text:p>0.200913242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3025016784668">
                <text:p>4.93025016784668</text:p>
              </table:table-cell>
              <table:table-cell office:value-type="float" office:value="0.718721461187082">
                <text:p>0.7187214611870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3362011909485">
                <text:p>5.03362011909485</text:p>
              </table:table-cell>
              <table:table-cell office:value-type="float" office:value="0.776255707762424">
                <text:p>0.77625570776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1368100643158">
                <text:p>5.1368100643158</text:p>
              </table:table-cell>
              <table:table-cell office:value-type="float" office:value="0.789954337899411">
                <text:p>0.7899543378994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4008011817932">
                <text:p>5.24008011817932</text:p>
              </table:table-cell>
              <table:table-cell office:value-type="float" office:value="0.178995433789821">
                <text:p>0.178995433789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0672993659973">
                <text:p>5.40672993659973</text:p>
              </table:table-cell>
              <table:table-cell office:value-type="float" office:value="6.07488584474873">
                <text:p>6.07488584474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1003003120422">
                <text:p>5.51003003120422</text:p>
              </table:table-cell>
              <table:table-cell office:value-type="float" office:value="190.792694063927">
                <text:p>190.79269406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1342000961304">
                <text:p>5.61342000961304</text:p>
              </table:table-cell>
              <table:table-cell office:value-type="float" office:value="227.159817351598">
                <text:p>227.159817351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66600227356">
                <text:p>5.7166600227356</text:p>
              </table:table-cell>
              <table:table-cell office:value-type="float" office:value="434.403652968036">
                <text:p>434.403652968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1985998153687">
                <text:p>5.81985998153687</text:p>
              </table:table-cell>
              <table:table-cell office:value-type="float" office:value="1399.98173515982">
                <text:p>1399.98173515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2304015159607">
                <text:p>5.92304015159607</text:p>
              </table:table-cell>
              <table:table-cell office:value-type="float" office:value="2485.45844748858">
                <text:p>2485.45844748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2613997459412">
                <text:p>6.02613997459412</text:p>
              </table:table-cell>
              <table:table-cell office:value-type="float" office:value="3071.20639269406">
                <text:p>3071.206392694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12943005561829">
                <text:p>6.12943005561829</text:p>
              </table:table-cell>
              <table:table-cell office:value-type="float" office:value="3387.26940639269">
                <text:p>3387.26940639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3703999519348">
                <text:p>6.53703999519348</text:p>
              </table:table-cell>
              <table:table-cell office:value-type="float" office:value="3437.5598173516">
                <text:p>3437.5598173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7487001419067">
                <text:p>6.67487001419067</text:p>
              </table:table-cell>
              <table:table-cell office:value-type="float" office:value="3410.16803652968">
                <text:p>3410.16803652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7635002136231">
                <text:p>6.77635002136231</text:p>
              </table:table-cell>
              <table:table-cell office:value-type="float" office:value="3423.41461187215">
                <text:p>3423.41461187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7779998779297">
                <text:p>6.87779998779297</text:p>
              </table:table-cell>
              <table:table-cell office:value-type="float" office:value="3410.17899543379">
                <text:p>3410.1789954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9792001247406">
                <text:p>6.9792001247406</text:p>
              </table:table-cell>
              <table:table-cell office:value-type="float" office:value="3414.88858447489">
                <text:p>3414.88858447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08224010467529">
                <text:p>7.08224010467529</text:p>
              </table:table-cell>
              <table:table-cell office:value-type="float" office:value="3413.22557077626">
                <text:p>3413.22557077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856701374054">
                <text:p>7.1856701374054</text:p>
              </table:table-cell>
              <table:table-cell office:value-type="float" office:value="3403.72420091324">
                <text:p>3403.7242009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8902006149292">
                <text:p>7.28902006149292</text:p>
              </table:table-cell>
              <table:table-cell office:value-type="float" office:value="3400.77077625571">
                <text:p>3400.7707762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9223003387451">
                <text:p>7.39223003387451</text:p>
              </table:table-cell>
              <table:table-cell office:value-type="float" office:value="3425.12420091324">
                <text:p>3425.12420091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9539995193481">
                <text:p>7.49539995193481</text:p>
              </table:table-cell>
              <table:table-cell office:value-type="float" office:value="3417.50228310502">
                <text:p>3417.50228310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9861993789673">
                <text:p>7.59861993789673</text:p>
              </table:table-cell>
              <table:table-cell office:value-type="float" office:value="3445.18173515982">
                <text:p>3445.18173515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9928998947144">
                <text:p>7.99928998947144</text:p>
              </table:table-cell>
              <table:table-cell office:value-type="float" office:value="3444.46118721461">
                <text:p>3444.46118721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0076999664307">
                <text:p>8.10076999664307</text:p>
              </table:table-cell>
              <table:table-cell office:value-type="float" office:value="3377.95159817352">
                <text:p>3377.95159817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20223999023438">
                <text:p>8.20223999023438</text:p>
              </table:table-cell>
              <table:table-cell office:value-type="float" office:value="3376.57899543379">
                <text:p>3376.57899543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30367994308472">
                <text:p>8.30367994308472</text:p>
              </table:table-cell>
              <table:table-cell office:value-type="float" office:value="3438.36803652968">
                <text:p>3438.3680365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0508008003235">
                <text:p>8.40508008003235</text:p>
              </table:table-cell>
              <table:table-cell office:value-type="float" office:value="3415.32146118721">
                <text:p>3415.32146118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0679016113281">
                <text:p>8.50679016113281</text:p>
              </table:table-cell>
              <table:table-cell office:value-type="float" office:value="3433.76255707763">
                <text:p>3433.76255707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003994941711">
                <text:p>8.61003994941711</text:p>
              </table:table-cell>
              <table:table-cell office:value-type="float" office:value="3402.59269406393">
                <text:p>3402.592694063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8010010719299">
                <text:p>8.78010010719299</text:p>
              </table:table-cell>
              <table:table-cell office:value-type="float" office:value="3417.38447488584">
                <text:p>3417.38447488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332009315491">
                <text:p>8.88332009315491</text:p>
              </table:table-cell>
              <table:table-cell office:value-type="float" office:value="3388.09680365297">
                <text:p>3388.09680365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8650002479553">
                <text:p>8.98650002479553</text:p>
              </table:table-cell>
              <table:table-cell office:value-type="float" office:value="3430.41735159817">
                <text:p>3430.41735159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896999835968">
                <text:p>9.0896999835968</text:p>
              </table:table-cell>
              <table:table-cell office:value-type="float" office:value="3462.04200913242">
                <text:p>3462.04200913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19290995597839">
                <text:p>9.19290995597839</text:p>
              </table:table-cell>
              <table:table-cell office:value-type="float" office:value="3377.04748858447">
                <text:p>3377.04748858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9610013961792">
                <text:p>9.29610013961792</text:p>
              </table:table-cell>
              <table:table-cell office:value-type="float" office:value="3385.49680365297">
                <text:p>3385.49680365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3993501663208">
                <text:p>9.3993501663208</text:p>
              </table:table-cell>
              <table:table-cell office:value-type="float" office:value="3411.19269406393">
                <text:p>3411.192694063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5025200843811">
                <text:p>9.5025200843811</text:p>
              </table:table-cell>
              <table:table-cell office:value-type="float" office:value="3416.66118721461">
                <text:p>3416.66118721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60564994812012">
                <text:p>9.60564994812012</text:p>
              </table:table-cell>
              <table:table-cell office:value-type="float" office:value="3421.09406392694">
                <text:p>3421.09406392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0895004272461">
                <text:p>9.70895004272461</text:p>
              </table:table-cell>
              <table:table-cell office:value-type="float" office:value="3405.90502283105">
                <text:p>3405.90502283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7801003456116">
                <text:p>9.87801003456116</text:p>
              </table:table-cell>
              <table:table-cell office:value-type="float" office:value="3413.04474885845">
                <text:p>3413.04474885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98128008842468">
                <text:p>9.98128008842468</text:p>
              </table:table-cell>
              <table:table-cell office:value-type="float" office:value="3419.35707762557">
                <text:p>3419.35707762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0845100879669">
                <text:p>10.0845100879669</text:p>
              </table:table-cell>
              <table:table-cell office:value-type="float" office:value="3424.53789954338">
                <text:p>3424.53789954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880600452423">
                <text:p>10.1880600452423</text:p>
              </table:table-cell>
              <table:table-cell office:value-type="float" office:value="3416.13789954338">
                <text:p>3416.13789954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2913300991058">
                <text:p>10.2913300991058</text:p>
              </table:table-cell>
              <table:table-cell office:value-type="float" office:value="3399.13515981735">
                <text:p>3399.13515981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945701122284">
                <text:p>10.3945701122284</text:p>
              </table:table-cell>
              <table:table-cell office:value-type="float" office:value="3405.96529680365">
                <text:p>3405.96529680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497810125351">
                <text:p>10.497810125351</text:p>
              </table:table-cell>
              <table:table-cell office:value-type="float" office:value="3417.72694063927">
                <text:p>3417.72694063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00909948349">
                <text:p>10.600909948349</text:p>
              </table:table-cell>
              <table:table-cell office:value-type="float" office:value="3402.97899543379">
                <text:p>3402.978995433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7040801048279">
                <text:p>10.7040801048279</text:p>
              </table:table-cell>
              <table:table-cell office:value-type="float" office:value="3389.59269406393">
                <text:p>3389.5926940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8073101043701">
                <text:p>10.8073101043701</text:p>
              </table:table-cell>
              <table:table-cell office:value-type="float" office:value="3419.98721461187">
                <text:p>3419.9872146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4155600070953">
                <text:p>11.4155600070953</text:p>
              </table:table-cell>
              <table:table-cell office:value-type="float" office:value="2728.76255707763">
                <text:p>2728.76255707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188901424408">
                <text:p>11.5188901424408</text:p>
              </table:table-cell>
              <table:table-cell office:value-type="float" office:value="1281.60365296804">
                <text:p>1281.60365296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6222901344299">
                <text:p>11.6222901344299</text:p>
              </table:table-cell>
              <table:table-cell office:value-type="float" office:value="99.04200913242">
                <text:p>99.042009132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255301475525">
                <text:p>11.7255301475525</text:p>
              </table:table-cell>
              <table:table-cell office:value-type="float" office:value="-17.3689497716896">
                <text:p>-17.3689497716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8288400173187">
                <text:p>11.8288400173187</text:p>
              </table:table-cell>
              <table:table-cell office:value-type="float" office:value="-16.5689497716896">
                <text:p>-16.568949771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9955999851227">
                <text:p>11.9955999851227</text:p>
              </table:table-cell>
              <table:table-cell office:value-type="float" office:value="-15.4045662100458">
                <text:p>-15.4045662100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989100933075">
                <text:p>12.0989100933075</text:p>
              </table:table-cell>
              <table:table-cell office:value-type="float" office:value="-13.7689497716896">
                <text:p>-13.768949771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2021000385284">
                <text:p>12.2021000385284</text:p>
              </table:table-cell>
              <table:table-cell office:value-type="float" office:value="-11.0812785388129">
                <text:p>-11.08127853881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052599430084">
                <text:p>12.3052599430084</text:p>
              </table:table-cell>
              <table:table-cell office:value-type="float" office:value="-12.6429223744294">
                <text:p>-12.6429223744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085500240326">
                <text:p>12.4085500240326</text:p>
              </table:table-cell>
              <table:table-cell office:value-type="float" office:value="-12.8073059360732">
                <text:p>-12.80730593607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5117399692535">
                <text:p>12.5117399692535</text:p>
              </table:table-cell>
              <table:table-cell office:value-type="float" office:value="-11.2374429223746">
                <text:p>-11.2374429223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148600578308">
                <text:p>12.6148600578308</text:p>
              </table:table-cell>
              <table:table-cell office:value-type="float" office:value="-9.13333333333347">
                <text:p>-9.13333333333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7181100845337">
                <text:p>12.7181100845337</text:p>
              </table:table-cell>
              <table:table-cell office:value-type="float" office:value="-9.00730593607319">
                <text:p>-9.0073059360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8212399482727">
                <text:p>12.8212399482727</text:p>
              </table:table-cell>
              <table:table-cell office:value-type="float" office:value="-9.07031963470333">
                <text:p>-9.07031963470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43400096893">
                <text:p>12.9243400096893</text:p>
              </table:table-cell>
              <table:table-cell office:value-type="float" office:value="-12.1360730593609">
                <text:p>-12.1360730593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0907399654388">
                <text:p>13.0907399654388</text:p>
              </table:table-cell>
              <table:table-cell office:value-type="float" office:value="-9.84566210045675">
                <text:p>-9.84566210045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942400932312">
                <text:p>13.1942400932312</text:p>
              </table:table-cell>
              <table:table-cell office:value-type="float" office:value="-9.86757990867593">
                <text:p>-9.867579908675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975900173187">
                <text:p>13.2975900173187</text:p>
              </table:table-cell>
              <table:table-cell office:value-type="float" office:value="-9.43470319634717">
                <text:p>-9.434703196347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40078997612">
                <text:p>13.40078997612</text:p>
              </table:table-cell>
              <table:table-cell office:value-type="float" office:value="-9.08401826484032">
                <text:p>-9.0840182648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5039701461792">
                <text:p>13.5039701461792</text:p>
              </table:table-cell>
              <table:table-cell office:value-type="float" office:value="-9.27853881278552">
                <text:p>-9.27853881278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071901321411">
                <text:p>13.6071901321411</text:p>
              </table:table-cell>
              <table:table-cell office:value-type="float" office:value="-7.52785388127867">
                <text:p>-7.52785388127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7103600502014">
                <text:p>13.7103600502014</text:p>
              </table:table-cell>
              <table:table-cell office:value-type="float" office:value="-8.41004566210059">
                <text:p>-8.41004566210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135600090027">
                <text:p>13.8135600090027</text:p>
              </table:table-cell>
              <table:table-cell office:value-type="float" office:value="-10.1497716894979">
                <text:p>-10.1497716894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166901111603">
                <text:p>13.9166901111603</text:p>
              </table:table-cell>
              <table:table-cell office:value-type="float" office:value="-9.92237442922388">
                <text:p>-9.92237442922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204100608826">
                <text:p>14.0204100608826</text:p>
              </table:table-cell>
              <table:table-cell office:value-type="float" office:value="-8.83744292237456">
                <text:p>-8.837442922374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871600151062">
                <text:p>14.1871600151062</text:p>
              </table:table-cell>
              <table:table-cell office:value-type="float" office:value="-9.75251141552525">
                <text:p>-9.75251141552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904200553894">
                <text:p>14.2904200553894</text:p>
              </table:table-cell>
              <table:table-cell office:value-type="float" office:value="-9.36894977168963">
                <text:p>-9.368949771689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935799598694">
                <text:p>14.3935799598694</text:p>
              </table:table-cell>
              <table:table-cell office:value-type="float" office:value="-8.12511415525128">
                <text:p>-8.12511415525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967300891876">
                <text:p>14.4967300891876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002399921417">
                <text:p>14.6002399921417</text:p>
              </table:table-cell>
              <table:table-cell office:value-type="float" office:value="-6.41552511415538">
                <text:p>-6.41552511415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7035400867462">
                <text:p>14.7035400867462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067100048065">
                <text:p>14.8067100048065</text:p>
              </table:table-cell>
              <table:table-cell office:value-type="float" office:value="-6.66757990867593">
                <text:p>-6.667579908675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90998005867">
                <text:p>14.90998005867</text:p>
              </table:table-cell>
              <table:table-cell office:value-type="float" office:value="-6.71141552511429">
                <text:p>-6.711415525114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01313996315">
                <text:p>15.01313996315</text:p>
              </table:table-cell>
              <table:table-cell office:value-type="float" office:value="-8.09223744292251">
                <text:p>-8.09223744292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162700653076">
                <text:p>15.1162700653076</text:p>
              </table:table-cell>
              <table:table-cell office:value-type="float" office:value="-7.76073059360744">
                <text:p>-7.76073059360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2823300361633">
                <text:p>15.2823300361633</text:p>
              </table:table-cell>
              <table:table-cell office:value-type="float" office:value="-8.9031963470321">
                <text:p>-8.9031963470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3854801654816">
                <text:p>15.3854801654816</text:p>
              </table:table-cell>
              <table:table-cell office:value-type="float" office:value="-7.74155251141566">
                <text:p>-7.74155251141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4887299537659">
                <text:p>15.4887299537659</text:p>
              </table:table-cell>
              <table:table-cell office:value-type="float" office:value="-6.56894977168963">
                <text:p>-6.56894977168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5918900966644">
                <text:p>15.5918900966644</text:p>
              </table:table-cell>
              <table:table-cell office:value-type="float" office:value="-6.2018264840184">
                <text:p>-6.2018264840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6949999332428">
                <text:p>15.6949999332428</text:p>
              </table:table-cell>
              <table:table-cell office:value-type="float" office:value="-6.65936073059374">
                <text:p>-6.65936073059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7982800006866">
                <text:p>15.7982800006866</text:p>
              </table:table-cell>
              <table:table-cell office:value-type="float" office:value="-6.84292237442936">
                <text:p>-6.84292237442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9014501571655">
                <text:p>15.9014501571655</text:p>
              </table:table-cell>
              <table:table-cell office:value-type="float" office:value="-6.09223744292251">
                <text:p>-6.092237442922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0045800209045">
                <text:p>16.0045800209045</text:p>
              </table:table-cell>
              <table:table-cell office:value-type="float" office:value="-6.72237442922388">
                <text:p>-6.722374429223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1081500053406">
                <text:p>16.1081500053406</text:p>
              </table:table-cell>
              <table:table-cell office:value-type="float" office:value="-7.78538812785401">
                <text:p>-7.78538812785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2113699913025">
                <text:p>16.2113699913025</text:p>
              </table:table-cell>
              <table:table-cell office:value-type="float" office:value="-8.16347031963484">
                <text:p>-8.16347031963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792300224304">
                <text:p>16.3792300224304</text:p>
              </table:table-cell>
              <table:table-cell office:value-type="float" office:value="-6.91963470319648">
                <text:p>-6.9196347031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482470035553">
                <text:p>16.482470035553</text:p>
              </table:table-cell>
              <table:table-cell office:value-type="float" office:value="-6.90867579908689">
                <text:p>-6.9086757990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5856399536133">
                <text:p>16.5856399536133</text:p>
              </table:table-cell>
              <table:table-cell office:value-type="float" office:value="-5.71415525114169">
                <text:p>-5.71415525114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6889801025391">
                <text:p>16.6889801025391</text:p>
              </table:table-cell>
              <table:table-cell office:value-type="float" office:value="-6.37168949771703">
                <text:p>-6.371689497717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7921600341797">
                <text:p>16.7921600341797</text:p>
              </table:table-cell>
              <table:table-cell office:value-type="float" office:value="-8.33881278538826">
                <text:p>-8.33881278538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8952701091766">
                <text:p>16.8952701091766</text:p>
              </table:table-cell>
              <table:table-cell office:value-type="float" office:value="-7.03196347031977">
                <text:p>-7.031963470319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9985401630402">
                <text:p>16.9985401630402</text:p>
              </table:table-cell>
              <table:table-cell office:value-type="float" office:value="-6.83196347031977">
                <text:p>-6.83196347031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1016900539398">
                <text:p>17.1016900539398</text:p>
              </table:table-cell>
              <table:table-cell office:value-type="float" office:value="-6.34429223744306">
                <text:p>-6.34429223744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2047901153564">
                <text:p>17.2047901153564</text:p>
              </table:table-cell>
              <table:table-cell office:value-type="float" office:value="-5.93333333333347">
                <text:p>-5.9333333333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3080999851227">
                <text:p>17.3080999851227</text:p>
              </table:table-cell>
              <table:table-cell office:value-type="float" office:value="-6.33607305936086">
                <text:p>-6.336073059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4748499393463">
                <text:p>17.4748499393463</text:p>
              </table:table-cell>
              <table:table-cell office:value-type="float" office:value="-4.33607305936086">
                <text:p>-4.33607305936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781900882721">
                <text:p>17.5781900882721</text:p>
              </table:table-cell>
              <table:table-cell office:value-type="float" office:value="30.9789954337898">
                <text:p>30.9789954337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0036900043488">
                <text:p>18.0036900043488</text:p>
              </table:table-cell>
              <table:table-cell office:value-type="float" office:value="-6.78812785388141">
                <text:p>-6.788127853881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051800251007">
                <text:p>18.1051800251007</text:p>
              </table:table-cell>
              <table:table-cell office:value-type="float" office:value="-9.08127853881292">
                <text:p>-9.08127853881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065801620483">
                <text:p>18.2065801620483</text:p>
              </table:table-cell>
              <table:table-cell office:value-type="float" office:value="-8.17990867579922">
                <text:p>-8.17990867579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080501556396">
                <text:p>18.3080501556396</text:p>
              </table:table-cell>
              <table:table-cell office:value-type="float" office:value="-7.13059360730607">
                <text:p>-7.13059360730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094500541687">
                <text:p>18.4094500541687</text:p>
              </table:table-cell>
              <table:table-cell office:value-type="float" office:value="-6.20730593607319">
                <text:p>-6.20730593607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474300384521">
                <text:p>18.5474300384521</text:p>
              </table:table-cell>
              <table:table-cell office:value-type="float" office:value="-6.23744292237456">
                <text:p>-6.23744292237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506400108337">
                <text:p>18.6506400108337</text:p>
              </table:table-cell>
              <table:table-cell office:value-type="float" office:value="-6.6949771689499">
                <text:p>-6.6949771689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53839969635">
                <text:p>18.753839969635</text:p>
              </table:table-cell>
              <table:table-cell office:value-type="float" office:value="-5.54429223744306">
                <text:p>-5.54429223744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570899963379">
                <text:p>18.8570899963379</text:p>
              </table:table-cell>
              <table:table-cell office:value-type="float" office:value="-5.6977168949773">
                <text:p>-5.6977168949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602200984955">
                <text:p>18.9602200984955</text:p>
              </table:table-cell>
              <table:table-cell office:value-type="float" office:value="-5.94429223744306">
                <text:p>-5.94429223744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0635299682617">
                <text:p>19.0635299682617</text:p>
              </table:table-cell>
              <table:table-cell office:value-type="float" office:value="-7.17990867579922">
                <text:p>-7.17990867579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1670999526978">
                <text:p>19.1670999526978</text:p>
              </table:table-cell>
              <table:table-cell office:value-type="float" office:value="-6.76347031963484">
                <text:p>-6.76347031963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2703700065613">
                <text:p>19.2703700065613</text:p>
              </table:table-cell>
              <table:table-cell office:value-type="float" office:value="-6.04292237442936">
                <text:p>-6.04292237442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3741500377655">
                <text:p>19.3741500377655</text:p>
              </table:table-cell>
              <table:table-cell office:value-type="float" office:value="-6.27031963470333">
                <text:p>-6.27031963470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47745013237">
                <text:p>19.47745013237</text:p>
              </table:table-cell>
              <table:table-cell office:value-type="float" office:value="-7.09223744292251">
                <text:p>-7.09223744292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643550157547">
                <text:p>19.643550157547</text:p>
              </table:table-cell>
              <table:table-cell office:value-type="float" office:value="-7.18812785388141">
                <text:p>-7.18812785388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467601299286">
                <text:p>19.7467601299286</text:p>
              </table:table-cell>
              <table:table-cell office:value-type="float" office:value="-8.06484018264854">
                <text:p>-8.064840182648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8499600887299">
                <text:p>19.8499600887299</text:p>
              </table:table-cell>
              <table:table-cell office:value-type="float" office:value="-7.45936073059374">
                <text:p>-7.45936073059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9531300067902">
                <text:p>19.9531300067902</text:p>
              </table:table-cell>
              <table:table-cell office:value-type="float" office:value="-8.25388127853895">
                <text:p>-8.25388127853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0562801361084">
                <text:p>20.0562801361084</text:p>
              </table:table-cell>
              <table:table-cell office:value-type="float" office:value="-8.48401826484032">
                <text:p>-8.484018264840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59460067749">
                <text:p>20.159460067749</text:p>
              </table:table-cell>
              <table:table-cell office:value-type="float" office:value="-6.48401826484032">
                <text:p>-6.48401826484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626399993896">
                <text:p>20.2626399993896</text:p>
              </table:table-cell>
              <table:table-cell office:value-type="float" office:value="-7.56894977168963">
                <text:p>-7.56894977168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3659000396728">
                <text:p>20.3659000396728</text:p>
              </table:table-cell>
              <table:table-cell office:value-type="float" office:value="-7.61552511415538">
                <text:p>-7.615525114155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4691700935364">
                <text:p>20.4691700935364</text:p>
              </table:table-cell>
              <table:table-cell office:value-type="float" office:value="3.28036529680352">
                <text:p>3.280365296803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769600391388">
                <text:p>20.8769600391388</text:p>
              </table:table-cell>
              <table:table-cell office:value-type="float" office:value="289.721461187214">
                <text:p>289.7214611872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135500431061">
                <text:p>21.0135500431061</text:p>
              </table:table-cell>
              <table:table-cell office:value-type="float" office:value="846.422831050228">
                <text:p>846.42283105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49899959564">
                <text:p>21.1149899959564</text:p>
              </table:table-cell>
              <table:table-cell office:value-type="float" office:value="1687.76803652968">
                <text:p>1687.76803652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164001464844">
                <text:p>21.2164001464844</text:p>
              </table:table-cell>
              <table:table-cell office:value-type="float" office:value="2069.2502283105">
                <text:p>2069.2502283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178701400757">
                <text:p>21.3178701400757</text:p>
              </table:table-cell>
              <table:table-cell office:value-type="float" office:value="1802.78721461187">
                <text:p>1802.787214611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208700656891">
                <text:p>21.4208700656891</text:p>
              </table:table-cell>
              <table:table-cell office:value-type="float" office:value="1620.52694063927">
                <text:p>1620.52694063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240700244904">
                <text:p>21.5240700244904</text:p>
              </table:table-cell>
              <table:table-cell office:value-type="float" office:value="1901.98447488584">
                <text:p>1901.98447488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6273000240326">
                <text:p>21.6273000240326</text:p>
              </table:table-cell>
              <table:table-cell office:value-type="float" office:value="2428.20639269406">
                <text:p>2428.20639269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7304501533508">
                <text:p>21.7304501533508</text:p>
              </table:table-cell>
              <table:table-cell office:value-type="float" office:value="3272.01187214612">
                <text:p>3272.011872146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8335900306702">
                <text:p>21.8335900306702</text:p>
              </table:table-cell>
              <table:table-cell office:value-type="float" office:value="3403.44200913242">
                <text:p>3403.44200913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9366900920868">
                <text:p>21.9366900920868</text:p>
              </table:table-cell>
              <table:table-cell office:value-type="float" office:value="3391.79269406393">
                <text:p>3391.792694063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1075301170349">
                <text:p>22.1075301170349</text:p>
              </table:table-cell>
              <table:table-cell office:value-type="float" office:value="3437.39817351598">
                <text:p>3437.398173515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2107901573181">
                <text:p>22.2107901573181</text:p>
              </table:table-cell>
              <table:table-cell office:value-type="float" office:value="3369.66118721461">
                <text:p>3369.661187214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3139901161194">
                <text:p>22.3139901161194</text:p>
              </table:table-cell>
              <table:table-cell office:value-type="float" office:value="3435.06392694064">
                <text:p>3435.063926940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173300266266">
                <text:p>22.4173300266266</text:p>
              </table:table-cell>
              <table:table-cell office:value-type="float" office:value="3401.9296803653">
                <text:p>3401.92968036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205199718475">
                <text:p>22.5205199718475</text:p>
              </table:table-cell>
              <table:table-cell office:value-type="float" office:value="3401.79817351598">
                <text:p>3401.79817351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6236801147461">
                <text:p>22.6236801147461</text:p>
              </table:table-cell>
              <table:table-cell office:value-type="float" office:value="3415.83926940639">
                <text:p>3415.839269406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7268500328064">
                <text:p>22.7268500328064</text:p>
              </table:table-cell>
              <table:table-cell office:value-type="float" office:value="3378.60639269406">
                <text:p>3378.606392694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830090045929">
                <text:p>22.830090045929</text:p>
              </table:table-cell>
              <table:table-cell office:value-type="float" office:value="3409.53242009132">
                <text:p>3409.532420091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9332201480865">
                <text:p>22.9332201480865</text:p>
              </table:table-cell>
              <table:table-cell office:value-type="float" office:value="3397.84200913242">
                <text:p>3397.842009132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0363700389862">
                <text:p>23.0363700389862</text:p>
              </table:table-cell>
              <table:table-cell office:value-type="float" office:value="3406.72694063927">
                <text:p>3406.72694063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055900096893">
                <text:p>23.2055900096893</text:p>
              </table:table-cell>
              <table:table-cell office:value-type="float" office:value="3407.47488584475">
                <text:p>3407.47488584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089499473572">
                <text:p>23.3089499473572</text:p>
              </table:table-cell>
              <table:table-cell office:value-type="float" office:value="3410.77351598173">
                <text:p>3410.77351598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12150144577">
                <text:p>23.412150144577</text:p>
              </table:table-cell>
              <table:table-cell office:value-type="float" office:value="3406.51872146119">
                <text:p>3406.51872146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515310049057">
                <text:p>23.515310049057</text:p>
              </table:table-cell>
              <table:table-cell office:value-type="float" office:value="3404.77077625571">
                <text:p>3404.770776255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6188700199127">
                <text:p>23.6188700199127</text:p>
              </table:table-cell>
              <table:table-cell office:value-type="float" office:value="3416.31872146119">
                <text:p>3416.318721461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722069978714">
                <text:p>23.722069978714</text:p>
              </table:table-cell>
              <table:table-cell office:value-type="float" office:value="3391.53789954338">
                <text:p>3391.537899543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8252201080322">
                <text:p>23.8252201080322</text:p>
              </table:table-cell>
              <table:table-cell office:value-type="float" office:value="3416.52694063927">
                <text:p>3416.52694063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9285700321197">
                <text:p>23.9285700321197</text:p>
              </table:table-cell>
              <table:table-cell office:value-type="float" office:value="3431.02831050228">
                <text:p>3431.028310502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031720161438">
                <text:p>24.031720161438</text:p>
              </table:table-cell>
              <table:table-cell office:value-type="float" office:value="3402.68858447489">
                <text:p>3402.688584474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1348299980164">
                <text:p>24.1348299980164</text:p>
              </table:table-cell>
              <table:table-cell office:value-type="float" office:value="3409.75433789954">
                <text:p>3409.754337899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3047699928284">
                <text:p>24.3047699928284</text:p>
              </table:table-cell>
              <table:table-cell office:value-type="float" office:value="3405.92146118721">
                <text:p>3405.921461187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4080300331116">
                <text:p>24.4080300331116</text:p>
              </table:table-cell>
              <table:table-cell office:value-type="float" office:value="3393.25844748858">
                <text:p>3393.258447488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5112400054932">
                <text:p>24.5112400054932</text:p>
              </table:table-cell>
              <table:table-cell office:value-type="float" office:value="3406.13242009132">
                <text:p>3406.13242009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6149301528931">
                <text:p>24.6149301528931</text:p>
              </table:table-cell>
              <table:table-cell office:value-type="float" office:value="3435.55159817352">
                <text:p>3435.55159817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7181799411774">
                <text:p>24.7181799411774</text:p>
              </table:table-cell>
              <table:table-cell office:value-type="float" office:value="3431.7296803653">
                <text:p>3431.72968036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1437699794769">
                <text:p>25.1437699794769</text:p>
              </table:table-cell>
              <table:table-cell office:value-type="float" office:value="3415.37077625571">
                <text:p>3415.370776255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2815401554108">
                <text:p>25.2815401554108</text:p>
              </table:table-cell>
              <table:table-cell office:value-type="float" office:value="3408.20091324201">
                <text:p>3408.200913242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3830201625824">
                <text:p>25.3830201625824</text:p>
              </table:table-cell>
              <table:table-cell office:value-type="float" office:value="3405.31872146119">
                <text:p>3405.31872146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4845700263977">
                <text:p>25.4845700263977</text:p>
              </table:table-cell>
              <table:table-cell office:value-type="float" office:value="3403.38173515982">
                <text:p>3403.381735159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5860500335693">
                <text:p>25.5860500335693</text:p>
              </table:table-cell>
              <table:table-cell office:value-type="float" office:value="3401.94337899543">
                <text:p>3401.943378995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892199516296">
                <text:p>25.6892199516296</text:p>
              </table:table-cell>
              <table:table-cell office:value-type="float" office:value="3411.58173515982">
                <text:p>3411.581735159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7923700809479">
                <text:p>25.7923700809479</text:p>
              </table:table-cell>
              <table:table-cell office:value-type="float" office:value="3418.69406392694">
                <text:p>3418.69406392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8954701423645">
                <text:p>25.8954701423645</text:p>
              </table:table-cell>
              <table:table-cell office:value-type="float" office:value="3390.14611872146">
                <text:p>3390.146118721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9987201690674">
                <text:p>25.9987201690674</text:p>
              </table:table-cell>
              <table:table-cell office:value-type="float" office:value="3401.04200913242">
                <text:p>3401.04200913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018500328064">
                <text:p>26.1018500328064</text:p>
              </table:table-cell>
              <table:table-cell office:value-type="float" office:value="3423.79817351598">
                <text:p>3423.798173515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204950094223">
                <text:p>26.204950094223</text:p>
              </table:table-cell>
              <table:table-cell office:value-type="float" office:value="3415.94337899543">
                <text:p>3415.94337899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3742899894714">
                <text:p>26.3742899894714</text:p>
              </table:table-cell>
              <table:table-cell office:value-type="float" office:value="3403.2502283105">
                <text:p>3403.2502283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4775800704956">
                <text:p>26.4775800704956</text:p>
              </table:table-cell>
              <table:table-cell office:value-type="float" office:value="3417.84200913242">
                <text:p>3417.84200913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5807399749756">
                <text:p>26.5807399749756</text:p>
              </table:table-cell>
              <table:table-cell office:value-type="float" office:value="3406.80913242009">
                <text:p>3406.809132420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6841700077057">
                <text:p>26.6841700077057</text:p>
              </table:table-cell>
              <table:table-cell office:value-type="float" office:value="3413.70502283105">
                <text:p>3413.70502283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7875499725342">
                <text:p>26.7875499725342</text:p>
              </table:table-cell>
              <table:table-cell office:value-type="float" office:value="3422.55707762557">
                <text:p>3422.557077625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756999492645">
                <text:p>27.1756999492645</text:p>
              </table:table-cell>
              <table:table-cell office:value-type="float" office:value="3474.61461187215">
                <text:p>3474.614611872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2772200107574">
                <text:p>27.2772200107574</text:p>
              </table:table-cell>
              <table:table-cell office:value-type="float" office:value="3560.299543379">
                <text:p>3560.2995433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4148900508881">
                <text:p>27.4148900508881</text:p>
              </table:table-cell>
              <table:table-cell office:value-type="float" office:value="3882.099543379">
                <text:p>3882.0995433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5166699886322">
                <text:p>27.5166699886322</text:p>
              </table:table-cell>
              <table:table-cell office:value-type="float" office:value="4529.88584474886">
                <text:p>4529.88584474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182501316071">
                <text:p>27.6182501316071</text:p>
              </table:table-cell>
              <table:table-cell office:value-type="float" office:value="5871.15159817351">
                <text:p>5871.15159817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203199863434">
                <text:p>27.7203199863434</text:p>
              </table:table-cell>
              <table:table-cell office:value-type="float" office:value="4861.51872146119">
                <text:p>4861.518721461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8749899864197">
                <text:p>27.8749899864197</text:p>
              </table:table-cell>
              <table:table-cell office:value-type="float" office:value="7177.11324200913">
                <text:p>7177.113242009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9782400131226">
                <text:p>27.9782400131226</text:p>
              </table:table-cell>
              <table:table-cell office:value-type="float" office:value="10666.6091324201">
                <text:p>10666.6091324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4038100242615">
                <text:p>28.4038100242615</text:p>
              </table:table-cell>
              <table:table-cell office:value-type="float" office:value="11509.1296803653">
                <text:p>11509.1296803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5419399738312">
                <text:p>28.5419399738312</text:p>
              </table:table-cell>
              <table:table-cell office:value-type="float" office:value="12758.5789954338">
                <text:p>12758.57899543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6433701515198">
                <text:p>28.6433701515198</text:p>
              </table:table-cell>
              <table:table-cell office:value-type="float" office:value="13071.603652968">
                <text:p>13071.603652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7448301315308">
                <text:p>28.7448301315308</text:p>
              </table:table-cell>
              <table:table-cell office:value-type="float" office:value="13352.8146118721">
                <text:p>13352.814611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462600708008">
                <text:p>28.8462600708008</text:p>
              </table:table-cell>
              <table:table-cell office:value-type="float" office:value="13729.5378995434">
                <text:p>13729.5378995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949380159378">
                <text:p>28.949380159378</text:p>
              </table:table-cell>
              <table:table-cell office:value-type="float" office:value="13924.3735159817">
                <text:p>13924.3735159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0525300502777">
                <text:p>29.0525300502777</text:p>
              </table:table-cell>
              <table:table-cell office:value-type="float" office:value="13995.3433789954">
                <text:p>13995.3433789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.155620098114">
                <text:p>29.155620098114</text:p>
              </table:table-cell>
              <table:table-cell office:value-type="float" office:value="14094.0557077626">
                <text:p>14094.05570776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2589001655579">
                <text:p>29.2589001655579</text:p>
              </table:table-cell>
              <table:table-cell office:value-type="float" office:value="14398.3762557078">
                <text:p>14398.3762557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3621699810028">
                <text:p>29.3621699810028</text:p>
              </table:table-cell>
              <table:table-cell office:value-type="float" office:value="14158.6885844749">
                <text:p>14158.68858447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4653601646423">
                <text:p>29.4653601646423</text:p>
              </table:table-cell>
              <table:table-cell office:value-type="float" office:value="14172.6255707763">
                <text:p>14172.62557077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6367001533508">
                <text:p>29.6367001533508</text:p>
              </table:table-cell>
              <table:table-cell office:value-type="float" office:value="14272.302283105">
                <text:p>14272.302283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7400100231171">
                <text:p>29.7400100231171</text:p>
              </table:table-cell>
              <table:table-cell office:value-type="float" office:value="14370.2748858448">
                <text:p>14370.2748858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8431701660156">
                <text:p>29.8431701660156</text:p>
              </table:table-cell>
              <table:table-cell office:value-type="float" office:value="14554.3269406393">
                <text:p>14554.32694063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9463601112366">
                <text:p>29.9463601112366</text:p>
              </table:table-cell>
              <table:table-cell office:value-type="float" office:value="14706.3762557078">
                <text:p>14706.3762557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2827401161194">
                <text:p>30.2827401161194</text:p>
              </table:table-cell>
              <table:table-cell office:value-type="float" office:value="14948.3735159817">
                <text:p>14948.37351598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3842101097107">
                <text:p>30.3842101097107</text:p>
              </table:table-cell>
              <table:table-cell office:value-type="float" office:value="14892.8721461187">
                <text:p>14892.87214611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4856400489807">
                <text:p>30.4856400489807</text:p>
              </table:table-cell>
              <table:table-cell office:value-type="float" office:value="14853.7598173516">
                <text:p>14853.75981735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6246600151062">
                <text:p>30.6246600151062</text:p>
              </table:table-cell>
              <table:table-cell office:value-type="float" office:value="14568.096803653">
                <text:p>14568.096803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7261400222778">
                <text:p>30.7261400222778</text:p>
              </table:table-cell>
              <table:table-cell office:value-type="float" office:value="14329.9378995434">
                <text:p>14329.93789954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.8285400867462">
                <text:p>30.8285400867462</text:p>
              </table:table-cell>
              <table:table-cell office:value-type="float" office:value="14179.1461187215">
                <text:p>14179.1461187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9317300319672">
                <text:p>30.9317300319672</text:p>
              </table:table-cell>
              <table:table-cell office:value-type="float" office:value="13915.8118721461">
                <text:p>13915.81187214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0348501205444">
                <text:p>31.0348501205444</text:p>
              </table:table-cell>
              <table:table-cell office:value-type="float" office:value="13725.1735159817">
                <text:p>13725.17351598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.1383800506592">
                <text:p>31.1383800506592</text:p>
              </table:table-cell>
              <table:table-cell office:value-type="float" office:value="15811.0283105023">
                <text:p>15811.028310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5635900497436">
                <text:p>31.5635900497436</text:p>
              </table:table-cell>
              <table:table-cell office:value-type="float" office:value="13167.0858447489">
                <text:p>13167.08584474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7023701667786">
                <text:p>31.7023701667786</text:p>
              </table:table-cell>
              <table:table-cell office:value-type="float" office:value="11273.4310502283">
                <text:p>11273.43105022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8038401603699">
                <text:p>31.8038401603699</text:p>
              </table:table-cell>
              <table:table-cell office:value-type="float" office:value="10013.6639269406">
                <text:p>10013.66392694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9052901268005">
                <text:p>31.9052901268005</text:p>
              </table:table-cell>
              <table:table-cell office:value-type="float" office:value="7804.78447488585">
                <text:p>7804.78447488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0067000389099">
                <text:p>32.0067000389099</text:p>
              </table:table-cell>
              <table:table-cell office:value-type="float" office:value="5854.59543378996">
                <text:p>5854.59543378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1087300777435">
                <text:p>32.1087300777435</text:p>
              </table:table-cell>
              <table:table-cell office:value-type="float" office:value="4284.54337899543">
                <text:p>4284.543378995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2119200229645">
                <text:p>32.2119200229645</text:p>
              </table:table-cell>
              <table:table-cell office:value-type="float" office:value="3761.54885844749">
                <text:p>3761.548858447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3150999546051">
                <text:p>32.3150999546051</text:p>
              </table:table-cell>
              <table:table-cell office:value-type="float" office:value="3447.80639269406">
                <text:p>3447.80639269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4183599948883">
                <text:p>32.4183599948883</text:p>
              </table:table-cell>
              <table:table-cell office:value-type="float" office:value="3345.07214611872">
                <text:p>3345.072146118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5215101242065">
                <text:p>32.5215101242065</text:p>
              </table:table-cell>
              <table:table-cell office:value-type="float" office:value="3386.95159817352">
                <text:p>3386.951598173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624950170517">
                <text:p>32.624950170517</text:p>
              </table:table-cell>
              <table:table-cell office:value-type="float" office:value="3386.28858447489">
                <text:p>3386.288584474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8038301467895">
                <text:p>32.8038301467895</text:p>
              </table:table-cell>
              <table:table-cell office:value-type="float" office:value="3474.62831050228">
                <text:p>3474.62831050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9071900844574">
                <text:p>32.9071900844574</text:p>
              </table:table-cell>
              <table:table-cell office:value-type="float" office:value="3657.19543378995">
                <text:p>3657.19543378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010370016098">
                <text:p>33.010370016098</text:p>
              </table:table-cell>
              <table:table-cell office:value-type="float" office:value="3791.99817351598">
                <text:p>3791.998173515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1135301589966">
                <text:p>33.1135301589966</text:p>
              </table:table-cell>
              <table:table-cell office:value-type="float" office:value="4170.51324200913">
                <text:p>4170.513242009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2168300151825">
                <text:p>33.2168300151825</text:p>
              </table:table-cell>
              <table:table-cell office:value-type="float" office:value="4561.50776255708">
                <text:p>4561.50776255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320209980011">
                <text:p>33.320209980011</text:p>
              </table:table-cell>
              <table:table-cell office:value-type="float" office:value="4961.44748858447">
                <text:p>4961.447488584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4234399795532">
                <text:p>33.4234399795532</text:p>
              </table:table-cell>
              <table:table-cell office:value-type="float" office:value="5577.72694063927">
                <text:p>5577.72694063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5266799926758">
                <text:p>33.5266799926758</text:p>
              </table:table-cell>
              <table:table-cell office:value-type="float" office:value="6526.51050228311">
                <text:p>6526.510502283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6300401687622">
                <text:p>33.6300401687622</text:p>
              </table:table-cell>
              <table:table-cell office:value-type="float" office:value="7517.42831050228">
                <text:p>7517.42831050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8007500171661">
                <text:p>33.8007500171661</text:p>
              </table:table-cell>
              <table:table-cell office:value-type="float" office:value="9041.80091324201">
                <text:p>9041.80091324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9039399623871">
                <text:p>33.9039399623871</text:p>
              </table:table-cell>
              <table:table-cell office:value-type="float" office:value="9945.68310502283">
                <text:p>9945.683105022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.007159948349">
                <text:p>34.007159948349</text:p>
              </table:table-cell>
              <table:table-cell office:value-type="float" office:value="10267.0748858448">
                <text:p>10267.0748858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1106400489807">
                <text:p>34.1106400489807</text:p>
              </table:table-cell>
              <table:table-cell office:value-type="float" office:value="10563.9488584475">
                <text:p>10563.94885844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2140300273895">
                <text:p>34.2140300273895</text:p>
              </table:table-cell>
              <table:table-cell office:value-type="float" office:value="10751.803652968">
                <text:p>10751.803652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3174500465393">
                <text:p>34.3174500465393</text:p>
              </table:table-cell>
              <table:table-cell office:value-type="float" office:value="11025.9132420091">
                <text:p>11025.91324200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4207301139832">
                <text:p>34.4207301139832</text:p>
              </table:table-cell>
              <table:table-cell office:value-type="float" office:value="11304.4529680365">
                <text:p>11304.4529680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5239701271057">
                <text:p>34.5239701271057</text:p>
              </table:table-cell>
              <table:table-cell office:value-type="float" office:value="11672.3461187215">
                <text:p>11672.34611872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6273100376129">
                <text:p>34.6273100376129</text:p>
              </table:table-cell>
              <table:table-cell office:value-type="float" office:value="11878.9461187215">
                <text:p>11878.94611872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7305600643158">
                <text:p>34.7305600643158</text:p>
              </table:table-cell>
              <table:table-cell office:value-type="float" office:value="11857.2694063927">
                <text:p>11857.26940639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.9015700817108">
                <text:p>34.9015700817108</text:p>
              </table:table-cell>
              <table:table-cell office:value-type="float" office:value="11931.0557077626">
                <text:p>11931.0557077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0049200057983">
                <text:p>35.0049200057983</text:p>
              </table:table-cell>
              <table:table-cell office:value-type="float" office:value="11978.6173515982">
                <text:p>11978.61735159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1082601547241">
                <text:p>35.1082601547241</text:p>
              </table:table-cell>
              <table:table-cell office:value-type="float" office:value="11933.5105022831">
                <text:p>11933.51050228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2120201587677">
                <text:p>35.2120201587677</text:p>
              </table:table-cell>
              <table:table-cell office:value-type="float" office:value="11892.4776255708">
                <text:p>11892.47762557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3153400421143">
                <text:p>35.3153400421143</text:p>
              </table:table-cell>
              <table:table-cell office:value-type="float" office:value="11775.0584474886">
                <text:p>11775.0584474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4186501502991">
                <text:p>35.4186501502991</text:p>
              </table:table-cell>
              <table:table-cell office:value-type="float" office:value="11618.1707762557">
                <text:p>11618.17077625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5218501091003">
                <text:p>35.5218501091003</text:p>
              </table:table-cell>
              <table:table-cell office:value-type="float" office:value="11577.99543379">
                <text:p>11577.99543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6253399848938">
                <text:p>35.6253399848938</text:p>
              </table:table-cell>
              <table:table-cell office:value-type="float" office:value="11490.4666666667">
                <text:p>11490.4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7287001609802">
                <text:p>35.7287001609802</text:p>
              </table:table-cell>
              <table:table-cell office:value-type="float" office:value="11426.702283105">
                <text:p>11426.702283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8318700790405">
                <text:p>35.8318700790405</text:p>
              </table:table-cell>
              <table:table-cell office:value-type="float" office:value="11285.9132420091">
                <text:p>11285.9132420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6.0028200149536">
                <text:p>36.0028200149536</text:p>
              </table:table-cell>
              <table:table-cell office:value-type="float" office:value="11117.4557077626">
                <text:p>11117.4557077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1060800552368">
                <text:p>36.1060800552368</text:p>
              </table:table-cell>
              <table:table-cell office:value-type="float" office:value="11027.4337899543">
                <text:p>11027.43378995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2096300125122">
                <text:p>36.2096300125122</text:p>
              </table:table-cell>
              <table:table-cell office:value-type="float" office:value="10942.1872146119">
                <text:p>10942.1872146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3129100799561">
                <text:p>36.3129100799561</text:p>
              </table:table-cell>
              <table:table-cell office:value-type="float" office:value="10849.3269406393">
                <text:p>10849.32694063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416100025177">
                <text:p>36.416100025177</text:p>
              </table:table-cell>
              <table:table-cell office:value-type="float" office:value="10756.1789954338">
                <text:p>10756.17899543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5194101333618">
                <text:p>36.5194101333618</text:p>
              </table:table-cell>
              <table:table-cell office:value-type="float" office:value="10636.2310502283">
                <text:p>10636.23105022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9268200397491">
                <text:p>36.9268200397491</text:p>
              </table:table-cell>
              <table:table-cell office:value-type="float" office:value="4820.7105022831">
                <text:p>4820.71050228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.0652401447296">
                <text:p>37.0652401447296</text:p>
              </table:table-cell>
              <table:table-cell office:value-type="float" office:value="3796.42831050228">
                <text:p>3796.42831050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.1669001579285">
                <text:p>37.1669001579285</text:p>
              </table:table-cell>
              <table:table-cell office:value-type="float" office:value="3380.32420091324">
                <text:p>3380.32420091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.268660068512">
                <text:p>37.268660068512</text:p>
              </table:table-cell>
              <table:table-cell office:value-type="float" office:value="3278.11050228311">
                <text:p>3278.110502283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7.3702101707458">
                <text:p>37.3702101707458</text:p>
              </table:table-cell>
              <table:table-cell office:value-type="float" office:value="3260.79269406393">
                <text:p>3260.79269406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4722800254822">
                <text:p>37.4722800254822</text:p>
              </table:table-cell>
              <table:table-cell office:value-type="float" office:value="3257.04748858448">
                <text:p>3257.04748858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5754699707031">
                <text:p>37.5754699707031</text:p>
              </table:table-cell>
              <table:table-cell office:value-type="float" office:value="3263.83652968037">
                <text:p>3263.836529680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6787700653076">
                <text:p>37.6787700653076</text:p>
              </table:table-cell>
              <table:table-cell office:value-type="float" office:value="3268.69680365297">
                <text:p>3268.696803652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781909942627">
                <text:p>37.781909942627</text:p>
              </table:table-cell>
              <table:table-cell office:value-type="float" office:value="3256.73515981735">
                <text:p>3256.735159817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8850100040436">
                <text:p>37.8850100040436</text:p>
              </table:table-cell>
              <table:table-cell office:value-type="float" office:value="3262.70502283105">
                <text:p>3262.70502283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9883000850677">
                <text:p>37.9883000850677</text:p>
              </table:table-cell>
              <table:table-cell office:value-type="float" office:value="3268.15159817352">
                <text:p>3268.151598173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8.1608400344849">
                <text:p>38.1608400344849</text:p>
              </table:table-cell>
              <table:table-cell office:value-type="float" office:value="3244.41735159817">
                <text:p>3244.417351598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.2640500068665">
                <text:p>38.2640500068665</text:p>
              </table:table-cell>
              <table:table-cell office:value-type="float" office:value="3254.29680365297">
                <text:p>3254.296803652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3673901557922">
                <text:p>38.3673901557922</text:p>
              </table:table-cell>
              <table:table-cell office:value-type="float" office:value="3275.10502283105">
                <text:p>3275.10502283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4706001281738">
                <text:p>38.4706001281738</text:p>
              </table:table-cell>
              <table:table-cell office:value-type="float" office:value="3270.39817351598">
                <text:p>3270.39817351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5737600326538">
                <text:p>38.5737600326538</text:p>
              </table:table-cell>
              <table:table-cell office:value-type="float" office:value="3273.39269406393">
                <text:p>3273.392694063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6773300170898">
                <text:p>38.6773300170898</text:p>
              </table:table-cell>
              <table:table-cell office:value-type="float" office:value="3264.32146118721">
                <text:p>3264.321461187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7805700302124">
                <text:p>38.7805700302124</text:p>
              </table:table-cell>
              <table:table-cell office:value-type="float" office:value="3259.05570776256">
                <text:p>3259.055707762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883780002594">
                <text:p>38.883780002594</text:p>
              </table:table-cell>
              <table:table-cell office:value-type="float" office:value="3262.02831050228">
                <text:p>3262.028310502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9870400428772">
                <text:p>38.9870400428772</text:p>
              </table:table-cell>
              <table:table-cell office:value-type="float" office:value="3261.0803652968">
                <text:p>3261.0803652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.0901899337769">
                <text:p>39.0901899337769</text:p>
              </table:table-cell>
              <table:table-cell office:value-type="float" office:value="3268.66666666667">
                <text:p>3268.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.2616701126099">
                <text:p>39.2616701126099</text:p>
              </table:table-cell>
              <table:table-cell office:value-type="float" office:value="3262.94885844749">
                <text:p>3262.94885844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3648600578308">
                <text:p>39.3648600578308</text:p>
              </table:table-cell>
              <table:table-cell office:value-type="float" office:value="3260.11872146119">
                <text:p>3260.11872146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4681100845337">
                <text:p>39.4681100845337</text:p>
              </table:table-cell>
              <table:table-cell office:value-type="float" office:value="3264.95433789954">
                <text:p>3264.95433789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5712699890137">
                <text:p>39.5712699890137</text:p>
              </table:table-cell>
              <table:table-cell office:value-type="float" office:value="3268.38447488584">
                <text:p>3268.38447488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6744000911713">
                <text:p>39.6744000911713</text:p>
              </table:table-cell>
              <table:table-cell office:value-type="float" office:value="3272.51050228311">
                <text:p>3272.510502283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7777199745178">
                <text:p>39.7777199745178</text:p>
              </table:table-cell>
              <table:table-cell office:value-type="float" office:value="3267.21735159817">
                <text:p>3267.217351598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8808600902557">
                <text:p>39.8808600902557</text:p>
              </table:table-cell>
              <table:table-cell office:value-type="float" office:value="3277.14337899543">
                <text:p>3277.14337899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9839601516724">
                <text:p>39.9839601516724</text:p>
              </table:table-cell>
              <table:table-cell office:value-type="float" office:value="3263.91050228311">
                <text:p>3263.91050228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0872299671173">
                <text:p>40.0872299671173</text:p>
              </table:table-cell>
              <table:table-cell office:value-type="float" office:value="3254.09406392694">
                <text:p>3254.09406392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1906900405884">
                <text:p>40.1906900405884</text:p>
              </table:table-cell>
              <table:table-cell office:value-type="float" office:value="3259.13789954338">
                <text:p>3259.13789954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3612999916077">
                <text:p>40.3612999916077</text:p>
              </table:table-cell>
              <table:table-cell office:value-type="float" office:value="3264.78721461187">
                <text:p>3264.78721461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4645600318909">
                <text:p>40.4645600318909</text:p>
              </table:table-cell>
              <table:table-cell office:value-type="float" office:value="3262.69132420091">
                <text:p>3262.691324200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5678701400757">
                <text:p>40.5678701400757</text:p>
              </table:table-cell>
              <table:table-cell office:value-type="float" office:value="3264.25570776256">
                <text:p>3264.25570776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6710000038147">
                <text:p>40.6710000038147</text:p>
              </table:table-cell>
              <table:table-cell office:value-type="float" office:value="3258.80365296804">
                <text:p>3258.80365296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7741799354553">
                <text:p>40.7741799354553</text:p>
              </table:table-cell>
              <table:table-cell office:value-type="float" office:value="3259.98721461187">
                <text:p>3259.98721461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.8774499893188">
                <text:p>40.8774499893188</text:p>
              </table:table-cell>
              <table:table-cell office:value-type="float" office:value="3258.03105022831">
                <text:p>3258.031050228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265750169754">
                <text:p>41.265750169754</text:p>
              </table:table-cell>
              <table:table-cell office:value-type="float" office:value="3268.98447488584">
                <text:p>3268.98447488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038600921631">
                <text:p>41.4038600921631</text:p>
              </table:table-cell>
              <table:table-cell office:value-type="float" office:value="3246.85296803653">
                <text:p>3246.85296803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5052900314331">
                <text:p>41.5052900314331</text:p>
              </table:table-cell>
              <table:table-cell office:value-type="float" office:value="3272.3598173516">
                <text:p>3272.3598173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6067099571228">
                <text:p>41.6067099571228</text:p>
              </table:table-cell>
              <table:table-cell office:value-type="float" office:value="3190.08858447489">
                <text:p>3190.088584474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7083101272583">
                <text:p>41.7083101272583</text:p>
              </table:table-cell>
              <table:table-cell office:value-type="float" office:value="3164.06666666667">
                <text:p>3164.0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104500770569">
                <text:p>41.8104500770569</text:p>
              </table:table-cell>
              <table:table-cell office:value-type="float" office:value="3219.28858447489">
                <text:p>3219.288584474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137401580811">
                <text:p>41.9137401580811</text:p>
              </table:table-cell>
              <table:table-cell office:value-type="float" office:value="3289.21735159817">
                <text:p>3289.217351598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0169100761414">
                <text:p>42.0169100761414</text:p>
              </table:table-cell>
              <table:table-cell office:value-type="float" office:value="3235.02831050228">
                <text:p>3235.02831050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1201300621033">
                <text:p>42.1201300621033</text:p>
              </table:table-cell>
              <table:table-cell office:value-type="float" office:value="3251.7899543379">
                <text:p>3251.78995433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232899665833">
                <text:p>42.2232899665833</text:p>
              </table:table-cell>
              <table:table-cell office:value-type="float" office:value="3216.84474885845">
                <text:p>3216.844748858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264701366425">
                <text:p>42.3264701366425</text:p>
              </table:table-cell>
              <table:table-cell office:value-type="float" office:value="3129.52694063927">
                <text:p>3129.52694063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4978499412537">
                <text:p>42.4978499412537</text:p>
              </table:table-cell>
              <table:table-cell office:value-type="float" office:value="987.017351598173">
                <text:p>987.017351598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6010501384735">
                <text:p>42.6010501384735</text:p>
              </table:table-cell>
              <table:table-cell office:value-type="float" office:value="83.5789954337898">
                <text:p>83.57899543378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7041900157928">
                <text:p>42.7041900157928</text:p>
              </table:table-cell>
              <table:table-cell office:value-type="float" office:value="8.33242009132407">
                <text:p>8.332420091324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8074300289154">
                <text:p>42.8074300289154</text:p>
              </table:table-cell>
              <table:table-cell office:value-type="float" office:value="8.69406392694051">
                <text:p>8.694063926940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910560131073">
                <text:p>42.910560131073</text:p>
              </table:table-cell>
              <table:table-cell office:value-type="float" office:value="8.64748858447475">
                <text:p>8.647488584474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.0136799812317">
                <text:p>43.0136799812317</text:p>
              </table:table-cell>
              <table:table-cell office:value-type="float" office:value="8.33789954337886">
                <text:p>8.33789954337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.1171901226044">
                <text:p>43.1171901226044</text:p>
              </table:table-cell>
              <table:table-cell office:value-type="float" office:value="8.42831050228297">
                <text:p>8.428310502282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2211401462555">
                <text:p>43.2211401462555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3243999481201">
                <text:p>43.3243999481201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4277701377869">
                <text:p>43.4277701377869</text:p>
              </table:table-cell>
              <table:table-cell office:value-type="float" office:value="5.92694063926927">
                <text:p>5.926940639269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5968899726868">
                <text:p>43.5968899726868</text:p>
              </table:table-cell>
              <table:table-cell office:value-type="float" office:value="7.9050228310501">
                <text:p>7.9050228310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7002301216126">
                <text:p>43.7002301216126</text:p>
              </table:table-cell>
              <table:table-cell office:value-type="float" office:value="7.33789954337886">
                <text:p>7.337899543378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8034000396729">
                <text:p>43.8034000396729</text:p>
              </table:table-cell>
              <table:table-cell office:value-type="float" office:value="6.18721461187201">
                <text:p>6.18721461187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9065101146698">
                <text:p>43.9065101146698</text:p>
              </table:table-cell>
              <table:table-cell office:value-type="float" office:value="6.31324200913229">
                <text:p>6.31324200913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0097801685333">
                <text:p>44.0097801685333</text:p>
              </table:table-cell>
              <table:table-cell office:value-type="float" office:value="6.81735159817338">
                <text:p>6.81735159817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112900018692">
                <text:p>44.112900018692</text:p>
              </table:table-cell>
              <table:table-cell office:value-type="float" office:value="6.92694063926927">
                <text:p>6.926940639269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2160601615906">
                <text:p>44.2160601615906</text:p>
              </table:table-cell>
              <table:table-cell office:value-type="float" office:value="7.18173515981722">
                <text:p>7.181735159817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3194000720978">
                <text:p>44.3194000720978</text:p>
              </table:table-cell>
              <table:table-cell office:value-type="float" office:value="6.94611872146106">
                <text:p>6.946118721461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226200580597">
                <text:p>44.4226200580597</text:p>
              </table:table-cell>
              <table:table-cell office:value-type="float" office:value="5.99269406392681">
                <text:p>5.9926940639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5759935379">
                <text:p>44.525759935379</text:p>
              </table:table-cell>
              <table:table-cell office:value-type="float" office:value="6.18173515981722">
                <text:p>6.181735159817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941599845886">
                <text:p>44.6941599845886</text:p>
              </table:table-cell>
              <table:table-cell office:value-type="float" office:value="6.62831050228297">
                <text:p>6.628310502282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974600791931">
                <text:p>44.7974600791931</text:p>
              </table:table-cell>
              <table:table-cell office:value-type="float" office:value="5.78721461187201">
                <text:p>5.787214611872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900680065155">
                <text:p>44.900680065155</text:p>
              </table:table-cell>
              <table:table-cell office:value-type="float" office:value="7.34885844748845">
                <text:p>7.34885844748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.0038101673126">
                <text:p>45.0038101673126</text:p>
              </table:table-cell>
              <table:table-cell office:value-type="float" office:value="7.26666666666653">
                <text:p>7.26666666666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1069300174713">
                <text:p>45.1069300174713</text:p>
              </table:table-cell>
              <table:table-cell office:value-type="float" office:value="6.34885844748845">
                <text:p>6.348858447488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2101900577545">
                <text:p>45.2101900577545</text:p>
              </table:table-cell>
              <table:table-cell office:value-type="float" office:value="7.08858447488571">
                <text:p>7.088584474885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313600063324">
                <text:p>45.313600063324</text:p>
              </table:table-cell>
              <table:table-cell office:value-type="float" office:value="7.47214611872133">
                <text:p>7.47214611872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4168801307678">
                <text:p>45.4168801307678</text:p>
              </table:table-cell>
              <table:table-cell office:value-type="float" office:value="7.25022831050215">
                <text:p>7.250228310502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5201900005341">
                <text:p>45.5201900005341</text:p>
              </table:table-cell>
              <table:table-cell office:value-type="float" office:value="7.00913242009119">
                <text:p>7.00913242009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6233601570129">
                <text:p>45.6233601570129</text:p>
              </table:table-cell>
              <table:table-cell office:value-type="float" office:value="7.3050228310501">
                <text:p>7.3050228310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7915999889374">
                <text:p>45.7915999889374</text:p>
              </table:table-cell>
              <table:table-cell office:value-type="float" office:value="6.06392694063914">
                <text:p>6.063926940639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894809961319">
                <text:p>45.894809961319</text:p>
              </table:table-cell>
              <table:table-cell office:value-type="float" office:value="5.9050228310501">
                <text:p>5.9050228310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9980399608612">
                <text:p>45.9980399608612</text:p>
              </table:table-cell>
              <table:table-cell office:value-type="float" office:value="6.83378995433777">
                <text:p>6.83378995433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1012001037598">
                <text:p>46.1012001037598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2046401500702">
                <text:p>46.2046401500702</text:p>
              </table:table-cell>
              <table:table-cell office:value-type="float" office:value="6.97077625570763">
                <text:p>6.970776255707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308030128479">
                <text:p>46.308030128479</text:p>
              </table:table-cell>
              <table:table-cell office:value-type="float" office:value="6.95707762557064">
                <text:p>6.957077625570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7337300777435">
                <text:p>46.7337300777435</text:p>
              </table:table-cell>
              <table:table-cell office:value-type="float" office:value="6.1022831050227">
                <text:p>6.1022831050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8708600997925">
                <text:p>46.8708600997925</text:p>
              </table:table-cell>
              <table:table-cell office:value-type="float" office:value="6.25296803652955">
                <text:p>6.2529680365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9722900390625">
                <text:p>46.9722900390625</text:p>
              </table:table-cell>
              <table:table-cell office:value-type="float" office:value="5.34885844748845">
                <text:p>5.348858447488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0736999511719">
                <text:p>47.0736999511719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1751000881195">
                <text:p>47.1751000881195</text:p>
              </table:table-cell>
              <table:table-cell office:value-type="float" office:value="7.12420091324188">
                <text:p>7.12420091324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2781701087952">
                <text:p>47.2781701087952</text:p>
              </table:table-cell>
              <table:table-cell office:value-type="float" office:value="6.6968036529679">
                <text:p>6.69680365296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3813600540161">
                <text:p>47.3813600540161</text:p>
              </table:table-cell>
              <table:table-cell office:value-type="float" office:value="6.96529680365284">
                <text:p>6.965296803652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4845199584961">
                <text:p>47.4845199584961</text:p>
              </table:table-cell>
              <table:table-cell office:value-type="float" office:value="7.39543378995421">
                <text:p>7.395433789954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77301692963">
                <text:p>47.5877301692963</text:p>
              </table:table-cell>
              <table:table-cell office:value-type="float" office:value="6.9050228310501">
                <text:p>6.90502283105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6911699771881">
                <text:p>47.6911699771881</text:p>
              </table:table-cell>
              <table:table-cell office:value-type="float" office:value="5.84474885844736">
                <text:p>5.844748858447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794420003891">
                <text:p>47.794420003891</text:p>
              </table:table-cell>
              <table:table-cell office:value-type="float" office:value="6.46940639269393">
                <text:p>6.46940639269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9624500274658">
                <text:p>47.9624500274658</text:p>
              </table:table-cell>
              <table:table-cell office:value-type="float" office:value="6.08858447488571">
                <text:p>6.088584474885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.0656900405884">
                <text:p>48.0656900405884</text:p>
              </table:table-cell>
              <table:table-cell office:value-type="float" office:value="5.3981735159816">
                <text:p>5.3981735159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689100265503">
                <text:p>48.1689100265503</text:p>
              </table:table-cell>
              <table:table-cell office:value-type="float" office:value="5.66392694063914">
                <text:p>5.66392694063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2721199989319">
                <text:p>48.2721199989319</text:p>
              </table:table-cell>
              <table:table-cell office:value-type="float" office:value="5.72146118721448">
                <text:p>5.721461187214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3753099441528">
                <text:p>48.3753099441528</text:p>
              </table:table-cell>
              <table:table-cell office:value-type="float" office:value="6.91050228310489">
                <text:p>6.91050228310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4785799980164">
                <text:p>48.4785799980164</text:p>
              </table:table-cell>
              <table:table-cell office:value-type="float" office:value="7.32146118721448">
                <text:p>7.321461187214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5826301574707">
                <text:p>48.5826301574707</text:p>
              </table:table-cell>
              <table:table-cell office:value-type="float" office:value="6.47214611872133">
                <text:p>6.472146118721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6858701705933">
                <text:p>48.6858701705933</text:p>
              </table:table-cell>
              <table:table-cell office:value-type="float" office:value="6.67488584474873">
                <text:p>6.674885844748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7891099452972">
                <text:p>48.7891099452972</text:p>
              </table:table-cell>
              <table:table-cell office:value-type="float" office:value="4.98447488584462">
                <text:p>4.984474885844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8922700881958">
                <text:p>48.8922700881958</text:p>
              </table:table-cell>
              <table:table-cell office:value-type="float" office:value="5.1050228310501">
                <text:p>5.10502283105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0607900619507">
                <text:p>49.0607900619507</text:p>
              </table:table-cell>
              <table:table-cell office:value-type="float" office:value="5.62009132420078">
                <text:p>5.620091324200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1642301082611">
                <text:p>49.1642301082611</text:p>
              </table:table-cell>
              <table:table-cell office:value-type="float" office:value="5.38721461187201">
                <text:p>5.387214611872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